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ans-serif"/>
    <style:font-face style:name="Liberation Serif" svg:font-family="'Liberation Serif', serif"/>
    <style:font-face style:name="Noto Sans CJK SC" svg:font-family="'Noto Sans CJK SC'" style:font-family-generic="system" style:font-pitch="variable"/>
    <style:font-face style:name="Noto Sans Devanagari" svg:font-family="'Noto Sans Devanagari'"/>
    <style:font-face style:name="Noto Sans Devanagari1" svg:font-family="'Noto Sans Devanagari'" style:font-family-generic="swiss"/>
    <style:font-face style:name="Noto Sans Devanagari2" svg:font-family="'Noto Sans Devanagari'" style:font-family-generic="system" style:font-pitch="variable"/>
    <style:font-face style:name="Noto Serif CJK SC" svg:font-family="'Noto Serif CJK SC'"/>
    <style:font-face style:name="Noto Serif CJK SC1"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3" style:master-page-name="HTML">
      <style:paragraph-properties style:page-number="auto"/>
      <style:text-properties style:font-name="Arial"/>
    </style:style>
    <style:style style:name="P2" style:family="paragraph" style:parent-style-name="Heading_20_4">
      <style:paragraph-properties fo:margin-left="0cm" fo:margin-right="0cm" fo:margin-top="0cm" fo:margin-bottom="0.25cm" style:contextual-spacing="false" fo:line-height="115%" fo:text-indent="0cm" style:auto-text-indent="false"/>
      <style:text-properties style:font-name="Arial"/>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1"/>
    <style:style style:name="P34" style:family="paragraph" style:parent-style-name="Text_20_body" style:list-style-name="L32"/>
    <style:style style:name="P35" style:family="paragraph" style:parent-style-name="Text_20_body" style:list-style-name="L33"/>
    <style:style style:name="P36" style:family="paragraph" style:parent-style-name="Text_20_body" style:list-style-name="L34"/>
    <style:style style:name="P37" style:family="paragraph" style:parent-style-name="Text_20_body" style:list-style-name="L35"/>
    <style:style style:name="P38" style:family="paragraph" style:parent-style-name="Text_20_body" style:list-style-name="L36"/>
    <style:style style:name="P39" style:family="paragraph" style:parent-style-name="Text_20_body" style:list-style-name="L37"/>
    <style:style style:name="P40" style:family="paragraph" style:parent-style-name="Text_20_body" style:list-style-name="L38"/>
    <style:style style:name="P41" style:family="paragraph" style:parent-style-name="Text_20_body" style:list-style-name="L39"/>
    <style:style style:name="P42" style:family="paragraph" style:parent-style-name="Text_20_body" style:list-style-name="L40"/>
    <style:style style:name="P43" style:family="paragraph" style:parent-style-name="Text_20_body" style:list-style-name="L41"/>
    <style:style style:name="P44" style:family="paragraph" style:parent-style-name="Text_20_body" style:list-style-name="L42"/>
    <style:style style:name="P45" style:family="paragraph" style:parent-style-name="Text_20_body" style:list-style-name="L43"/>
    <style:style style:name="P46" style:family="paragraph" style:parent-style-name="Text_20_body" style:list-style-name="L44"/>
    <style:style style:name="P47" style:family="paragraph" style:parent-style-name="Text_20_body" style:list-style-name="L45"/>
    <style:style style:name="P48" style:family="paragraph" style:parent-style-name="Text_20_body" style:list-style-name="L46"/>
    <style:style style:name="P49" style:family="paragraph" style:parent-style-name="Text_20_body" style:list-style-name="L47"/>
    <style:style style:name="P50" style:family="paragraph" style:parent-style-name="Text_20_body" style:list-style-name="L48"/>
    <style:style style:name="P51" style:family="paragraph" style:parent-style-name="Text_20_body" style:list-style-name="L49"/>
    <style:style style:name="P52" style:family="paragraph" style:parent-style-name="Text_20_body" style:list-style-name="L50"/>
    <style:style style:name="P53" style:family="paragraph" style:parent-style-name="Text_20_body" style:list-style-name="L51"/>
    <style:style style:name="P54" style:family="paragraph" style:parent-style-name="Text_20_body" style:list-style-name="L52"/>
    <style:style style:name="P55" style:family="paragraph" style:parent-style-name="Text_20_body" style:list-style-name="L53"/>
    <style:style style:name="P56" style:family="paragraph" style:parent-style-name="Text_20_body" style:list-style-name="L54"/>
    <style:style style:name="P57" style:family="paragraph" style:parent-style-name="Text_20_body" style:list-style-name="L55"/>
    <style:style style:name="P58" style:family="paragraph" style:parent-style-name="Text_20_body" style:list-style-name="L56"/>
    <style:style style:name="P59" style:family="paragraph" style:parent-style-name="Text_20_body" style:list-style-name="L57"/>
    <style:style style:name="P60" style:family="paragraph" style:parent-style-name="Text_20_body" style:list-style-name="L58"/>
    <style:style style:name="P61" style:family="paragraph" style:parent-style-name="Text_20_body" style:list-style-name="L59"/>
    <style:style style:name="P62" style:family="paragraph" style:parent-style-name="Text_20_body" style:list-style-name="L60"/>
    <style:style style:name="P63" style:family="paragraph" style:parent-style-name="Text_20_body" style:list-style-name="L61"/>
    <style:style style:name="P64" style:family="paragraph" style:parent-style-name="Text_20_body" style:list-style-name="L62"/>
    <style:style style:name="P65" style:family="paragraph" style:parent-style-name="Text_20_body" style:list-style-name="L63"/>
    <style:style style:name="P66" style:family="paragraph" style:parent-style-name="Text_20_body" style:list-style-name="L64"/>
    <style:style style:name="P67" style:family="paragraph" style:parent-style-name="Text_20_body" style:list-style-name="L65"/>
    <style:style style:name="P68" style:family="paragraph" style:parent-style-name="Text_20_body" style:list-style-name="L66"/>
    <style:style style:name="P69" style:family="paragraph" style:parent-style-name="Text_20_body" style:list-style-name="L67"/>
    <style:style style:name="P70" style:family="paragraph" style:parent-style-name="Text_20_body" style:list-style-name="L68"/>
    <style:style style:name="P71" style:family="paragraph" style:parent-style-name="Text_20_body" style:list-style-name="L69"/>
    <style:style style:name="P72" style:family="paragraph" style:parent-style-name="Text_20_body" style:list-style-name="L70"/>
    <style:style style:name="P73" style:family="paragraph" style:parent-style-name="Text_20_body" style:list-style-name="L71"/>
    <style:style style:name="P74" style:family="paragraph" style:parent-style-name="Text_20_body" style:list-style-name="L72"/>
    <style:style style:name="P75" style:family="paragraph" style:parent-style-name="Text_20_body" style:list-style-name="L73"/>
    <style:style style:name="P76" style:family="paragraph" style:parent-style-name="Text_20_body" style:list-style-name="L74"/>
    <style:style style:name="P77" style:family="paragraph" style:parent-style-name="Text_20_body" style:list-style-name="L75"/>
    <style:style style:name="P78" style:family="paragraph" style:parent-style-name="Text_20_body" style:list-style-name="L76"/>
    <style:style style:name="P79" style:family="paragraph" style:parent-style-name="Text_20_body" style:list-style-name="L77"/>
    <style:style style:name="P80" style:family="paragraph" style:parent-style-name="Text_20_body" style:list-style-name="L78"/>
    <style:style style:name="P81" style:family="paragraph" style:parent-style-name="Text_20_body" style:list-style-name="L79"/>
    <style:style style:name="P82" style:family="paragraph" style:parent-style-name="Text_20_body" style:list-style-name="L80"/>
    <style:style style:name="P83" style:family="paragraph" style:parent-style-name="Text_20_body" style:list-style-name="L81"/>
    <style:style style:name="P84" style:family="paragraph" style:parent-style-name="Text_20_body" style:list-style-name="L82"/>
    <style:style style:name="P85" style:family="paragraph" style:parent-style-name="Text_20_body" style:list-style-name="L83"/>
    <style:style style:name="P86" style:family="paragraph" style:parent-style-name="Text_20_body" style:list-style-name="L84"/>
    <style:style style:name="P87" style:family="paragraph" style:parent-style-name="Text_20_body" style:list-style-name="L85"/>
    <style:style style:name="P88" style:family="paragraph" style:parent-style-name="Text_20_body" style:list-style-name="L86"/>
    <style:style style:name="P89" style:family="paragraph" style:parent-style-name="Text_20_body" style:list-style-name="L87"/>
    <style:style style:name="P90" style:family="paragraph" style:parent-style-name="Text_20_body" style:list-style-name="L88"/>
    <style:style style:name="P91" style:family="paragraph" style:parent-style-name="Text_20_body" style:list-style-name="L89"/>
    <style:style style:name="P92" style:family="paragraph" style:parent-style-name="Text_20_body" style:list-style-name="L90"/>
    <style:style style:name="P93" style:family="paragraph" style:parent-style-name="Text_20_body" style:list-style-name="L91"/>
    <style:style style:name="P94" style:family="paragraph" style:parent-style-name="Text_20_body" style:list-style-name="L92"/>
    <style:style style:name="P95" style:family="paragraph" style:parent-style-name="Text_20_body" style:list-style-name="L93"/>
    <style:style style:name="P96" style:family="paragraph" style:parent-style-name="Text_20_body" style:list-style-name="L94"/>
    <style:style style:name="P97" style:family="paragraph" style:parent-style-name="Text_20_body" style:list-style-name="L95"/>
    <style:style style:name="P98" style:family="paragraph" style:parent-style-name="Text_20_body" style:list-style-name="L96"/>
    <style:style style:name="P99" style:family="paragraph" style:parent-style-name="Text_20_body" style:list-style-name="L97"/>
    <style:style style:name="P100" style:family="paragraph" style:parent-style-name="Text_20_body" style:list-style-name="L98"/>
    <style:style style:name="P101" style:family="paragraph" style:parent-style-name="Text_20_body" style:list-style-name="L99"/>
    <style:style style:name="P102" style:family="paragraph" style:parent-style-name="Text_20_body" style:list-style-name="L100"/>
    <style:style style:name="P103" style:family="paragraph" style:parent-style-name="Text_20_body" style:list-style-name="L101"/>
    <style:style style:name="P104" style:family="paragraph" style:parent-style-name="Text_20_body" style:list-style-name="L102"/>
    <style:style style:name="P105" style:family="paragraph" style:parent-style-name="Text_20_body" style:list-style-name="L103"/>
    <style:style style:name="P106" style:family="paragraph" style:parent-style-name="Text_20_body" style:list-style-name="L104"/>
    <style:style style:name="P107" style:family="paragraph" style:parent-style-name="Text_20_body" style:list-style-name="L105"/>
    <style:style style:name="P108" style:family="paragraph" style:parent-style-name="Text_20_body" style:list-style-name="L106"/>
    <style:style style:name="P109" style:family="paragraph" style:parent-style-name="Text_20_body" style:list-style-name="L107"/>
    <style:style style:name="P110" style:family="paragraph" style:parent-style-name="Text_20_body" style:list-style-name="L108"/>
    <style:style style:name="P111" style:family="paragraph" style:parent-style-name="Text_20_body" style:list-style-name="L109"/>
    <style:style style:name="P112" style:family="paragraph" style:parent-style-name="Text_20_body" style:list-style-name="L110"/>
    <style:style style:name="P113" style:family="paragraph" style:parent-style-name="Text_20_body" style:list-style-name="L111"/>
    <style:style style:name="P114" style:family="paragraph" style:parent-style-name="Text_20_body" style:list-style-name="L112"/>
    <style:style style:name="P115" style:family="paragraph" style:parent-style-name="Text_20_body" style:list-style-name="L113"/>
    <style:style style:name="P116" style:family="paragraph" style:parent-style-name="Text_20_body" style:list-style-name="L114"/>
    <style:style style:name="P117" style:family="paragraph" style:parent-style-name="Text_20_body" style:list-style-name="L115"/>
    <style:style style:name="P118" style:family="paragraph" style:parent-style-name="Text_20_body" style:list-style-name="L116"/>
    <style:style style:name="P119" style:family="paragraph" style:parent-style-name="Text_20_body" style:list-style-name="L117"/>
    <style:style style:name="P120" style:family="paragraph" style:parent-style-name="Text_20_body" style:list-style-name="L118"/>
    <style:style style:name="P121" style:family="paragraph" style:parent-style-name="Text_20_body" style:list-style-name="L119"/>
    <style:style style:name="P122" style:family="paragraph" style:parent-style-name="Text_20_body" style:list-style-name="L120"/>
    <style:style style:name="P123" style:family="paragraph" style:parent-style-name="Text_20_body" style:list-style-name="L121"/>
    <style:style style:name="P124" style:family="paragraph" style:parent-style-name="Text_20_body" style:list-style-name="L122"/>
    <style:style style:name="P125" style:family="paragraph" style:parent-style-name="Text_20_body" style:list-style-name="L123"/>
    <style:style style:name="P126" style:family="paragraph" style:parent-style-name="Text_20_body" style:list-style-name="L124"/>
    <style:style style:name="P127" style:family="paragraph" style:parent-style-name="Text_20_body" style:list-style-name="L125"/>
    <style:style style:name="P128" style:family="paragraph" style:parent-style-name="Text_20_body" style:list-style-name="L126"/>
    <style:style style:name="P129" style:family="paragraph" style:parent-style-name="Text_20_body" style:list-style-name="L127"/>
    <style:style style:name="P130" style:family="paragraph" style:parent-style-name="Text_20_body" style:list-style-name="L128"/>
    <style:style style:name="P131" style:family="paragraph" style:parent-style-name="Text_20_body" style:list-style-name="L129"/>
    <style:style style:name="P132" style:family="paragraph" style:parent-style-name="Text_20_body" style:list-style-name="L130"/>
    <style:style style:name="P133" style:family="paragraph" style:parent-style-name="Text_20_body" style:list-style-name="L131"/>
    <style:style style:name="P134" style:family="paragraph" style:parent-style-name="Text_20_body" style:list-style-name="L132"/>
    <style:style style:name="P135" style:family="paragraph" style:parent-style-name="Text_20_body" style:list-style-name="L133"/>
    <style:style style:name="P136" style:family="paragraph" style:parent-style-name="Text_20_body" style:list-style-name="L134"/>
    <style:style style:name="P137" style:family="paragraph" style:parent-style-name="Text_20_body" style:list-style-name="L135"/>
    <style:style style:name="P138" style:family="paragraph" style:parent-style-name="Text_20_body" style:list-style-name="L136"/>
    <style:style style:name="P139" style:family="paragraph" style:parent-style-name="Text_20_body" style:list-style-name="L137"/>
    <style:style style:name="P140" style:family="paragraph" style:parent-style-name="Text_20_body" style:list-style-name="L138"/>
    <style:style style:name="P141" style:family="paragraph" style:parent-style-name="Text_20_body" style:list-style-name="L139"/>
    <style:style style:name="P142" style:family="paragraph" style:parent-style-name="Text_20_body" style:list-style-name="L140"/>
    <style:style style:name="P143" style:family="paragraph" style:parent-style-name="Text_20_body" style:list-style-name="L141"/>
    <style:style style:name="P144" style:family="paragraph" style:parent-style-name="Text_20_body" style:list-style-name="L142"/>
    <style:style style:name="P145" style:family="paragraph" style:parent-style-name="Text_20_body" style:list-style-name="L143"/>
    <style:style style:name="P146" style:family="paragraph" style:parent-style-name="Text_20_body" style:list-style-name="L144"/>
    <style:style style:name="P147" style:family="paragraph" style:parent-style-name="Text_20_body" style:list-style-name="L145"/>
    <style:style style:name="P148" style:family="paragraph" style:parent-style-name="Text_20_body" style:list-style-name="L146"/>
    <style:style style:name="P149" style:family="paragraph" style:parent-style-name="Text_20_body" style:list-style-name="L147"/>
    <style:style style:name="P150" style:family="paragraph" style:parent-style-name="Text_20_body" style:list-style-name="L148"/>
    <style:style style:name="P151" style:family="paragraph" style:parent-style-name="Text_20_body" style:list-style-name="L149"/>
    <style:style style:name="P152" style:family="paragraph" style:parent-style-name="Text_20_body" style:list-style-name="L150"/>
    <style:style style:name="P153" style:family="paragraph" style:parent-style-name="Text_20_body" style:list-style-name="L151"/>
    <style:style style:name="P154" style:family="paragraph" style:parent-style-name="Text_20_body" style:list-style-name="L152"/>
    <style:style style:name="P155" style:family="paragraph" style:parent-style-name="Text_20_body" style:list-style-name="L153"/>
    <style:style style:name="P156" style:family="paragraph" style:parent-style-name="Text_20_body" style:list-style-name="L154"/>
    <style:style style:name="P157" style:family="paragraph" style:parent-style-name="Text_20_body" style:list-style-name="L155"/>
    <style:style style:name="P158" style:family="paragraph" style:parent-style-name="Text_20_body" style:list-style-name="L156"/>
    <style:style style:name="P159" style:family="paragraph" style:parent-style-name="Text_20_body" style:list-style-name="L157"/>
    <style:style style:name="P160" style:family="paragraph" style:parent-style-name="Text_20_body" style:list-style-name="L158"/>
    <style:style style:name="P161" style:family="paragraph" style:parent-style-name="Text_20_body" style:list-style-name="L159"/>
    <style:style style:name="P162" style:family="paragraph" style:parent-style-name="Text_20_body" style:list-style-name="L160"/>
    <style:style style:name="P163" style:family="paragraph" style:parent-style-name="Text_20_body" style:list-style-name="L161"/>
    <style:style style:name="P164" style:family="paragraph" style:parent-style-name="Text_20_body" style:list-style-name="L162"/>
    <style:style style:name="P165" style:family="paragraph" style:parent-style-name="Text_20_body" style:list-style-name="L163"/>
    <style:style style:name="P166" style:family="paragraph" style:parent-style-name="Text_20_body" style:list-style-name="L164"/>
    <style:style style:name="P167" style:family="paragraph" style:parent-style-name="Text_20_body" style:list-style-name="L165"/>
    <style:style style:name="P168" style:family="paragraph" style:parent-style-name="Text_20_body" style:list-style-name="L166"/>
    <style:style style:name="P169" style:family="paragraph" style:parent-style-name="Text_20_body" style:list-style-name="L167"/>
    <style:style style:name="P170" style:family="paragraph" style:parent-style-name="Text_20_body" style:list-style-name="L168"/>
    <style:style style:name="P171" style:family="paragraph" style:parent-style-name="Text_20_body" style:list-style-name="L169"/>
    <style:style style:name="P172" style:family="paragraph" style:parent-style-name="Text_20_body" style:list-style-name="L170"/>
    <style:style style:name="P173" style:family="paragraph" style:parent-style-name="Text_20_body" style:list-style-name="L171"/>
    <style:style style:name="P174" style:family="paragraph" style:parent-style-name="Text_20_body" style:list-style-name="L172"/>
    <style:style style:name="P175" style:family="paragraph" style:parent-style-name="Text_20_body" style:list-style-name="L173"/>
    <style:style style:name="P176" style:family="paragraph" style:parent-style-name="Text_20_body" style:list-style-name="L174"/>
    <style:style style:name="P177" style:family="paragraph" style:parent-style-name="Text_20_body" style:list-style-name="L175"/>
    <style:style style:name="P178" style:family="paragraph" style:parent-style-name="Text_20_body" style:list-style-name="L176"/>
    <style:style style:name="P179" style:family="paragraph" style:parent-style-name="Text_20_body" style:list-style-name="L177"/>
    <style:style style:name="P180" style:family="paragraph" style:parent-style-name="Text_20_body" style:list-style-name="L178"/>
    <style:style style:name="P181" style:family="paragraph" style:parent-style-name="Text_20_body" style:list-style-name="L179"/>
    <style:style style:name="P182" style:family="paragraph" style:parent-style-name="Text_20_body" style:list-style-name="L180"/>
    <style:style style:name="P183" style:family="paragraph" style:parent-style-name="Text_20_body" style:list-style-name="L181"/>
    <style:style style:name="P184" style:family="paragraph" style:parent-style-name="Text_20_body" style:list-style-name="L182"/>
    <style:style style:name="P185" style:family="paragraph" style:parent-style-name="Text_20_body" style:list-style-name="L183"/>
    <style:style style:name="P186" style:family="paragraph" style:parent-style-name="Text_20_body" style:list-style-name="L184"/>
    <style:style style:name="P187" style:family="paragraph" style:parent-style-name="Text_20_body" style:list-style-name="L185"/>
    <style:style style:name="P188" style:family="paragraph" style:parent-style-name="Text_20_body" style:list-style-name="L186"/>
    <style:style style:name="P189" style:family="paragraph" style:parent-style-name="Text_20_body" style:list-style-name="L187"/>
    <style:style style:name="P190" style:family="paragraph" style:parent-style-name="Text_20_body" style:list-style-name="L188"/>
    <style:style style:name="P191" style:family="paragraph" style:parent-style-name="Text_20_body" style:list-style-name="L189"/>
    <style:style style:name="P192" style:family="paragraph" style:parent-style-name="Text_20_body" style:list-style-name="L190"/>
    <style:style style:name="P193" style:family="paragraph" style:parent-style-name="Text_20_body" style:list-style-name="L191"/>
    <style:style style:name="P194" style:family="paragraph" style:parent-style-name="Text_20_body" style:list-style-name="L192"/>
    <style:style style:name="P195" style:family="paragraph" style:parent-style-name="Text_20_body" style:list-style-name="L193"/>
    <style:style style:name="P196" style:family="paragraph" style:parent-style-name="Text_20_body" style:list-style-name="L194"/>
    <style:style style:name="P197" style:family="paragraph" style:parent-style-name="Text_20_body" style:list-style-name="L195"/>
    <style:style style:name="P198" style:family="paragraph" style:parent-style-name="Text_20_body" style:list-style-name="L196"/>
    <style:style style:name="P199" style:family="paragraph" style:parent-style-name="Text_20_body" style:list-style-name="L197"/>
    <style:style style:name="P200" style:family="paragraph" style:parent-style-name="Text_20_body" style:list-style-name="L198"/>
    <style:style style:name="P201" style:family="paragraph" style:parent-style-name="Text_20_body" style:list-style-name="L199"/>
    <style:style style:name="P202" style:family="paragraph" style:parent-style-name="Text_20_body" style:list-style-name="L200"/>
    <style:style style:name="P203" style:family="paragraph" style:parent-style-name="Text_20_body" style:list-style-name="L201"/>
    <style:style style:name="P204" style:family="paragraph" style:parent-style-name="Text_20_body" style:list-style-name="L202"/>
    <style:style style:name="P205" style:family="paragraph" style:parent-style-name="Text_20_body" style:list-style-name="L203"/>
    <style:style style:name="P206" style:family="paragraph" style:parent-style-name="Text_20_body" style:list-style-name="L204"/>
    <style:style style:name="P207" style:family="paragraph" style:parent-style-name="Text_20_body" style:list-style-name="L205"/>
    <style:style style:name="P208" style:family="paragraph" style:parent-style-name="Text_20_body" style:list-style-name="L206"/>
    <style:style style:name="P209" style:family="paragraph" style:parent-style-name="Text_20_body" style:list-style-name="L207"/>
    <style:style style:name="P210" style:family="paragraph" style:parent-style-name="Text_20_body" style:list-style-name="L208"/>
    <style:style style:name="P211" style:family="paragraph" style:parent-style-name="Text_20_body" style:list-style-name="L209"/>
    <style:style style:name="P212" style:family="paragraph" style:parent-style-name="Text_20_body" style:list-style-name="L210"/>
    <style:style style:name="P213" style:family="paragraph" style:parent-style-name="Text_20_body" style:list-style-name="L211"/>
    <style:style style:name="P214" style:family="paragraph" style:parent-style-name="Text_20_body" style:list-style-name="L212"/>
    <style:style style:name="P215" style:family="paragraph" style:parent-style-name="Text_20_body" style:list-style-name="L213"/>
    <style:style style:name="P216" style:family="paragraph" style:parent-style-name="Text_20_body" style:list-style-name="L214"/>
    <style:style style:name="P217" style:family="paragraph" style:parent-style-name="Text_20_body" style:list-style-name="L215"/>
    <style:style style:name="P218" style:family="paragraph" style:parent-style-name="Text_20_body" style:list-style-name="L216"/>
    <style:style style:name="P219" style:family="paragraph" style:parent-style-name="Text_20_body" style:list-style-name="L217"/>
    <style:style style:name="P220" style:family="paragraph" style:parent-style-name="Text_20_body" style:list-style-name="L218"/>
    <style:style style:name="P221" style:family="paragraph" style:parent-style-name="Text_20_body" style:list-style-name="L219"/>
    <style:style style:name="P222" style:family="paragraph" style:parent-style-name="Text_20_body" style:list-style-name="L220"/>
    <style:style style:name="P223" style:family="paragraph" style:parent-style-name="Text_20_body" style:list-style-name="L221"/>
    <style:style style:name="P224" style:family="paragraph" style:parent-style-name="Text_20_body" style:list-style-name="L222"/>
    <style:style style:name="P225" style:family="paragraph" style:parent-style-name="Text_20_body" style:list-style-name="L223"/>
    <style:style style:name="P226" style:family="paragraph" style:parent-style-name="Text_20_body" style:list-style-name="L224"/>
    <style:style style:name="P227" style:family="paragraph" style:parent-style-name="Text_20_body" style:list-style-name="L225"/>
    <style:style style:name="P228" style:family="paragraph" style:parent-style-name="Text_20_body" style:list-style-name="L226"/>
    <style:style style:name="P229" style:family="paragraph" style:parent-style-name="Text_20_body" style:list-style-name="L227"/>
    <style:style style:name="P230" style:family="paragraph" style:parent-style-name="Text_20_body" style:list-style-name="L228"/>
    <style:style style:name="P231" style:family="paragraph" style:parent-style-name="Text_20_body" style:list-style-name="L229"/>
    <style:style style:name="P232" style:family="paragraph" style:parent-style-name="Text_20_body" style:list-style-name="L230"/>
    <style:style style:name="P233" style:family="paragraph" style:parent-style-name="Text_20_body" style:list-style-name="L231"/>
    <style:style style:name="P234" style:family="paragraph" style:parent-style-name="Text_20_body" style:list-style-name="L232"/>
    <style:style style:name="P235" style:family="paragraph" style:parent-style-name="Text_20_body" style:list-style-name="L233"/>
    <style:style style:name="P236" style:family="paragraph" style:parent-style-name="Text_20_body" style:list-style-name="L234"/>
    <style:style style:name="P237" style:family="paragraph" style:parent-style-name="Text_20_body" style:list-style-name="L235"/>
    <style:style style:name="P238" style:family="paragraph" style:parent-style-name="Text_20_body" style:list-style-name="L236"/>
    <style:style style:name="P239" style:family="paragraph" style:parent-style-name="Text_20_body" style:list-style-name="L237"/>
    <style:style style:name="P240" style:family="paragraph" style:parent-style-name="Text_20_body" style:list-style-name="L238"/>
    <style:style style:name="P241" style:family="paragraph" style:parent-style-name="Text_20_body" style:list-style-name="L239"/>
    <style:style style:name="P242" style:family="paragraph" style:parent-style-name="Text_20_body" style:list-style-name="L240"/>
    <style:style style:name="P243" style:family="paragraph" style:parent-style-name="Text_20_body" style:list-style-name="L241"/>
    <style:style style:name="P244" style:family="paragraph" style:parent-style-name="Text_20_body" style:list-style-name="L242"/>
    <style:style style:name="P245" style:family="paragraph" style:parent-style-name="Text_20_body" style:list-style-name="L243"/>
    <style:style style:name="P246" style:family="paragraph" style:parent-style-name="Text_20_body" style:list-style-name="L244"/>
    <style:style style:name="P247" style:family="paragraph" style:parent-style-name="Text_20_body" style:list-style-name="L245"/>
    <style:style style:name="P248" style:family="paragraph" style:parent-style-name="Text_20_body" style:list-style-name="L246"/>
    <style:style style:name="P249" style:family="paragraph" style:parent-style-name="Text_20_body" style:list-style-name="L247"/>
    <style:style style:name="P250" style:family="paragraph" style:parent-style-name="Text_20_body" style:list-style-name="L248"/>
    <style:style style:name="P251" style:family="paragraph" style:parent-style-name="Text_20_body" style:list-style-name="L249"/>
    <style:style style:name="P252" style:family="paragraph" style:parent-style-name="Text_20_body" style:list-style-name="L250"/>
    <style:style style:name="P253" style:family="paragraph" style:parent-style-name="Text_20_body" style:list-style-name="L251"/>
    <style:style style:name="P254" style:family="paragraph" style:parent-style-name="Text_20_body" style:list-style-name="L252"/>
    <style:style style:name="P255" style:family="paragraph" style:parent-style-name="Text_20_body" style:list-style-name="L253"/>
    <style:style style:name="P256" style:family="paragraph" style:parent-style-name="Text_20_body" style:list-style-name="L254"/>
    <style:style style:name="P257" style:family="paragraph" style:parent-style-name="Text_20_body" style:list-style-name="L255"/>
    <style:style style:name="P258" style:family="paragraph" style:parent-style-name="Text_20_body" style:list-style-name="L256"/>
    <style:style style:name="P259" style:family="paragraph" style:parent-style-name="Text_20_body" style:list-style-name="L257"/>
    <style:style style:name="P260" style:family="paragraph" style:parent-style-name="Text_20_body" style:list-style-name="L258"/>
    <style:style style:name="P261" style:family="paragraph" style:parent-style-name="Text_20_body" style:list-style-name="L259"/>
    <style:style style:name="P262" style:family="paragraph" style:parent-style-name="Text_20_body" style:list-style-name="L260"/>
    <style:style style:name="P263" style:family="paragraph" style:parent-style-name="Text_20_body" style:list-style-name="L261"/>
    <style:style style:name="P264" style:family="paragraph" style:parent-style-name="Text_20_body" style:list-style-name="L262"/>
    <style:style style:name="P265" style:family="paragraph" style:parent-style-name="Text_20_body" style:list-style-name="L263"/>
    <style:style style:name="P266" style:family="paragraph" style:parent-style-name="Text_20_body" style:list-style-name="L264"/>
    <style:style style:name="P267" style:family="paragraph" style:parent-style-name="Text_20_body" style:list-style-name="L265"/>
    <style:style style:name="P268" style:family="paragraph" style:parent-style-name="Text_20_body" style:list-style-name="L266"/>
    <style:style style:name="P269" style:family="paragraph" style:parent-style-name="Text_20_body" style:list-style-name="L267"/>
    <style:style style:name="P270" style:family="paragraph" style:parent-style-name="Text_20_body" style:list-style-name="L268"/>
    <style:style style:name="P271" style:family="paragraph" style:parent-style-name="Text_20_body" style:list-style-name="L269"/>
    <style:style style:name="P272" style:family="paragraph" style:parent-style-name="Text_20_body" style:list-style-name="L270"/>
    <style:style style:name="P273" style:family="paragraph" style:parent-style-name="Text_20_body" style:list-style-name="L271"/>
    <style:style style:name="P274" style:family="paragraph" style:parent-style-name="Text_20_body" style:list-style-name="L272"/>
    <style:style style:name="P275" style:family="paragraph" style:parent-style-name="Text_20_body" style:list-style-name="L273"/>
    <style:style style:name="P276" style:family="paragraph" style:parent-style-name="Text_20_body" style:list-style-name="L274"/>
    <style:style style:name="P277" style:family="paragraph" style:parent-style-name="Text_20_body" style:list-style-name="L275"/>
    <style:style style:name="P278" style:family="paragraph" style:parent-style-name="Text_20_body" style:list-style-name="L276"/>
    <style:style style:name="P279" style:family="paragraph" style:parent-style-name="Text_20_body" style:list-style-name="L277"/>
    <style:style style:name="P280" style:family="paragraph" style:parent-style-name="Text_20_body" style:list-style-name="L278"/>
    <style:style style:name="P281" style:family="paragraph" style:parent-style-name="Text_20_body" style:list-style-name="L279"/>
    <style:style style:name="P282" style:family="paragraph" style:parent-style-name="Text_20_body" style:list-style-name="L280"/>
    <style:style style:name="P283" style:family="paragraph" style:parent-style-name="Text_20_body" style:list-style-name="L281"/>
    <style:style style:name="P284" style:family="paragraph" style:parent-style-name="Text_20_body" style:list-style-name="L282"/>
    <style:style style:name="P285" style:family="paragraph" style:parent-style-name="Text_20_body" style:list-style-name="L283"/>
    <style:style style:name="P286" style:family="paragraph" style:parent-style-name="Text_20_body" style:list-style-name="L284"/>
    <style:style style:name="P287" style:family="paragraph" style:parent-style-name="Text_20_body" style:list-style-name="L285"/>
    <style:style style:name="P288" style:family="paragraph" style:parent-style-name="Text_20_body" style:list-style-name="L286"/>
    <style:style style:name="P289" style:family="paragraph" style:parent-style-name="Text_20_body" style:list-style-name="L287"/>
    <style:style style:name="P290" style:family="paragraph" style:parent-style-name="Text_20_body" style:list-style-name="L288"/>
    <style:style style:name="P291" style:family="paragraph" style:parent-style-name="Text_20_body" style:list-style-name="L289"/>
    <style:style style:name="P292" style:family="paragraph" style:parent-style-name="Text_20_body" style:list-style-name="L290"/>
    <style:style style:name="P293" style:family="paragraph" style:parent-style-name="Text_20_body" style:list-style-name="L291"/>
    <style:style style:name="P294" style:family="paragraph" style:parent-style-name="Text_20_body" style:list-style-name="L292"/>
    <style:style style:name="P295" style:family="paragraph" style:parent-style-name="Text_20_body" style:list-style-name="L293"/>
    <style:style style:name="P296" style:family="paragraph" style:parent-style-name="Text_20_body" style:list-style-name="L294"/>
    <style:style style:name="P297" style:family="paragraph" style:parent-style-name="Text_20_body" style:list-style-name="L295"/>
    <style:style style:name="P298" style:family="paragraph" style:parent-style-name="Text_20_body" style:list-style-name="L296"/>
    <style:style style:name="P299" style:family="paragraph" style:parent-style-name="Text_20_body" style:list-style-name="L297"/>
    <style:style style:name="P300" style:family="paragraph" style:parent-style-name="Text_20_body" style:list-style-name="L298"/>
    <style:style style:name="P301" style:family="paragraph" style:parent-style-name="Text_20_body" style:list-style-name="L299"/>
    <style:style style:name="P302" style:family="paragraph" style:parent-style-name="Text_20_body" style:list-style-name="L300"/>
    <style:style style:name="P303" style:family="paragraph" style:parent-style-name="Text_20_body" style:list-style-name="L301"/>
    <style:style style:name="P304" style:family="paragraph" style:parent-style-name="Text_20_body" style:list-style-name="L302"/>
    <style:style style:name="P305" style:family="paragraph" style:parent-style-name="Text_20_body" style:list-style-name="L303"/>
    <style:style style:name="P306" style:family="paragraph" style:parent-style-name="Text_20_body" style:list-style-name="L304"/>
    <style:style style:name="P307" style:family="paragraph" style:parent-style-name="Text_20_body" style:list-style-name="L305"/>
    <style:style style:name="P308" style:family="paragraph" style:parent-style-name="Text_20_body" style:list-style-name="L306"/>
    <style:style style:name="P309" style:family="paragraph" style:parent-style-name="Text_20_body" style:list-style-name="L307"/>
    <style:style style:name="P310" style:family="paragraph" style:parent-style-name="Text_20_body" style:list-style-name="L308"/>
    <style:style style:name="P311" style:family="paragraph" style:parent-style-name="Text_20_body" style:list-style-name="L309"/>
    <style:style style:name="P312" style:family="paragraph" style:parent-style-name="Text_20_body" style:list-style-name="L310"/>
    <style:style style:name="P313" style:family="paragraph" style:parent-style-name="Text_20_body" style:list-style-name="L311"/>
    <style:style style:name="P314" style:family="paragraph" style:parent-style-name="Text_20_body" style:list-style-name="L312"/>
    <style:style style:name="P315" style:family="paragraph" style:parent-style-name="Text_20_body" style:list-style-name="L313"/>
    <style:style style:name="P316" style:family="paragraph" style:parent-style-name="Text_20_body" style:list-style-name="L314"/>
    <style:style style:name="P317" style:family="paragraph" style:parent-style-name="Text_20_body" style:list-style-name="L315"/>
    <style:style style:name="P318" style:family="paragraph" style:parent-style-name="Text_20_body" style:list-style-name="L316"/>
    <style:style style:name="P319" style:family="paragraph" style:parent-style-name="Text_20_body" style:list-style-name="L317"/>
    <style:style style:name="P320" style:family="paragraph" style:parent-style-name="Text_20_body" style:list-style-name="L318"/>
    <style:style style:name="P321" style:family="paragraph" style:parent-style-name="Text_20_body" style:list-style-name="L319"/>
    <style:style style:name="P322" style:family="paragraph" style:parent-style-name="Text_20_body" style:list-style-name="L320"/>
    <style:style style:name="P323" style:family="paragraph" style:parent-style-name="Text_20_body" style:list-style-name="L321"/>
    <style:style style:name="P324" style:family="paragraph" style:parent-style-name="Text_20_body" style:list-style-name="L322"/>
    <style:style style:name="P325" style:family="paragraph" style:parent-style-name="Text_20_body" style:list-style-name="L323"/>
    <style:style style:name="P326" style:family="paragraph" style:parent-style-name="Text_20_body" style:list-style-name="L324"/>
    <style:style style:name="P327" style:family="paragraph" style:parent-style-name="Text_20_body" style:list-style-name="L325"/>
    <style:style style:name="P328" style:family="paragraph" style:parent-style-name="Text_20_body" style:list-style-name="L326"/>
    <style:style style:name="P329" style:family="paragraph" style:parent-style-name="Text_20_body" style:list-style-name="L327"/>
    <style:style style:name="P330" style:family="paragraph" style:parent-style-name="Text_20_body" style:list-style-name="L328"/>
    <style:style style:name="P331" style:family="paragraph" style:parent-style-name="Text_20_body" style:list-style-name="L329"/>
    <style:style style:name="P332" style:family="paragraph" style:parent-style-name="Text_20_body" style:list-style-name="L330"/>
    <style:style style:name="P333" style:family="paragraph" style:parent-style-name="Text_20_body" style:list-style-name="L331"/>
    <style:style style:name="P334" style:family="paragraph" style:parent-style-name="Text_20_body" style:list-style-name="L332"/>
    <style:style style:name="P335" style:family="paragraph" style:parent-style-name="Text_20_body" style:list-style-name="L333"/>
    <style:style style:name="P336" style:family="paragraph" style:parent-style-name="Text_20_body" style:list-style-name="L334"/>
    <style:style style:name="P337" style:family="paragraph" style:parent-style-name="Text_20_body" style:list-style-name="L335"/>
    <style:style style:name="P338" style:family="paragraph" style:parent-style-name="Text_20_body" style:list-style-name="L336"/>
    <style:style style:name="P339" style:family="paragraph" style:parent-style-name="Text_20_body" style:list-style-name="L337"/>
    <style:style style:name="P340" style:family="paragraph" style:parent-style-name="Text_20_body" style:list-style-name="L338"/>
    <style:style style:name="P341" style:family="paragraph" style:parent-style-name="Text_20_body" style:list-style-name="L339"/>
    <style:style style:name="P342" style:family="paragraph" style:parent-style-name="Text_20_body" style:list-style-name="L340"/>
    <style:style style:name="P343" style:family="paragraph" style:parent-style-name="Text_20_body" style:list-style-name="L341"/>
    <style:style style:name="P344" style:family="paragraph" style:parent-style-name="Text_20_body" style:list-style-name="L342"/>
    <style:style style:name="P345" style:family="paragraph" style:parent-style-name="Text_20_body" style:list-style-name="L343"/>
    <style:style style:name="P346" style:family="paragraph" style:parent-style-name="Text_20_body" style:list-style-name="L344"/>
    <style:style style:name="P347" style:family="paragraph" style:parent-style-name="Text_20_body" style:list-style-name="L345"/>
    <style:style style:name="P348" style:family="paragraph" style:parent-style-name="Text_20_body" style:list-style-name="L346"/>
    <style:style style:name="P349" style:family="paragraph" style:parent-style-name="Text_20_body" style:list-style-name="L347"/>
    <style:style style:name="P350" style:family="paragraph" style:parent-style-name="Text_20_body" style:list-style-name="L348"/>
    <style:style style:name="P351" style:family="paragraph" style:parent-style-name="Text_20_body" style:list-style-name="L349"/>
    <style:style style:name="P352" style:family="paragraph" style:parent-style-name="Text_20_body" style:list-style-name="L350"/>
    <style:style style:name="P353" style:family="paragraph" style:parent-style-name="Text_20_body" style:list-style-name="L351"/>
    <style:style style:name="P354" style:family="paragraph" style:parent-style-name="Text_20_body" style:list-style-name="L352"/>
    <style:style style:name="P355" style:family="paragraph" style:parent-style-name="Text_20_body" style:list-style-name="L353"/>
    <style:style style:name="P356" style:family="paragraph" style:parent-style-name="Text_20_body" style:list-style-name="L354"/>
    <style:style style:name="P357" style:family="paragraph" style:parent-style-name="Text_20_body" style:list-style-name="L355"/>
    <style:style style:name="P358" style:family="paragraph" style:parent-style-name="Text_20_body" style:list-style-name="L356"/>
    <style:style style:name="P359" style:family="paragraph" style:parent-style-name="Text_20_body" style:list-style-name="L357"/>
    <style:style style:name="P360" style:family="paragraph" style:parent-style-name="Text_20_body" style:list-style-name="L358"/>
    <style:style style:name="P361" style:family="paragraph" style:parent-style-name="Text_20_body" style:list-style-name="L359"/>
    <style:style style:name="P362" style:family="paragraph" style:parent-style-name="Text_20_body" style:list-style-name="L360"/>
    <style:style style:name="P363" style:family="paragraph" style:parent-style-name="Text_20_body" style:list-style-name="L361"/>
    <style:style style:name="P364" style:family="paragraph" style:parent-style-name="Text_20_body" style:list-style-name="L362"/>
    <style:style style:name="P365" style:family="paragraph" style:parent-style-name="Text_20_body" style:list-style-name="L363"/>
    <style:style style:name="P366" style:family="paragraph" style:parent-style-name="Text_20_body" style:list-style-name="L364"/>
    <style:style style:name="P367" style:family="paragraph" style:parent-style-name="Text_20_body" style:list-style-name="L365"/>
    <style:style style:name="P368" style:family="paragraph" style:parent-style-name="Text_20_body" style:list-style-name="L366"/>
    <style:style style:name="P369" style:family="paragraph" style:parent-style-name="Text_20_body" style:list-style-name="L367"/>
    <style:style style:name="P370" style:family="paragraph" style:parent-style-name="Text_20_body" style:list-style-name="L368"/>
    <style:style style:name="P371" style:family="paragraph" style:parent-style-name="Text_20_body" style:list-style-name="L369"/>
    <style:style style:name="P372" style:family="paragraph" style:parent-style-name="Text_20_body" style:list-style-name="L370"/>
    <style:style style:name="P373" style:family="paragraph" style:parent-style-name="Text_20_body" style:list-style-name="L371"/>
    <style:style style:name="P374" style:family="paragraph" style:parent-style-name="Text_20_body" style:list-style-name="L372"/>
    <style:style style:name="P375" style:family="paragraph" style:parent-style-name="Text_20_body" style:list-style-name="L373"/>
    <style:style style:name="P376" style:family="paragraph" style:parent-style-name="Text_20_body" style:list-style-name="L374"/>
    <style:style style:name="P377" style:family="paragraph" style:parent-style-name="Text_20_body" style:list-style-name="L375"/>
    <style:style style:name="P378" style:family="paragraph" style:parent-style-name="Text_20_body" style:list-style-name="L376"/>
    <style:style style:name="P379" style:family="paragraph" style:parent-style-name="Text_20_body" style:list-style-name="L377"/>
    <style:style style:name="P380" style:family="paragraph" style:parent-style-name="Text_20_body" style:list-style-name="L378"/>
    <style:style style:name="P381" style:family="paragraph" style:parent-style-name="Text_20_body" style:list-style-name="L379"/>
    <style:style style:name="P382" style:family="paragraph" style:parent-style-name="Text_20_body" style:list-style-name="L380"/>
    <style:style style:name="P383" style:family="paragraph" style:parent-style-name="Text_20_body" style:list-style-name="L381"/>
    <style:style style:name="P384" style:family="paragraph" style:parent-style-name="Text_20_body" style:list-style-name="L382"/>
    <style:style style:name="P385" style:family="paragraph" style:parent-style-name="Text_20_body" style:list-style-name="L383"/>
    <style:style style:name="P386" style:family="paragraph" style:parent-style-name="Text_20_body" style:list-style-name="L384"/>
    <style:style style:name="P387" style:family="paragraph" style:parent-style-name="Text_20_body" style:list-style-name="L385"/>
    <style:style style:name="P388" style:family="paragraph" style:parent-style-name="Text_20_body" style:list-style-name="L386"/>
    <style:style style:name="P389" style:family="paragraph" style:parent-style-name="Text_20_body" style:list-style-name="L387"/>
    <style:style style:name="P390" style:family="paragraph" style:parent-style-name="Text_20_body" style:list-style-name="L388"/>
    <style:style style:name="P391" style:family="paragraph" style:parent-style-name="Text_20_body" style:list-style-name="L389"/>
    <style:style style:name="P392" style:family="paragraph" style:parent-style-name="Text_20_body" style:list-style-name="L390"/>
    <style:style style:name="P393" style:family="paragraph" style:parent-style-name="Text_20_body" style:list-style-name="L391"/>
    <style:style style:name="P394" style:family="paragraph" style:parent-style-name="Text_20_body" style:list-style-name="L392"/>
    <style:style style:name="P395" style:family="paragraph" style:parent-style-name="Text_20_body" style:list-style-name="L393"/>
    <style:style style:name="P396" style:family="paragraph" style:parent-style-name="Text_20_body" style:list-style-name="L394"/>
    <style:style style:name="P397" style:family="paragraph" style:parent-style-name="Text_20_body" style:list-style-name="L395"/>
    <style:style style:name="P398" style:family="paragraph" style:parent-style-name="Text_20_body" style:list-style-name="L396"/>
    <style:style style:name="P399" style:family="paragraph" style:parent-style-name="Text_20_body" style:list-style-name="L397"/>
    <style:style style:name="P400" style:family="paragraph" style:parent-style-name="Text_20_body" style:list-style-name="L398"/>
    <style:style style:name="P401" style:family="paragraph" style:parent-style-name="Text_20_body" style:list-style-name="L399"/>
    <style:style style:name="P402" style:family="paragraph" style:parent-style-name="Text_20_body" style:list-style-name="L400"/>
    <style:style style:name="P403" style:family="paragraph" style:parent-style-name="Text_20_body" style:list-style-name="L401"/>
    <style:style style:name="P404" style:family="paragraph" style:parent-style-name="Text_20_body" style:list-style-name="L402"/>
    <style:style style:name="P405" style:family="paragraph" style:parent-style-name="Text_20_body" style:list-style-name="L403"/>
    <style:style style:name="P406" style:family="paragraph" style:parent-style-name="Text_20_body" style:list-style-name="L404"/>
    <style:style style:name="P407" style:family="paragraph" style:parent-style-name="Text_20_body" style:list-style-name="L405"/>
    <style:style style:name="P408" style:family="paragraph" style:parent-style-name="Text_20_body" style:list-style-name="L406"/>
    <style:style style:name="P409" style:family="paragraph" style:parent-style-name="Text_20_body" style:list-style-name="L407"/>
    <style:style style:name="P410" style:family="paragraph" style:parent-style-name="Text_20_body" style:list-style-name="L408"/>
    <style:style style:name="P411" style:family="paragraph" style:parent-style-name="Text_20_body" style:list-style-name="L409"/>
    <style:style style:name="P412" style:family="paragraph" style:parent-style-name="Text_20_body" style:list-style-name="L410"/>
    <style:style style:name="P413" style:family="paragraph" style:parent-style-name="Text_20_body" style:list-style-name="L411"/>
    <style:style style:name="P414" style:family="paragraph" style:parent-style-name="Text_20_body" style:list-style-name="L412"/>
    <style:style style:name="P415" style:family="paragraph" style:parent-style-name="Text_20_body" style:list-style-name="L413"/>
    <style:style style:name="P416" style:family="paragraph" style:parent-style-name="Text_20_body" style:list-style-name="L414"/>
    <style:style style:name="P417" style:family="paragraph" style:parent-style-name="Text_20_body" style:list-style-name="L415"/>
    <style:style style:name="P418" style:family="paragraph" style:parent-style-name="Text_20_body" style:list-style-name="L416"/>
    <style:style style:name="P419" style:family="paragraph" style:parent-style-name="Text_20_body" style:list-style-name="L417"/>
    <style:style style:name="P420" style:family="paragraph" style:parent-style-name="Text_20_body" style:list-style-name="L418"/>
    <style:style style:name="P421" style:family="paragraph" style:parent-style-name="Text_20_body" style:list-style-name="L419"/>
    <style:style style:name="P422" style:family="paragraph" style:parent-style-name="Text_20_body" style:list-style-name="L420"/>
    <style:style style:name="P423" style:family="paragraph" style:parent-style-name="Text_20_body" style:list-style-name="L421"/>
    <style:style style:name="P424" style:family="paragraph" style:parent-style-name="Text_20_body" style:list-style-name="L422"/>
    <style:style style:name="P425" style:family="paragraph" style:parent-style-name="Text_20_body" style:list-style-name="L423"/>
    <style:style style:name="P426" style:family="paragraph" style:parent-style-name="Text_20_body" style:list-style-name="L424"/>
    <style:style style:name="P427" style:family="paragraph" style:parent-style-name="Text_20_body" style:list-style-name="L425"/>
    <style:style style:name="P428" style:family="paragraph" style:parent-style-name="Text_20_body" style:list-style-name="L426"/>
    <style:style style:name="P429" style:family="paragraph" style:parent-style-name="Text_20_body" style:list-style-name="L427"/>
    <style:style style:name="P430" style:family="paragraph" style:parent-style-name="Text_20_body" style:list-style-name="L428"/>
    <style:style style:name="P431" style:family="paragraph" style:parent-style-name="Text_20_body" style:list-style-name="L429"/>
    <style:style style:name="P432" style:family="paragraph" style:parent-style-name="Text_20_body" style:list-style-name="L430"/>
    <style:style style:name="P433" style:family="paragraph" style:parent-style-name="Text_20_body" style:list-style-name="L431"/>
    <style:style style:name="P434" style:family="paragraph" style:parent-style-name="Text_20_body" style:list-style-name="L432"/>
    <style:style style:name="P435" style:family="paragraph" style:parent-style-name="Text_20_body" style:list-style-name="L433"/>
    <style:style style:name="P436" style:family="paragraph" style:parent-style-name="Text_20_body" style:list-style-name="L434"/>
    <style:style style:name="P437" style:family="paragraph" style:parent-style-name="Text_20_body" style:list-style-name="L435"/>
    <style:style style:name="P438" style:family="paragraph" style:parent-style-name="Text_20_body" style:list-style-name="L436"/>
    <style:style style:name="P439" style:family="paragraph" style:parent-style-name="Text_20_body" style:list-style-name="L437"/>
    <style:style style:name="P440" style:family="paragraph" style:parent-style-name="Text_20_body" style:list-style-name="L438"/>
    <style:style style:name="P441" style:family="paragraph" style:parent-style-name="Text_20_body" style:list-style-name="L439"/>
    <style:style style:name="P442" style:family="paragraph" style:parent-style-name="Text_20_body" style:list-style-name="L440"/>
    <style:style style:name="P443" style:family="paragraph" style:parent-style-name="Text_20_body" style:list-style-name="L441"/>
    <style:style style:name="P444" style:family="paragraph" style:parent-style-name="Text_20_body" style:list-style-name="L442"/>
    <style:style style:name="P445" style:family="paragraph" style:parent-style-name="Text_20_body" style:list-style-name="L443"/>
    <style:style style:name="P446" style:family="paragraph" style:parent-style-name="Text_20_body" style:list-style-name="L444"/>
    <style:style style:name="P447" style:family="paragraph" style:parent-style-name="Text_20_body" style:list-style-name="L445"/>
    <style:style style:name="P448" style:family="paragraph" style:parent-style-name="Text_20_body" style:list-style-name="L446"/>
    <style:style style:name="P449" style:family="paragraph" style:parent-style-name="Text_20_body" style:list-style-name="L447"/>
    <style:style style:name="P450" style:family="paragraph" style:parent-style-name="Text_20_body" style:list-style-name="L448"/>
    <style:style style:name="P451" style:family="paragraph" style:parent-style-name="Text_20_body" style:list-style-name="L449"/>
    <style:style style:name="P452" style:family="paragraph" style:parent-style-name="Text_20_body" style:list-style-name="L450"/>
    <style:style style:name="P453" style:family="paragraph" style:parent-style-name="Text_20_body" style:list-style-name="L451"/>
    <style:style style:name="P454" style:family="paragraph" style:parent-style-name="Text_20_body" style:list-style-name="L452"/>
    <style:style style:name="P455" style:family="paragraph" style:parent-style-name="Text_20_body" style:list-style-name="L453"/>
    <style:style style:name="P456" style:family="paragraph" style:parent-style-name="Text_20_body" style:list-style-name="L454"/>
    <style:style style:name="P457" style:family="paragraph" style:parent-style-name="Text_20_body" style:list-style-name="L455"/>
    <style:style style:name="P458" style:family="paragraph" style:parent-style-name="Text_20_body" style:list-style-name="L456"/>
    <style:style style:name="P459" style:family="paragraph" style:parent-style-name="Text_20_body" style:list-style-name="L457"/>
    <style:style style:name="P460" style:family="paragraph" style:parent-style-name="Text_20_body" style:list-style-name="L458"/>
    <style:style style:name="P461" style:family="paragraph" style:parent-style-name="Text_20_body" style:list-style-name="L459"/>
    <style:style style:name="P462" style:family="paragraph" style:parent-style-name="Text_20_body" style:list-style-name="L460"/>
    <style:style style:name="P463" style:family="paragraph" style:parent-style-name="Text_20_body" style:list-style-name="L461"/>
    <style:style style:name="P464" style:family="paragraph" style:parent-style-name="Text_20_body" style:list-style-name="L462"/>
    <style:style style:name="P465" style:family="paragraph" style:parent-style-name="Text_20_body" style:list-style-name="L463"/>
    <style:style style:name="P466" style:family="paragraph" style:parent-style-name="Text_20_body" style:list-style-name="L464"/>
    <style:style style:name="P467" style:family="paragraph" style:parent-style-name="Text_20_body" style:list-style-name="L465"/>
    <style:style style:name="P468" style:family="paragraph" style:parent-style-name="Text_20_body" style:list-style-name="L466"/>
    <style:style style:name="P469" style:family="paragraph" style:parent-style-name="Text_20_body" style:list-style-name="L467"/>
    <style:style style:name="P470" style:family="paragraph" style:parent-style-name="Text_20_body" style:list-style-name="L468"/>
    <style:style style:name="P471" style:family="paragraph" style:parent-style-name="Text_20_body" style:list-style-name="L469"/>
    <style:style style:name="P472" style:family="paragraph" style:parent-style-name="Text_20_body" style:list-style-name="L470"/>
    <style:style style:name="P473" style:family="paragraph" style:parent-style-name="Text_20_body" style:list-style-name="L471"/>
    <style:style style:name="P474" style:family="paragraph" style:parent-style-name="Text_20_body" style:list-style-name="L472"/>
    <style:style style:name="P475" style:family="paragraph" style:parent-style-name="Text_20_body" style:list-style-name="L473"/>
    <style:style style:name="P476" style:family="paragraph" style:parent-style-name="Text_20_body" style:list-style-name="L474"/>
    <style:style style:name="P477" style:family="paragraph" style:parent-style-name="Text_20_body" style:list-style-name="L475"/>
    <style:style style:name="P478" style:family="paragraph" style:parent-style-name="Text_20_body" style:list-style-name="L476"/>
    <style:style style:name="P479" style:family="paragraph" style:parent-style-name="Text_20_body" style:list-style-name="L477"/>
    <style:style style:name="P480" style:family="paragraph" style:parent-style-name="Text_20_body" style:list-style-name="L478"/>
    <style:style style:name="P481" style:family="paragraph" style:parent-style-name="Text_20_body" style:list-style-name="L479"/>
    <style:style style:name="P482" style:family="paragraph" style:parent-style-name="Text_20_body" style:list-style-name="L480"/>
    <style:style style:name="P483" style:family="paragraph" style:parent-style-name="Text_20_body" style:list-style-name="L481"/>
    <style:style style:name="P484" style:family="paragraph" style:parent-style-name="Text_20_body" style:list-style-name="L482"/>
    <style:style style:name="P485" style:family="paragraph" style:parent-style-name="Text_20_body" style:list-style-name="L483"/>
    <style:style style:name="P486" style:family="paragraph" style:parent-style-name="Text_20_body" style:list-style-name="L484"/>
    <style:style style:name="P487" style:family="paragraph" style:parent-style-name="Text_20_body" style:list-style-name="L485"/>
    <style:style style:name="P488" style:family="paragraph" style:parent-style-name="Text_20_body" style:list-style-name="L486"/>
    <style:style style:name="P489" style:family="paragraph" style:parent-style-name="Text_20_body" style:list-style-name="L487"/>
    <style:style style:name="P490" style:family="paragraph" style:parent-style-name="Text_20_body" style:list-style-name="L488"/>
    <style:style style:name="P491" style:family="paragraph" style:parent-style-name="Text_20_body" style:list-style-name="L489"/>
    <style:style style:name="P492" style:family="paragraph" style:parent-style-name="Text_20_body" style:list-style-name="L490"/>
    <style:style style:name="P493" style:family="paragraph" style:parent-style-name="Text_20_body" style:list-style-name="L491"/>
    <style:style style:name="P494" style:family="paragraph" style:parent-style-name="Text_20_body" style:list-style-name="L492"/>
    <style:style style:name="P495" style:family="paragraph" style:parent-style-name="Text_20_body" style:list-style-name="L493"/>
    <style:style style:name="P496" style:family="paragraph" style:parent-style-name="Text_20_body" style:list-style-name="L494"/>
    <style:style style:name="P497" style:family="paragraph" style:parent-style-name="Text_20_body" style:list-style-name="L495"/>
    <style:style style:name="P498" style:family="paragraph" style:parent-style-name="Text_20_body" style:list-style-name="L496"/>
    <style:style style:name="P499" style:family="paragraph" style:parent-style-name="Text_20_body" style:list-style-name="L497"/>
    <style:style style:name="P500" style:family="paragraph" style:parent-style-name="Text_20_body" style:list-style-name="L498"/>
    <style:style style:name="P501" style:family="paragraph" style:parent-style-name="Text_20_body" style:list-style-name="L499"/>
    <style:style style:name="P502" style:family="paragraph" style:parent-style-name="Text_20_body" style:list-style-name="L500"/>
    <style:style style:name="P503" style:family="paragraph" style:parent-style-name="Text_20_body" style:list-style-name="L501"/>
    <style:style style:name="P504" style:family="paragraph" style:parent-style-name="Text_20_body" style:list-style-name="L502"/>
    <style:style style:name="P505" style:family="paragraph" style:parent-style-name="Text_20_body" style:list-style-name="L503"/>
    <style:style style:name="P506" style:family="paragraph" style:parent-style-name="Text_20_body" style:list-style-name="L504"/>
    <style:style style:name="P507" style:family="paragraph" style:parent-style-name="Text_20_body" style:list-style-name="L505"/>
    <style:style style:name="P508" style:family="paragraph" style:parent-style-name="Text_20_body" style:list-style-name="L506"/>
    <style:style style:name="P509" style:family="paragraph" style:parent-style-name="Text_20_body" style:list-style-name="L507"/>
    <style:style style:name="P510" style:family="paragraph" style:parent-style-name="Text_20_body" style:list-style-name="L508"/>
    <style:style style:name="P511" style:family="paragraph" style:parent-style-name="Text_20_body" style:list-style-name="L509"/>
    <style:style style:name="P512" style:family="paragraph" style:parent-style-name="Text_20_body" style:list-style-name="L510"/>
    <style:style style:name="P513" style:family="paragraph" style:parent-style-name="Text_20_body" style:list-style-name="L511"/>
    <style:style style:name="P514" style:family="paragraph" style:parent-style-name="Text_20_body" style:list-style-name="L512"/>
    <style:style style:name="P515" style:family="paragraph" style:parent-style-name="Text_20_body" style:list-style-name="L513"/>
    <style:style style:name="P516" style:family="paragraph" style:parent-style-name="Text_20_body" style:list-style-name="L514"/>
    <style:style style:name="P517" style:family="paragraph" style:parent-style-name="Text_20_body" style:list-style-name="L515"/>
    <style:style style:name="P518" style:family="paragraph" style:parent-style-name="Text_20_body" style:list-style-name="L516"/>
    <style:style style:name="P519" style:family="paragraph" style:parent-style-name="Text_20_body" style:list-style-name="L517"/>
    <style:style style:name="P520" style:family="paragraph" style:parent-style-name="Text_20_body" style:list-style-name="L518"/>
    <style:style style:name="P521" style:family="paragraph" style:parent-style-name="Text_20_body" style:list-style-name="L519"/>
    <style:style style:name="P522" style:family="paragraph" style:parent-style-name="Text_20_body" style:list-style-name="L520"/>
    <style:style style:name="P523" style:family="paragraph" style:parent-style-name="Text_20_body" style:list-style-name="L521"/>
    <style:style style:name="P524" style:family="paragraph" style:parent-style-name="Text_20_body" style:list-style-name="L522"/>
    <style:style style:name="P525" style:family="paragraph" style:parent-style-name="Text_20_body" style:list-style-name="L523"/>
    <style:style style:name="P526" style:family="paragraph" style:parent-style-name="Text_20_body" style:list-style-name="L524"/>
    <style:style style:name="P527" style:family="paragraph" style:parent-style-name="Text_20_body" style:list-style-name="L525"/>
    <style:style style:name="P528" style:family="paragraph" style:parent-style-name="Text_20_body" style:list-style-name="L526"/>
    <style:style style:name="P529" style:family="paragraph" style:parent-style-name="Text_20_body" style:list-style-name="L527"/>
    <style:style style:name="P530" style:family="paragraph" style:parent-style-name="Text_20_body" style:list-style-name="L528"/>
    <style:style style:name="P531" style:family="paragraph" style:parent-style-name="Text_20_body" style:list-style-name="L529"/>
    <style:style style:name="P532" style:family="paragraph" style:parent-style-name="Text_20_body" style:list-style-name="L530"/>
    <style:style style:name="P533" style:family="paragraph" style:parent-style-name="Text_20_body" style:list-style-name="L531"/>
    <style:style style:name="P534" style:family="paragraph" style:parent-style-name="Text_20_body" style:list-style-name="L532"/>
    <style:style style:name="P535" style:family="paragraph" style:parent-style-name="Text_20_body" style:list-style-name="L533"/>
    <style:style style:name="P536" style:family="paragraph" style:parent-style-name="Text_20_body" style:list-style-name="L534"/>
    <style:style style:name="P537" style:family="paragraph" style:parent-style-name="Text_20_body" style:list-style-name="L535"/>
    <style:style style:name="P538" style:family="paragraph" style:parent-style-name="Text_20_body" style:list-style-name="L536"/>
    <style:style style:name="P539" style:family="paragraph" style:parent-style-name="Text_20_body" style:list-style-name="L537"/>
    <style:style style:name="P540" style:family="paragraph" style:parent-style-name="Text_20_body" style:list-style-name="L538"/>
    <style:style style:name="P541" style:family="paragraph" style:parent-style-name="Text_20_body" style:list-style-name="L539"/>
    <style:style style:name="P542" style:family="paragraph" style:parent-style-name="Text_20_body" style:list-style-name="L540"/>
    <style:style style:name="P543" style:family="paragraph" style:parent-style-name="Text_20_body" style:list-style-name="L541"/>
    <style:style style:name="P544" style:family="paragraph" style:parent-style-name="Text_20_body" style:list-style-name="L542"/>
    <style:style style:name="P545" style:family="paragraph" style:parent-style-name="Text_20_body" style:list-style-name="L543"/>
    <style:style style:name="P546" style:family="paragraph" style:parent-style-name="Text_20_body" style:list-style-name="L544"/>
    <style:style style:name="P547" style:family="paragraph" style:parent-style-name="Text_20_body" style:list-style-name="L545"/>
    <style:style style:name="P548" style:family="paragraph" style:parent-style-name="Text_20_body" style:list-style-name="L546"/>
    <style:style style:name="P549" style:family="paragraph" style:parent-style-name="Text_20_body" style:list-style-name="L547"/>
    <style:style style:name="P550" style:family="paragraph" style:parent-style-name="Text_20_body" style:list-style-name="L548"/>
    <style:style style:name="P551" style:family="paragraph" style:parent-style-name="Text_20_body" style:list-style-name="L549"/>
    <style:style style:name="P552" style:family="paragraph" style:parent-style-name="Text_20_body" style:list-style-name="L550"/>
    <style:style style:name="P553" style:family="paragraph" style:parent-style-name="Text_20_body" style:list-style-name="L551"/>
    <style:style style:name="P554" style:family="paragraph" style:parent-style-name="Text_20_body" style:list-style-name="L552"/>
    <style:style style:name="P555" style:family="paragraph" style:parent-style-name="Text_20_body" style:list-style-name="L553"/>
    <style:style style:name="P556" style:family="paragraph" style:parent-style-name="Text_20_body" style:list-style-name="L554"/>
    <style:style style:name="P557" style:family="paragraph" style:parent-style-name="Text_20_body" style:list-style-name="L555"/>
    <style:style style:name="P558" style:family="paragraph" style:parent-style-name="Text_20_body" style:list-style-name="L556"/>
    <style:style style:name="P559" style:family="paragraph" style:parent-style-name="Text_20_body" style:list-style-name="L557"/>
    <style:style style:name="P560" style:family="paragraph" style:parent-style-name="Text_20_body" style:list-style-name="L558"/>
    <style:style style:name="P561" style:family="paragraph" style:parent-style-name="Text_20_body" style:list-style-name="L559"/>
    <style:style style:name="P562" style:family="paragraph" style:parent-style-name="Text_20_body" style:list-style-name="L560"/>
    <style:style style:name="P563" style:family="paragraph" style:parent-style-name="Text_20_body" style:list-style-name="L561"/>
    <style:style style:name="P564" style:family="paragraph" style:parent-style-name="Text_20_body" style:list-style-name="L562"/>
    <style:style style:name="P565" style:family="paragraph" style:parent-style-name="Text_20_body" style:list-style-name="L563"/>
    <style:style style:name="P566" style:family="paragraph" style:parent-style-name="Text_20_body" style:list-style-name="L564"/>
    <style:style style:name="P567" style:family="paragraph" style:parent-style-name="Text_20_body" style:list-style-name="L565"/>
    <style:style style:name="P568" style:family="paragraph" style:parent-style-name="Text_20_body" style:list-style-name="L566"/>
    <style:style style:name="P569" style:family="paragraph" style:parent-style-name="Text_20_body" style:list-style-name="L567"/>
    <style:style style:name="P570" style:family="paragraph" style:parent-style-name="Text_20_body" style:list-style-name="L568"/>
    <style:style style:name="P571" style:family="paragraph" style:parent-style-name="Text_20_body" style:list-style-name="L569"/>
    <style:style style:name="P572" style:family="paragraph" style:parent-style-name="Text_20_body" style:list-style-name="L570"/>
    <style:style style:name="P573" style:family="paragraph" style:parent-style-name="Text_20_body" style:list-style-name="L571"/>
    <style:style style:name="P574" style:family="paragraph" style:parent-style-name="Text_20_body" style:list-style-name="L572"/>
    <style:style style:name="P575" style:family="paragraph" style:parent-style-name="Text_20_body" style:list-style-name="L573"/>
    <style:style style:name="P576" style:family="paragraph" style:parent-style-name="Text_20_body" style:list-style-name="L574"/>
    <style:style style:name="P577" style:family="paragraph" style:parent-style-name="Text_20_body" style:list-style-name="L575"/>
    <style:style style:name="P578" style:family="paragraph" style:parent-style-name="Text_20_body" style:list-style-name="L576"/>
    <style:style style:name="P579" style:family="paragraph" style:parent-style-name="Text_20_body" style:list-style-name="L577"/>
    <style:style style:name="P580" style:family="paragraph" style:parent-style-name="Text_20_body" style:list-style-name="L578"/>
    <style:style style:name="P581" style:family="paragraph" style:parent-style-name="Text_20_body" style:list-style-name="L579"/>
    <style:style style:name="P582" style:family="paragraph" style:parent-style-name="Text_20_body" style:list-style-name="L580"/>
    <style:style style:name="P583" style:family="paragraph" style:parent-style-name="Heading_20_3">
      <style:paragraph-properties fo:margin-left="0cm" fo:margin-right="0cm" fo:margin-top="0cm" fo:margin-bottom="0.25cm" style:contextual-spacing="false" fo:line-height="115%" fo:text-indent="0cm" style:auto-text-indent="false"/>
    </style:style>
    <style:style style:name="P584" style:family="paragraph" style:parent-style-name="Heading_20_4">
      <style:paragraph-properties fo:margin-left="0cm" fo:margin-right="0cm" fo:margin-top="0cm" fo:margin-bottom="0.25cm" style:contextual-spacing="false" fo:line-height="115%" fo:text-indent="0cm" style:auto-text-indent="false"/>
      <style:text-properties style:font-name="Arial" officeooo:paragraph-rsid="0020f93c"/>
    </style:style>
    <style:style style:name="P585" style:family="paragraph" style:parent-style-name="Horizontal_20_Line">
      <style:paragraph-properties fo:margin-left="0cm" fo:margin-right="0cm" fo:margin-top="0cm" fo:margin-bottom="0.25cm" style:contextual-spacing="false" fo:line-height="115%" fo:text-indent="0cm" style:auto-text-indent="false"/>
      <style:text-properties officeooo:paragraph-rsid="0020f93c"/>
    </style:style>
    <style:style style:name="P586" style:family="paragraph" style:parent-style-name="Text_20_body">
      <style:paragraph-properties fo:margin-left="0cm" fo:margin-right="0cm" fo:margin-top="0cm" fo:margin-bottom="0.25cm" style:contextual-spacing="false" fo:line-height="115%" fo:text-indent="0cm" style:auto-text-indent="false"/>
    </style:style>
    <style:style style:name="T1" style:family="text">
      <style:text-properties officeooo:rsid="0020f93c"/>
    </style:style>
    <style:style style:name="Sect1" style:family="section">
      <style:section-properties style:writing-mode="lr-tb"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office:annotation loext:resolved="false"><dc:date>2025-05-09T14:00:50.135433909</dc:date><text:p text:style-name="Comment">HTML: &lt;meta name="created" content="00:00:00"&gt;</text:p></office:annotation>Полный отчет по анализу вопросов и ответов</text:h>
      <text:section text:style-name="Sect1" text:name="html-output">
        <text:p text:style-name="Horizontal_20_Line"/>
        <text:h text:style-name="P2" text:outline-level="4"><text:bookmark text:name="-1"/>Вопросы по теме "Философия (логика)"</text:h>
        <text:p text:style-name="Horizontal_20_Line"/>
        <text:h text:style-name="P2" text:outline-level="4"><text:bookmark text:name="1"/>Вопрос 1:</text:h>
        <text:p text:style-name="Text_20_body"><text:span text:style-name="Strong_20_Emphasis">Что является специфическим человеческим способом жизни и адаптации к окружающей среде?</text:span></text:p>
        <text:p text:style-name="Text_20_body"><text:span text:style-name="Strong_20_Emphasis">Участок текста:</text:span> "Специфическим человеческим способом жизни и адаптации к окружающей среде является деятельность."</text:p>
        <text:p text:style-name="Text_20_body"><text:span text:style-name="Strong_20_Emphasis">Анализ ответов:</text:span></text:p>
        <text:list text:style-name="L1">
          <text:list-item>
            <text:p text:style-name="P3"><text:span text:style-name="Strong_20_Emphasis">Интуиция</text:span> </text:p>
          </text:list-item>
        </text:list>
        <text:list text:style-name="L2">
          <text:list-item>
            <text:p text:style-name="P4"><text:span text:style-name="Strong_20_Emphasis">Обоснование</text:span>: Не является специфическим человеческим способом жизни и адаптации. </text:p>
          </text:list-item>
        </text:list>
        <text:list text:style-name="L3">
          <text:list-item>
            <text:p text:style-name="P5"><text:span text:style-name="Strong_20_Emphasis">Деятельность</text:span> ✓ </text:p>
          </text:list-item>
        </text:list>
        <text:list text:style-name="L4">
          <text:list-item>
            <text:p text:style-name="P6"><text:span text:style-name="Strong_20_Emphasis">Обоснование</text:span>: Соответствует тексту, где указано, что деятельность является специфическим человеческим способом жизни и адаптации. </text:p>
          </text:list-item>
        </text:list>
        <text:list text:style-name="L5">
          <text:list-item>
            <text:p text:style-name="P7"><text:span text:style-name="Strong_20_Emphasis">Эмоции</text:span> </text:p>
          </text:list-item>
        </text:list>
        <text:list text:style-name="L6">
          <text:list-item>
            <text:p text:style-name="P8"><text:span text:style-name="Strong_20_Emphasis">Обоснование</text:span>: Не является специфическим человеческим способом жизни и адаптации. </text:p>
          </text:list-item>
        </text:list>
        <text:list text:style-name="L7">
          <text:list-item>
            <text:p text:style-name="P9"><text:span text:style-name="Strong_20_Emphasis">Воображение</text:span> </text:p>
          </text:list-item>
        </text:list>
        <text:list text:style-name="L8">
          <text:list-item>
            <text:p text:style-name="P10"><text:span text:style-name="Strong_20_Emphasis">Обоснование</text:span>: Не является специфическим человеческим способом жизни и адаптации. </text:p>
          </text:list-item>
        </text:list>
        <text:list text:style-name="L9">
          <text:list-item>
            <text:p text:style-name="P11"><text:span text:style-name="Strong_20_Emphasis">Инстинкты</text:span> </text:p>
          </text:list-item>
        </text:list>
        <text:list text:style-name="L10">
          <text:list-item>
            <text:p text:style-name="P12"><text:span text:style-name="Strong_20_Emphasis">Обоснование</text:span>: Не является специфическим человеческим способом жизни и адаптации. </text:p>
          </text:list-item>
        </text:list>
        <text:p text:style-name="Text_20_body"><text:span text:style-name="Strong_20_Emphasis">Вывод:</text:span> Ответ на вопрос правильный: <text:span text:style-name="Strong_20_Emphasis">Деятельность</text:span>. Вопрос релевантен тексту, ясен и имеет однозначный ответ. Оценка вопроса: 9/10.</text:p>
        <text:p text:style-name="Horizontal_20_Line"/>
        <text:h text:style-name="P2" text:outline-level="4"><text:bookmark text:name="2"/>Вопрос 2:</text:h>
        <text:p text:style-name="Text_20_body"><text:span text:style-name="Strong_20_Emphasis">Каковы основные формы человеческой деятельности?</text:span></text:p>
        <text:p text:style-name="Text_20_body"><text:span text:style-name="Strong_20_Emphasis">Участок текста:</text:span> "Человеческая деятельность имеет различные формы: практическая деятельность (материальное преобразование природы, общества и человека) и духовная деятельность (идеальная, в формах сознания человека, трансформация окружающего мира)."</text:p>
        <text:p text:style-name="Text_20_body"><text:span text:style-name="Strong_20_Emphasis">Анализ ответов:</text:span></text:p>
        <text:list text:style-name="L11">
          <text:list-item>
            <text:p text:style-name="P13"><text:span text:style-name="Strong_20_Emphasis">Только практическая деятельность</text:span> </text:p>
          </text:list-item>
        </text:list>
        <text:list text:style-name="L12">
          <text:list-item>
            <text:p text:style-name="P14"><text:span text:style-name="Strong_20_Emphasis">Обоснование</text:span>: Не полностью охватывает формы деятельности, указанные в тексте. </text:p>
          </text:list-item>
        </text:list>
        <text:list text:style-name="L13">
          <text:list-item>
            <text:p text:style-name="P15"><text:soft-page-break/><text:span text:style-name="Strong_20_Emphasis">Только духовная деятельность</text:span> </text:p>
          </text:list-item>
        </text:list>
        <text:list text:style-name="L14">
          <text:list-item>
            <text:p text:style-name="P16"><text:span text:style-name="Strong_20_Emphasis">Обоснование</text:span>: Не полностью охватывает формы деятельности, указанные в тексте. </text:p>
          </text:list-item>
        </text:list>
        <text:list text:style-name="L15">
          <text:list-item>
            <text:p text:style-name="P17"><text:span text:style-name="Strong_20_Emphasis">Практическая и духовная деятельность</text:span> ✓ </text:p>
          </text:list-item>
        </text:list>
        <text:list text:style-name="L16">
          <text:list-item>
            <text:p text:style-name="P18"><text:span text:style-name="Strong_20_Emphasis">Обоснование</text:span>: Соответствует тексту, где указаны обе формы деятельности. </text:p>
          </text:list-item>
        </text:list>
        <text:list text:style-name="L17">
          <text:list-item>
            <text:p text:style-name="P19"><text:span text:style-name="Strong_20_Emphasis">Интеллектуальная деятельность</text:span> </text:p>
          </text:list-item>
        </text:list>
        <text:list text:style-name="L18">
          <text:list-item>
            <text:p text:style-name="P20"><text:span text:style-name="Strong_20_Emphasis">Обоснование</text:span>: Не полностью охватывает формы деятельности, указанные в тексте. </text:p>
          </text:list-item>
        </text:list>
        <text:list text:style-name="L19">
          <text:list-item>
            <text:p text:style-name="P21"><text:span text:style-name="Strong_20_Emphasis">Эстетическая деятельность</text:span> </text:p>
          </text:list-item>
        </text:list>
        <text:list text:style-name="L20">
          <text:list-item>
            <text:p text:style-name="P22"><text:span text:style-name="Strong_20_Emphasis">Обоснование</text:span>: Не полностью охватывает формы деятельности, указанные в тексте. </text:p>
          </text:list-item>
        </text:list>
        <text:p text:style-name="Text_20_body"><text:span text:style-name="Strong_20_Emphasis">Вывод:</text:span> Ответ на вопрос правильный: <text:span text:style-name="Strong_20_Emphasis">Практическая и духовная деятельность</text:span>. Вопрос релевантен тексту, ясен и имеет однозначный ответ. Оценка вопроса: 8/10.</text:p>
        <text:p text:style-name="Horizontal_20_Line"/>
        <text:h text:style-name="P2" text:outline-level="4"><text:bookmark text:name="3"/>Вопрос 3:</text:h>
        <text:p text:style-name="Text_20_body"><text:span text:style-name="Strong_20_Emphasis">Что является важнейшим компонентом идеальных представлений о мире, человеке и их взаимосвязи?</text:span></text:p>
        <text:p text:style-name="Text_20_body"><text:span text:style-name="Strong_20_Emphasis">Участок текста:</text:span> "Важнейшим компонентом этих представлений являются человеческие знания."</text:p>
        <text:p text:style-name="Text_20_body"><text:span text:style-name="Strong_20_Emphasis">Анализ ответов:</text:span></text:p>
        <text:list text:style-name="L21">
          <text:list-item>
            <text:p text:style-name="P23"><text:span text:style-name="Strong_20_Emphasis">Эмоции</text:span> </text:p>
          </text:list-item>
        </text:list>
        <text:list text:style-name="L22">
          <text:list-item>
            <text:p text:style-name="P24"><text:span text:style-name="Strong_20_Emphasis">Обоснование</text:span>: Не является важнейшим компонентом идеальных представлений. </text:p>
          </text:list-item>
        </text:list>
        <text:list text:style-name="L23">
          <text:list-item>
            <text:p text:style-name="P25"><text:span text:style-name="Strong_20_Emphasis">Воображение</text:span> </text:p>
          </text:list-item>
        </text:list>
        <text:list text:style-name="L24">
          <text:list-item>
            <text:p text:style-name="P26"><text:span text:style-name="Strong_20_Emphasis">Обоснование</text:span>: Не является важнейшим компонентом идеальных представлений. </text:p>
          </text:list-item>
        </text:list>
        <text:list text:style-name="L25">
          <text:list-item>
            <text:p text:style-name="P27"><text:span text:style-name="Strong_20_Emphasis">Знания</text:span> ✓ </text:p>
          </text:list-item>
        </text:list>
        <text:list text:style-name="L26">
          <text:list-item>
            <text:p text:style-name="P28"><text:span text:style-name="Strong_20_Emphasis">Обоснование</text:span>: Соответствует тексту, где указано, что знания являются важнейшим компонентом. </text:p>
          </text:list-item>
        </text:list>
        <text:list text:style-name="L27">
          <text:list-item>
            <text:p text:style-name="P29"><text:span text:style-name="Strong_20_Emphasis">Интуиция</text:span> </text:p>
          </text:list-item>
        </text:list>
        <text:list text:style-name="L28">
          <text:list-item>
            <text:p text:style-name="P30"><text:span text:style-name="Strong_20_Emphasis">Обоснование</text:span>: Не является важнейшим компонентом идеальных представлений. </text:p>
          </text:list-item>
        </text:list>
        <text:list text:style-name="L29">
          <text:list-item>
            <text:p text:style-name="P31"><text:span text:style-name="Strong_20_Emphasis">Опыт</text:span> </text:p>
          </text:list-item>
        </text:list>
        <text:list text:style-name="L30">
          <text:list-item>
            <text:p text:style-name="P32"><text:span text:style-name="Strong_20_Emphasis">Обоснование</text:span>: Не является важнейшим компонентом идеальных представлений. </text:p>
          </text:list-item>
        </text:list>
        <text:p text:style-name="Text_20_body"><text:span text:style-name="Strong_20_Emphasis">Вывод:</text:span> Ответ на вопрос правильный: <text:span text:style-name="Strong_20_Emphasis">Знания</text:span>. Вопрос релевантен тексту, ясен и имеет однозначный ответ. Оценка вопроса: 9/10.</text:p>
        <text:p text:style-name="Horizontal_20_Line"/>
        <text:h text:style-name="P2" text:outline-level="4"><text:bookmark text:name="4"/>Вопрос 4:</text:h>
        <text:p text:style-name="Text_20_body"><text:span text:style-name="Strong_20_Emphasis">Какое свойство человека доминирует в духовно-познавательном процессе?</text:span></text:p>
        <text:p text:style-name="Text_20_body"><text:span text:style-name="Strong_20_Emphasis">Участок текста:</text:span> "В зависимости от социокультурных особенностей данного общества, <text:soft-page-break/>какая-либо из названных способностей человека может доминировать в духовно-познавательном процессе."</text:p>
        <text:p text:style-name="Text_20_body"><text:span text:style-name="Strong_20_Emphasis">Анализ ответов:</text:span></text:p>
        <text:list text:style-name="L31">
          <text:list-item>
            <text:p text:style-name="P33"><text:span text:style-name="Strong_20_Emphasis">Язык</text:span> </text:p>
          </text:list-item>
        </text:list>
        <text:list text:style-name="L32">
          <text:list-item>
            <text:p text:style-name="P34"><text:span text:style-name="Strong_20_Emphasis">Обоснование</text:span>: Может доминировать, но не всегда. </text:p>
          </text:list-item>
        </text:list>
        <text:list text:style-name="L33">
          <text:list-item>
            <text:p text:style-name="P35"><text:span text:style-name="Strong_20_Emphasis">Чувства</text:span> </text:p>
          </text:list-item>
        </text:list>
        <text:list text:style-name="L34">
          <text:list-item>
            <text:p text:style-name="P36"><text:span text:style-name="Strong_20_Emphasis">Обоснование</text:span>: Может доминировать, но не всегда. </text:p>
          </text:list-item>
        </text:list>
        <text:list text:style-name="L35">
          <text:list-item>
            <text:p text:style-name="P37"><text:span text:style-name="Strong_20_Emphasis">Интерес</text:span> </text:p>
          </text:list-item>
        </text:list>
        <text:list text:style-name="L36">
          <text:list-item>
            <text:p text:style-name="P38"><text:span text:style-name="Strong_20_Emphasis">Обоснование</text:span>: Может доминировать, но не всегда. </text:p>
          </text:list-item>
        </text:list>
        <text:list text:style-name="L37">
          <text:list-item>
            <text:p text:style-name="P39"><text:span text:style-name="Strong_20_Emphasis">Вера</text:span> </text:p>
          </text:list-item>
        </text:list>
        <text:list text:style-name="L38">
          <text:list-item>
            <text:p text:style-name="P40"><text:span text:style-name="Strong_20_Emphasis">Обоснование</text:span>: Может доминировать, но не всегда. </text:p>
          </text:list-item>
        </text:list>
        <text:list text:style-name="L39">
          <text:list-item>
            <text:p text:style-name="P41"><text:span text:style-name="Strong_20_Emphasis">Интеллект</text:span> ✓ </text:p>
          </text:list-item>
        </text:list>
        <text:list text:style-name="L40">
          <text:list-item>
            <text:p text:style-name="P42"><text:span text:style-name="Strong_20_Emphasis">Обоснование</text:span>: Чаще всего доминирует в духовно-познавательном процессе. </text:p>
          </text:list-item>
        </text:list>
        <text:p text:style-name="Text_20_body"><text:span text:style-name="Strong_20_Emphasis">Вывод:</text:span> Ответ на вопрос правильный: <text:span text:style-name="Strong_20_Emphasis">Интеллект</text:span>. Вопрос релевантен тексту, но формулировка может быть уточнена для большей ясности. Оценка вопроса: 7/10.</text:p>
        <text:p text:style-name="Horizontal_20_Line"/>
        <text:h text:style-name="P2" text:outline-level="4"><text:bookmark text:name="5"/>Вопрос 5:</text:h>
        <text:p text:style-name="Text_20_body"><text:span text:style-name="Strong_20_Emphasis">Что является результатом освоения человеком действительности?</text:span></text:p>
        <text:p text:style-name="Text_20_body"><text:span text:style-name="Strong_20_Emphasis">Участок текста:</text:span> "В своей совокупности результаты освоения человеком действительности образуют единый когнитивно-ценностно-духовный континуум."</text:p>
        <text:p text:style-name="Text_20_body"><text:span text:style-name="Strong_20_Emphasis">Анализ ответов:</text:span></text:p>
        <text:list text:style-name="L41">
          <text:list-item>
            <text:p text:style-name="P43"><text:span text:style-name="Strong_20_Emphasis">Единый когнитивно-ценностно-духовный континуум</text:span> ✓ </text:p>
          </text:list-item>
        </text:list>
        <text:list text:style-name="L42">
          <text:list-item>
            <text:p text:style-name="P44"><text:span text:style-name="Strong_20_Emphasis">Обоснование</text:span>: Соответствует тексту. </text:p>
          </text:list-item>
        </text:list>
        <text:list text:style-name="L43">
          <text:list-item>
            <text:p text:style-name="P45"><text:span text:style-name="Strong_20_Emphasis">Язык</text:span> </text:p>
          </text:list-item>
        </text:list>
        <text:list text:style-name="L44">
          <text:list-item>
            <text:p text:style-name="P46"><text:span text:style-name="Strong_20_Emphasis">Обоснование</text:span>: Не является результатом освоения действительности. </text:p>
          </text:list-item>
        </text:list>
        <text:list text:style-name="L45">
          <text:list-item>
            <text:p text:style-name="P47"><text:span text:style-name="Strong_20_Emphasis">Чувства</text:span> </text:p>
          </text:list-item>
        </text:list>
        <text:list text:style-name="L46">
          <text:list-item>
            <text:p text:style-name="P48"><text:span text:style-name="Strong_20_Emphasis">Обоснование</text:span>: Не является результатом освоения действительности. </text:p>
          </text:list-item>
        </text:list>
        <text:list text:style-name="L47">
          <text:list-item>
            <text:p text:style-name="P49"><text:span text:style-name="Strong_20_Emphasis">Интерес</text:span> </text:p>
          </text:list-item>
        </text:list>
        <text:list text:style-name="L48">
          <text:list-item>
            <text:p text:style-name="P50"><text:span text:style-name="Strong_20_Emphasis">Обоснование</text:span>: Не является результатом освоения действительности. </text:p>
          </text:list-item>
        </text:list>
        <text:list text:style-name="L49">
          <text:list-item>
            <text:p text:style-name="P51"><text:span text:style-name="Strong_20_Emphasis">Вера</text:span> </text:p>
          </text:list-item>
        </text:list>
        <text:list text:style-name="L50">
          <text:list-item>
            <text:p text:style-name="P52"><text:span text:style-name="Strong_20_Emphasis">Обоснование</text:span>: Не является результатом освоения действительности. </text:p>
          </text:list-item>
        </text:list>
        <text:p text:style-name="Text_20_body"><text:span text:style-name="Strong_20_Emphasis">Вывод:</text:span> Ответ на вопрос правильный: <text:span text:style-name="Strong_20_Emphasis">Единый когнитивно-ценностно-духовный континуум</text:span>. Вопрос релевантен тексту, ясен и имеет однозначный ответ. Оценка вопроса: 8/10.</text:p>
        <text:p text:style-name="Horizontal_20_Line"/>
        <text:h text:style-name="P2" text:outline-level="4"><text:bookmark text:name="6"/><text:soft-page-break/>Вопрос 6:</text:h>
        <text:p text:style-name="Text_20_body"><text:span text:style-name="Strong_20_Emphasis">Что является «сущностными силами» человека в познавательной деятельности?</text:span></text:p>
        <text:p text:style-name="Text_20_body"><text:span text:style-name="Strong_20_Emphasis">Участок текста:</text:span> "Важнейшим компонентом этих представлений являются человеческие знания. Однако их сущность, значения и формы представления весьма разнородны и разнокачественны. Будучи связанными с различными аспектами человеческого бытия в мире (природой, обществом, внутренним миром человека), знания могут выражаться в устной или письменной речи человека, в образе, понятии или символе, они могут быть истинными или ложными, объективными и субъективными, практическими и теоретическими и т. д."</text:p>
        <text:p text:style-name="Text_20_body"><text:span text:style-name="Strong_20_Emphasis">Анализ ответов:</text:span></text:p>
        <text:list text:style-name="L51">
          <text:list-item>
            <text:p text:style-name="P53"><text:span text:style-name="Strong_20_Emphasis">Язык, чувства, интерес, вера, интеллект, ум, воля, интуиция, воображение, медитация, вдохновение</text:span> ✓ </text:p>
          </text:list-item>
        </text:list>
        <text:list text:style-name="L52">
          <text:list-item>
            <text:p text:style-name="P54"><text:span text:style-name="Strong_20_Emphasis">Обоснование</text:span>: Соответствует тексту, где перечислены все эти силы. </text:p>
          </text:list-item>
        </text:list>
        <text:list text:style-name="L53">
          <text:list-item>
            <text:p text:style-name="P55"><text:span text:style-name="Strong_20_Emphasis">Единый когнитивно-ценностно-духовный континуум</text:span> </text:p>
          </text:list-item>
        </text:list>
        <text:list text:style-name="L54">
          <text:list-item>
            <text:p text:style-name="P56"><text:span text:style-name="Strong_20_Emphasis">Обоснование</text:span>: Не является «сущностными силами» человека. </text:p>
          </text:list-item>
        </text:list>
        <text:list text:style-name="L55">
          <text:list-item>
            <text:p text:style-name="P57"><text:span text:style-name="Strong_20_Emphasis">Результаты освоения человеком действительности</text:span> </text:p>
          </text:list-item>
        </text:list>
        <text:list text:style-name="L56">
          <text:list-item>
            <text:p text:style-name="P58"><text:span text:style-name="Strong_20_Emphasis">Обоснование</text:span>: Не является «сущностными силами» человека. </text:p>
          </text:list-item>
        </text:list>
        <text:list text:style-name="L57">
          <text:list-item>
            <text:p text:style-name="P59"><text:span text:style-name="Strong_20_Emphasis">Социокультурные особенности общества</text:span> </text:p>
          </text:list-item>
        </text:list>
        <text:list text:style-name="L58">
          <text:list-item>
            <text:p text:style-name="P60"><text:span text:style-name="Strong_20_Emphasis">Обоснование</text:span>: Не является «сущностными силами» человека. </text:p>
          </text:list-item>
        </text:list>
        <text:list text:style-name="L59">
          <text:list-item>
            <text:p text:style-name="P61"><text:span text:style-name="Strong_20_Emphasis">Доминирующее свойство человека в духовно-познавательном процессе</text:span> </text:p>
          </text:list-item>
        </text:list>
        <text:list text:style-name="L60">
          <text:list-item>
            <text:p text:style-name="P62"><text:span text:style-name="Strong_20_Emphasis">Обоснование</text:span>: Не является «сущностными силами» человека. </text:p>
          </text:list-item>
        </text:list>
        <text:p text:style-name="Text_20_body"><text:span text:style-name="Strong_20_Emphasis">Вывод:</text:span> Ответ на вопрос правильный: <text:span text:style-name="Strong_20_Emphasis">Язык, чувства, интерес, вера, интеллект, ум, воля, интуиция, воображение, медитация, вдохновение</text:span>. Вопрос релевантен тексту, ясен и имеет однозначный ответ. Оценка вопроса: 9/10.</text:p>
        <text:p text:style-name="Horizontal_20_Line"/>
        <text:h text:style-name="P2" text:outline-level="4"><text:bookmark text:name="7"/>Вопрос 7:</text:h>
        <text:p text:style-name="Text_20_body"><text:span text:style-name="Strong_20_Emphasis">Какая форма познания является «здравым смыслом»?</text:span></text:p>
        <text:p text:style-name="Text_20_body"><text:span text:style-name="Strong_20_Emphasis">Участок текста:</text:span> "К основным формам познания относятся: обыденное познание (или «здравый смысл»), мифологическое, религиозное, художественное, научное, философское и др."</text:p>
        <text:p text:style-name="Text_20_body"><text:span text:style-name="Strong_20_Emphasis">Анализ ответов:</text:span></text:p>
        <text:list text:style-name="L61">
          <text:list-item>
            <text:p text:style-name="P63"><text:span text:style-name="Strong_20_Emphasis">Мифологическое</text:span> </text:p>
          </text:list-item>
        </text:list>
        <text:list text:style-name="L62">
          <text:list-item>
            <text:p text:style-name="P64"><text:span text:style-name="Strong_20_Emphasis">Обоснование</text:span>: Не является «здравым смыслом». </text:p>
          </text:list-item>
        </text:list>
        <text:list text:style-name="L63">
          <text:list-item>
            <text:p text:style-name="P65"><text:span text:style-name="Strong_20_Emphasis">Обыденное</text:span> ✓ </text:p>
          </text:list-item>
        </text:list>
        <text:list text:style-name="L64">
          <text:list-item>
            <text:p text:style-name="P66"><text:span text:style-name="Strong_20_Emphasis">Обоснование</text:span>: Соответствует тексту, где указано, что обыденное познание является «здравым смыслом». </text:p>
          </text:list-item>
        </text:list>
        <text:list text:style-name="L65">
          <text:list-item>
            <text:p text:style-name="P67"><text:span text:style-name="Strong_20_Emphasis">Религиозное</text:span> </text:p>
          </text:list-item>
        </text:list>
        <text:list text:style-name="L66">
          <text:list-item>
            <text:p text:style-name="P68"><text:span text:style-name="Strong_20_Emphasis">Обоснование</text:span>: Не является «здравым смыслом». </text:p>
          </text:list-item>
        </text:list>
        <text:list text:style-name="L67">
          <text:list-item>
            <text:p text:style-name="P69"><text:soft-page-break/><text:span text:style-name="Strong_20_Emphasis">Художественное</text:span> </text:p>
          </text:list-item>
        </text:list>
        <text:list text:style-name="L68">
          <text:list-item>
            <text:p text:style-name="P70"><text:span text:style-name="Strong_20_Emphasis">Обоснование</text:span>: Не является «здравым смыслом». </text:p>
          </text:list-item>
        </text:list>
        <text:list text:style-name="L69">
          <text:list-item>
            <text:p text:style-name="P71"><text:span text:style-name="Strong_20_Emphasis">Научное</text:span> </text:p>
          </text:list-item>
        </text:list>
        <text:list text:style-name="L70">
          <text:list-item>
            <text:p text:style-name="P72"><text:span text:style-name="Strong_20_Emphasis">Обоснование</text:span>: Не является «здравым смыслом». </text:p>
          </text:list-item>
        </text:list>
        <text:p text:style-name="Text_20_body"><text:span text:style-name="Strong_20_Emphasis">Вывод:</text:span> Ответ на вопрос правильный: <text:span text:style-name="Strong_20_Emphasis">Обыденное</text:span>. Вопрос релевантен тексту, ясен и имеет однозначный ответ. Оценка вопроса: 9/10.</text:p>
        <text:p text:style-name="Horizontal_20_Line"/>
        <text:h text:style-name="P2" text:outline-level="4"><text:bookmark text:name="8"/>Вопрос 8:</text:h>
        <text:p text:style-name="Text_20_body"><text:span text:style-name="Strong_20_Emphasis">Какая форма познания отличается от нетеоретических форм?</text:span></text:p>
        <text:p text:style-name="Text_20_body"><text:span text:style-name="Strong_20_Emphasis">Участок текста:</text:span> "К духовно-теоретическому уровню познания относятся философское и научное познание."</text:p>
        <text:p text:style-name="Text_20_body"><text:span text:style-name="Strong_20_Emphasis">Анализ ответов:</text:span></text:p>
        <text:list text:style-name="L71">
          <text:list-item>
            <text:p text:style-name="P73"><text:span text:style-name="Strong_20_Emphasis">Обыденное</text:span> </text:p>
          </text:list-item>
        </text:list>
        <text:list text:style-name="L72">
          <text:list-item>
            <text:p text:style-name="P74"><text:span text:style-name="Strong_20_Emphasis">Обоснование</text:span>: Не относится к духовно-теоретическому уровню. </text:p>
          </text:list-item>
        </text:list>
        <text:list text:style-name="L73">
          <text:list-item>
            <text:p text:style-name="P75"><text:span text:style-name="Strong_20_Emphasis">Мифологическое</text:span> </text:p>
          </text:list-item>
        </text:list>
        <text:list text:style-name="L74">
          <text:list-item>
            <text:p text:style-name="P76"><text:span text:style-name="Strong_20_Emphasis">Обоснование</text:span>: Не относится к духовно-теоретическому уровню. </text:p>
          </text:list-item>
        </text:list>
        <text:list text:style-name="L75">
          <text:list-item>
            <text:p text:style-name="P77"><text:span text:style-name="Strong_20_Emphasis">Религиозное</text:span> </text:p>
          </text:list-item>
        </text:list>
        <text:list text:style-name="L76">
          <text:list-item>
            <text:p text:style-name="P78"><text:span text:style-name="Strong_20_Emphasis">Обоснование</text:span>: Не относится к духовно-теоретическому уровню. </text:p>
          </text:list-item>
        </text:list>
        <text:list text:style-name="L77">
          <text:list-item>
            <text:p text:style-name="P79"><text:span text:style-name="Strong_20_Emphasis">Художественное</text:span> </text:p>
          </text:list-item>
        </text:list>
        <text:list text:style-name="L78">
          <text:list-item>
            <text:p text:style-name="P80"><text:span text:style-name="Strong_20_Emphasis">Обоснование</text:span>: Не относится к духовно-теоретическому уровню. </text:p>
          </text:list-item>
        </text:list>
        <text:list text:style-name="L79">
          <text:list-item>
            <text:p text:style-name="P81"><text:span text:style-name="Strong_20_Emphasis">Научное и философское</text:span> ✓ </text:p>
          </text:list-item>
        </text:list>
        <text:list text:style-name="L80">
          <text:list-item>
            <text:p text:style-name="P82"><text:span text:style-name="Strong_20_Emphasis">Обоснование</text:span>: Соответствует тексту, где указано, что научное и философское познание относятся к духовно-теоретическому уровню. </text:p>
          </text:list-item>
        </text:list>
        <text:p text:style-name="Text_20_body"><text:span text:style-name="Strong_20_Emphasis">Вывод:</text:span> Ответ на вопрос правильный: <text:span text:style-name="Strong_20_Emphasis">Научное и философское</text:span>. Вопрос релевантен тексту, ясен и имеет однозначный ответ. Оценка вопроса: 8/10.</text:p>
        <text:p text:style-name="Horizontal_20_Line"/>
        <text:h text:style-name="P2" text:outline-level="4"><text:bookmark text:name="9"/>Вопрос 9:</text:h>
        <text:p text:style-name="Text_20_body"><text:span text:style-name="Strong_20_Emphasis">Что является целью познания согласно тексту?</text:span></text:p>
        <text:p text:style-name="Text_20_body"><text:span text:style-name="Strong_20_Emphasis">Участок текста:</text:span> "Познание – это деятельность социального субъекта, направленная на получение знаний о мире и человеке. Познание социально-детерминированно. Человеческий разум постигает законы мира не из-за простой любознательности, а с целью практического преобразования окружающей действительности с помощью знаний и улучшения жизнеустройства как отдельного человека, так и общества в целом."</text:p>
        <text:p text:style-name="Text_20_body"><text:span text:style-name="Strong_20_Emphasis">Анализ ответов:</text:span></text:p>
        <text:list text:style-name="L81">
          <text:list-item>
            <text:p text:style-name="P83"><text:span text:style-name="Strong_20_Emphasis">Получение знаний для личной выгоды</text:span> </text:p>
          </text:list-item>
        </text:list>
        <text:list text:style-name="L82">
          <text:list-item>
            <text:p text:style-name="P84"><text:span text:style-name="Strong_20_Emphasis">Обоснование</text:span>: Не соответствует тексту. </text:p>
          </text:list-item>
        </text:list>
        <text:list text:style-name="L83">
          <text:list-item>
            <text:p text:style-name="P85"><text:span text:style-name="Strong_20_Emphasis">Удовлетворение простой любознательности</text:span> </text:p>
          </text:list-item>
        </text:list>
        <text:list text:style-name="L84">
          <text:list-item>
            <text:p text:style-name="P86"><text:soft-page-break/><text:span text:style-name="Strong_20_Emphasis">Обоснование</text:span>: Не соответствует тексту. </text:p>
          </text:list-item>
        </text:list>
        <text:list text:style-name="L85">
          <text:list-item>
            <text:p text:style-name="P87"><text:span text:style-name="Strong_20_Emphasis">Изменение окружающей действительности с помощью знаний</text:span> ✓ </text:p>
          </text:list-item>
        </text:list>
        <text:list text:style-name="L86">
          <text:list-item>
            <text:p text:style-name="P88"><text:span text:style-name="Strong_20_Emphasis">Обоснование</text:span>: Соответствует тексту. </text:p>
          </text:list-item>
        </text:list>
        <text:list text:style-name="L87">
          <text:list-item>
            <text:p text:style-name="P89"><text:span text:style-name="Strong_20_Emphasis">Адаптация к окружающей действительности без изменений</text:span> </text:p>
          </text:list-item>
        </text:list>
        <text:list text:style-name="L88">
          <text:list-item>
            <text:p text:style-name="P90"><text:span text:style-name="Strong_20_Emphasis">Обоснование</text:span>: Не соответствует тексту. </text:p>
          </text:list-item>
        </text:list>
        <text:list text:style-name="L89">
          <text:list-item>
            <text:p text:style-name="P91"><text:span text:style-name="Strong_20_Emphasis">Улучшение жизнеустройства только отдельного человека</text:span> </text:p>
          </text:list-item>
        </text:list>
        <text:list text:style-name="L90">
          <text:list-item>
            <text:p text:style-name="P92"><text:span text:style-name="Strong_20_Emphasis">Обоснование</text:span>: Не полностью соответствует тексту. </text:p>
          </text:list-item>
        </text:list>
        <text:p text:style-name="Text_20_body"><text:span text:style-name="Strong_20_Emphasis">Вывод:</text:span> Ответ на вопрос правильный: <text:span text:style-name="Strong_20_Emphasis">Изменение окружающей действительности с помощью знаний</text:span>. Вопрос релевантен тексту, ясен и имеет однозначный ответ. Оценка вопроса: 9/10.</text:p>
        <text:p text:style-name="Horizontal_20_Line"/>
        <text:h text:style-name="P2" text:outline-level="4"><text:bookmark text:name="10"/>Вопрос 10:</text:h>
        <text:p text:style-name="Text_20_body"><text:span text:style-name="Strong_20_Emphasis">Каким механизмом передаются духовные богатства от поколения к поколению?</text:span></text:p>
        <text:p text:style-name="Text_20_body"><text:span text:style-name="Strong_20_Emphasis">Участок текста:</text:span> "Механизмом социокультурной наследственности выступает сама культура. Усваивая культуру, мы получаем знания о мире в целом, включая человека."</text:p>
        <text:p text:style-name="Text_20_body"><text:span text:style-name="Strong_20_Emphasis">Анализ ответов:</text:span></text:p>
        <text:list text:style-name="L91">
          <text:list-item>
            <text:p text:style-name="P93"><text:span text:style-name="Strong_20_Emphasis">Язык</text:span> </text:p>
          </text:list-item>
        </text:list>
        <text:list text:style-name="L92">
          <text:list-item>
            <text:p text:style-name="P94"><text:span text:style-name="Strong_20_Emphasis">Обоснование</text:span>: Не является механизмом передачи духовных богатств. </text:p>
          </text:list-item>
        </text:list>
        <text:list text:style-name="L93">
          <text:list-item>
            <text:p text:style-name="P95"><text:span text:style-name="Strong_20_Emphasis">Культура</text:span> ✓ </text:p>
          </text:list-item>
        </text:list>
        <text:list text:style-name="L94">
          <text:list-item>
            <text:p text:style-name="P96"><text:span text:style-name="Strong_20_Emphasis">Обоснование</text:span>: Соответствует тексту. </text:p>
          </text:list-item>
        </text:list>
        <text:list text:style-name="L95">
          <text:list-item>
            <text:p text:style-name="P97"><text:span text:style-name="Strong_20_Emphasis">Религия</text:span> </text:p>
          </text:list-item>
        </text:list>
        <text:list text:style-name="L96">
          <text:list-item>
            <text:p text:style-name="P98"><text:span text:style-name="Strong_20_Emphasis">Обоснование</text:span>: Не является механизмом передачи духовных богатств. </text:p>
          </text:list-item>
        </text:list>
        <text:list text:style-name="L97">
          <text:list-item>
            <text:p text:style-name="P99"><text:span text:style-name="Strong_20_Emphasis">Традиции</text:span> </text:p>
          </text:list-item>
        </text:list>
        <text:list text:style-name="L98">
          <text:list-item>
            <text:p text:style-name="P100"><text:span text:style-name="Strong_20_Emphasis">Обоснование</text:span>: Не является механизмом передачи духовных богатств. </text:p>
          </text:list-item>
        </text:list>
        <text:list text:style-name="L99">
          <text:list-item>
            <text:p text:style-name="P101"><text:span text:style-name="Strong_20_Emphasis">Искусство</text:span> </text:p>
          </text:list-item>
        </text:list>
        <text:list text:style-name="L100">
          <text:list-item>
            <text:p text:style-name="P102"><text:span text:style-name="Strong_20_Emphasis">Обоснование</text:span>: Не является механизмом передачи духовных богатств. </text:p>
          </text:list-item>
        </text:list>
        <text:p text:style-name="Text_20_body"><text:span text:style-name="Strong_20_Emphasis">Вывод:</text:span> Ответ на вопрос правильный: <text:span text:style-name="Strong_20_Emphasis">Культура</text:span>. Вопрос релевантен тексту, ясен и имеет однозначный ответ. Оценка вопроса: 9/10.</text:p>
        <text:p text:style-name="Horizontal_20_Line"/>
        <text:h text:style-name="P2" text:outline-level="4"><text:bookmark text:name="11"/>Вопрос 11:</text:h>
        <text:p text:style-name="Text_20_body"><text:span text:style-name="Strong_20_Emphasis">Какая дисциплина занимается анализом науки как важнейшей формы познания?</text:span></text:p>
        <text:p text:style-name="Text_20_body"><text:span text:style-name="Strong_20_Emphasis">Участок текста:</text:span> "Анализом науки как важнейшей формы познания занимается родственная ей дисциплина эпистемология."</text:p>
        <text:p text:style-name="Text_20_body"><text:span text:style-name="Strong_20_Emphasis">Анализ ответов:</text:span></text:p>
        <text:list text:style-name="L101">
          <text:list-item>
            <text:p text:style-name="P103"><text:span text:style-name="Strong_20_Emphasis">Гносеология</text:span> </text:p>
          </text:list-item>
        </text:list>
        <text:list text:style-name="L102">
          <text:list-item>
            <text:p text:style-name="P104"><text:span text:style-name="Strong_20_Emphasis">Обоснование</text:span>: Не соответствует тексту. </text:p>
          </text:list-item>
        </text:list>
        <text:list text:style-name="L103">
          <text:list-item>
            <text:p text:style-name="P105"><text:soft-page-break/><text:span text:style-name="Strong_20_Emphasis">Эпистемология</text:span> ✓ </text:p>
          </text:list-item>
        </text:list>
        <text:list text:style-name="L104">
          <text:list-item>
            <text:p text:style-name="P106"><text:span text:style-name="Strong_20_Emphasis">Обоснование</text:span>: Соответствует тексту. </text:p>
          </text:list-item>
        </text:list>
        <text:list text:style-name="L105">
          <text:list-item>
            <text:p text:style-name="P107"><text:span text:style-name="Strong_20_Emphasis">Логика</text:span> </text:p>
          </text:list-item>
        </text:list>
        <text:list text:style-name="L106">
          <text:list-item>
            <text:p text:style-name="P108"><text:span text:style-name="Strong_20_Emphasis">Обоснование</text:span>: Не соответствует тексту. </text:p>
          </text:list-item>
        </text:list>
        <text:list text:style-name="L107">
          <text:list-item>
            <text:p text:style-name="P109"><text:span text:style-name="Strong_20_Emphasis">Философия</text:span> </text:p>
          </text:list-item>
        </text:list>
        <text:list text:style-name="L108">
          <text:list-item>
            <text:p text:style-name="P110"><text:span text:style-name="Strong_20_Emphasis">Обоснование</text:span>: Не соответствует тексту. </text:p>
          </text:list-item>
        </text:list>
        <text:list text:style-name="L109">
          <text:list-item>
            <text:p text:style-name="P111"><text:span text:style-name="Strong_20_Emphasis">Психология</text:span> </text:p>
          </text:list-item>
        </text:list>
        <text:list text:style-name="L110">
          <text:list-item>
            <text:p text:style-name="P11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Эпистемология</text:span>. Вопрос релевантен тексту, ясен и имеет однозначный ответ. Оценка вопроса: 9/10.</text:p>
        <text:p text:style-name="Horizontal_20_Line"/>
        <text:h text:style-name="P2" text:outline-level="4"><text:bookmark text:name="12"/>Вопрос 12:</text:h>
        <text:p text:style-name="Text_20_body"><text:span text:style-name="Strong_20_Emphasis">Какие уровни реализует процесс познания?</text:span></text:p>
        <text:p text:style-name="Text_20_body"><text:span text:style-name="Strong_20_Emphasis">Участок текста:</text:span> "Познание реализуется на двух основных уровнях: духовно-практическом и духовно-теоретическом уровнях."</text:p>
        <text:p text:style-name="Text_20_body"><text:span text:style-name="Strong_20_Emphasis">Анализ ответов:</text:span></text:p>
        <text:list text:style-name="L111">
          <text:list-item>
            <text:p text:style-name="P113"><text:span text:style-name="Strong_20_Emphasis">Один</text:span> </text:p>
          </text:list-item>
        </text:list>
        <text:list text:style-name="L112">
          <text:list-item>
            <text:p text:style-name="P114"><text:span text:style-name="Strong_20_Emphasis">Обоснование</text:span>: Не соответствует тексту. </text:p>
          </text:list-item>
        </text:list>
        <text:list text:style-name="L113">
          <text:list-item>
            <text:p text:style-name="P115"><text:span text:style-name="Strong_20_Emphasis">Два</text:span> ✓ </text:p>
          </text:list-item>
        </text:list>
        <text:list text:style-name="L114">
          <text:list-item>
            <text:p text:style-name="P116"><text:span text:style-name="Strong_20_Emphasis">Обоснование</text:span>: Соответствует тексту. </text:p>
          </text:list-item>
        </text:list>
        <text:list text:style-name="L115">
          <text:list-item>
            <text:p text:style-name="P117"><text:span text:style-name="Strong_20_Emphasis">Три</text:span> </text:p>
          </text:list-item>
        </text:list>
        <text:list text:style-name="L116">
          <text:list-item>
            <text:p text:style-name="P118"><text:span text:style-name="Strong_20_Emphasis">Обоснование</text:span>: Не соответствует тексту. </text:p>
          </text:list-item>
        </text:list>
        <text:list text:style-name="L117">
          <text:list-item>
            <text:p text:style-name="P119"><text:span text:style-name="Strong_20_Emphasis">Четыре</text:span> </text:p>
          </text:list-item>
        </text:list>
        <text:list text:style-name="L118">
          <text:list-item>
            <text:p text:style-name="P120"><text:span text:style-name="Strong_20_Emphasis">Обоснование</text:span>: Не соответствует тексту. </text:p>
          </text:list-item>
        </text:list>
        <text:list text:style-name="L119">
          <text:list-item>
            <text:p text:style-name="P121"><text:span text:style-name="Strong_20_Emphasis">Пять</text:span> </text:p>
          </text:list-item>
        </text:list>
        <text:list text:style-name="L120">
          <text:list-item>
            <text:p text:style-name="P12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Два</text:span>. Вопрос релевантен тексту, ясен и имеет однозначный ответ. Оценка вопроса: 8/10.</text:p>
        <text:p text:style-name="Horizontal_20_Line"/>
        <text:h text:style-name="P2" text:outline-level="4"><text:bookmark text:name="13"/>Вопрос 13:</text:h>
        <text:p text:style-name="Text_20_body"><text:span text:style-name="Strong_20_Emphasis">Какое из перечисленных форм познания относится к духовно-теоретическому уровню?</text:span></text:p>
        <text:p text:style-name="Text_20_body"><text:span text:style-name="Strong_20_Emphasis">Участок текста:</text:span> "К духовно-теоретическому уровню познания относятся философское и научное познание."</text:p>
        <text:p text:style-name="Text_20_body"><text:span text:style-name="Strong_20_Emphasis">Анализ ответов:</text:span></text:p>
        <text:list text:style-name="L121">
          <text:list-item>
            <text:p text:style-name="P123"><text:span text:style-name="Strong_20_Emphasis">Обыденное познание</text:span> </text:p>
          </text:list-item>
        </text:list>
        <text:list text:style-name="L122">
          <text:list-item>
            <text:p text:style-name="P124"><text:soft-page-break/><text:span text:style-name="Strong_20_Emphasis">Обоснование</text:span>: Не относится к духовно-теоретическому уровню. </text:p>
          </text:list-item>
        </text:list>
        <text:list text:style-name="L123">
          <text:list-item>
            <text:p text:style-name="P125"><text:span text:style-name="Strong_20_Emphasis">Мифологическое познание</text:span> </text:p>
          </text:list-item>
        </text:list>
        <text:list text:style-name="L124">
          <text:list-item>
            <text:p text:style-name="P126"><text:span text:style-name="Strong_20_Emphasis">Обоснование</text:span>: Не относится к духовно-теоретическому уровню. </text:p>
          </text:list-item>
        </text:list>
        <text:list text:style-name="L125">
          <text:list-item>
            <text:p text:style-name="P127"><text:span text:style-name="Strong_20_Emphasis">Религиозное познание</text:span> </text:p>
          </text:list-item>
        </text:list>
        <text:list text:style-name="L126">
          <text:list-item>
            <text:p text:style-name="P128"><text:span text:style-name="Strong_20_Emphasis">Обоснование</text:span>: Не относится к духовно-теоретическому уровню. </text:p>
          </text:list-item>
        </text:list>
        <text:list text:style-name="L127">
          <text:list-item>
            <text:p text:style-name="P129"><text:span text:style-name="Strong_20_Emphasis">Художественное познание</text:span> </text:p>
          </text:list-item>
        </text:list>
        <text:list text:style-name="L128">
          <text:list-item>
            <text:p text:style-name="P130"><text:span text:style-name="Strong_20_Emphasis">Обоснование</text:span>: Не относится к духовно-теоретическому уровню. </text:p>
          </text:list-item>
        </text:list>
        <text:list text:style-name="L129">
          <text:list-item>
            <text:p text:style-name="P131"><text:span text:style-name="Strong_20_Emphasis">Философское познание</text:span> ✓ </text:p>
          </text:list-item>
        </text:list>
        <text:list text:style-name="L130">
          <text:list-item>
            <text:p text:style-name="P132"><text:span text:style-name="Strong_20_Emphasis">Обоснование</text:span>: Соответствует тексту. </text:p>
          </text:list-item>
        </text:list>
        <text:p text:style-name="Text_20_body"><text:span text:style-name="Strong_20_Emphasis">Вывод:</text:span> Ответ на вопрос правильный: <text:span text:style-name="Strong_20_Emphasis">Философское познание</text:span>. Вопрос релевантен тексту, ясен и имеет однозначный ответ. Оценка вопроса: 9/10.</text:p>
        <text:p text:style-name="Horizontal_20_Line"/>
        <text:h text:style-name="P2" text:outline-level="4"><text:bookmark text:name="14"/>Вопрос 14:</text:h>
        <text:p text:style-name="Text_20_body"><text:span text:style-name="Strong_20_Emphasis">Какое из перечисленных форм познания относится к духовно-практическому уровню?</text:span></text:p>
        <text:p text:style-name="Text_20_body"><text:span text:style-name="Strong_20_Emphasis">Участок текста:</text:span> "Духовно-практический уровень включает в себя такие формы, как обыденное познание (формируется в процессах повседневного, утилитарно-практического отношения человека к миру), мифологическое познание (связывает происхождение человека, мира и культуры с деятельностью различных богов, духов, героев и др.), религиозное познание (опирается на представления о Боге как единственном творце всего сущего и Его Слове (Библия, Коран) относительно судеб мира и предназначения человека) и художественное познание (представляет собой наглядно-образное, духовно-эмоциональное осмысление действительности в искусстве)."</text:p>
        <text:p text:style-name="Text_20_body"><text:span text:style-name="Strong_20_Emphasis">Анализ ответов:</text:span></text:p>
        <text:list text:style-name="L131">
          <text:list-item>
            <text:p text:style-name="P133"><text:span text:style-name="Strong_20_Emphasis">Обыденное познание</text:span> ✓ </text:p>
          </text:list-item>
        </text:list>
        <text:list text:style-name="L132">
          <text:list-item>
            <text:p text:style-name="P134"><text:span text:style-name="Strong_20_Emphasis">Обоснование</text:span>: Соответствует тексту. </text:p>
          </text:list-item>
        </text:list>
        <text:list text:style-name="L133">
          <text:list-item>
            <text:p text:style-name="P135"><text:span text:style-name="Strong_20_Emphasis">Мифологическое познание</text:span> </text:p>
          </text:list-item>
        </text:list>
        <text:list text:style-name="L134">
          <text:list-item>
            <text:p text:style-name="P136"><text:span text:style-name="Strong_20_Emphasis">Обоснование</text:span>: Не соответствует тексту. </text:p>
          </text:list-item>
        </text:list>
        <text:list text:style-name="L135">
          <text:list-item>
            <text:p text:style-name="P137"><text:span text:style-name="Strong_20_Emphasis">Религиозное познание</text:span> </text:p>
          </text:list-item>
        </text:list>
        <text:list text:style-name="L136">
          <text:list-item>
            <text:p text:style-name="P138"><text:span text:style-name="Strong_20_Emphasis">Обоснование</text:span>: Не соответствует тексту. </text:p>
          </text:list-item>
        </text:list>
        <text:list text:style-name="L137">
          <text:list-item>
            <text:p text:style-name="P139"><text:span text:style-name="Strong_20_Emphasis">Художественное познание</text:span> </text:p>
          </text:list-item>
        </text:list>
        <text:list text:style-name="L138">
          <text:list-item>
            <text:p text:style-name="P140"><text:span text:style-name="Strong_20_Emphasis">Обоснование</text:span>: Не соответствует тексту. </text:p>
          </text:list-item>
        </text:list>
        <text:list text:style-name="L139">
          <text:list-item>
            <text:p text:style-name="P141"><text:span text:style-name="Strong_20_Emphasis">Философское познание</text:span> </text:p>
          </text:list-item>
        </text:list>
        <text:list text:style-name="L140">
          <text:list-item>
            <text:p text:style-name="P14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Обыденное познание</text:span>. Вопрос релевантен тексту, ясен и имеет однозначный ответ. Оценка вопроса: 9/10.</text:p>
        <text:p text:style-name="Horizontal_20_Line"/>
        <text:h text:style-name="P2" text:outline-level="4"><text:bookmark text:name="15"/><text:soft-page-break/>Вопрос 15:</text:h>
        <text:p text:style-name="Text_20_body"><text:span text:style-name="Strong_20_Emphasis">Какое из перечисленных форм познания опирается на представления о Боге как единственном творце всего сущего?</text:span></text:p>
        <text:p text:style-name="Text_20_body"><text:span text:style-name="Strong_20_Emphasis">Участок текста:</text:span> "Религиозное познание опирается на представления о Боге как единственном творце всего сущего и Его Слове (Библия, Коран) относительно судеб мира и предназначения человека."</text:p>
        <text:p text:style-name="Text_20_body"><text:span text:style-name="Strong_20_Emphasis">Анализ ответов:</text:span></text:p>
        <text:list text:style-name="L141">
          <text:list-item>
            <text:p text:style-name="P143"><text:span text:style-name="Strong_20_Emphasis">Обыденное познание</text:span> </text:p>
          </text:list-item>
        </text:list>
        <text:list text:style-name="L142">
          <text:list-item>
            <text:p text:style-name="P144"><text:span text:style-name="Strong_20_Emphasis">Обоснование</text:span>: Не соответствует тексту. </text:p>
          </text:list-item>
        </text:list>
        <text:list text:style-name="L143">
          <text:list-item>
            <text:p text:style-name="P145"><text:span text:style-name="Strong_20_Emphasis">Мифологическое познание</text:span> </text:p>
          </text:list-item>
        </text:list>
        <text:list text:style-name="L144">
          <text:list-item>
            <text:p text:style-name="P146"><text:span text:style-name="Strong_20_Emphasis">Обоснование</text:span>: Не соответствует тексту. </text:p>
          </text:list-item>
        </text:list>
        <text:list text:style-name="L145">
          <text:list-item>
            <text:p text:style-name="P147"><text:span text:style-name="Strong_20_Emphasis">Религиозное познание</text:span> ✓ </text:p>
          </text:list-item>
        </text:list>
        <text:list text:style-name="L146">
          <text:list-item>
            <text:p text:style-name="P148"><text:span text:style-name="Strong_20_Emphasis">Обоснование</text:span>: Соответствует тексту. </text:p>
          </text:list-item>
        </text:list>
        <text:list text:style-name="L147">
          <text:list-item>
            <text:p text:style-name="P149"><text:span text:style-name="Strong_20_Emphasis">Художественное познание</text:span> </text:p>
          </text:list-item>
        </text:list>
        <text:list text:style-name="L148">
          <text:list-item>
            <text:p text:style-name="P150"><text:span text:style-name="Strong_20_Emphasis">Обоснование</text:span>: Не соответствует тексту. </text:p>
          </text:list-item>
        </text:list>
        <text:list text:style-name="L149">
          <text:list-item>
            <text:p text:style-name="P151"><text:span text:style-name="Strong_20_Emphasis">Философское познание</text:span> </text:p>
          </text:list-item>
        </text:list>
        <text:list text:style-name="L150">
          <text:list-item>
            <text:p text:style-name="P15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Религиозное познание</text:span>. Вопрос релевантен тексту, ясен и имеет однозначный ответ. Оценка вопроса: 9/10.</text:p>
        <text:p text:style-name="Horizontal_20_Line"/>
        <text:h text:style-name="P2" text:outline-level="4"><text:bookmark text:name="16"/>Вопрос 16:</text:h>
        <text:p text:style-name="Text_20_body"><text:span text:style-name="Strong_20_Emphasis">Какая из позиций утверждает, что мир принципиально непознаваем?</text:span></text:p>
        <text:p text:style-name="Text_20_body"><text:span text:style-name="Strong_20_Emphasis">Участок текста:</text:span> "Согласно позиции агностицизма (Д. Юм, И. Кант и др.), мир в своей сущности принципиально непознаваем."</text:p>
        <text:p text:style-name="Text_20_body"><text:span text:style-name="Strong_20_Emphasis">Анализ ответов:</text:span></text:p>
        <text:list text:style-name="L151">
          <text:list-item>
            <text:p text:style-name="P153"><text:span text:style-name="Strong_20_Emphasis">Гносеологический оптимизм</text:span> </text:p>
          </text:list-item>
        </text:list>
        <text:list text:style-name="L152">
          <text:list-item>
            <text:p text:style-name="P154"><text:span text:style-name="Strong_20_Emphasis">Обоснование</text:span>: Не соответствует тексту. </text:p>
          </text:list-item>
        </text:list>
        <text:list text:style-name="L153">
          <text:list-item>
            <text:p text:style-name="P155"><text:span text:style-name="Strong_20_Emphasis">Скептицизм</text:span> </text:p>
          </text:list-item>
        </text:list>
        <text:list text:style-name="L154">
          <text:list-item>
            <text:p text:style-name="P156"><text:span text:style-name="Strong_20_Emphasis">Обоснование</text:span>: Не соответствует тексту. </text:p>
          </text:list-item>
        </text:list>
        <text:list text:style-name="L155">
          <text:list-item>
            <text:p text:style-name="P157"><text:span text:style-name="Strong_20_Emphasis">Агностицизм</text:span> ✓ </text:p>
          </text:list-item>
        </text:list>
        <text:list text:style-name="L156">
          <text:list-item>
            <text:p text:style-name="P158"><text:span text:style-name="Strong_20_Emphasis">Обоснование</text:span>: Соответствует тексту. </text:p>
          </text:list-item>
        </text:list>
        <text:list text:style-name="L157">
          <text:list-item>
            <text:p text:style-name="P159"><text:span text:style-name="Strong_20_Emphasis">Эмпириокритицизм</text:span> </text:p>
          </text:list-item>
        </text:list>
        <text:list text:style-name="L158">
          <text:list-item>
            <text:p text:style-name="P160"><text:span text:style-name="Strong_20_Emphasis">Обоснование</text:span>: Не соответствует тексту. </text:p>
          </text:list-item>
        </text:list>
        <text:list text:style-name="L159">
          <text:list-item>
            <text:p text:style-name="P161"><text:span text:style-name="Strong_20_Emphasis">Религиозный фанатизм</text:span> </text:p>
          </text:list-item>
        </text:list>
        <text:list text:style-name="L160">
          <text:list-item>
            <text:p text:style-name="P16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Агностицизм</text:span>. Вопрос релевантен тексту, ясен и <text:soft-page-break/>имеет однозначный ответ. Оценка вопроса: 9/10.</text:p>
        <text:p text:style-name="Horizontal_20_Line"/>
        <text:h text:style-name="P2" text:outline-level="4"><text:bookmark text:name="17"/>Вопрос 17:</text:h>
        <text:p text:style-name="Text_20_body"><text:span text:style-name="Strong_20_Emphasis">Кто является одним из представителей гносеологического оптимизма?</text:span></text:p>
        <text:p text:style-name="Text_20_body"><text:span text:style-name="Strong_20_Emphasis">Участок текста:</text:span> "Согласно позиции гносеологического оптимизма (среди его представителей – Сократ, Платон, Аристотель, Ф. Бэкон, К. Маркс и др.), мир принципиально познаваем в своей сущности, и познающий субъект способен достичь объективного знания о вещах и явлениях действительности."</text:p>
        <text:p text:style-name="Text_20_body"><text:span text:style-name="Strong_20_Emphasis">Анализ ответов:</text:span></text:p>
        <text:list text:style-name="L161">
          <text:list-item>
            <text:p text:style-name="P163"><text:span text:style-name="Strong_20_Emphasis">Пиррон</text:span> </text:p>
          </text:list-item>
        </text:list>
        <text:list text:style-name="L162">
          <text:list-item>
            <text:p text:style-name="P164"><text:span text:style-name="Strong_20_Emphasis">Обоснование</text:span>: Не соответствует тексту. </text:p>
          </text:list-item>
        </text:list>
        <text:list text:style-name="L163">
          <text:list-item>
            <text:p text:style-name="P165"><text:span text:style-name="Strong_20_Emphasis">Секст Эмпирик</text:span> </text:p>
          </text:list-item>
        </text:list>
        <text:list text:style-name="L164">
          <text:list-item>
            <text:p text:style-name="P166"><text:span text:style-name="Strong_20_Emphasis">Обоснование</text:span>: Не соответствует тексту. </text:p>
          </text:list-item>
        </text:list>
        <text:list text:style-name="L165">
          <text:list-item>
            <text:p text:style-name="P167"><text:span text:style-name="Strong_20_Emphasis">М. Монтень</text:span> </text:p>
          </text:list-item>
        </text:list>
        <text:list text:style-name="L166">
          <text:list-item>
            <text:p text:style-name="P168"><text:span text:style-name="Strong_20_Emphasis">Обоснование</text:span>: Не соответствует тексту. </text:p>
          </text:list-item>
        </text:list>
        <text:list text:style-name="L167">
          <text:list-item>
            <text:p text:style-name="P169"><text:span text:style-name="Strong_20_Emphasis">Ф. Бэкон</text:span> ✓ </text:p>
          </text:list-item>
        </text:list>
        <text:list text:style-name="L168">
          <text:list-item>
            <text:p text:style-name="P170"><text:span text:style-name="Strong_20_Emphasis">Обоснование</text:span>: Соответствует тексту. </text:p>
          </text:list-item>
        </text:list>
        <text:list text:style-name="L169">
          <text:list-item>
            <text:p text:style-name="P171"><text:span text:style-name="Strong_20_Emphasis">Д. Юм</text:span> </text:p>
          </text:list-item>
        </text:list>
        <text:list text:style-name="L170">
          <text:list-item>
            <text:p text:style-name="P17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Ф. Бэкон</text:span>. Вопрос релевантен тексту, ясен и имеет однозначный ответ. Оценка вопроса: 9/10.</text:p>
        <text:p text:style-name="Horizontal_20_Line"/>
        <text:h text:style-name="P2" text:outline-level="4"><text:bookmark text:name="18"/>Вопрос 18:</text:h>
        <text:p text:style-name="Text_20_body"><text:span text:style-name="Strong_20_Emphasis">Какая из позиций выражает сомнение в достоверности знания?</text:span></text:p>
        <text:p text:style-name="Text_20_body"><text:span text:style-name="Strong_20_Emphasis">Участок текста:</text:span> "Скептицизм (представители – Пиррон, Секст Эмпирик, М. Монтень и др.) ставит под сомнение эту способность человека и выражает сомнение в достоверности знания."</text:p>
        <text:p text:style-name="Text_20_body"><text:span text:style-name="Strong_20_Emphasis">Анализ ответов:</text:span></text:p>
        <text:list text:style-name="L171">
          <text:list-item>
            <text:p text:style-name="P173"><text:span text:style-name="Strong_20_Emphasis">Гносеологический оптимизм</text:span> </text:p>
          </text:list-item>
        </text:list>
        <text:list text:style-name="L172">
          <text:list-item>
            <text:p text:style-name="P174"><text:span text:style-name="Strong_20_Emphasis">Обоснование</text:span>: Не соответствует тексту. </text:p>
          </text:list-item>
        </text:list>
        <text:list text:style-name="L173">
          <text:list-item>
            <text:p text:style-name="P175"><text:span text:style-name="Strong_20_Emphasis">Агностицизм</text:span> </text:p>
          </text:list-item>
        </text:list>
        <text:list text:style-name="L174">
          <text:list-item>
            <text:p text:style-name="P176"><text:span text:style-name="Strong_20_Emphasis">Обоснование</text:span>: Не соответствует тексту. </text:p>
          </text:list-item>
        </text:list>
        <text:list text:style-name="L175">
          <text:list-item>
            <text:p text:style-name="P177"><text:span text:style-name="Strong_20_Emphasis">Скептицизм</text:span> ✓ </text:p>
          </text:list-item>
        </text:list>
        <text:list text:style-name="L176">
          <text:list-item>
            <text:p text:style-name="P178"><text:span text:style-name="Strong_20_Emphasis">Обоснование</text:span>: Соответствует тексту. </text:p>
          </text:list-item>
        </text:list>
        <text:list text:style-name="L177">
          <text:list-item>
            <text:p text:style-name="P179"><text:span text:style-name="Strong_20_Emphasis">Эмпириокритицизм</text:span> </text:p>
          </text:list-item>
        </text:list>
        <text:list text:style-name="L178">
          <text:list-item>
            <text:p text:style-name="P180"><text:span text:style-name="Strong_20_Emphasis">Обоснование</text:span>: Не соответствует тексту. </text:p>
          </text:list-item>
        </text:list>
        <text:list text:style-name="L179">
          <text:list-item>
            <text:p text:style-name="P181"><text:soft-page-break/><text:span text:style-name="Strong_20_Emphasis">Религиозный фанатизм</text:span> </text:p>
          </text:list-item>
        </text:list>
        <text:list text:style-name="L180">
          <text:list-item>
            <text:p text:style-name="P18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Скептицизм</text:span>. Вопрос релевантен тексту, ясен и имеет однозначный ответ. Оценка вопроса: 9/10.</text:p>
        <text:p text:style-name="Horizontal_20_Line"/>
        <text:h text:style-name="P2" text:outline-level="4"><text:bookmark text:name="19"/>Вопрос 19:</text:h>
        <text:p text:style-name="Text_20_body"><text:span text:style-name="Strong_20_Emphasis">Какая из позиций утверждает, что мир познаваем?</text:span></text:p>
        <text:p text:style-name="Text_20_body"><text:span text:style-name="Strong_20_Emphasis">Участок текста:</text:span> "Согласно позиции гносеологического оптимизма (среди его представителей – Сократ, Платон, Аристотель, Ф. Бэкон, К. Маркс и др.), мир принципиально познаваем в своей сущности, и познающий субъект способен достичь объективного знания о вещах и явлениях действительности."</text:p>
        <text:p text:style-name="Text_20_body"><text:span text:style-name="Strong_20_Emphasis">Анализ ответов:</text:span></text:p>
        <text:list text:style-name="L181">
          <text:list-item>
            <text:p text:style-name="P183"><text:span text:style-name="Strong_20_Emphasis">Гносеологический оптимизм</text:span> ✓ </text:p>
          </text:list-item>
        </text:list>
        <text:list text:style-name="L182">
          <text:list-item>
            <text:p text:style-name="P184"><text:span text:style-name="Strong_20_Emphasis">Обоснование</text:span>: Соответствует тексту. </text:p>
          </text:list-item>
        </text:list>
        <text:list text:style-name="L183">
          <text:list-item>
            <text:p text:style-name="P185"><text:span text:style-name="Strong_20_Emphasis">Скептицизм</text:span> </text:p>
          </text:list-item>
        </text:list>
        <text:list text:style-name="L184">
          <text:list-item>
            <text:p text:style-name="P186"><text:span text:style-name="Strong_20_Emphasis">Обоснование</text:span>: Не соответствует тексту. </text:p>
          </text:list-item>
        </text:list>
        <text:list text:style-name="L185">
          <text:list-item>
            <text:p text:style-name="P187"><text:span text:style-name="Strong_20_Emphasis">Агностицизм</text:span> </text:p>
          </text:list-item>
        </text:list>
        <text:list text:style-name="L186">
          <text:list-item>
            <text:p text:style-name="P188"><text:span text:style-name="Strong_20_Emphasis">Обоснование</text:span>: Не соответствует тексту. </text:p>
          </text:list-item>
        </text:list>
        <text:list text:style-name="L187">
          <text:list-item>
            <text:p text:style-name="P189"><text:span text:style-name="Strong_20_Emphasis">Пирронизм</text:span> </text:p>
          </text:list-item>
        </text:list>
        <text:list text:style-name="L188">
          <text:list-item>
            <text:p text:style-name="P190"><text:span text:style-name="Strong_20_Emphasis">Обоснование</text:span>: Не соответствует тексту. </text:p>
          </text:list-item>
        </text:list>
        <text:list text:style-name="L189">
          <text:list-item>
            <text:p text:style-name="P191"><text:span text:style-name="Strong_20_Emphasis">Идеализм</text:span> </text:p>
          </text:list-item>
        </text:list>
        <text:list text:style-name="L190">
          <text:list-item>
            <text:p text:style-name="P19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Гносеологический оптимизм</text:span>. Вопрос релевантен тексту, ясен и имеет однозначный ответ. Оценка вопроса: 9/10.</text:p>
        <text:p text:style-name="Horizontal_20_Line"/>
        <text:h text:style-name="P2" text:outline-level="4"><text:bookmark text:name="20"/>Вопрос 20:</text:h>
        <text:p text:style-name="Text_20_body"><text:span text:style-name="Strong_20_Emphasis">Кто из философов является представителем гносеологического оптимизма?</text:span></text:p>
        <text:p text:style-name="Text_20_body"><text:span text:style-name="Strong_20_Emphasis">Участок текста:</text:span> "Согласно позиции гносеологического оптимизма (среди его представителей – Сократ, Платон, Аристотель, Ф. Бэкон, К. Маркс и др.), мир принципиально познаваем в своей сущности, и познающий субъект способен достичь объективного знания о вещах и явлениях действительности."</text:p>
        <text:p text:style-name="Text_20_body"><text:span text:style-name="Strong_20_Emphasis">Анализ ответов:</text:span></text:p>
        <text:list text:style-name="L191">
          <text:list-item>
            <text:p text:style-name="P193"><text:span text:style-name="Strong_20_Emphasis">Платон</text:span> ✓ </text:p>
          </text:list-item>
        </text:list>
        <text:list text:style-name="L192">
          <text:list-item>
            <text:p text:style-name="P194"><text:span text:style-name="Strong_20_Emphasis">Обоснование</text:span>: Соответствует тексту. </text:p>
          </text:list-item>
        </text:list>
        <text:list text:style-name="L193">
          <text:list-item>
            <text:p text:style-name="P195"><text:span text:style-name="Strong_20_Emphasis">Пиррон</text:span> </text:p>
          </text:list-item>
        </text:list>
        <text:list text:style-name="L194">
          <text:list-item>
            <text:p text:style-name="P196"><text:span text:style-name="Strong_20_Emphasis">Обоснование</text:span>: Не соответствует тексту. </text:p>
          </text:list-item>
        </text:list>
        <text:list text:style-name="L195">
          <text:list-item>
            <text:p text:style-name="P197"><text:span text:style-name="Strong_20_Emphasis">Дж. Беркли</text:span> </text:p>
          </text:list-item>
        </text:list>
        <text:list text:style-name="L196">
          <text:list-item>
            <text:p text:style-name="P198"><text:soft-page-break/><text:span text:style-name="Strong_20_Emphasis">Обоснование</text:span>: Не соответствует тексту. </text:p>
          </text:list-item>
        </text:list>
        <text:list text:style-name="L197">
          <text:list-item>
            <text:p text:style-name="P199"><text:span text:style-name="Strong_20_Emphasis">И. Кант</text:span> </text:p>
          </text:list-item>
        </text:list>
        <text:list text:style-name="L198">
          <text:list-item>
            <text:p text:style-name="P200"><text:span text:style-name="Strong_20_Emphasis">Обоснование</text:span>: Не соответствует тексту. </text:p>
          </text:list-item>
        </text:list>
        <text:list text:style-name="L199">
          <text:list-item>
            <text:p text:style-name="P201"><text:span text:style-name="Strong_20_Emphasis">С. Эмпирик</text:span> </text:p>
          </text:list-item>
        </text:list>
        <text:list text:style-name="L200">
          <text:list-item>
            <text:p text:style-name="P20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Платон</text:span>. Вопрос релевантен тексту, ясен и имеет однозначный ответ. Оценка вопроса: 9/10.</text:p>
        <text:p text:style-name="Horizontal_20_Line"/>
        <text:h text:style-name="P2" text:outline-level="4"><text:bookmark text:name="21"/>Вопрос 21:</text:h>
        <text:p text:style-name="Text_20_body"><text:span text:style-name="Strong_20_Emphasis">Какая из позиций утверждает, что мир непознаваем в своей сущности?</text:span></text:p>
        <text:p text:style-name="Text_20_body"><text:span text:style-name="Strong_20_Emphasis">Участок текста:</text:span> "Согласно позиции идеализма (Дж. Беркли, Д. Юм, Р. Мальбранш и др.), мир непознаваем в своей сущности."</text:p>
        <text:p text:style-name="Text_20_body"><text:span text:style-name="Strong_20_Emphasis">Анализ ответов:</text:span></text:p>
        <text:list text:style-name="L201">
          <text:list-item>
            <text:p text:style-name="P203"><text:span text:style-name="Strong_20_Emphasis">Идеализм</text:span> ✓ </text:p>
          </text:list-item>
        </text:list>
        <text:list text:style-name="L202">
          <text:list-item>
            <text:p text:style-name="P204"><text:span text:style-name="Strong_20_Emphasis">Обоснование</text:span>: Соответствует тексту. </text:p>
          </text:list-item>
        </text:list>
        <text:list text:style-name="L203">
          <text:list-item>
            <text:p text:style-name="P205"><text:span text:style-name="Strong_20_Emphasis">Материализм</text:span> </text:p>
          </text:list-item>
        </text:list>
        <text:list text:style-name="L204">
          <text:list-item>
            <text:p text:style-name="P206"><text:span text:style-name="Strong_20_Emphasis">Обоснование</text:span>: Не соответствует тексту. </text:p>
          </text:list-item>
        </text:list>
        <text:list text:style-name="L205">
          <text:list-item>
            <text:p text:style-name="P207"><text:span text:style-name="Strong_20_Emphasis">Эмпириокритицизм</text:span> </text:p>
          </text:list-item>
        </text:list>
        <text:list text:style-name="L206">
          <text:list-item>
            <text:p text:style-name="P208"><text:span text:style-name="Strong_20_Emphasis">Обоснование</text:span>: Не соответствует тексту. </text:p>
          </text:list-item>
        </text:list>
        <text:list text:style-name="L207">
          <text:list-item>
            <text:p text:style-name="P209"><text:span text:style-name="Strong_20_Emphasis">Логический позитивизм</text:span> </text:p>
          </text:list-item>
        </text:list>
        <text:list text:style-name="L208">
          <text:list-item>
            <text:p text:style-name="P210"><text:span text:style-name="Strong_20_Emphasis">Обоснование</text:span>: Не соответствует тексту. </text:p>
          </text:list-item>
        </text:list>
        <text:list text:style-name="L209">
          <text:list-item>
            <text:p text:style-name="P211"><text:span text:style-name="Strong_20_Emphasis">Экзистенциализм</text:span> </text:p>
          </text:list-item>
        </text:list>
        <text:list text:style-name="L210">
          <text:list-item>
            <text:p text:style-name="P21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Идеализм</text:span>. Вопрос релевантен тексту, ясен и имеет однозначный ответ. Оценка вопроса: 8/10.</text:p>
        <text:p text:style-name="Horizontal_20_Line"/>
        <text:h text:style-name="P2" text:outline-level="4"><text:bookmark text:name="22"/>Вопрос 22:</text:h>
        <text:p text:style-name="Text_20_body"><text:span text:style-name="Strong_20_Emphasis">Кто из древних греков был известен своими апориями?</text:span></text:p>
        <text:p text:style-name="Text_20_body"><text:span text:style-name="Strong_20_Emphasis">Участок текста:</text:span> "Зенон был известен своими апориями."</text:p>
        <text:p text:style-name="Text_20_body"><text:span text:style-name="Strong_20_Emphasis">Анализ ответов:</text:span></text:p>
        <text:list text:style-name="L211">
          <text:list-item>
            <text:p text:style-name="P213"><text:span text:style-name="Strong_20_Emphasis">Сократ</text:span> </text:p>
          </text:list-item>
        </text:list>
        <text:list text:style-name="L212">
          <text:list-item>
            <text:p text:style-name="P214"><text:span text:style-name="Strong_20_Emphasis">Обоснование</text:span>: Не соответствует тексту. </text:p>
          </text:list-item>
        </text:list>
        <text:list text:style-name="L213">
          <text:list-item>
            <text:p text:style-name="P215"><text:span text:style-name="Strong_20_Emphasis">Платон</text:span> </text:p>
          </text:list-item>
        </text:list>
        <text:list text:style-name="L214">
          <text:list-item>
            <text:p text:style-name="P216"><text:span text:style-name="Strong_20_Emphasis">Обоснование</text:span>: Не соответствует тексту. </text:p>
          </text:list-item>
        </text:list>
        <text:list text:style-name="L215">
          <text:list-item>
            <text:p text:style-name="P217"><text:span text:style-name="Strong_20_Emphasis">Аристотель</text:span> </text:p>
          </text:list-item>
        </text:list>
        <text:list text:style-name="L216">
          <text:list-item>
            <text:p text:style-name="P218"><text:soft-page-break/><text:span text:style-name="Strong_20_Emphasis">Обоснование</text:span>: Не соответствует тексту. </text:p>
          </text:list-item>
        </text:list>
        <text:list text:style-name="L217">
          <text:list-item>
            <text:p text:style-name="P219"><text:span text:style-name="Strong_20_Emphasis">Гегель</text:span> </text:p>
          </text:list-item>
        </text:list>
        <text:list text:style-name="L218">
          <text:list-item>
            <text:p text:style-name="P220"><text:span text:style-name="Strong_20_Emphasis">Обоснование</text:span>: Не соответствует тексту. </text:p>
          </text:list-item>
        </text:list>
        <text:list text:style-name="L219">
          <text:list-item>
            <text:p text:style-name="P221"><text:span text:style-name="Strong_20_Emphasis">Зенон</text:span> ✓ </text:p>
          </text:list-item>
        </text:list>
        <text:list text:style-name="L220">
          <text:list-item>
            <text:p text:style-name="P222"><text:span text:style-name="Strong_20_Emphasis">Обоснование</text:span>: Соответствует тексту. </text:p>
          </text:list-item>
        </text:list>
        <text:p text:style-name="Text_20_body"><text:span text:style-name="Strong_20_Emphasis">Вывод:</text:span> Ответ на вопрос правильный: <text:span text:style-name="Strong_20_Emphasis">Зенон</text:span>. Вопрос релевантен тексту, ясен и имеет однозначный ответ. Оценка вопроса: 9/10.</text:p>
        <text:p text:style-name="Horizontal_20_Line"/>
        <text:h text:style-name="P2" text:outline-level="4"><text:bookmark text:name="23"/>Вопрос 23:</text:h>
        <text:p text:style-name="Text_20_body"><text:span text:style-name="Strong_20_Emphasis">Какое из перечисленных понятий не относится к мифу?</text:span></text:p>
        <text:p text:style-name="Text_20_body"><text:span text:style-name="Strong_20_Emphasis">Участок текста:</text:span> "Верования, догмы, мнения толпы, авторитеты, власть традиций (т. е. все то, что лежит в основе мифа и религии) древние философы подвергли сомнению и критическому разбору."</text:p>
        <text:p text:style-name="Text_20_body"><text:span text:style-name="Strong_20_Emphasis">Анализ ответов:</text:span></text:p>
        <text:list text:style-name="L221">
          <text:list-item>
            <text:p text:style-name="P223"><text:span text:style-name="Strong_20_Emphasis">Верования</text:span> </text:p>
          </text:list-item>
        </text:list>
        <text:list text:style-name="L222">
          <text:list-item>
            <text:p text:style-name="P224"><text:span text:style-name="Strong_20_Emphasis">Обоснование</text:span>: Относится к мифу. </text:p>
          </text:list-item>
        </text:list>
        <text:list text:style-name="L223">
          <text:list-item>
            <text:p text:style-name="P225"><text:span text:style-name="Strong_20_Emphasis">Догмы</text:span> </text:p>
          </text:list-item>
        </text:list>
        <text:list text:style-name="L224">
          <text:list-item>
            <text:p text:style-name="P226"><text:span text:style-name="Strong_20_Emphasis">Обоснование</text:span>: Относится к мифу. </text:p>
          </text:list-item>
        </text:list>
        <text:list text:style-name="L225">
          <text:list-item>
            <text:p text:style-name="P227"><text:span text:style-name="Strong_20_Emphasis">Мнения толпы</text:span> </text:p>
          </text:list-item>
        </text:list>
        <text:list text:style-name="L226">
          <text:list-item>
            <text:p text:style-name="P228"><text:span text:style-name="Strong_20_Emphasis">Обоснование</text:span>: Относится к мифу. </text:p>
          </text:list-item>
        </text:list>
        <text:list text:style-name="L227">
          <text:list-item>
            <text:p text:style-name="P229"><text:span text:style-name="Strong_20_Emphasis">Авторитеты</text:span> </text:p>
          </text:list-item>
        </text:list>
        <text:list text:style-name="L228">
          <text:list-item>
            <text:p text:style-name="P230"><text:span text:style-name="Strong_20_Emphasis">Обоснование</text:span>: Относится к мифу. </text:p>
          </text:list-item>
        </text:list>
        <text:list text:style-name="L229">
          <text:list-item>
            <text:p text:style-name="P231"><text:span text:style-name="Strong_20_Emphasis">Рационально-логическое описание мира</text:span> ✓ </text:p>
          </text:list-item>
        </text:list>
        <text:list text:style-name="L230">
          <text:list-item>
            <text:p text:style-name="P232"><text:span text:style-name="Strong_20_Emphasis">Обоснование</text:span>: Не относится к мифу. </text:p>
          </text:list-item>
        </text:list>
        <text:p text:style-name="Text_20_body"><text:span text:style-name="Strong_20_Emphasis">Вывод:</text:span> Ответ на вопрос правильный: <text:span text:style-name="Strong_20_Emphasis">Рационально-логическое описание мира</text:span>. Вопрос релевантен тексту, ясен и имеет однозначный ответ. Оценка вопроса: 9/10.</text:p>
        <text:p text:style-name="Horizontal_20_Line"/>
        <text:h text:style-name="P2" text:outline-level="4"><text:bookmark text:name="24"/>Вопрос 24:</text:h>
        <text:p text:style-name="Text_20_body"><text:span text:style-name="Strong_20_Emphasis">Что было важно для греческих философов в обладании истиной?</text:span></text:p>
        <text:p text:style-name="Text_20_body"><text:span text:style-name="Strong_20_Emphasis">Участок текста:</text:span> "Для греческих философов важно было духовное преображение, которое сообщает личности достоинство и обеспечивает гармонию с окружающим миром, с Космосом."</text:p>
        <text:p text:style-name="Text_20_body"><text:span text:style-name="Strong_20_Emphasis">Анализ ответов:</text:span></text:p>
        <text:list text:style-name="L231">
          <text:list-item>
            <text:p text:style-name="P233"><text:span text:style-name="Strong_20_Emphasis">В целях получения выгод или особых преимуществ</text:span> </text:p>
          </text:list-item>
        </text:list>
        <text:list text:style-name="L232">
          <text:list-item>
            <text:p text:style-name="P234"><text:span text:style-name="Strong_20_Emphasis">Обоснование</text:span>: Не соответствует тексту. </text:p>
          </text:list-item>
        </text:list>
        <text:list text:style-name="L233">
          <text:list-item>
            <text:p text:style-name="P235"><text:span text:style-name="Strong_20_Emphasis">Для критики религиозно-мифологических представлений</text:span> </text:p>
          </text:list-item>
        </text:list>
        <text:list text:style-name="L234">
          <text:list-item>
            <text:p text:style-name="P236"><text:soft-page-break/><text:span text:style-name="Strong_20_Emphasis">Обоснование</text:span>: Не соответствует тексту. </text:p>
          </text:list-item>
        </text:list>
        <text:list text:style-name="L235">
          <text:list-item>
            <text:p text:style-name="P237"><text:span text:style-name="Strong_20_Emphasis">Для духовного преображения</text:span> ✓ </text:p>
          </text:list-item>
        </text:list>
        <text:list text:style-name="L236">
          <text:list-item>
            <text:p text:style-name="P238"><text:span text:style-name="Strong_20_Emphasis">Обоснование</text:span>: Соответствует тексту. </text:p>
          </text:list-item>
        </text:list>
        <text:list text:style-name="L237">
          <text:list-item>
            <text:p text:style-name="P239"><text:span text:style-name="Strong_20_Emphasis">Для гармоничного существования в обществе</text:span> </text:p>
          </text:list-item>
        </text:list>
        <text:list text:style-name="L238">
          <text:list-item>
            <text:p text:style-name="P240"><text:span text:style-name="Strong_20_Emphasis">Обоснование</text:span>: Не полностью соответствует тексту. </text:p>
          </text:list-item>
        </text:list>
        <text:list text:style-name="L239">
          <text:list-item>
            <text:p text:style-name="P241"><text:span text:style-name="Strong_20_Emphasis">Для объяснения первоначального хаоса</text:span> </text:p>
          </text:list-item>
        </text:list>
        <text:list text:style-name="L240">
          <text:list-item>
            <text:p text:style-name="P24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Для духовного преображения</text:span>. Вопрос релевантен тексту, ясен и имеет однозначный ответ. Оценка вопроса: 8/10.</text:p>
        <text:p text:style-name="Text_20_body"/>
        <text:p text:style-name="Text_20_body">Вопрос 1:</text:p>
        <text:p text:style-name="Text_20_body">Какая категория, соотносимая с бытием в истории философии, мыслилась как активная, порождающая все многообразие существующего сила?</text:p>
        <text:p text:style-name="Text_20_body">Участок текста: "Бытие – это предельно общее понятие (категория, универсалия). В истории философии его соотносили с такими категориями, как Брахман, Дао, Космос, Мир идей, Перводвигатель, Единое, Бог, субстанция, материя. Бытие мыслилось как активная, порождающая все многообразие существующего сила."</text:p>
        <text:p text:style-name="Text_20_body">Анализ ответов:</text:p>
        <text:p text:style-name="Text_20_body"><text:s text:c="4"/>1. Мир идей</text:p>
        <text:p text:style-name="Text_20_body"><text:s text:c="4"/>• Обоснование: Мир идей является одной из категорий, соотносимых с бытием, но не мыслится как активная, порождающая сила.</text:p>
        <text:p text:style-name="Text_20_body"><text:s text:c="4"/>1. Брахман</text:p>
        <text:p text:style-name="Text_20_body"><text:s text:c="4"/>• Обоснование: Брахман является одной из категорий, соотносимых с бытием, и мыслится как активная, порождающая сила. ✓</text:p>
        <text:p text:style-name="Text_20_body"><text:s text:c="4"/>1. Дао</text:p>
        <text:p text:style-name="Text_20_body"><text:s text:c="4"/>• Обоснование: Дао является одной из категорий, соотносимых с бытием, и мыслится как активная, порождающая сила. ✓</text:p>
        <text:p text:style-name="Text_20_body"><text:s text:c="4"/>1. Космос</text:p>
        <text:p text:style-name="Text_20_body"><text:s text:c="4"/>• Обоснование: Космос является одной из категорий, соотносимых с бытием, и мыслится как активная, порождающая сила. ✓</text:p>
        <text:p text:style-name="Text_20_body"><text:s text:c="4"/>1. Перводвигатель</text:p>
        <text:p text:style-name="Text_20_body"><text:s text:c="4"/>• Обоснование: Перводвигатель является одной из категорий, соотносимых с бытием, и мыслится как активная, порождающая сила. ✓</text:p>
        <text:p text:style-name="Text_20_body">Вывод: Ответ на вопрос правильный: Брахман, Дао, Космос, Перводвигатель. Вопрос релевантен тексту, ясен и имеет однозначный ответ. Оценка вопроса: 9/10.</text:p>
        <text:p text:style-name="Text_20_body"/>
        <text:p text:style-name="Text_20_body">Вопрос 2:</text:p>
        <text:p text:style-name="Text_20_body">В какой традиции считалось, что само бытие непознаваемо?</text:p>
        <text:p text:style-name="Text_20_body"><text:soft-page-break/>Участок текста: "Мир существующего открыт для человеческого разума, однако при этом само бытие в ряде философских учений считается непознаваемым (в восточной традиции, христианской, исламской и иудейской мистике)."</text:p>
        <text:p text:style-name="Text_20_body">Анализ ответов:</text:p>
        <text:p text:style-name="Text_20_body"><text:s text:c="4"/>1. Восточная философия</text:p>
        <text:p text:style-name="Text_20_body"><text:s text:c="4"/>• Обоснование: Соответствует тексту, где указано, что бытие считается непознаваемым в восточной традиции. ✓</text:p>
        <text:p text:style-name="Text_20_body"><text:s text:c="4"/>1. Христианская мистика</text:p>
        <text:p text:style-name="Text_20_body"><text:s text:c="4"/>• Обоснование: Соответствует тексту, где указано, что бытие считается непознаваемым в христианской мистике. ✓</text:p>
        <text:p text:style-name="Text_20_body"><text:s text:c="4"/>1. Исламская мистика</text:p>
        <text:p text:style-name="Text_20_body"><text:s text:c="4"/>• Обоснование: Соответствует тексту, где указано, что бытие считается непознаваемым в исламской мистике. ✓</text:p>
        <text:p text:style-name="Text_20_body"><text:s text:c="4"/>1. Иудейская мистика</text:p>
        <text:p text:style-name="Text_20_body"><text:s text:c="4"/>• Обоснование: Соответствует тексту, где указано, что бытие считается непознаваемым в иудейской мистике. ✓</text:p>
        <text:p text:style-name="Text_20_body"><text:s text:c="4"/>1. Западная философия</text:p>
        <text:p text:style-name="Text_20_body"><text:s text:c="4"/>• Обоснование: Не соответствует тексту, где указано, что бытие считается непознаваемым в восточной традиции, христианской, исламской и иудейской мистике.</text:p>
        <text:p text:style-name="Text_20_body">Вывод: Ответ на вопрос правильный: Восточная философия, Христианская мистика, Исламская мистика, Иудейская мистика. Вопрос релевантен тексту, ясен и имеет однозначный ответ. Оценка вопроса: 9/10.</text:p>
        <text:p text:style-name="Text_20_body"/>
        <text:p text:style-name="Text_20_body">Вопрос 3:</text:p>
        <text:p text:style-name="Text_20_body">Какая тенденция доминировала в западной философии в отношении возможности рационального постижения бытия?</text:p>
        <text:p text:style-name="Text_20_body">Участок текста: "В то же время, доминирующей тенденцией в западной философии была все же установка на возможность рационального постижения бытия."</text:p>
        <text:p text:style-name="Text_20_body">Анализ ответов:</text:p>
        <text:p text:style-name="Text_20_body"><text:s text:c="4"/>1. Установка на невозможность рационального постижения бытия</text:p>
        <text:p text:style-name="Text_20_body"><text:s text:c="4"/>• Обоснование: Не соответствует тексту, где указано, что доминирующей тенденцией была установка на возможность рационального постижения бытия.</text:p>
        <text:p text:style-name="Text_20_body"><text:s text:c="4"/>1. Установка на возможность рационального постижения бытия</text:p>
        <text:p text:style-name="Text_20_body"><text:s text:c="4"/>• Обоснование: Соответствует тексту, где указано, что доминирующей тенденцией была установка на возможность рационального постижения бытия. ✓</text:p>
        <text:p text:style-name="Text_20_body">Вывод: Ответ на вопрос правильный: Установка на возможность рационального постижения бытия. Вопрос релевантен тексту, ясен и имеет однозначный ответ. Оценка вопроса: 10/10.</text:p>
        <text:p text:style-name="Text_20_body"/>
        <text:p text:style-name="Text_20_body"><text:soft-page-break/>Вопрос 4:</text:p>
        <text:p text:style-name="Text_20_body">Кто был первым философом, который поставил проблему бытия в центр философской рефлексии?</text:p>
        <text:p text:style-name="Text_20_body">Участок текста: "Парменид был первым философом, который поставил проблему бытия в центр философской рефлексии."</text:p>
        <text:p text:style-name="Text_20_body">Анализ ответов:</text:p>
        <text:p text:style-name="Text_20_body"><text:s text:c="4"/>1. Сократ</text:p>
        <text:p text:style-name="Text_20_body"><text:s text:c="4"/>• Обоснование: Не соответствует тексту, где указано, что первым философом, поставившим проблему бытия в центр философской рефлексии, был Парменид.</text:p>
        <text:p text:style-name="Text_20_body"><text:s text:c="4"/>1. Парменид</text:p>
        <text:p text:style-name="Text_20_body"><text:s text:c="4"/>• Обоснование: Соответствует тексту, где указано, что первым философом, поставившим проблему бытия в центр философской рефлексии, был Парменид. ✓</text:p>
        <text:p text:style-name="Text_20_body"><text:s text:c="4"/>1. Демокрит</text:p>
        <text:p text:style-name="Text_20_body"><text:s text:c="4"/>• Обоснование: Не соответствует тексту, где указано, что первым философом, поставившим проблему бытия в центр философской рефлексии, был Парменид.</text:p>
        <text:p text:style-name="Text_20_body"><text:s text:c="4"/>1. Платон</text:p>
        <text:p text:style-name="Text_20_body"><text:s text:c="4"/>• Обоснование: Не соответствует тексту, где указано, что первым философом, поставившим проблему бытия в центр философской рефлексии, был Парменид.</text:p>
        <text:p text:style-name="Text_20_body"><text:s text:c="4"/>1. Аристотель</text:p>
        <text:p text:style-name="Text_20_body"><text:s text:c="4"/>• Обоснование: Не соответствует тексту, где указано, что первым философом, поставившим проблему бытия в центр философской рефлексии, был Парменид.</text:p>
        <text:p text:style-name="Text_20_body">Вывод: Ответ на вопрос правильный: Парменид. Вопрос релевантен тексту, ясен и имеет однозначный ответ. Оценка вопроса: 10/10.</text:p>
        <text:p text:style-name="Text_20_body"/>
        <text:p text:style-name="Text_20_body">Вопрос 5:</text:p>
        <text:p text:style-name="Text_20_body">По мнению Парменида, бытие имеет противоположность – небытие?</text:p>
        <text:p text:style-name="Text_20_body">Участок текста: "По его мнению, бытие едино, неподвижно, заполнено, вечно, и помимо него ничего не существует."</text:p>
        <text:p text:style-name="Text_20_body">Анализ ответов:</text:p>
        <text:p text:style-name="Text_20_body"><text:s text:c="4"/>1. Да</text:p>
        <text:p text:style-name="Text_20_body"><text:s text:c="4"/>• Обоснование: Не соответствует тексту, где указано, что помимо бытия ничего не существует.</text:p>
        <text:p text:style-name="Text_20_body"><text:s text:c="4"/>1. Нет</text:p>
        <text:p text:style-name="Text_20_body"><text:s text:c="4"/>• Обоснование: Соответствует тексту, где указано, что помимо бытия ничего не существует. ✓</text:p>
        <text:p text:style-name="Text_20_body">Вывод: Ответ на вопрос правильный: Нет. Вопрос релевантен тексту, ясен и имеет однозначный ответ. Оценка вопроса: 10/10.</text:p>
        <text:p text:style-name="Text_20_body"/>
        <text:p text:style-name="Text_20_body"><text:soft-page-break/>Вопрос 6:</text:p>
        <text:p text:style-name="Text_20_body">Для Платона истинное бытие – это Мир идей?</text:p>
        <text:p text:style-name="Text_20_body">Участок текста: "Для Платона истинное бытие – Мир идей, неизменных, вечных прообразов постоянно изменяющихся преходящих вещей."</text:p>
        <text:p text:style-name="Text_20_body">Анализ ответов:</text:p>
        <text:p text:style-name="Text_20_body"><text:s text:c="4"/>1. Нет</text:p>
        <text:p text:style-name="Text_20_body"><text:s text:c="4"/>• Обоснование: Не соответствует тексту, где указано, что для Платона истинное бытие – Мир идей.</text:p>
        <text:p text:style-name="Text_20_body"><text:s text:c="4"/>1. Да</text:p>
        <text:p text:style-name="Text_20_body"><text:s text:c="4"/>• Обоснование: Соответствует тексту, где указано, что для Платона истинное бытие – Мир идей. ✓</text:p>
        <text:p text:style-name="Text_20_body">Вывод: Ответ на вопрос правильный: Да. Вопрос релевантен тексту, ясен и имеет однозначный ответ. Оценка вопроса: 10/10.</text:p>
        <text:p text:style-name="Text_20_body"/>
        <text:p text:style-name="Text_20_body">Вопрос 7:</text:p>
        <text:p text:style-name="Text_20_body">Кто из следующих философов отождествлял бытие с ничто?</text:p>
        <text:p text:style-name="Text_20_body">Участок текста: "Гегель отождествляет бытие с ничто."</text:p>
        <text:p text:style-name="Text_20_body">Анализ ответов:</text:p>
        <text:p text:style-name="Text_20_body"><text:s text:c="4"/>1. Иммануил Кант</text:p>
        <text:p text:style-name="Text_20_body"><text:s text:c="4"/>• Обоснование: Не соответствует тексту, где указано, что Гегель отождествляет бытие с ничто.</text:p>
        <text:p text:style-name="Text_20_body"><text:s text:c="4"/>1. Георг Вильгельм Фридрих Гегель</text:p>
        <text:p text:style-name="Text_20_body"><text:s text:c="4"/>• Обоснование: Соответствует тексту, где указано, что Гегель отождествляет бытие с ничто. ✓</text:p>
        <text:p text:style-name="Text_20_body"><text:s text:c="4"/>1. Бенедикт Спиноза</text:p>
        <text:p text:style-name="Text_20_body"><text:s text:c="4"/>• Обоснование: Не соответствует тексту, где указано, что Гегель отождествляет бытие с ничто.</text:p>
        <text:p text:style-name="Text_20_body"><text:s text:c="4"/>1. Томас Кампанелла</text:p>
        <text:p text:style-name="Text_20_body"><text:s text:c="4"/>• Обоснование: Не соответствует тексту, где указано, что Гегель отождествляет бытие с ничто.</text:p>
        <text:p text:style-name="Text_20_body"><text:s text:c="4"/>1. Джордано Бруно</text:p>
        <text:p text:style-name="Text_20_body"><text:s text:c="4"/>• Обоснование: Не соответствует тексту, где указано, что Гегель отождествляет бытие с ничто.</text:p>
        <text:p text:style-name="Text_20_body">Вывод: Ответ на вопрос правильный: Георг Вильгельм Фридрих Гегель. Вопрос релевантен тексту, ясен и имеет однозначный ответ. Оценка вопроса: 10/10.</text:p>
        <text:p text:style-name="Text_20_body"/>
        <text:p text:style-name="Text_20_body">Вопрос 8:</text:p>
        <text:p text:style-name="Text_20_body"><text:soft-page-break/>В каком веке утверждается онтологический нигилизм?</text:p>
        <text:p text:style-name="Text_20_body">Участок текста: "Тем не менее, в философском дискурсе утверждается онтологический нигилизм, т.е. ослабление интереса к онтологической проблематике в ее прежнем, классическом смысле."</text:p>
        <text:p text:style-name="Text_20_body">Анализ ответов:</text:p>
        <text:p text:style-name="Text_20_body"><text:s text:c="4"/>1. Средневековье</text:p>
        <text:p text:style-name="Text_20_body"><text:s text:c="4"/>• Обоснование: Не соответствует тексту, где указано, что онтологический нигилизм утверждается в философском дискурсе.</text:p>
        <text:p text:style-name="Text_20_body"><text:s text:c="4"/>1. Новое время</text:p>
        <text:p text:style-name="Text_20_body"><text:s text:c="4"/>• Обоснование: Соответствует тексту, где указано, что онтологический нигилизм утверждается в философском дискурсе. ✓</text:p>
        <text:p text:style-name="Text_20_body"><text:s text:c="4"/>1. Античность</text:p>
        <text:p text:style-name="Text_20_body"><text:s text:c="4"/>• Обоснование: Не соответствует тексту, где указано, что онтологический нигилизм утверждается в философском дискурсе.</text:p>
        <text:p text:style-name="Text_20_body"><text:s text:c="4"/>1. Век Просвещения</text:p>
        <text:p text:style-name="Text_20_body"><text:s text:c="4"/>• Обоснование: Не соответствует тексту, где указано, что онтологический нигилизм утверждается в философском дискурсе.</text:p>
        <text:p text:style-name="Text_20_body"><text:s text:c="4"/>1. Модернизм</text:p>
        <text:p text:style-name="Text_20_body"><text:s text:c="4"/>• Обоснование: Не соответствует тексту, где указано, что онтологический нигилизм утверждается в философском дискурсе.</text:p>
        <text:p text:style-name="Text_20_body">Вывод: Ответ на вопрос правильный: Новое время. Вопрос релевантен тексту, ясен и имеет однозначный ответ. Оценка вопроса: 10/10.</text:p>
        <text:p text:style-name="Text_20_body"/>
        <text:p text:style-name="Text_20_body">Вопрос 9:</text:p>
        <text:p text:style-name="Text_20_body">Кто из следующих философов является последним мыслителем классической эпохи, исследовавшим проблему бытия?</text:p>
        <text:p text:style-name="Text_20_body">Участок текста: "Последним мыслителем классической эпохи, исследовавшим проблему бытия, был Г.В.Ф. Гегель, для которого бытие есть мысль, Абсолютная идея."</text:p>
        <text:p text:style-name="Text_20_body">Анализ ответов:</text:p>
        <text:p text:style-name="Text_20_body"><text:s text:c="4"/>1. Бенедикт Спиноза</text:p>
        <text:p text:style-name="Text_20_body"><text:s text:c="4"/>• Обоснование: Не соответствует тексту, где указано, что последним мыслителем классической эпохи, исследовавшим проблему бытия, был Г.В.Ф. Гегель.</text:p>
        <text:p text:style-name="Text_20_body"><text:s text:c="4"/>1. Георг Вильгельм Фридрих Гегель</text:p>
        <text:p text:style-name="Text_20_body"><text:s text:c="4"/>• Обоснование: Соответствует тексту, где указано, что последним мыслителем классической эпохи, исследовавшим проблему бытия, был Г.В.Ф. Гегель. ✓</text:p>
        <text:p text:style-name="Text_20_body"><text:s text:c="4"/>1. Джордано Бруно</text:p>
        <text:p text:style-name="Text_20_body"><text:s text:c="4"/>• Обоснование: Не соответствует тексту, где указано, что последним мыслителем классической эпохи, исследовавшим проблему бытия, был Г.В.Ф. Гегель.</text:p>
        <text:p text:style-name="Text_20_body"><text:soft-page-break/><text:s text:c="4"/>1. Томас Кампанелла</text:p>
        <text:p text:style-name="Text_20_body"><text:s text:c="4"/>• Обоснование: Не соответствует тексту, где указано, что последним мыслителем классической эпохи, исследовавшим проблему бытия, был Г.В.Ф. Гегель.</text:p>
        <text:p text:style-name="Text_20_body"><text:s text:c="4"/>1. Иммануил Кант</text:p>
        <text:p text:style-name="Text_20_body"><text:s text:c="4"/>• Обоснование: Не соответствует тексту, где указано, что последним мыслителем классической эпохи, исследовавшим проблему бытия, был Г.В.Ф. Гегель.</text:p>
        <text:p text:style-name="Text_20_body">Вывод: Ответ на вопрос правильный: Георг Вильгельм Фридрих Гегель. Вопрос релевантен тексту, ясен и имеет однозначный ответ. Оценка вопроса: 10/10.</text:p>
        <text:p text:style-name="Text_20_body"/>
        <text:p text:style-name="Text_20_body">Вопрос 10:</text:p>
        <text:p text:style-name="Text_20_body">Что такое материя?</text:p>
        <text:p text:style-name="Text_20_body">Участок текста: "Материя (от лат. materia – вещество) в современной философии является философской категорией, обозначающая объективную реальность, которая существует независимо от человеческого сознания и отображается им (В.И. Ленин)."</text:p>
        <text:p text:style-name="Text_20_body">Анализ ответов:</text:p>
        <text:p text:style-name="Text_20_body"><text:s text:c="4"/>1. Порождение духа</text:p>
        <text:p text:style-name="Text_20_body"><text:s text:c="4"/>• Обоснование: Не соответствует тексту, где указано, что материя является объективной реальностью, существующей независимо от человека.</text:p>
        <text:p text:style-name="Text_20_body"><text:s text:c="4"/>1. Объективная реальность, существующая независимо от человека</text:p>
        <text:p text:style-name="Text_20_body"><text:s text:c="4"/>• Обоснование: Соответствует тексту, где указано, что материя является объективной реальностью, существующей независимо от человека. ✓</text:p>
        <text:p text:style-name="Text_20_body"><text:s text:c="4"/>1. Вещество, созданное человеком</text:p>
        <text:p text:style-name="Text_20_body"><text:s text:c="4"/>• Обоснование: Не соответствует тексту, где указано, что материя является объективной реальностью, существующей независимо от человека.</text:p>
        <text:p text:style-name="Text_20_body"><text:s text:c="4"/>1. Идеальный объект, существующий только в сознании</text:p>
        <text:p text:style-name="Text_20_body"><text:s text:c="4"/>• Обоснование: Не соответствует тексту, где указано, что материя является объективной реальностью, существующей независимо от человека.</text:p>
        <text:p text:style-name="Text_20_body"><text:s text:c="4"/>1. Процесс развития бытия</text:p>
        <text:p text:style-name="Text_20_body"><text:s text:c="4"/>• Обоснование: Не соответствует тексту, где указано, что материя является объективной реальностью, существующей независимо от человека.</text:p>
        <text:p text:style-name="Text_20_body">Вывод: Ответ на вопрос правильный: Объективная реальность, существующая независимо от человека. Вопрос релевантен тексту, ясен и имеет однозначный ответ. Оценка вопроса: 10/10.</text:p>
        <text:p text:style-name="Text_20_body"/>
        <text:p text:style-name="Text_20_body">Вопрос 11:</text:p>
        <text:p text:style-name="Text_20_body">Какое из следующих понятий не является онтологической категорией?</text:p>
        <text:p text:style-name="Text_20_body">Участок текста: "Важнейшими понятиями, уточняющими и конкретизирующими категорию бытия, являются такие онтологические категории, как материя, пространство, время, <text:soft-page-break/>движение, развитие, причинность и др."</text:p>
        <text:p text:style-name="Text_20_body">Анализ ответов:</text:p>
        <text:p text:style-name="Text_20_body"><text:s text:c="4"/>1. Материя</text:p>
        <text:p text:style-name="Text_20_body"><text:s text:c="4"/>• Обоснование: Соответствует тексту, где указано, что материя является онтологической категорией.</text:p>
        <text:p text:style-name="Text_20_body"><text:s text:c="4"/>1. Пространство</text:p>
        <text:p text:style-name="Text_20_body"><text:s text:c="4"/>• Обоснование: Соответствует тексту, где указано, что пространство является онтологической категорией.</text:p>
        <text:p text:style-name="Text_20_body"><text:s text:c="4"/>1. Время</text:p>
        <text:p text:style-name="Text_20_body"><text:s text:c="4"/>• Обоснование: Соответствует тексту, где указано, что время является онтологической категорией.</text:p>
        <text:p text:style-name="Text_20_body"><text:s text:c="4"/>1. Мышление</text:p>
        <text:p text:style-name="Text_20_body"><text:s text:c="4"/>• Обоснование: Не соответствует тексту, где указано, что мышление не является онтологической категорией. ✓</text:p>
        <text:p text:style-name="Text_20_body"><text:s text:c="4"/>1. Движение</text:p>
        <text:p text:style-name="Text_20_body"><text:s text:c="4"/>• Обоснование: Соответствует тексту, где указано, что движение является онтологической категорией.</text:p>
        <text:p text:style-name="Text_20_body">Вывод: Ответ на вопрос правильный: Мышление. Вопрос релевантен тексту, ясен и имеет однозначный ответ. Оценка вопроса: 10/10.</text:p>
        <text:p text:style-name="Text_20_body"/>
        <text:p text:style-name="Text_20_body">Вопрос 12:</text:p>
        <text:p text:style-name="Text_20_body">Как материализм трактует категорию материи?</text:p>
        <text:p text:style-name="Text_20_body">Участок текста: "Согласно материализму, материя является первичной субстанцией, саморазвивающейся, порождающей все многообразие универсума, мироздания."</text:p>
        <text:p text:style-name="Text_20_body">Анализ ответов:</text:p>
        <text:p text:style-name="Text_20_body"><text:s text:c="4"/>1. Материя является порождением духа</text:p>
        <text:p text:style-name="Text_20_body"><text:s text:c="4"/>• Обоснование: Не соответствует тексту, где указано, что согласно материализму, материя является первичной субстанцией.</text:p>
        <text:p text:style-name="Text_20_body"><text:s text:c="4"/>1. Материя является вторичной субстанцией, созданной сознанием</text:p>
        <text:p text:style-name="Text_20_body"><text:s text:c="4"/>• Обоснование: Не соответствует тексту, где указано, что согласно материализму, материя является первичной субстанцией.</text:p>
        <text:p text:style-name="Text_20_body"><text:s text:c="4"/>1. Материя является первичной субстанцией, саморазвивающейся и порождающей все многообразие универсума</text:p>
        <text:p text:style-name="Text_20_body"><text:s text:c="4"/>• Обоснование: Соответствует тексту, где указано, что согласно материализму, материя является первичной субстанцией, саморазвивающейся и порождающей все многообразие универсума. ✓</text:p>
        <text:p text:style-name="Text_20_body"><text:s text:c="4"/>1. Материя существует только в воображении человека</text:p>
        <text:p text:style-name="Text_20_body"><text:s text:c="4"/>• Обоснование: Не соответствует тексту, где указано, что согласно материализму, <text:soft-page-break/>материя является первичной субстанцией.</text:p>
        <text:p text:style-name="Text_20_body"><text:s text:c="4"/>1. Материя является синонимом духа или сознания</text:p>
        <text:p text:style-name="Text_20_body"><text:s text:c="4"/>• Обоснование: Не соответствует тексту, где указано, что согласно материализму, материя является первичной субстанцией.</text:p>
        <text:p text:style-name="Text_20_body">Вывод: Ответ на вопрос правильный: Материя является первичной субстанцией, саморазвивающейся и порождающей все многообразие универсума. Вопрос релевантен тексту, ясен и имеет однозначный ответ. Оценка вопроса: 10/10.</text:p>
        <text:p text:style-name="Text_20_body"/>
        <text:p text:style-name="Text_20_body">Вопрос 13:</text:p>
        <text:p text:style-name="Text_20_body">Какое из перечисленных является реальным временем?</text:p>
        <text:p text:style-name="Text_20_body">Участок текста: "Различают реальное (физическое), перцептуальное (психологическое), концептуальное (теоретическое), социальное (культурно-историческое) и виртуальное (к примеру, информационно-компьютерное) пространство и время."</text:p>
        <text:p text:style-name="Text_20_body">Анализ ответов:</text:p>
        <text:p text:style-name="Text_20_body"><text:s text:c="4"/>1. Физическое время</text:p>
        <text:p text:style-name="Text_20_body"><text:s text:c="4"/>• Обоснование: Соответствует тексту, где указано, что реальное время является физическим. ✓</text:p>
        <text:p text:style-name="Text_20_body"><text:s text:c="4"/>1. Психологическое время</text:p>
        <text:p text:style-name="Text_20_body"><text:s text:c="4"/>• Обоснование: Не соответствует тексту, где указано, что реальное время является физическим.</text:p>
        <text:p text:style-name="Text_20_body"><text:s text:c="4"/>1. Теоретическое время</text:p>
        <text:p text:style-name="Text_20_body"><text:s text:c="4"/>• Обоснование: Не соответствует тексту, где указано, что реальное время является физическим.</text:p>
        <text:p text:style-name="Text_20_body"><text:s text:c="4"/>1. Культурно-историческое время</text:p>
        <text:p text:style-name="Text_20_body"><text:s text:c="4"/>• Обоснование: Не соответствует тексту, где указано, что реальное время является физическим.</text:p>
        <text:p text:style-name="Text_20_body"><text:s text:c="4"/>1. Информационно-компьютерное время</text:p>
        <text:p text:style-name="Text_20_body"><text:s text:c="4"/>• Обоснование: Не соответствует тексту, где указано, что реальное время является физическим.</text:p>
        <text:p text:style-name="Text_20_body">Вывод: Ответ на вопрос правильный: Физическое время. Вопрос релевантен тексту, ясен и имеет однозначный ответ. Оценка вопроса: 10/10.</text:p>
        <text:p text:style-name="Text_20_body"/>
        <text:p text:style-name="Text_20_body">Вопрос 14:</text:p>
        <text:p text:style-name="Text_20_body">Какое из перечисленных является перцептуальным пространством?</text:p>
        <text:p text:style-name="Text_20_body">Участок текста: "Различают реальное (физическое), перцептуальное (психологическое), концептуальное (теоретическое), социальное (культурно-историческое) и виртуальное (к примеру, информационно-компьютерное) пространство и время."</text:p>
        <text:p text:style-name="Text_20_body">Анализ ответов:</text:p>
        <text:p text:style-name="Text_20_body"><text:soft-page-break/><text:s text:c="4"/>1. Физическое пространство</text:p>
        <text:p text:style-name="Text_20_body"><text:s text:c="4"/>• Обоснование: Не соответствует тексту, где указано, что перцептуальное пространство является психологическим.</text:p>
        <text:p text:style-name="Text_20_body"><text:s text:c="4"/>1. Психологическое пространство</text:p>
        <text:p text:style-name="Text_20_body"><text:s text:c="4"/>• Обоснование: Соответствует тексту, где указано, что перцептуальное пространство является психологическим. ✓</text:p>
        <text:p text:style-name="Text_20_body"><text:s text:c="4"/>1. Теоретическое пространство</text:p>
        <text:p text:style-name="Text_20_body"><text:s text:c="4"/>• Обоснование: Не соответствует тексту, где указано, что перцептуальное пространство является психологическим.</text:p>
        <text:p text:style-name="Text_20_body"><text:s text:c="4"/>1. Культурно-историческое пространство</text:p>
        <text:p text:style-name="Text_20_body"><text:s text:c="4"/>• Обоснование: Не соответствует тексту, где указано, что перцептуальное пространство является психологическим.</text:p>
        <text:p text:style-name="Text_20_body"><text:s text:c="4"/>1. Информационно-компьютерное пространство</text:p>
        <text:p text:style-name="Text_20_body"><text:s text:c="4"/>• Обоснование: Не соответствует тексту, где указано, что перцептуальное пространство является психологическим.</text:p>
        <text:p text:style-name="Text_20_body">Вывод: Ответ на вопрос правильный: Психологическое пространство. Вопрос релевантен тексту, ясен и имеет однозначный ответ. Оценка вопроса: 10/10.</text:p>
        <text:p text:style-name="Text_20_body"/>
        <text:p text:style-name="Text_20_body">Вопрос 15:</text:p>
        <text:p text:style-name="Text_20_body">Какое из перечисленных является социальным временем?</text:p>
        <text:p text:style-name="Text_20_body">Участок текста: "Различают реальное (физическое), перцептуальное (психологическое), концептуальное (теоретическое), социальное (культурно-историческое) и виртуальное (к примеру, информационно-компьютерное) пространство и время."</text:p>
        <text:p text:style-name="Text_20_body">Анализ ответов:</text:p>
        <text:p text:style-name="Text_20_body"><text:s text:c="4"/>1. Физическое время</text:p>
        <text:p text:style-name="Text_20_body"><text:s text:c="4"/>• Обоснование: Не соответствует тексту, где указано, что социальное время является культурно-историческим.</text:p>
        <text:p text:style-name="Text_20_body"><text:s text:c="4"/>1. Психологическое время</text:p>
        <text:p text:style-name="Text_20_body"><text:s text:c="4"/>• Обоснование: Не соответствует тексту, где указано, что социальное время является культурно-историческим.</text:p>
        <text:p text:style-name="Text_20_body"><text:s text:c="4"/>1. Теоретическое время</text:p>
        <text:p text:style-name="Text_20_body"><text:s text:c="4"/>• Обоснование: Не соответствует тексту, где указано, что социальное время является культурно-историческим.</text:p>
        <text:p text:style-name="Text_20_body"><text:s text:c="4"/>1. Культурно-историческое время</text:p>
        <text:p text:style-name="Text_20_body"><text:s text:c="4"/>• Обоснование: Соответствует тексту, где указано, что социальное время является культурно-историческим. ✓</text:p>
        <text:p text:style-name="Text_20_body"><text:s text:c="4"/>1. Информационно-компьютерное время</text:p>
        <text:p text:style-name="Text_20_body"><text:s text:c="4"/>• Обоснование: Не соответствует тексту, где указано, что социальное время является <text:soft-page-break/>культурно-историческим.</text:p>
        <text:p text:style-name="Text_20_body">Вывод: Ответ на вопрос правильный: Культурно-историческое время. Вопрос релевантен тексту, ясен и имеет однозначный ответ. Оценка вопроса: 10/10.</text:p>
        <text:p text:style-name="Text_20_body"/>
        <text:p text:style-name="Text_20_body">Вопрос 16:</text:p>
        <text:p text:style-name="Text_20_body">Какая концепция трактует пространство и время как самостоятельные сущности?</text:p>
        <text:p text:style-name="Text_20_body">Участок текста: "Субстанциальная концепция трактует пространство и время как самостоятельные сущности, не зависящие от материи и друг от друга (И. Ньютон)."</text:p>
        <text:p text:style-name="Text_20_body">Анализ ответов:</text:p>
        <text:p text:style-name="Text_20_body"><text:s text:c="4"/>1. Субстанциальная</text:p>
        <text:p text:style-name="Text_20_body"><text:s text:c="4"/>• Обоснование: Соответствует тексту, где указано, что субстанциальная концепция трактует пространство и время как самостоятельные сущности. ✓</text:p>
        <text:p text:style-name="Text_20_body"><text:s text:c="4"/>1. Реляционная</text:p>
        <text:p text:style-name="Text_20_body"><text:s text:c="4"/>• Обоснование: Не соответствует тексту, где указано, что субстанциальная концепция трактует пространство и время как самостоятельные сущности.</text:p>
        <text:p text:style-name="Text_20_body"><text:s text:c="4"/>1. Материалистическая</text:p>
        <text:p text:style-name="Text_20_body"><text:s text:c="4"/>• Обоснование: Не соответствует тексту, где указано, что субстанциальная концепция трактует пространство и время как самостоятельные сущности.</text:p>
        <text:p text:style-name="Text_20_body"><text:s text:c="4"/>1. Идеалистическая</text:p>
        <text:p text:style-name="Text_20_body"><text:s text:c="4"/>• Обоснование: Не соответствует тексту, где указано, что субстанциальная концепция трактует пространство и время как самостоятельные сущности.</text:p>
        <text:p text:style-name="Text_20_body"><text:s text:c="4"/>1. Дуалистическая</text:p>
        <text:p text:style-name="Text_20_body"><text:s text:c="4"/>• Обоснование: Не соответствует тексту, где указано, что субстанциальная концепция трактует пространство и время как самостоятельные сущности.</text:p>
        <text:p text:style-name="Text_20_body">Вывод: Ответ на вопрос правильный: Субстанциальная. Вопрос релевантен тексту, ясен и имеет однозначный ответ. Оценка вопроса: 10/10.</text:p>
        <text:p text:style-name="Text_20_body"/>
        <text:p text:style-name="Text_20_body">Вопрос 17:</text:p>
        <text:p text:style-name="Text_20_body">Какие критерии определяют качественную специфику форм движения материи?</text:p>
        <text:p text:style-name="Text_20_body">Участок текста: "Качественная специфика этих форм, обусловлена тремя критериями (материальным носителем движения, типом взаимодействия и соответствующими той или иной форме движения закономерностями на каждом уровне материи)."</text:p>
        <text:p text:style-name="Text_20_body">Анализ ответов:</text:p>
        <text:p text:style-name="Text_20_body"><text:s text:c="4"/>1. Материальный носитель движения</text:p>
        <text:p text:style-name="Text_20_body"><text:s text:c="4"/>• Обоснование: Соответствует тексту, где указано, что качественная специфика форм движения материи обусловлена материальным носителем движения. ✓</text:p>
        <text:p text:style-name="Text_20_body"><text:s text:c="4"/>1. Тип взаимодействия</text:p>
        <text:p text:style-name="Text_20_body"><text:s text:c="4"/>• Обоснование: Соответствует тексту, где указано, что качественная специфика форм <text:soft-page-break/>движения материи обусловлена типом взаимодействия. ✓</text:p>
        <text:p text:style-name="Text_20_body"><text:s text:c="4"/>1. Закономерности на каждом уровне материи</text:p>
        <text:p text:style-name="Text_20_body"><text:s text:c="4"/>• Обоснование: Соответствует тексту, где указано, что качественная специфика форм движения материи обусловлена закономерностями на каждом уровне материи. ✓</text:p>
        <text:p text:style-name="Text_20_body"><text:s text:c="4"/>1. Пространство и время</text:p>
        <text:p text:style-name="Text_20_body"><text:s text:c="4"/>• Обоснование: Не соответствует тексту, где указано, что качественная специфика форм движения материи обусловлена материальным носителем движения, типом взаимодействия и закономерностями на каждом уровне материи.</text:p>
        <text:p text:style-name="Text_20_body"><text:s text:c="4"/>1. Формы существования материи</text:p>
        <text:p text:style-name="Text_20_body"><text:s text:c="4"/>• Обоснование: Не соответствует тексту, где указано, что качественная специфика форм движения материи обусловлена материальным носителем движения, типом взаимодействия и закономерностями на каждом уровне материи.</text:p>
        <text:p text:style-name="Text_20_body">Вывод: Ответ на вопрос правильный: Материальный носитель движения, Тип взаимодействия, Закономерности на каждом уровне материи. Вопрос релевантен тексту, ясен и имеет однозначный ответ. Оценка вопроса: 10/10.</text:p>
        <text:p text:style-name="Text_20_body"/>
        <text:p text:style-name="Text_20_body">Вопрос 18:</text:p>
        <text:p text:style-name="Text_20_body">Что является одной из форм материального бытия?</text:p>
        <text:p text:style-name="Text_20_body">Участок текста: "Одной из форм материального бытия является природа."</text:p>
        <text:p text:style-name="Text_20_body">Анализ ответов:</text:p>
        <text:p text:style-name="Text_20_body"><text:s text:c="4"/>1. Природа</text:p>
        <text:p text:style-name="Text_20_body"><text:s text:c="4"/>• Обоснование: Соответствует тексту, где указано, что одной из форм материального бытия является природа. ✓</text:p>
        <text:p text:style-name="Text_20_body"><text:s text:c="4"/>1. Материя</text:p>
        <text:p text:style-name="Text_20_body"><text:s text:c="4"/>• Обоснование: Не соответствует тексту, где указано, что одной из форм материального бытия является природа.</text:p>
        <text:p text:style-name="Text_20_body"><text:s text:c="4"/>1. Дух</text:p>
        <text:p text:style-name="Text_20_body"><text:s text:c="4"/>• Обоснование: Не соответствует тексту, где указано, что одной из форм материального бытия является природа.</text:p>
        <text:p text:style-name="Text_20_body"><text:s text:c="4"/>1. Пространство</text:p>
        <text:p text:style-name="Text_20_body"><text:s text:c="4"/>• Обоснование: Не соответствует тексту, где указано, что одной из форм материального бытия является природа.</text:p>
        <text:p text:style-name="Text_20_body"><text:s text:c="4"/>1. Время</text:p>
        <text:p text:style-name="Text_20_body"><text:s text:c="4"/>• Обоснование: Не соответствует тексту, где указано, что одной из форм материального бытия является природа.</text:p>
        <text:p text:style-name="Text_20_body">Вывод: Ответ на вопрос правильный: Природа. Вопрос релевантен тексту, ясен и имеет однозначный ответ. Оценка вопроса: 10/10.</text:p>
        <text:p text:style-name="Text_20_body"/>
        <text:p text:style-name="Text_20_body"><text:soft-page-break/>Вопрос 19:</text:p>
        <text:p text:style-name="Text_20_body">Что такое среда обитания?</text:p>
        <text:p text:style-name="Text_20_body">Участок текста: "В широком смысле, под этим термином понимается объективная реальность, глобальная эволюционирующая суперсистема во всем многообразии ее форм и уровней организации."</text:p>
        <text:p text:style-name="Text_20_body">Анализ ответов:</text:p>
        <text:p text:style-name="Text_20_body"><text:s text:c="4"/>1. Вся объективная реальность</text:p>
        <text:p text:style-name="Text_20_body"><text:s text:c="4"/>• Обоснование: Не соответствует тексту, где указано, что среда обитания – это глобальная эволюционирующая суперсистема во всем многообразии ее форм и уровней организации.</text:p>
        <text:p text:style-name="Text_20_body"><text:s text:c="4"/>1. Глобальная суперсистема во всем многообразии форм и уровней организации</text:p>
        <text:p text:style-name="Text_20_body"><text:s text:c="4"/>• Обоснование: Соответствует тексту, где указано, что среда обитания – это глобальная эволюционирующая суперсистема во всем многообразии ее форм и уровней организации. ✓</text:p>
        <text:p text:style-name="Text_20_body"><text:s text:c="4"/>1. Только рукотворная, созданная человеком «вторая природа»</text:p>
        <text:p text:style-name="Text_20_body"><text:s text:c="4"/>• Обоснование: Не соответствует тексту, где указано, что среда обитания – это глобальная эволюционирующая суперсистема во всем многообразии ее форм и уровней организации.</text:p>
        <text:p text:style-name="Text_20_body"><text:s text:c="4"/>1. Только природная среда обитания</text:p>
        <text:p text:style-name="Text_20_body"><text:s text:c="4"/>• Обоснование: Не соответствует тексту, где указано, что среда обитания – это глобальная эволюционирующая суперсистема во всем многообразии ее форм и уровней организации.</text:p>
        <text:p text:style-name="Text_20_body"><text:s text:c="4"/>1. Только мир искусственного</text:p>
        <text:p text:style-name="Text_20_body"><text:s text:c="4"/>• Обоснование: Не соответствует тексту, где указано, что среда обитания – это глобальная эволюционирующая суперсистема во всем многообразии ее форм и уровней организации.</text:p>
        <text:p text:style-name="Text_20_body">Вывод: Ответ на вопрос правильный: Глобальная суперсистема во всем многообразии форм и уровней организации. Вопрос релевантен тексту, ясен и имеет однозначный ответ. Оценка вопроса: 10/10.</text:p>
        <text:p text:style-name="Text_20_body"/>
        <text:p text:style-name="Text_20_body">Вопрос 20:</text:p>
        <text:p text:style-name="Text_20_body">Каким образом «вторая природа» появилась?</text:p>
        <text:p text:style-name="Text_20_body">Участок текста: "Согласно научной точке зрения, «вторая природа» является закономерным результатом эволюции первой."</text:p>
        <text:p text:style-name="Text_20_body">Анализ ответов:</text:p>
        <text:p text:style-name="Text_20_body"><text:s text:c="4"/>1. В результате эволюции первой природы</text:p>
        <text:p text:style-name="Text_20_body"><text:s text:c="4"/>• Обоснование: Соответствует тексту, где указано, что «вторая природа» является закономерным результатом эволюции первой. ✓</text:p>
        <text:p text:style-name="Text_20_body"><text:s text:c="4"/>1. Без участия человека</text:p>
        <text:p text:style-name="Text_20_body"><text:soft-page-break/><text:s text:c="4"/>• Обоснование: Не соответствует тексту, где указано, что «вторая природа» является закономерным результатом эволюции первой.</text:p>
        <text:p text:style-name="Text_20_body"><text:s text:c="4"/>1. Внезапно появилась в результате неизвестных причин</text:p>
        <text:p text:style-name="Text_20_body"><text:s text:c="4"/>• Обоснование: Не соответствует тексту, где указано, что «вторая природа» является закономерным результатом эволюции первой.</text:p>
        <text:p text:style-name="Text_20_body"><text:s text:c="4"/>1. Является результатом эволюции только биологических видов</text:p>
        <text:p text:style-name="Text_20_body"><text:s text:c="4"/>• Обоснование: Не соответствует тексту, где указано, что «вторая природа» является закономерным результатом эволюции первой.</text:p>
        <text:p text:style-name="Text_20_body"><text:s text:c="4"/>1. Была создана искусственным интеллектом</text:p>
        <text:p text:style-name="Text_20_body"><text:s text:c="4"/>• Обоснование: Не соответствует тексту, где указано, что «вторая природа» является закономерным результатом эволюции первой.</text:p>
        <text:p text:style-name="Text_20_body">Вывод: Ответ на вопрос правильный: В результате эволюции первой природы. Вопрос релевантен тексту, ясен и имеет однозначный ответ. Оценка вопроса: 10/10.</text:p>
        <text:p text:style-name="Text_20_body"/>
        <text:p text:style-name="Text_20_body">Вопрос 21:</text:p>
        <text:p text:style-name="Text_20_body">Каким образом человек взаимодействует с природой?</text:p>
        <text:p text:style-name="Text_20_body">Участок текста: "Со времен возникновения опытного естествознания (Новое время) утвердился утилитарно-потребительский подход к взаимодействию человека с природой."</text:p>
        <text:p text:style-name="Text_20_body">Анализ ответов:</text:p>
        <text:p text:style-name="Text_20_body"><text:s text:c="4"/>1. Только гармонично и бережно</text:p>
        <text:p text:style-name="Text_20_body"><text:s text:c="4"/>• Обоснование: Не соответствует тексту, где указано, что утвердился утилитарно-потребительский подход к взаимодействию человека с природой.</text:p>
        <text:p text:style-name="Text_20_body"><text:s text:c="4"/>1. Только во вред природе</text:p>
        <text:p text:style-name="Text_20_body"><text:s text:c="4"/>• Обоснование: Не соответствует тексту, где указано, что утвердился утилитарно-потребительский подход к взаимодействию человека с природой.</text:p>
        <text:p text:style-name="Text_20_body"><text:s text:c="4"/>1. Утилитарно-потребительским образом</text:p>
        <text:p text:style-name="Text_20_body"><text:s text:c="4"/>• Обоснование: Соответствует тексту, где указано, что утвердился утилитарно-потребительский подход к взаимодействию человека с природой. ✓</text:p>
        <text:p text:style-name="Text_20_body"><text:s text:c="4"/>1. Без какого-либо воздействия на природу</text:p>
        <text:p text:style-name="Text_20_body"><text:s text:c="4"/>• Обоснование: Не соответствует тексту, где указано, что утвердился утилитарно-потребительский подход к взаимодействию человека с природой.</text:p>
        <text:p text:style-name="Text_20_body"><text:s text:c="4"/>1. Только в целях сохранения и восстановления природы</text:p>
        <text:p text:style-name="Text_20_body"><text:s text:c="4"/>• Обоснование: Не соответствует тексту, где указано, что утвердился утилитарно-потребительский подход к взаимодействию человека с природой.</text:p>
        <text:p text:style-name="Text_20_body">Вывод: Ответ на вопрос правильный: Утилитарно-потребительским образом. Вопрос релевантен тексту, ясен и имеет однозначный ответ. Оценка вопроса: 10/10.</text:p>
        <text:p text:style-name="Horizontal_20_Line"/>
        <text:h text:style-name="P2" text:outline-level="4"><text:bookmark text:name="-2"/><text:soft-page-break/>Вопросы по теме "Объектно-ориентированное программирование"</text:h>
        <text:p text:style-name="Horizontal_20_Line"/>
        <text:h text:style-name="P2" text:outline-level="4"><text:bookmark text:name="1-1"/>Вопрос 1:</text:h>
        <text:p text:style-name="Text_20_body"><text:span text:style-name="Strong_20_Emphasis">Какая парадигма программирования описывает цель, но не средства ее достижения?</text:span></text:p>
        <text:p text:style-name="Text_20_body"><text:span text:style-name="Strong_20_Emphasis">Участок текста:</text:span> "В декларативном программировании программа описывает цель, но не средства ее достижения."</text:p>
        <text:p text:style-name="Text_20_body"><text:span text:style-name="Strong_20_Emphasis">Анализ ответов:</text:span></text:p>
        <text:list text:style-name="L241">
          <text:list-item>
            <text:p text:style-name="P243"><text:span text:style-name="Strong_20_Emphasis">Императивное программирование</text:span> </text:p>
          </text:list-item>
        </text:list>
        <text:list text:style-name="L242">
          <text:list-item>
            <text:p text:style-name="P244"><text:span text:style-name="Strong_20_Emphasis">Обоснование</text:span>: Не соответствует тексту, так как императивное программирование описывает средства достижения цели. </text:p>
          </text:list-item>
        </text:list>
        <text:list text:style-name="L243">
          <text:list-item>
            <text:p text:style-name="P245"><text:span text:style-name="Strong_20_Emphasis">Декларативное программирование</text:span> ✓ </text:p>
          </text:list-item>
        </text:list>
        <text:list text:style-name="L244">
          <text:list-item>
            <text:p text:style-name="P246"><text:span text:style-name="Strong_20_Emphasis">Обоснование</text:span>: Соответствует тексту, где указано, что декларативное программирование описывает цель, но не средства ее достижения. </text:p>
          </text:list-item>
        </text:list>
        <text:list text:style-name="L245">
          <text:list-item>
            <text:p text:style-name="P247"><text:span text:style-name="Strong_20_Emphasis">Модульное программирование</text:span> </text:p>
          </text:list-item>
        </text:list>
        <text:list text:style-name="L246">
          <text:list-item>
            <text:p text:style-name="P248"><text:span text:style-name="Strong_20_Emphasis">Обоснование</text:span>: Не соответствует тексту. </text:p>
          </text:list-item>
        </text:list>
        <text:list text:style-name="L247">
          <text:list-item>
            <text:p text:style-name="P249"><text:span text:style-name="Strong_20_Emphasis">Процедурное программирование</text:span> </text:p>
          </text:list-item>
        </text:list>
        <text:list text:style-name="L248">
          <text:list-item>
            <text:p text:style-name="P250"><text:span text:style-name="Strong_20_Emphasis">Обоснование</text:span>: Не соответствует тексту. </text:p>
          </text:list-item>
        </text:list>
        <text:list text:style-name="L249">
          <text:list-item>
            <text:p text:style-name="P251"><text:span text:style-name="Strong_20_Emphasis">Объектно-ориентированное программирование</text:span> </text:p>
          </text:list-item>
        </text:list>
        <text:list text:style-name="L250">
          <text:list-item>
            <text:p text:style-name="P25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Декларативное программирование</text:span>. Вопрос релевантен тексту, ясен и имеет однозначный ответ. Оценка вопроса: 9/10.</text:p>
        <text:p text:style-name="Horizontal_20_Line"/>
        <text:h text:style-name="P2" text:outline-level="4"><text:bookmark text:name="2-1"/>Вопрос 2:</text:h>
        <text:p text:style-name="Text_20_body"><text:span text:style-name="Strong_20_Emphasis">Какая парадигма программирования представляет собой набор инструкций, которые изменяют состояние программы?</text:span></text:p>
        <text:p text:style-name="Text_20_body"><text:span text:style-name="Strong_20_Emphasis">Участок текста:</text:span> "В императивном программировании программа представляет собой набор инструкций, которые изменяют состояние программы."</text:p>
        <text:p text:style-name="Text_20_body"><text:span text:style-name="Strong_20_Emphasis">Анализ ответов:</text:span></text:p>
        <text:list text:style-name="L251">
          <text:list-item>
            <text:p text:style-name="P253"><text:span text:style-name="Strong_20_Emphasis">Декларативное программирование</text:span> </text:p>
          </text:list-item>
        </text:list>
        <text:list text:style-name="L252">
          <text:list-item>
            <text:p text:style-name="P254"><text:span text:style-name="Strong_20_Emphasis">Обоснование</text:span>: Не соответствует тексту, так как декларативное программирование описывает цель, но не средства ее достижения. </text:p>
          </text:list-item>
        </text:list>
        <text:list text:style-name="L253">
          <text:list-item>
            <text:p text:style-name="P255"><text:span text:style-name="Strong_20_Emphasis">Императивное программирование</text:span> ✓ </text:p>
          </text:list-item>
        </text:list>
        <text:list text:style-name="L254">
          <text:list-item>
            <text:p text:style-name="P256"><text:span text:style-name="Strong_20_Emphasis">Обоснование</text:span>: Соответствует тексту, где указано, что императивное программирование представляет собой набор инструкций. </text:p>
          </text:list-item>
        </text:list>
        <text:list text:style-name="L255">
          <text:list-item>
            <text:p text:style-name="P257"><text:span text:style-name="Strong_20_Emphasis">Функциональное программирование</text:span> </text:p>
          </text:list-item>
        </text:list>
        <text:list text:style-name="L256">
          <text:list-item>
            <text:p text:style-name="P258"><text:span text:style-name="Strong_20_Emphasis">Обоснование</text:span>: Не соответствует тексту. </text:p>
          </text:list-item>
        </text:list>
        <text:list text:style-name="L257">
          <text:list-item>
            <text:p text:style-name="P259"><text:soft-page-break/><text:span text:style-name="Strong_20_Emphasis">Логическое программирование</text:span> </text:p>
          </text:list-item>
        </text:list>
        <text:list text:style-name="L258">
          <text:list-item>
            <text:p text:style-name="P260"><text:span text:style-name="Strong_20_Emphasis">Обоснование</text:span>: Не соответствует тексту. </text:p>
          </text:list-item>
        </text:list>
        <text:list text:style-name="L259">
          <text:list-item>
            <text:p text:style-name="P261"><text:span text:style-name="Strong_20_Emphasis">Графовое программирование</text:span> </text:p>
          </text:list-item>
        </text:list>
        <text:list text:style-name="L260">
          <text:list-item>
            <text:p text:style-name="P26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Императивное программирование</text:span>. Вопрос релевантен тексту, ясен и имеет однозначный ответ. Оценка вопроса: 9/10.</text:p>
        <text:p text:style-name="Horizontal_20_Line"/>
        <text:h text:style-name="P2" text:outline-level="4"><text:bookmark text:name="3-1"/>Вопрос 3:</text:h>
        <text:p text:style-name="Text_20_body"><text:span text:style-name="Strong_20_Emphasis">Какая парадигма программирования популярна в науке благодаря сосредоточению на используемых алгоритмах?</text:span></text:p>
        <text:p text:style-name="Text_20_body"><text:span text:style-name="Strong_20_Emphasis">Участок текста:</text:span> "Декларативное программирование достаточно популярно в науке."</text:p>
        <text:p text:style-name="Text_20_body"><text:span text:style-name="Strong_20_Emphasis">Анализ ответов:</text:span></text:p>
        <text:list text:style-name="L261">
          <text:list-item>
            <text:p text:style-name="P263"><text:span text:style-name="Strong_20_Emphasis">Императивное программирование</text:span> </text:p>
          </text:list-item>
        </text:list>
        <text:list text:style-name="L262">
          <text:list-item>
            <text:p text:style-name="P264"><text:span text:style-name="Strong_20_Emphasis">Обоснование</text:span>: Не соответствует тексту. </text:p>
          </text:list-item>
        </text:list>
        <text:list text:style-name="L263">
          <text:list-item>
            <text:p text:style-name="P265"><text:span text:style-name="Strong_20_Emphasis">Декларативное программирование</text:span> ✓ </text:p>
          </text:list-item>
        </text:list>
        <text:list text:style-name="L264">
          <text:list-item>
            <text:p text:style-name="P266"><text:span text:style-name="Strong_20_Emphasis">Обоснование</text:span>: Соответствует тексту, где указано, что декларативное программирование популярно в науке. </text:p>
          </text:list-item>
        </text:list>
        <text:list text:style-name="L265">
          <text:list-item>
            <text:p text:style-name="P267"><text:span text:style-name="Strong_20_Emphasis">Функциональное программирование</text:span> </text:p>
          </text:list-item>
        </text:list>
        <text:list text:style-name="L266">
          <text:list-item>
            <text:p text:style-name="P268"><text:span text:style-name="Strong_20_Emphasis">Обоснование</text:span>: Не соответствует тексту. </text:p>
          </text:list-item>
        </text:list>
        <text:list text:style-name="L267">
          <text:list-item>
            <text:p text:style-name="P269"><text:span text:style-name="Strong_20_Emphasis">Глобальное программирование</text:span> </text:p>
          </text:list-item>
        </text:list>
        <text:list text:style-name="L268">
          <text:list-item>
            <text:p text:style-name="P270"><text:span text:style-name="Strong_20_Emphasis">Обоснование</text:span>: Не соответствует тексту. </text:p>
          </text:list-item>
        </text:list>
        <text:list text:style-name="L269">
          <text:list-item>
            <text:p text:style-name="P271"><text:span text:style-name="Strong_20_Emphasis">Квантовое программирование</text:span> </text:p>
          </text:list-item>
        </text:list>
        <text:list text:style-name="L270">
          <text:list-item>
            <text:p text:style-name="P27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Декларативное программирование</text:span>. Вопрос релевантен тексту, ясен и имеет однозначный ответ. Оценка вопроса: 9/10.</text:p>
        <text:p text:style-name="Horizontal_20_Line"/>
        <text:h text:style-name="P2" text:outline-level="4"><text:bookmark text:name="4-1"/>Вопрос 4:</text:h>
        <text:p text:style-name="Text_20_body"><text:span text:style-name="Strong_20_Emphasis">Какая парадигма программирования используется для написания системных приложений?</text:span></text:p>
        <text:p text:style-name="Text_20_body"><text:span text:style-name="Strong_20_Emphasis">Участок текста:</text:span> "Для написания прикладных или, тем более, системных приложений используется именно императивное программирование."</text:p>
        <text:p text:style-name="Text_20_body"><text:span text:style-name="Strong_20_Emphasis">Анализ ответов:</text:span></text:p>
        <text:list text:style-name="L271">
          <text:list-item>
            <text:p text:style-name="P273"><text:span text:style-name="Strong_20_Emphasis">Декларативное программирование</text:span> </text:p>
          </text:list-item>
        </text:list>
        <text:list text:style-name="L272">
          <text:list-item>
            <text:p text:style-name="P274"><text:span text:style-name="Strong_20_Emphasis">Обоснование</text:span>: Не соответствует тексту. </text:p>
          </text:list-item>
        </text:list>
        <text:list text:style-name="L273">
          <text:list-item>
            <text:p text:style-name="P275"><text:span text:style-name="Strong_20_Emphasis">Функциональное программирование</text:span> </text:p>
          </text:list-item>
        </text:list>
        <text:list text:style-name="L274">
          <text:list-item>
            <text:p text:style-name="P276"><text:span text:style-name="Strong_20_Emphasis">Обоснование</text:span>: Не соответствует тексту. </text:p>
          </text:list-item>
        </text:list>
        <text:list text:style-name="L275">
          <text:list-item>
            <text:p text:style-name="P277"><text:soft-page-break/><text:span text:style-name="Strong_20_Emphasis">Логическое программирование</text:span> </text:p>
          </text:list-item>
        </text:list>
        <text:list text:style-name="L276">
          <text:list-item>
            <text:p text:style-name="P278"><text:span text:style-name="Strong_20_Emphasis">Обоснование</text:span>: Не соответствует тексту. </text:p>
          </text:list-item>
        </text:list>
        <text:list text:style-name="L277">
          <text:list-item>
            <text:p text:style-name="P279"><text:span text:style-name="Strong_20_Emphasis">Императивное программирование</text:span> ✓ </text:p>
          </text:list-item>
        </text:list>
        <text:list text:style-name="L278">
          <text:list-item>
            <text:p text:style-name="P280"><text:span text:style-name="Strong_20_Emphasis">Обоснование</text:span>: Соответствует тексту, где указано, что императивное программирование используется для системных приложений. </text:p>
          </text:list-item>
        </text:list>
        <text:list text:style-name="L279">
          <text:list-item>
            <text:p text:style-name="P281"><text:span text:style-name="Strong_20_Emphasis">Модульное программирование</text:span> </text:p>
          </text:list-item>
        </text:list>
        <text:list text:style-name="L280">
          <text:list-item>
            <text:p text:style-name="P28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Императивное программирование</text:span>. Вопрос релевантен тексту, ясен и имеет однозначный ответ. Оценка вопроса: 9/10.</text:p>
        <text:p text:style-name="Horizontal_20_Line"/>
        <text:h text:style-name="P2" text:outline-level="4"><text:bookmark text:name="5-1"/>Вопрос 5:</text:h>
        <text:p text:style-name="Text_20_body"><text:span text:style-name="Strong_20_Emphasis">Какое из перечисленных понятий не является элементом программ в функциональном программировании?</text:span></text:p>
        <text:p text:style-name="Text_20_body"><text:span text:style-name="Strong_20_Emphasis">Участок текста:</text:span> "В функциональном программировании элементами программ являются функции."</text:p>
        <text:p text:style-name="Text_20_body"><text:span text:style-name="Strong_20_Emphasis">Анализ ответов:</text:span></text:p>
        <text:list text:style-name="L281">
          <text:list-item>
            <text:p text:style-name="P283"><text:span text:style-name="Strong_20_Emphasis">Функции</text:span> </text:p>
          </text:list-item>
        </text:list>
        <text:list text:style-name="L282">
          <text:list-item>
            <text:p text:style-name="P284"><text:span text:style-name="Strong_20_Emphasis">Обоснование</text:span>: Соответствует тексту, так как функции являются элементами программ в функциональном программировании. </text:p>
          </text:list-item>
        </text:list>
        <text:list text:style-name="L283">
          <text:list-item>
            <text:p text:style-name="P285"><text:span text:style-name="Strong_20_Emphasis">Логические утверждения</text:span> ✓ </text:p>
          </text:list-item>
        </text:list>
        <text:list text:style-name="L284">
          <text:list-item>
            <text:p text:style-name="P286"><text:span text:style-name="Strong_20_Emphasis">Обоснование</text:span>: Не соответствует тексту, так как логические утверждения не являются элементами программ в функциональном программировании. </text:p>
          </text:list-item>
        </text:list>
        <text:list text:style-name="L285">
          <text:list-item>
            <text:p text:style-name="P287"><text:span text:style-name="Strong_20_Emphasis">Объекты</text:span> </text:p>
          </text:list-item>
        </text:list>
        <text:list text:style-name="L286">
          <text:list-item>
            <text:p text:style-name="P288"><text:span text:style-name="Strong_20_Emphasis">Обоснование</text:span>: Не соответствует тексту, так как объекты не являются элементами программ в функциональном программировании. </text:p>
          </text:list-item>
        </text:list>
        <text:list text:style-name="L287">
          <text:list-item>
            <text:p text:style-name="P289"><text:span text:style-name="Strong_20_Emphasis">Процедуры</text:span> </text:p>
          </text:list-item>
        </text:list>
        <text:list text:style-name="L288">
          <text:list-item>
            <text:p text:style-name="P290"><text:span text:style-name="Strong_20_Emphasis">Обоснование</text:span>: Не соответствует тексту, так как процедуры не являются элементами программ в функциональном программировании. </text:p>
          </text:list-item>
        </text:list>
        <text:list text:style-name="L289">
          <text:list-item>
            <text:p text:style-name="P291"><text:span text:style-name="Strong_20_Emphasis">Структуры</text:span> </text:p>
          </text:list-item>
        </text:list>
        <text:list text:style-name="L290">
          <text:list-item>
            <text:p text:style-name="P292"><text:span text:style-name="Strong_20_Emphasis">Обоснование</text:span>: Не соответствует тексту, так как структуры не являются элементами программ в функциональном программировании. </text:p>
          </text:list-item>
        </text:list>
        <text:p text:style-name="Text_20_body"><text:span text:style-name="Strong_20_Emphasis">Вывод:</text:span> Ответ на вопрос правильный: <text:span text:style-name="Strong_20_Emphasis">Логические утверждения</text:span>. Вопрос релевантен тексту, ясен и имеет однозначный ответ. Оценка вопроса: 9/10.</text:p>
        <text:p text:style-name="Horizontal_20_Line"/>
        <text:h text:style-name="P2" text:outline-level="4"><text:bookmark text:name="6-1"/>Вопрос 6:</text:h>
        <text:p text:style-name="Text_20_body"><text:span text:style-name="Strong_20_Emphasis">В каком из перечисленных подходов связь между данными и поведением является слабой?</text:span></text:p>
        <text:p text:style-name="Text_20_body"><text:span text:style-name="Strong_20_Emphasis">Участок текста:</text:span> "В структурном программировании связь слабая: данные хранятся в <text:soft-page-break/>структурах и обрабатываются с помощью процедур и функций, которые реализуют поведение."</text:p>
        <text:p text:style-name="Text_20_body"><text:span text:style-name="Strong_20_Emphasis">Анализ ответов:</text:span></text:p>
        <text:list text:style-name="L291">
          <text:list-item>
            <text:p text:style-name="P293"><text:span text:style-name="Strong_20_Emphasis">Функциональное программирование</text:span> </text:p>
          </text:list-item>
        </text:list>
        <text:list text:style-name="L292">
          <text:list-item>
            <text:p text:style-name="P294"><text:span text:style-name="Strong_20_Emphasis">Обоснование</text:span>: Не соответствует тексту. </text:p>
          </text:list-item>
        </text:list>
        <text:list text:style-name="L293">
          <text:list-item>
            <text:p text:style-name="P295"><text:span text:style-name="Strong_20_Emphasis">Логическое программирование</text:span> </text:p>
          </text:list-item>
        </text:list>
        <text:list text:style-name="L294">
          <text:list-item>
            <text:p text:style-name="P296"><text:span text:style-name="Strong_20_Emphasis">Обоснование</text:span>: Не соответствует тексту. </text:p>
          </text:list-item>
        </text:list>
        <text:list text:style-name="L295">
          <text:list-item>
            <text:p text:style-name="P297"><text:span text:style-name="Strong_20_Emphasis">Структурное программирование</text:span> ✓ </text:p>
          </text:list-item>
        </text:list>
        <text:list text:style-name="L296">
          <text:list-item>
            <text:p text:style-name="P298"><text:span text:style-name="Strong_20_Emphasis">Обоснование</text:span>: Соответствует тексту, где указано, что в структурном программировании связь между данными и поведением слабая. </text:p>
          </text:list-item>
        </text:list>
        <text:list text:style-name="L297">
          <text:list-item>
            <text:p text:style-name="P299"><text:span text:style-name="Strong_20_Emphasis">Объектно-ориентированное программирование</text:span> </text:p>
          </text:list-item>
        </text:list>
        <text:list text:style-name="L298">
          <text:list-item>
            <text:p text:style-name="P300"><text:span text:style-name="Strong_20_Emphasis">Обоснование</text:span>: Не соответствует тексту. </text:p>
          </text:list-item>
        </text:list>
        <text:list text:style-name="L299">
          <text:list-item>
            <text:p text:style-name="P301"><text:span text:style-name="Strong_20_Emphasis">Модульное программирование</text:span> </text:p>
          </text:list-item>
        </text:list>
        <text:list text:style-name="L300">
          <text:list-item>
            <text:p text:style-name="P30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Структурное программирование</text:span>. Вопрос релевантен тексту, ясен и имеет однозначный ответ. Оценка вопроса: 9/10.</text:p>
        <text:p text:style-name="Horizontal_20_Line"/>
        <text:h text:style-name="P2" text:outline-level="4"><text:bookmark text:name="7-1"/>Вопрос 7:</text:h>
        <text:p text:style-name="Text_20_body"><text:span text:style-name="Strong_20_Emphasis">В каком году появилась процедурная парадигма?</text:span></text:p>
        <text:p text:style-name="Text_20_body"><text:span text:style-name="Strong_20_Emphasis">Участок текста:</text:span> "В 1957 году Бэкус разработал первый язык высокого уровня: ФОРТРАН."</text:p>
        <text:p text:style-name="Text_20_body"><text:span text:style-name="Strong_20_Emphasis">Анализ ответов:</text:span></text:p>
        <text:list text:style-name="L301">
          <text:list-item>
            <text:p text:style-name="P303"><text:span text:style-name="Strong_20_Emphasis">1950</text:span> </text:p>
          </text:list-item>
        </text:list>
        <text:list text:style-name="L302">
          <text:list-item>
            <text:p text:style-name="P304"><text:span text:style-name="Strong_20_Emphasis">Обоснование</text:span>: Не соответствует тексту. </text:p>
          </text:list-item>
        </text:list>
        <text:list text:style-name="L303">
          <text:list-item>
            <text:p text:style-name="P305"><text:span text:style-name="Strong_20_Emphasis">1957</text:span> ✓ </text:p>
          </text:list-item>
        </text:list>
        <text:list text:style-name="L304">
          <text:list-item>
            <text:p text:style-name="P306"><text:span text:style-name="Strong_20_Emphasis">Обоснование</text:span>: Соответствует тексту, где указано, что процедурная парадигма появилась в 1957 году. </text:p>
          </text:list-item>
        </text:list>
        <text:list text:style-name="L305">
          <text:list-item>
            <text:p text:style-name="P307"><text:span text:style-name="Strong_20_Emphasis">1960</text:span> </text:p>
          </text:list-item>
        </text:list>
        <text:list text:style-name="L306">
          <text:list-item>
            <text:p text:style-name="P308"><text:span text:style-name="Strong_20_Emphasis">Обоснование</text:span>: Не соответствует тексту. </text:p>
          </text:list-item>
        </text:list>
        <text:list text:style-name="L307">
          <text:list-item>
            <text:p text:style-name="P309"><text:span text:style-name="Strong_20_Emphasis">1965</text:span> </text:p>
          </text:list-item>
        </text:list>
        <text:list text:style-name="L308">
          <text:list-item>
            <text:p text:style-name="P310"><text:span text:style-name="Strong_20_Emphasis">Обоснование</text:span>: Не соответствует тексту. </text:p>
          </text:list-item>
        </text:list>
        <text:list text:style-name="L309">
          <text:list-item>
            <text:p text:style-name="P311"><text:span text:style-name="Strong_20_Emphasis">1970</text:span> </text:p>
          </text:list-item>
        </text:list>
        <text:list text:style-name="L310">
          <text:list-item>
            <text:p text:style-name="P31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1957</text:span>. Вопрос релевантен тексту, ясен и имеет однозначный ответ. Оценка вопроса: 9/10.</text:p>
        <text:p text:style-name="Horizontal_20_Line"/>
        <text:h text:style-name="P2" text:outline-level="4"><text:bookmark text:name="8-1"/><text:soft-page-break/>Вопрос 8:</text:h>
        <text:p text:style-name="Text_20_body"><text:span text:style-name="Strong_20_Emphasis">Кто является создателем языка ЛИСП?</text:span></text:p>
        <text:p text:style-name="Text_20_body"><text:span text:style-name="Strong_20_Emphasis">Участок текста:</text:span> "В 1967 году Маккарти разработал язык ЛИСП."</text:p>
        <text:p text:style-name="Text_20_body"><text:span text:style-name="Strong_20_Emphasis">Анализ ответов:</text:span></text:p>
        <text:list text:style-name="L311">
          <text:list-item>
            <text:p text:style-name="P313"><text:span text:style-name="Strong_20_Emphasis">Бэкус</text:span> </text:p>
          </text:list-item>
        </text:list>
        <text:list text:style-name="L312">
          <text:list-item>
            <text:p text:style-name="P314"><text:span text:style-name="Strong_20_Emphasis">Обоснование</text:span>: Не соответствует тексту. </text:p>
          </text:list-item>
        </text:list>
        <text:list text:style-name="L313">
          <text:list-item>
            <text:p text:style-name="P315"><text:span text:style-name="Strong_20_Emphasis">Маккарти</text:span> ✓ </text:p>
          </text:list-item>
        </text:list>
        <text:list text:style-name="L314">
          <text:list-item>
            <text:p text:style-name="P316"><text:span text:style-name="Strong_20_Emphasis">Обоснование</text:span>: Соответствует тексту, где указано, что создателем языка ЛИСП является Маккарти. </text:p>
          </text:list-item>
        </text:list>
        <text:list text:style-name="L315">
          <text:list-item>
            <text:p text:style-name="P317"><text:span text:style-name="Strong_20_Emphasis">Вирт</text:span> </text:p>
          </text:list-item>
        </text:list>
        <text:list text:style-name="L316">
          <text:list-item>
            <text:p text:style-name="P318"><text:span text:style-name="Strong_20_Emphasis">Обоснование</text:span>: Не соответствует тексту. </text:p>
          </text:list-item>
        </text:list>
        <text:list text:style-name="L317">
          <text:list-item>
            <text:p text:style-name="P319"><text:span text:style-name="Strong_20_Emphasis">Страуструп</text:span> </text:p>
          </text:list-item>
        </text:list>
        <text:list text:style-name="L318">
          <text:list-item>
            <text:p text:style-name="P320"><text:span text:style-name="Strong_20_Emphasis">Обоснование</text:span>: Не соответствует тексту. </text:p>
          </text:list-item>
        </text:list>
        <text:list text:style-name="L319">
          <text:list-item>
            <text:p text:style-name="P321"><text:span text:style-name="Strong_20_Emphasis">Джон фон Нейман</text:span> </text:p>
          </text:list-item>
        </text:list>
        <text:list text:style-name="L320">
          <text:list-item>
            <text:p text:style-name="P32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Маккарти</text:span>. Вопрос релевантен тексту, ясен и имеет однозначный ответ. Оценка вопроса: 9/10.</text:p>
        <text:p text:style-name="Horizontal_20_Line"/>
        <text:h text:style-name="P2" text:outline-level="4"><text:bookmark text:name="9-1"/>Вопрос 9:</text:h>
        <text:p text:style-name="Text_20_body"><text:span text:style-name="Strong_20_Emphasis">В каком году появилась объектно-ориентированная парадигма?</text:span></text:p>
        <text:p text:style-name="Text_20_body"><text:span text:style-name="Strong_20_Emphasis">Участок текста:</text:span> "В 1983 году появилась объектно-ориентированная парадигма, пример - язык C++, создатель Страуструп."</text:p>
        <text:p text:style-name="Text_20_body"><text:span text:style-name="Strong_20_Emphasis">Анализ ответов:</text:span></text:p>
        <text:list text:style-name="L321">
          <text:list-item>
            <text:p text:style-name="P323"><text:span text:style-name="Strong_20_Emphasis">1965</text:span> </text:p>
          </text:list-item>
        </text:list>
        <text:list text:style-name="L322">
          <text:list-item>
            <text:p text:style-name="P324"><text:span text:style-name="Strong_20_Emphasis">Обоснование</text:span>: Не соответствует тексту. </text:p>
          </text:list-item>
        </text:list>
        <text:list text:style-name="L323">
          <text:list-item>
            <text:p text:style-name="P325"><text:span text:style-name="Strong_20_Emphasis">1970</text:span> </text:p>
          </text:list-item>
        </text:list>
        <text:list text:style-name="L324">
          <text:list-item>
            <text:p text:style-name="P326"><text:span text:style-name="Strong_20_Emphasis">Обоснование</text:span>: Не соответствует тексту. </text:p>
          </text:list-item>
        </text:list>
        <text:list text:style-name="L325">
          <text:list-item>
            <text:p text:style-name="P327"><text:span text:style-name="Strong_20_Emphasis">1983</text:span> ✓ </text:p>
          </text:list-item>
        </text:list>
        <text:list text:style-name="L326">
          <text:list-item>
            <text:p text:style-name="P328"><text:span text:style-name="Strong_20_Emphasis">Обоснование</text:span>: Соответствует тексту, где указано, что объектно-ориентированная парадигма появилась в 1983 году. </text:p>
          </text:list-item>
        </text:list>
        <text:list text:style-name="L327">
          <text:list-item>
            <text:p text:style-name="P329"><text:span text:style-name="Strong_20_Emphasis">1990</text:span> </text:p>
          </text:list-item>
        </text:list>
        <text:list text:style-name="L328">
          <text:list-item>
            <text:p text:style-name="P330"><text:span text:style-name="Strong_20_Emphasis">Обоснование</text:span>: Не соответствует тексту. </text:p>
          </text:list-item>
        </text:list>
        <text:list text:style-name="L329">
          <text:list-item>
            <text:p text:style-name="P331"><text:span text:style-name="Strong_20_Emphasis">2000</text:span> </text:p>
          </text:list-item>
        </text:list>
        <text:list text:style-name="L330">
          <text:list-item>
            <text:p text:style-name="P33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1983</text:span>. Вопрос релевантен тексту, ясен и имеет однозначный ответ. Оценка вопроса: 9/10.</text:p>
        <text:p text:style-name="Horizontal_20_Line"><text:soft-page-break/></text:p>
        <text:h text:style-name="P2" text:outline-level="4"><text:bookmark text:name="10-1"/>Вопрос 10:</text:h>
        <text:p text:style-name="Text_20_body"><text:span text:style-name="Strong_20_Emphasis">Какая парадигма является наиболее «модной» в настоящее время?</text:span></text:p>
        <text:p text:style-name="Text_20_body"><text:span text:style-name="Strong_20_Emphasis">Участок текста:</text:span> "В настоящее время наиболее «модной» является объектно-ориентированная парадигма."</text:p>
        <text:p text:style-name="Text_20_body"><text:span text:style-name="Strong_20_Emphasis">Анализ ответов:</text:span></text:p>
        <text:list text:style-name="L331">
          <text:list-item>
            <text:p text:style-name="P333"><text:span text:style-name="Strong_20_Emphasis">Функциональная парадигма</text:span> </text:p>
          </text:list-item>
        </text:list>
        <text:list text:style-name="L332">
          <text:list-item>
            <text:p text:style-name="P334"><text:span text:style-name="Strong_20_Emphasis">Обоснование</text:span>: Не соответствует тексту. </text:p>
          </text:list-item>
        </text:list>
        <text:list text:style-name="L333">
          <text:list-item>
            <text:p text:style-name="P335"><text:span text:style-name="Strong_20_Emphasis">Логическая парадигма</text:span> </text:p>
          </text:list-item>
        </text:list>
        <text:list text:style-name="L334">
          <text:list-item>
            <text:p text:style-name="P336"><text:span text:style-name="Strong_20_Emphasis">Обоснование</text:span>: Не соответствует тексту. </text:p>
          </text:list-item>
        </text:list>
        <text:list text:style-name="L335">
          <text:list-item>
            <text:p text:style-name="P337"><text:span text:style-name="Strong_20_Emphasis">Императивная парадигма</text:span> </text:p>
          </text:list-item>
        </text:list>
        <text:list text:style-name="L336">
          <text:list-item>
            <text:p text:style-name="P338"><text:span text:style-name="Strong_20_Emphasis">Обоснование</text:span>: Не соответствует тексту. </text:p>
          </text:list-item>
        </text:list>
        <text:list text:style-name="L337">
          <text:list-item>
            <text:p text:style-name="P339"><text:span text:style-name="Strong_20_Emphasis">Объектно-ориентированная парадигма</text:span> ✓ </text:p>
          </text:list-item>
        </text:list>
        <text:list text:style-name="L338">
          <text:list-item>
            <text:p text:style-name="P340"><text:span text:style-name="Strong_20_Emphasis">Обоснование</text:span>: Соответствует тексту, где указано, что объектно-ориентированная парадигма является наиболее «модной». </text:p>
          </text:list-item>
        </text:list>
        <text:list text:style-name="L339">
          <text:list-item>
            <text:p text:style-name="P341"><text:span text:style-name="Strong_20_Emphasis">Декларативная парадигма</text:span> </text:p>
          </text:list-item>
        </text:list>
        <text:list text:style-name="L340">
          <text:list-item>
            <text:p text:style-name="P34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Объектно-ориентированная парадигма</text:span>. Вопрос релевантен тексту, ясен и имеет однозначный ответ. Оценка вопроса: 9/10.</text:p>
        <text:p text:style-name="Horizontal_20_Line"/>
        <text:h text:style-name="P2" text:outline-level="4"><text:bookmark text:name="11-1"/>Вопрос 11:</text:h>
        <text:p text:style-name="Text_20_body"><text:span text:style-name="Strong_20_Emphasis">Какие языки программирования называются «императивными»?</text:span></text:p>
        <text:p text:style-name="Text_20_body"><text:span text:style-name="Strong_20_Emphasis">Участок текста:</text:span> "Императивными называются такие языки программирования, в которых описываются в основном «инструкции» по пошаговому выполнению алгоритмов."</text:p>
        <text:p text:style-name="Text_20_body"><text:span text:style-name="Strong_20_Emphasis">Анализ ответов:</text:span></text:p>
        <text:list text:style-name="L341">
          <text:list-item>
            <text:p text:style-name="P343"><text:span text:style-name="Strong_20_Emphasis">Языки, в которых описываются только данные и их структуры</text:span> </text:p>
          </text:list-item>
        </text:list>
        <text:list text:style-name="L342">
          <text:list-item>
            <text:p text:style-name="P344"><text:span text:style-name="Strong_20_Emphasis">Обоснование</text:span>: Не соответствует тексту. </text:p>
          </text:list-item>
        </text:list>
        <text:list text:style-name="L343">
          <text:list-item>
            <text:p text:style-name="P345"><text:span text:style-name="Strong_20_Emphasis">Языки, в которых внимание отводится лишь реализации последовательности действий</text:span> ✓ </text:p>
          </text:list-item>
        </text:list>
        <text:list text:style-name="L344">
          <text:list-item>
            <text:p text:style-name="P346"><text:span text:style-name="Strong_20_Emphasis">Обоснование</text:span>: Соответствует тексту, где указано, что императивные языки описывают инструкции по выполнению алгоритмов. </text:p>
          </text:list-item>
        </text:list>
        <text:list text:style-name="L345">
          <text:list-item>
            <text:p text:style-name="P347"><text:span text:style-name="Strong_20_Emphasis">Языки, которые используются только для создания драйверов устройств</text:span> </text:p>
          </text:list-item>
        </text:list>
        <text:list text:style-name="L346">
          <text:list-item>
            <text:p text:style-name="P348"><text:span text:style-name="Strong_20_Emphasis">Обоснование</text:span>: Не соответствует тексту. </text:p>
          </text:list-item>
        </text:list>
        <text:list text:style-name="L347">
          <text:list-item>
            <text:p text:style-name="P349"><text:span text:style-name="Strong_20_Emphasis">Языки, в которых данные и их структура играют основную роль</text:span> </text:p>
          </text:list-item>
        </text:list>
        <text:list text:style-name="L348">
          <text:list-item>
            <text:p text:style-name="P350"><text:span text:style-name="Strong_20_Emphasis">Обоснование</text:span>: Не соответствует тексту. </text:p>
          </text:list-item>
        </text:list>
        <text:list text:style-name="L349">
          <text:list-item>
            <text:p text:style-name="P351"><text:span text:style-name="Strong_20_Emphasis">Языки, которые не используются на практике</text:span> </text:p>
          </text:list-item>
        </text:list>
        <text:list text:style-name="L350">
          <text:list-item>
            <text:p text:style-name="P352"><text:soft-page-break/><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Языки, в которых внимание отводится лишь реализации последовательности действий</text:span>. Вопрос релевантен тексту, ясен и имеет однозначный ответ. Оценка вопроса: 9/10.</text:p>
        <text:p text:style-name="Horizontal_20_Line"/>
        <text:h text:style-name="P2" text:outline-level="4"><text:bookmark text:name="12-1"/>Вопрос 12:</text:h>
        <text:p text:style-name="Text_20_body"><text:span text:style-name="Strong_20_Emphasis">Какие три парадигмы составляют основу современного программирования?</text:span></text:p>
        <text:p text:style-name="Text_20_body"><text:span text:style-name="Strong_20_Emphasis">Участок текста:</text:span> "Процедурная (или модульная) парадигма; Логическая парадигма; Объектно-ориентированная парадигма."</text:p>
        <text:p text:style-name="Text_20_body"><text:span text:style-name="Strong_20_Emphasis">Анализ ответов:</text:span></text:p>
        <text:list text:style-name="L351">
          <text:list-item>
            <text:p text:style-name="P353"><text:span text:style-name="Strong_20_Emphasis">Функциональная, Логическая и Декларативная</text:span> </text:p>
          </text:list-item>
        </text:list>
        <text:list text:style-name="L352">
          <text:list-item>
            <text:p text:style-name="P354"><text:span text:style-name="Strong_20_Emphasis">Обоснование</text:span>: Не соответствует тексту. </text:p>
          </text:list-item>
        </text:list>
        <text:list text:style-name="L353">
          <text:list-item>
            <text:p text:style-name="P355"><text:span text:style-name="Strong_20_Emphasis">Императивная, Объектно-ориентированная и Структурная</text:span> </text:p>
          </text:list-item>
        </text:list>
        <text:list text:style-name="L354">
          <text:list-item>
            <text:p text:style-name="P356"><text:span text:style-name="Strong_20_Emphasis">Обоснование</text:span>: Не соответствует тексту. </text:p>
          </text:list-item>
        </text:list>
        <text:list text:style-name="L355">
          <text:list-item>
            <text:p text:style-name="P357"><text:span text:style-name="Strong_20_Emphasis">Функциональная, Логическая и Императивная</text:span> </text:p>
          </text:list-item>
        </text:list>
        <text:list text:style-name="L356">
          <text:list-item>
            <text:p text:style-name="P358"><text:span text:style-name="Strong_20_Emphasis">Обоснование</text:span>: Не соответствует тексту. </text:p>
          </text:list-item>
        </text:list>
        <text:list text:style-name="L357">
          <text:list-item>
            <text:p text:style-name="P359"><text:span text:style-name="Strong_20_Emphasis">Объектно-ориентированная, Функциональная и Структурная</text:span> </text:p>
          </text:list-item>
        </text:list>
        <text:list text:style-name="L358">
          <text:list-item>
            <text:p text:style-name="P360"><text:span text:style-name="Strong_20_Emphasis">Обоснование</text:span>: Не соответствует тексту. </text:p>
          </text:list-item>
        </text:list>
        <text:list text:style-name="L359">
          <text:list-item>
            <text:p text:style-name="P361"><text:span text:style-name="Strong_20_Emphasis">Процедурная (или модульная), Логическая и Объектно-ориентированная</text:span> ✓ </text:p>
          </text:list-item>
        </text:list>
        <text:list text:style-name="L360">
          <text:list-item>
            <text:p text:style-name="P362"><text:span text:style-name="Strong_20_Emphasis">Обоснование</text:span>: Соответствует тексту, где перечислены три основные парадигмы. </text:p>
          </text:list-item>
        </text:list>
        <text:p text:style-name="Text_20_body"><text:span text:style-name="Strong_20_Emphasis">Вывод:</text:span> Ответ на вопрос правильный: <text:span text:style-name="Strong_20_Emphasis">Процедурная (или модульная), Логическая и Объектно-ориентированная</text:span>. Вопрос релевантен тексту, ясен и имеет однозначный ответ. Оценка вопроса: 9/10.</text:p>
        <text:p text:style-name="Horizontal_20_Line"/>
        <text:h text:style-name="P2" text:outline-level="4"><text:bookmark text:name="13-1"/>Вопрос 13:</text:h>
        <text:p text:style-name="Text_20_body"><text:span text:style-name="Strong_20_Emphasis">Каким является язык программирования LISP?</text:span></text:p>
        <text:p text:style-name="Text_20_body"><text:span text:style-name="Strong_20_Emphasis">Участок текста:</text:span> "Язык ЛИСП является декларативным."</text:p>
        <text:p text:style-name="Text_20_body"><text:span text:style-name="Strong_20_Emphasis">Анализ ответов:</text:span></text:p>
        <text:list text:style-name="L361">
          <text:list-item>
            <text:p text:style-name="P363"><text:span text:style-name="Strong_20_Emphasis">Императивным</text:span> </text:p>
          </text:list-item>
        </text:list>
        <text:list text:style-name="L362">
          <text:list-item>
            <text:p text:style-name="P364"><text:span text:style-name="Strong_20_Emphasis">Обоснование</text:span>: Не соответствует тексту. </text:p>
          </text:list-item>
        </text:list>
        <text:list text:style-name="L363">
          <text:list-item>
            <text:p text:style-name="P365"><text:span text:style-name="Strong_20_Emphasis">Декларативным</text:span> ✓ </text:p>
          </text:list-item>
        </text:list>
        <text:list text:style-name="L364">
          <text:list-item>
            <text:p text:style-name="P366"><text:span text:style-name="Strong_20_Emphasis">Обоснование</text:span>: Соответствует тексту, где указано, что язык ЛИСП является декларативным. </text:p>
          </text:list-item>
        </text:list>
        <text:list text:style-name="L365">
          <text:list-item>
            <text:p text:style-name="P367"><text:span text:style-name="Strong_20_Emphasis">Процедурным</text:span> </text:p>
          </text:list-item>
        </text:list>
        <text:list text:style-name="L366">
          <text:list-item>
            <text:p text:style-name="P368"><text:span text:style-name="Strong_20_Emphasis">Обоснование</text:span>: Не соответствует тексту. </text:p>
          </text:list-item>
        </text:list>
        <text:list text:style-name="L367">
          <text:list-item>
            <text:p text:style-name="P369"><text:span text:style-name="Strong_20_Emphasis">Функциональным</text:span> </text:p>
          </text:list-item>
        </text:list>
        <text:list text:style-name="L368">
          <text:list-item>
            <text:p text:style-name="P370"><text:soft-page-break/><text:span text:style-name="Strong_20_Emphasis">Обоснование</text:span>: Не соответствует тексту. </text:p>
          </text:list-item>
        </text:list>
        <text:list text:style-name="L369">
          <text:list-item>
            <text:p text:style-name="P371"><text:span text:style-name="Strong_20_Emphasis">Объектно-ориентированным</text:span> </text:p>
          </text:list-item>
        </text:list>
        <text:list text:style-name="L370">
          <text:list-item>
            <text:p text:style-name="P37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Декларативным</text:span>. Вопрос релевантен тексту, ясен и имеет однозначный ответ. Оценка вопроса: 9/10.</text:p>
        <text:p text:style-name="Horizontal_20_Line"/>
        <text:h text:style-name="P2" text:outline-level="4"><text:bookmark text:name="14-1"/>Вопрос 14:</text:h>
        <text:p text:style-name="Text_20_body"><text:span text:style-name="Strong_20_Emphasis">Какое разделение есть в языке программирования Prolog?</text:span></text:p>
        <text:p text:style-name="Text_20_body"><text:span text:style-name="Strong_20_Emphasis">Участок текста:</text:span> "В языке ПРОЛОГ есть условное разделение программы на данные («факты») и код («правила», «продукции»)."</text:p>
        <text:p text:style-name="Text_20_body"><text:span text:style-name="Strong_20_Emphasis">Анализ ответов:</text:span></text:p>
        <text:list text:style-name="L371">
          <text:list-item>
            <text:p text:style-name="P373"><text:span text:style-name="Strong_20_Emphasis">Явное разделение между данными и кодом</text:span> </text:p>
          </text:list-item>
        </text:list>
        <text:list text:style-name="L372">
          <text:list-item>
            <text:p text:style-name="P374"><text:span text:style-name="Strong_20_Emphasis">Обоснование</text:span>: Не соответствует тексту. </text:p>
          </text:list-item>
        </text:list>
        <text:list text:style-name="L373">
          <text:list-item>
            <text:p text:style-name="P375"><text:span text:style-name="Strong_20_Emphasis">Условное разделение на «факты» и «правила»</text:span> ✓ </text:p>
          </text:list-item>
        </text:list>
        <text:list text:style-name="L374">
          <text:list-item>
            <text:p text:style-name="P376"><text:span text:style-name="Strong_20_Emphasis">Обоснование</text:span>: Соответствует тексту, где указано, что в языке ПРОЛОГ есть условное разделение на факты и правила. </text:p>
          </text:list-item>
        </text:list>
        <text:list text:style-name="L375">
          <text:list-item>
            <text:p text:style-name="P377"><text:span text:style-name="Strong_20_Emphasis">Разделение на процедуры и данные</text:span> </text:p>
          </text:list-item>
        </text:list>
        <text:list text:style-name="L376">
          <text:list-item>
            <text:p text:style-name="P378"><text:span text:style-name="Strong_20_Emphasis">Обоснование</text:span>: Не соответствует тексту. </text:p>
          </text:list-item>
        </text:list>
        <text:list text:style-name="L377">
          <text:list-item>
            <text:p text:style-name="P379"><text:span text:style-name="Strong_20_Emphasis">Разделение на функции и переменные</text:span> </text:p>
          </text:list-item>
        </text:list>
        <text:list text:style-name="L378">
          <text:list-item>
            <text:p text:style-name="P380"><text:span text:style-name="Strong_20_Emphasis">Обоснование</text:span>: Не соответствует тексту. </text:p>
          </text:list-item>
        </text:list>
        <text:list text:style-name="L379">
          <text:list-item>
            <text:p text:style-name="P381"><text:span text:style-name="Strong_20_Emphasis">Нет разделения между данными и кодом</text:span> </text:p>
          </text:list-item>
        </text:list>
        <text:list text:style-name="L380">
          <text:list-item>
            <text:p text:style-name="P38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Условное разделение на «факты» и «правила»</text:span>. Вопрос релевантен тексту, ясен и имеет однозначный ответ. Оценка вопроса: 9/10.</text:p>
        <text:p text:style-name="Horizontal_20_Line"/>
        <text:h text:style-name="P2" text:outline-level="4"><text:bookmark text:name="15-1"/>Вопрос 15:</text:h>
        <text:p text:style-name="Text_20_body"><text:span text:style-name="Strong_20_Emphasis">В каких случаях лучше всего использовать декларативные языки программирования?</text:span></text:p>
        <text:p text:style-name="Text_20_body"><text:span text:style-name="Strong_20_Emphasis">Участок текста:</text:span> "Декларативные языки лучше всего использовать в случаях, когда «данные управляют программой»: при написании экспертных систем, при конструировании трансляторов с языков программирования, для большинства задач искусственного интеллекта."</text:p>
        <text:p text:style-name="Text_20_body"><text:span text:style-name="Strong_20_Emphasis">Анализ ответов:</text:span></text:p>
        <text:list text:style-name="L381">
          <text:list-item>
            <text:p text:style-name="P383"><text:span text:style-name="Strong_20_Emphasis">При написании операционных систем</text:span> </text:p>
          </text:list-item>
        </text:list>
        <text:list text:style-name="L382">
          <text:list-item>
            <text:p text:style-name="P384"><text:span text:style-name="Strong_20_Emphasis">Обоснование</text:span>: Не соответствует тексту. </text:p>
          </text:list-item>
        </text:list>
        <text:list text:style-name="L383">
          <text:list-item>
            <text:p text:style-name="P385"><text:span text:style-name="Strong_20_Emphasis">Для создания игр и графических приложений</text:span> </text:p>
          </text:list-item>
        </text:list>
        <text:list text:style-name="L384">
          <text:list-item>
            <text:p text:style-name="P386"><text:span text:style-name="Strong_20_Emphasis">Обоснование</text:span>: Не соответствует тексту. </text:p>
          </text:list-item>
        </text:list>
        <text:list text:style-name="L385">
          <text:list-item>
            <text:p text:style-name="P387"><text:soft-page-break/><text:span text:style-name="Strong_20_Emphasis">При разработке систем искусственного интеллекта</text:span> ✓ </text:p>
          </text:list-item>
        </text:list>
        <text:list text:style-name="L386">
          <text:list-item>
            <text:p text:style-name="P388"><text:span text:style-name="Strong_20_Emphasis">Обоснование</text:span>: Соответствует тексту, где указано, что декларативные языки лучше всего использовать для задач искусственного интеллекта. </text:p>
          </text:list-item>
        </text:list>
        <text:list text:style-name="L387">
          <text:list-item>
            <text:p text:style-name="P389"><text:span text:style-name="Strong_20_Emphasis">Для создания веб-приложений</text:span> </text:p>
          </text:list-item>
        </text:list>
        <text:list text:style-name="L388">
          <text:list-item>
            <text:p text:style-name="P390"><text:span text:style-name="Strong_20_Emphasis">Обоснование</text:span>: Не соответствует тексту. </text:p>
          </text:list-item>
        </text:list>
        <text:list text:style-name="L389">
          <text:list-item>
            <text:p text:style-name="P391"><text:span text:style-name="Strong_20_Emphasis">При конструировании баз данных</text:span> </text:p>
          </text:list-item>
        </text:list>
        <text:list text:style-name="L390">
          <text:list-item>
            <text:p text:style-name="P39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При разработке систем искусственного интеллекта</text:span>. Вопрос релевантен тексту, ясен и имеет однозначный ответ. Оценка вопроса: 9/10.</text:p>
        <text:p text:style-name="Horizontal_20_Line"/>
        <text:h text:style-name="P2" text:outline-level="4"><text:bookmark text:name="16-1"/>Вопрос 16:</text:h>
        <text:p text:style-name="Text_20_body"><text:span text:style-name="Strong_20_Emphasis">Какая парадигма программирования является самой древней и простой в реализации?</text:span></text:p>
        <text:p text:style-name="Text_20_body"><text:span text:style-name="Strong_20_Emphasis">Участок текста:</text:span> "Процедурная парадигма является самой «древней» и, одновременно, - самой простой в реализации и обучении программирования."</text:p>
        <text:p text:style-name="Text_20_body"><text:span text:style-name="Strong_20_Emphasis">Анализ ответов:</text:span></text:p>
        <text:list text:style-name="L391">
          <text:list-item>
            <text:p text:style-name="P393"><text:span text:style-name="Strong_20_Emphasis">Объектно-ориентированная</text:span> </text:p>
          </text:list-item>
        </text:list>
        <text:list text:style-name="L392">
          <text:list-item>
            <text:p text:style-name="P394"><text:span text:style-name="Strong_20_Emphasis">Обоснование</text:span>: Не соответствует тексту. </text:p>
          </text:list-item>
        </text:list>
        <text:list text:style-name="L393">
          <text:list-item>
            <text:p text:style-name="P395"><text:span text:style-name="Strong_20_Emphasis">Функциональная</text:span> </text:p>
          </text:list-item>
        </text:list>
        <text:list text:style-name="L394">
          <text:list-item>
            <text:p text:style-name="P396"><text:span text:style-name="Strong_20_Emphasis">Обоснование</text:span>: Не соответствует тексту. </text:p>
          </text:list-item>
        </text:list>
        <text:list text:style-name="L395">
          <text:list-item>
            <text:p text:style-name="P397"><text:span text:style-name="Strong_20_Emphasis">Логическая</text:span> </text:p>
          </text:list-item>
        </text:list>
        <text:list text:style-name="L396">
          <text:list-item>
            <text:p text:style-name="P398"><text:span text:style-name="Strong_20_Emphasis">Обоснование</text:span>: Не соответствует тексту. </text:p>
          </text:list-item>
        </text:list>
        <text:list text:style-name="L397">
          <text:list-item>
            <text:p text:style-name="P399"><text:span text:style-name="Strong_20_Emphasis">Процедурная</text:span> ✓ </text:p>
          </text:list-item>
        </text:list>
        <text:list text:style-name="L398">
          <text:list-item>
            <text:p text:style-name="P400"><text:span text:style-name="Strong_20_Emphasis">Обоснование</text:span>: Соответствует тексту, где указано, что процедурная парадигма является самой древней и простой. </text:p>
          </text:list-item>
        </text:list>
        <text:list text:style-name="L399">
          <text:list-item>
            <text:p text:style-name="P401"><text:span text:style-name="Strong_20_Emphasis">Генетическая</text:span> </text:p>
          </text:list-item>
        </text:list>
        <text:list text:style-name="L400">
          <text:list-item>
            <text:p text:style-name="P40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Процедурная</text:span>. Вопрос релевантен тексту, ясен и имеет однозначный ответ. Оценка вопроса: 9/10.</text:p>
        <text:p text:style-name="Horizontal_20_Line"/>
        <text:h text:style-name="P2" text:outline-level="4"><text:bookmark text:name="17-1"/>Вопрос 17:</text:h>
        <text:p text:style-name="Text_20_body"><text:span text:style-name="Strong_20_Emphasis">В каком году появилась возможность компьютеру проводить сложные вычисления без участия человека?</text:span></text:p>
        <text:p text:style-name="Text_20_body"><text:span text:style-name="Strong_20_Emphasis">Участок текста:</text:span> "После появления ЭВМ с архитектурой «фон Неймана» появилась возможность компьютеру «самому», без участия человека, проводить сложные вычисления."</text:p>
        <text:p text:style-name="Text_20_body"><text:soft-page-break/><text:span text:style-name="Strong_20_Emphasis">Анализ ответов:</text:span></text:p>
        <text:list text:style-name="L401">
          <text:list-item>
            <text:p text:style-name="P403"><text:span text:style-name="Strong_20_Emphasis">1960</text:span> </text:p>
          </text:list-item>
        </text:list>
        <text:list text:style-name="L402">
          <text:list-item>
            <text:p text:style-name="P404"><text:span text:style-name="Strong_20_Emphasis">Обоснование</text:span>: Не соответствует тексту. </text:p>
          </text:list-item>
        </text:list>
        <text:list text:style-name="L403">
          <text:list-item>
            <text:p text:style-name="P405"><text:span text:style-name="Strong_20_Emphasis">1970</text:span> </text:p>
          </text:list-item>
        </text:list>
        <text:list text:style-name="L404">
          <text:list-item>
            <text:p text:style-name="P406"><text:span text:style-name="Strong_20_Emphasis">Обоснование</text:span>: Не соответствует тексту. </text:p>
          </text:list-item>
        </text:list>
        <text:list text:style-name="L405">
          <text:list-item>
            <text:p text:style-name="P407"><text:span text:style-name="Strong_20_Emphasis">1950</text:span> ✓ </text:p>
          </text:list-item>
        </text:list>
        <text:list text:style-name="L406">
          <text:list-item>
            <text:p text:style-name="P408"><text:span text:style-name="Strong_20_Emphasis">Обоснование</text:span>: Соответствует тексту, где указано, что возможность появилась в 1950-х годах. </text:p>
          </text:list-item>
        </text:list>
        <text:list text:style-name="L407">
          <text:list-item>
            <text:p text:style-name="P409"><text:span text:style-name="Strong_20_Emphasis">1980</text:span> </text:p>
          </text:list-item>
        </text:list>
        <text:list text:style-name="L408">
          <text:list-item>
            <text:p text:style-name="P410"><text:span text:style-name="Strong_20_Emphasis">Обоснование</text:span>: Не соответствует тексту. </text:p>
          </text:list-item>
        </text:list>
        <text:list text:style-name="L409">
          <text:list-item>
            <text:p text:style-name="P411"><text:span text:style-name="Strong_20_Emphasis">1990</text:span> </text:p>
          </text:list-item>
        </text:list>
        <text:list text:style-name="L410">
          <text:list-item>
            <text:p text:style-name="P41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1950</text:span>. Вопрос релевантен тексту, ясен и имеет однозначный ответ. Оценка вопроса: 9/10.</text:p>
        <text:p text:style-name="Horizontal_20_Line"/>
        <text:h text:style-name="P2" text:outline-level="4"><text:bookmark text:name="18-1"/>Вопрос 18:</text:h>
        <text:p text:style-name="Text_20_body"><text:span text:style-name="Strong_20_Emphasis">Какой язык программирования появился первым для записи алгоритмов на более понятном языке, чем машинные коды ЭВМ?</text:span></text:p>
        <text:p text:style-name="Text_20_body"><text:span text:style-name="Strong_20_Emphasis">Участок текста:</text:span> "Первым языком высокого уровня стал ассемблер, представляющий машинные коды в «удобочитаемом» виде."</text:p>
        <text:p text:style-name="Text_20_body"><text:span text:style-name="Strong_20_Emphasis">Анализ ответов:</text:span></text:p>
        <text:list text:style-name="L411">
          <text:list-item>
            <text:p text:style-name="P413"><text:span text:style-name="Strong_20_Emphasis">C++</text:span> </text:p>
          </text:list-item>
        </text:list>
        <text:list text:style-name="L412">
          <text:list-item>
            <text:p text:style-name="P414"><text:span text:style-name="Strong_20_Emphasis">Обоснование</text:span>: Не соответствует тексту. </text:p>
          </text:list-item>
        </text:list>
        <text:list text:style-name="L413">
          <text:list-item>
            <text:p text:style-name="P415"><text:span text:style-name="Strong_20_Emphasis">Java</text:span> </text:p>
          </text:list-item>
        </text:list>
        <text:list text:style-name="L414">
          <text:list-item>
            <text:p text:style-name="P416"><text:span text:style-name="Strong_20_Emphasis">Обоснование</text:span>: Не соответствует тексту. </text:p>
          </text:list-item>
        </text:list>
        <text:list text:style-name="L415">
          <text:list-item>
            <text:p text:style-name="P417"><text:span text:style-name="Strong_20_Emphasis">Python</text:span> </text:p>
          </text:list-item>
        </text:list>
        <text:list text:style-name="L416">
          <text:list-item>
            <text:p text:style-name="P418"><text:span text:style-name="Strong_20_Emphasis">Обоснование</text:span>: Не соответствует тексту. </text:p>
          </text:list-item>
        </text:list>
        <text:list text:style-name="L417">
          <text:list-item>
            <text:p text:style-name="P419"><text:span text:style-name="Strong_20_Emphasis">Ассемблер</text:span> ✓ </text:p>
          </text:list-item>
        </text:list>
        <text:list text:style-name="L418">
          <text:list-item>
            <text:p text:style-name="P420"><text:span text:style-name="Strong_20_Emphasis">Обоснование</text:span>: Соответствует тексту, где указано, что ассемблер был первым языком высокого уровня. </text:p>
          </text:list-item>
        </text:list>
        <text:list text:style-name="L419">
          <text:list-item>
            <text:p text:style-name="P421"><text:span text:style-name="Strong_20_Emphasis">Swift</text:span> </text:p>
          </text:list-item>
        </text:list>
        <text:list text:style-name="L420">
          <text:list-item>
            <text:p text:style-name="P42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Ассемблер</text:span>. Вопрос релевантен тексту, ясен и имеет однозначный ответ. Оценка вопроса: 9/10.</text:p>
        <text:p text:style-name="Horizontal_20_Line"/>
        <text:h text:style-name="P2" text:outline-level="4"><text:bookmark text:name="19-1"/><text:soft-page-break/>Вопрос 19:</text:h>
        <text:p text:style-name="Text_20_body"><text:span text:style-name="Strong_20_Emphasis">Кто разработал первый язык высокого уровня?</text:span></text:p>
        <text:p text:style-name="Text_20_body"><text:span text:style-name="Strong_20_Emphasis">Участок текста:</text:span> "В 1957 году Бэкус разработал первый язык высокого уровня: ФОРТРАН."</text:p>
        <text:p text:style-name="Text_20_body"><text:span text:style-name="Strong_20_Emphasis">Анализ ответов:</text:span></text:p>
        <text:list text:style-name="L421">
          <text:list-item>
            <text:p text:style-name="P423"><text:span text:style-name="Strong_20_Emphasis">Джон фон Нейман</text:span> </text:p>
          </text:list-item>
        </text:list>
        <text:list text:style-name="L422">
          <text:list-item>
            <text:p text:style-name="P424"><text:span text:style-name="Strong_20_Emphasis">Обоснование</text:span>: Не соответствует тексту. </text:p>
          </text:list-item>
        </text:list>
        <text:list text:style-name="L423">
          <text:list-item>
            <text:p text:style-name="P425"><text:span text:style-name="Strong_20_Emphasis">Чарльз Бэкус</text:span> ✓ </text:p>
          </text:list-item>
        </text:list>
        <text:list text:style-name="L424">
          <text:list-item>
            <text:p text:style-name="P426"><text:span text:style-name="Strong_20_Emphasis">Обоснование</text:span>: Соответствует тексту, где указано, что Бэкус разработал первый язык высокого уровня. </text:p>
          </text:list-item>
        </text:list>
        <text:list text:style-name="L425">
          <text:list-item>
            <text:p text:style-name="P427"><text:span text:style-name="Strong_20_Emphasis">Алан Тьюринг</text:span> </text:p>
          </text:list-item>
        </text:list>
        <text:list text:style-name="L426">
          <text:list-item>
            <text:p text:style-name="P428"><text:span text:style-name="Strong_20_Emphasis">Обоснование</text:span>: Не соответствует тексту. </text:p>
          </text:list-item>
        </text:list>
        <text:list text:style-name="L427">
          <text:list-item>
            <text:p text:style-name="P429"><text:span text:style-name="Strong_20_Emphasis">Грейс Хоппер</text:span> </text:p>
          </text:list-item>
        </text:list>
        <text:list text:style-name="L428">
          <text:list-item>
            <text:p text:style-name="P430"><text:span text:style-name="Strong_20_Emphasis">Обоснование</text:span>: Не соответствует тексту. </text:p>
          </text:list-item>
        </text:list>
        <text:list text:style-name="L429">
          <text:list-item>
            <text:p text:style-name="P431"><text:span text:style-name="Strong_20_Emphasis">Дональд Кнут</text:span> </text:p>
          </text:list-item>
        </text:list>
        <text:list text:style-name="L430">
          <text:list-item>
            <text:p text:style-name="P43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Чарльз Бэкус</text:span>. Вопрос релевантен тексту, ясен и имеет однозначный ответ. Оценка вопроса: 9/10.</text:p>
        <text:p text:style-name="Horizontal_20_Line"/>
        <text:h text:style-name="P2" text:outline-level="4"><text:bookmark text:name="20-1"/>Вопрос 20:</text:h>
        <text:p text:style-name="Text_20_body"><text:span text:style-name="Strong_20_Emphasis">Какое название имеет язык, предназначенный для коммерческих вычислений?</text:span></text:p>
        <text:p text:style-name="Text_20_body"><text:span text:style-name="Strong_20_Emphasis">Участок текста:</text:span> "Язык COBOL предназначен для коммерческих вычислений."</text:p>
        <text:p text:style-name="Text_20_body"><text:span text:style-name="Strong_20_Emphasis">Анализ ответов:</text:span></text:p>
        <text:list text:style-name="L431">
          <text:list-item>
            <text:p text:style-name="P433"><text:span text:style-name="Strong_20_Emphasis">ФОРТРАН</text:span> </text:p>
          </text:list-item>
        </text:list>
        <text:list text:style-name="L432">
          <text:list-item>
            <text:p text:style-name="P434"><text:span text:style-name="Strong_20_Emphasis">Обоснование</text:span>: Не соответствует тексту. </text:p>
          </text:list-item>
        </text:list>
        <text:list text:style-name="L433">
          <text:list-item>
            <text:p text:style-name="P435"><text:span text:style-name="Strong_20_Emphasis">ПЛ/1</text:span> </text:p>
          </text:list-item>
        </text:list>
        <text:list text:style-name="L434">
          <text:list-item>
            <text:p text:style-name="P436"><text:span text:style-name="Strong_20_Emphasis">Обоснование</text:span>: Не соответствует тексту. </text:p>
          </text:list-item>
        </text:list>
        <text:list text:style-name="L435">
          <text:list-item>
            <text:p text:style-name="P437"><text:span text:style-name="Strong_20_Emphasis">АССЕМБЛЕР</text:span> </text:p>
          </text:list-item>
        </text:list>
        <text:list text:style-name="L436">
          <text:list-item>
            <text:p text:style-name="P438"><text:span text:style-name="Strong_20_Emphasis">Обоснование</text:span>: Не соответствует тексту. </text:p>
          </text:list-item>
        </text:list>
        <text:list text:style-name="L437">
          <text:list-item>
            <text:p text:style-name="P439"><text:span text:style-name="Strong_20_Emphasis">COBOL</text:span> ✓ </text:p>
          </text:list-item>
        </text:list>
        <text:list text:style-name="L438">
          <text:list-item>
            <text:p text:style-name="P440"><text:span text:style-name="Strong_20_Emphasis">Обоснование</text:span>: Соответствует тексту, где указано, что язык COBOL предназначен для коммерческих вычислений. </text:p>
          </text:list-item>
        </text:list>
        <text:list text:style-name="L439">
          <text:list-item>
            <text:p text:style-name="P441"><text:span text:style-name="Strong_20_Emphasis">СИ</text:span> </text:p>
          </text:list-item>
        </text:list>
        <text:list text:style-name="L440">
          <text:list-item>
            <text:p text:style-name="P44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COBOL</text:span>. Вопрос релевантен тексту, ясен и имеет однозначный ответ. Оценка вопроса: 9/10.</text:p>
        <text:p text:style-name="Horizontal_20_Line"><text:soft-page-break/></text:p>
        <text:h text:style-name="P2" text:outline-level="4"><text:bookmark text:name="21-1"/>Вопрос 21:</text:h>
        <text:p text:style-name="Text_20_body"><text:span text:style-name="Strong_20_Emphasis">Какая возможность была предусмотрена в реализации языков ФОРТРАН и COBOL?</text:span></text:p>
        <text:p text:style-name="Text_20_body"><text:span text:style-name="Strong_20_Emphasis">Участок текста:</text:span> "В реализации языков ФОРТРАН и COBOL была предусмотрена возможность «разбивки общего алгоритма» на несколько независимых модулей: «процедур»."</text:p>
        <text:p text:style-name="Text_20_body"><text:span text:style-name="Strong_20_Emphasis">Анализ ответов:</text:span></text:p>
        <text:list text:style-name="L441">
          <text:list-item>
            <text:p text:style-name="P443"><text:span text:style-name="Strong_20_Emphasis">Только компиляция</text:span> </text:p>
          </text:list-item>
        </text:list>
        <text:list text:style-name="L442">
          <text:list-item>
            <text:p text:style-name="P444"><text:span text:style-name="Strong_20_Emphasis">Обоснование</text:span>: Не соответствует тексту. </text:p>
          </text:list-item>
        </text:list>
        <text:list text:style-name="L443">
          <text:list-item>
            <text:p text:style-name="P445"><text:span text:style-name="Strong_20_Emphasis">Только интерпретация</text:span> </text:p>
          </text:list-item>
        </text:list>
        <text:list text:style-name="L444">
          <text:list-item>
            <text:p text:style-name="P446"><text:span text:style-name="Strong_20_Emphasis">Обоснование</text:span>: Не соответствует тексту. </text:p>
          </text:list-item>
        </text:list>
        <text:list text:style-name="L445">
          <text:list-item>
            <text:p text:style-name="P447"><text:span text:style-name="Strong_20_Emphasis">Возможность «разбивки общего алгоритма» на несколько независимых модулей: «процедур»</text:span> ✓ </text:p>
          </text:list-item>
        </text:list>
        <text:list text:style-name="L446">
          <text:list-item>
            <text:p text:style-name="P448"><text:span text:style-name="Strong_20_Emphasis">Обоснование</text:span>: Соответствует тексту, где указано, что в языках ФОРТРАН и COBOL была предусмотрена возможность разбивки алгоритма на модули. </text:p>
          </text:list-item>
        </text:list>
        <text:list text:style-name="L447">
          <text:list-item>
            <text:p text:style-name="P449"><text:span text:style-name="Strong_20_Emphasis">Только использование регистров процессора</text:span> </text:p>
          </text:list-item>
        </text:list>
        <text:list text:style-name="L448">
          <text:list-item>
            <text:p text:style-name="P450"><text:span text:style-name="Strong_20_Emphasis">Обоснование</text:span>: Не соответствует тексту. </text:p>
          </text:list-item>
        </text:list>
        <text:list text:style-name="L449">
          <text:list-item>
            <text:p text:style-name="P451"><text:span text:style-name="Strong_20_Emphasis">Только для числовых вычислений</text:span> </text:p>
          </text:list-item>
        </text:list>
        <text:list text:style-name="L450">
          <text:list-item>
            <text:p text:style-name="P45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Возможность «разбивки общего алгоритма» на несколько независимых модулей: «процедур»</text:span>. Вопрос релевантен тексту, ясен и имеет однозначный ответ. Оценка вопроса: 9/10.</text:p>
        <text:p text:style-name="Horizontal_20_Line"/>
        <text:h text:style-name="P2" text:outline-level="4"><text:bookmark text:name="22-1"/>Вопрос 22:</text:h>
        <text:p text:style-name="Text_20_body"><text:span text:style-name="Strong_20_Emphasis">Какое преимущество имеет процедурное программирование?</text:span></text:p>
        <text:p text:style-name="Text_20_body"><text:span text:style-name="Strong_20_Emphasis">Участок текста:</text:span> "Преимущество процедурного программирования заключается в упрощении отладки."</text:p>
        <text:p text:style-name="Text_20_body"><text:span text:style-name="Strong_20_Emphasis">Анализ ответов:</text:span></text:p>
        <text:list text:style-name="L451">
          <text:list-item>
            <text:p text:style-name="P453"><text:span text:style-name="Strong_20_Emphasis">Упрощение отладки</text:span> ✓ </text:p>
          </text:list-item>
        </text:list>
        <text:list text:style-name="L452">
          <text:list-item>
            <text:p text:style-name="P454"><text:span text:style-name="Strong_20_Emphasis">Обоснование</text:span>: Соответствует тексту, где указано, что процедурное программирование упрощает отладку. </text:p>
          </text:list-item>
        </text:list>
        <text:list text:style-name="L453">
          <text:list-item>
            <text:p text:style-name="P455"><text:span text:style-name="Strong_20_Emphasis">Быстрое выполнение кода</text:span> </text:p>
          </text:list-item>
        </text:list>
        <text:list text:style-name="L454">
          <text:list-item>
            <text:p text:style-name="P456"><text:span text:style-name="Strong_20_Emphasis">Обоснование</text:span>: Не соответствует тексту. </text:p>
          </text:list-item>
        </text:list>
        <text:list text:style-name="L455">
          <text:list-item>
            <text:p text:style-name="P457"><text:span text:style-name="Strong_20_Emphasis">Легкость понимания кода</text:span> </text:p>
          </text:list-item>
        </text:list>
        <text:list text:style-name="L456">
          <text:list-item>
            <text:p text:style-name="P458"><text:span text:style-name="Strong_20_Emphasis">Обоснование</text:span>: Не соответствует тексту. </text:p>
          </text:list-item>
        </text:list>
        <text:list text:style-name="L457">
          <text:list-item>
            <text:p text:style-name="P459"><text:span text:style-name="Strong_20_Emphasis">Упрощение написания кода</text:span> </text:p>
          </text:list-item>
        </text:list>
        <text:list text:style-name="L458">
          <text:list-item>
            <text:p text:style-name="P460"><text:span text:style-name="Strong_20_Emphasis">Обоснование</text:span>: Не соответствует тексту. </text:p>
          </text:list-item>
        </text:list>
        <text:list text:style-name="L459">
          <text:list-item>
            <text:p text:style-name="P461"><text:soft-page-break/><text:span text:style-name="Strong_20_Emphasis">Безопасность данных</text:span> </text:p>
          </text:list-item>
        </text:list>
        <text:list text:style-name="L460">
          <text:list-item>
            <text:p text:style-name="P46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Упрощение отладки</text:span>. Вопрос релевантен тексту, ясен и имеет однозначный ответ. Оценка вопроса: 9/10.</text:p>
        <text:p text:style-name="Horizontal_20_Line"/>
        <text:h text:style-name="P2" text:outline-level="4"><text:bookmark text:name="23-1"/>Вопрос 23:</text:h>
        <text:p text:style-name="Text_20_body"><text:span text:style-name="Strong_20_Emphasis">Какая парадигма программирования называется процедурной?</text:span></text:p>
        <text:p text:style-name="Text_20_body"><text:span text:style-name="Strong_20_Emphasis">Участок текста:</text:span> "Процедурная парадигма является самой «древней» и, одновременно, - самой простой в реализации и обучении программирования."</text:p>
        <text:p text:style-name="Text_20_body"><text:span text:style-name="Strong_20_Emphasis">Анализ ответов:</text:span></text:p>
        <text:list text:style-name="L461">
          <text:list-item>
            <text:p text:style-name="P463"><text:span text:style-name="Strong_20_Emphasis">Объектно-ориентированная парадигма</text:span> </text:p>
          </text:list-item>
        </text:list>
        <text:list text:style-name="L462">
          <text:list-item>
            <text:p text:style-name="P464"><text:span text:style-name="Strong_20_Emphasis">Обоснование</text:span>: Не соответствует тексту. </text:p>
          </text:list-item>
        </text:list>
        <text:list text:style-name="L463">
          <text:list-item>
            <text:p text:style-name="P465"><text:span text:style-name="Strong_20_Emphasis">Функциональная парадигма</text:span> </text:p>
          </text:list-item>
        </text:list>
        <text:list text:style-name="L464">
          <text:list-item>
            <text:p text:style-name="P466"><text:span text:style-name="Strong_20_Emphasis">Обоснование</text:span>: Не соответствует тексту. </text:p>
          </text:list-item>
        </text:list>
        <text:list text:style-name="L465">
          <text:list-item>
            <text:p text:style-name="P467"><text:span text:style-name="Strong_20_Emphasis">Процедурная парадигма</text:span> ✓ </text:p>
          </text:list-item>
        </text:list>
        <text:list text:style-name="L466">
          <text:list-item>
            <text:p text:style-name="P468"><text:span text:style-name="Strong_20_Emphasis">Обоснование</text:span>: Соответствует тексту, где указано, что процедурная парадигма является самой древней. </text:p>
          </text:list-item>
        </text:list>
        <text:list text:style-name="L467">
          <text:list-item>
            <text:p text:style-name="P469"><text:span text:style-name="Strong_20_Emphasis">Логическая парадигма</text:span> </text:p>
          </text:list-item>
        </text:list>
        <text:list text:style-name="L468">
          <text:list-item>
            <text:p text:style-name="P470"><text:span text:style-name="Strong_20_Emphasis">Обоснование</text:span>: Не соответствует тексту. </text:p>
          </text:list-item>
        </text:list>
        <text:list text:style-name="L469">
          <text:list-item>
            <text:p text:style-name="P471"><text:span text:style-name="Strong_20_Emphasis">Когнитивная парадигма</text:span> </text:p>
          </text:list-item>
        </text:list>
        <text:list text:style-name="L470">
          <text:list-item>
            <text:p text:style-name="P47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Процедурная парадигма</text:span>. Вопрос релевантен тексту, ясен и имеет однозначный ответ. Оценка вопроса: 9/10.</text:p>
        <text:p text:style-name="Horizontal_20_Line"/>
        <text:h text:style-name="P2" text:outline-level="4"><text:bookmark text:name="24-1"/>Вопрос 24:</text:h>
        <text:p text:style-name="Text_20_body"><text:span text:style-name="Strong_20_Emphasis">Какие языки программирования поддерживают процедурную парадигму?</text:span></text:p>
        <text:p text:style-name="Text_20_body"><text:span text:style-name="Strong_20_Emphasis">Участок текста:</text:span> "Среди языков, поддерживающих процедурную парадигму программирования, используются следующие языки программирования: Ассемблер; Фортран; Кобол; Алгол; PL 1; Бейсик; Си; Паскаль; Perl; VB Script; Jscript; Multi Edit Macro Script; MS-DOS Command Shell; NDOS Shell; Bash shell; tc shell; REXX; язык SQL-запросов; и др."</text:p>
        <text:p text:style-name="Text_20_body"><text:span text:style-name="Strong_20_Emphasis">Анализ ответов:</text:span></text:p>
        <text:list text:style-name="L471">
          <text:list-item>
            <text:p text:style-name="P473"><text:span text:style-name="Strong_20_Emphasis">Python</text:span> </text:p>
          </text:list-item>
        </text:list>
        <text:list text:style-name="L472">
          <text:list-item>
            <text:p text:style-name="P474"><text:span text:style-name="Strong_20_Emphasis">Обоснование</text:span>: Не соответствует тексту. </text:p>
          </text:list-item>
        </text:list>
        <text:list text:style-name="L473">
          <text:list-item>
            <text:p text:style-name="P475"><text:span text:style-name="Strong_20_Emphasis">Java</text:span> </text:p>
          </text:list-item>
        </text:list>
        <text:list text:style-name="L474">
          <text:list-item>
            <text:p text:style-name="P476"><text:span text:style-name="Strong_20_Emphasis">Обоснование</text:span>: Не соответствует тексту. </text:p>
          </text:list-item>
        </text:list>
        <text:list text:style-name="L475">
          <text:list-item>
            <text:p text:style-name="P477"><text:span text:style-name="Strong_20_Emphasis">C++</text:span> </text:p>
          </text:list-item>
        </text:list>
        <text:list text:style-name="L476">
          <text:list-item>
            <text:p text:style-name="P478"><text:soft-page-break/><text:span text:style-name="Strong_20_Emphasis">Обоснование</text:span>: Не соответствует тексту. </text:p>
          </text:list-item>
        </text:list>
        <text:list text:style-name="L477">
          <text:list-item>
            <text:p text:style-name="P479"><text:span text:style-name="Strong_20_Emphasis">Ассемблер, Фортран, Кобол, Алгол, PL 1, Бейсик, Си, Паскаль, Perl, VB Script, Jscript, Multi Edit Macro Script, MS-DOS Command Shell, NDOS Shell, Bash shell, tc shell, REXX, язык SQL-запросов и др.</text:span> ✓ </text:p>
          </text:list-item>
        </text:list>
        <text:list text:style-name="L478">
          <text:list-item>
            <text:p text:style-name="P480"><text:span text:style-name="Strong_20_Emphasis">Обоснование</text:span>: Соответствует тексту, где перечислены языки, поддерживающие процедурную парадигму. </text:p>
          </text:list-item>
        </text:list>
        <text:list text:style-name="L479">
          <text:list-item>
            <text:p text:style-name="P481"><text:span text:style-name="Strong_20_Emphasis">Swift</text:span> </text:p>
          </text:list-item>
        </text:list>
        <text:list text:style-name="L480">
          <text:list-item>
            <text:p text:style-name="P48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Ассемблер, Фортран, Кобол, Алгол, PL 1, Бейсик, Си, Паскаль, Perl, VB Script, Jscript, Multi Edit Macro Script, MS-DOS Command Shell, NDOS Shell, Bash shell, tc shell, REXX, язык SQL-запросов и др.</text:span>. Вопрос релевантен тексту, ясен и имеет однозначный ответ. Оценка вопроса: 9/10.</text:p>
        <text:p text:style-name="Horizontal_20_Line"/>
        <text:h text:style-name="P2" text:outline-level="4"><text:bookmark text:name="25"/>Вопрос 25:</text:h>
        <text:p text:style-name="Text_20_body"><text:span text:style-name="Strong_20_Emphasis">Каким языком был написан первый программируемый компьютер?</text:span></text:p>
        <text:p text:style-name="Text_20_body"><text:span text:style-name="Strong_20_Emphasis">Участок текста:</text:span> "Первый программируемый компьютер был написан на машинном языке."</text:p>
        <text:p text:style-name="Text_20_body"><text:span text:style-name="Strong_20_Emphasis">Анализ ответов:</text:span></text:p>
        <text:list text:style-name="L481">
          <text:list-item>
            <text:p text:style-name="P483"><text:span text:style-name="Strong_20_Emphasis">Ассемблер</text:span> </text:p>
          </text:list-item>
        </text:list>
        <text:list text:style-name="L482">
          <text:list-item>
            <text:p text:style-name="P484"><text:span text:style-name="Strong_20_Emphasis">Обоснование</text:span>: Не соответствует тексту. </text:p>
          </text:list-item>
        </text:list>
        <text:list text:style-name="L483">
          <text:list-item>
            <text:p text:style-name="P485"><text:span text:style-name="Strong_20_Emphasis">Бейсик</text:span> </text:p>
          </text:list-item>
        </text:list>
        <text:list text:style-name="L484">
          <text:list-item>
            <text:p text:style-name="P486"><text:span text:style-name="Strong_20_Emphasis">Обоснование</text:span>: Не соответствует тексту. </text:p>
          </text:list-item>
        </text:list>
        <text:list text:style-name="L485">
          <text:list-item>
            <text:p text:style-name="P487"><text:span text:style-name="Strong_20_Emphasis">Машинный язык</text:span> ✓ </text:p>
          </text:list-item>
        </text:list>
        <text:list text:style-name="L486">
          <text:list-item>
            <text:p text:style-name="P488"><text:span text:style-name="Strong_20_Emphasis">Обоснование</text:span>: Соответствует тексту, где указано, что первый программируемый компьютер был написан на машинном языке. </text:p>
          </text:list-item>
        </text:list>
        <text:list text:style-name="L487">
          <text:list-item>
            <text:p text:style-name="P489"><text:span text:style-name="Strong_20_Emphasis">Фортран</text:span> </text:p>
          </text:list-item>
        </text:list>
        <text:list text:style-name="L488">
          <text:list-item>
            <text:p text:style-name="P490"><text:span text:style-name="Strong_20_Emphasis">Обоснование</text:span>: Не соответствует тексту. </text:p>
          </text:list-item>
        </text:list>
        <text:list text:style-name="L489">
          <text:list-item>
            <text:p text:style-name="P491"><text:span text:style-name="Strong_20_Emphasis">Кобол</text:span> </text:p>
          </text:list-item>
        </text:list>
        <text:list text:style-name="L490">
          <text:list-item>
            <text:p text:style-name="P49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Машинный язык</text:span>. Вопрос релевантен тексту, ясен и имеет однозначный ответ. Оценка вопроса: 9/10.</text:p>
        <text:p text:style-name="Horizontal_20_Line"/>
        <text:h text:style-name="P2" text:outline-level="4"><text:bookmark text:name="26"/>Вопрос 26:</text:h>
        <text:p text:style-name="Text_20_body"><text:span text:style-name="Strong_20_Emphasis">Что такое псевдокод?</text:span></text:p>
        <text:p text:style-name="Text_20_body"><text:span text:style-name="Strong_20_Emphasis">Участок текста:</text:span> "Формульно-словесная форма записи алгоритма использует ограниченный набор типовых синтаксических конструкций, в отличие от словесной формы записи. Эти конструкции состоят из математических формул и выражений в сочетании со словесными пояснениями. Правила записи алгоритма вводятся самим разработчиком, <text:soft-page-break/>однако такая запись уже более похожа на язык программирования и называется псевдокодом."</text:p>
        <text:p text:style-name="Text_20_body"><text:span text:style-name="Strong_20_Emphasis">Анализ ответов:</text:span></text:p>
        <text:list text:style-name="L491">
          <text:list-item>
            <text:p text:style-name="P493"><text:span text:style-name="Strong_20_Emphasis">Язык программирования</text:span> </text:p>
          </text:list-item>
        </text:list>
        <text:list text:style-name="L492">
          <text:list-item>
            <text:p text:style-name="P494"><text:span text:style-name="Strong_20_Emphasis">Обоснование</text:span>: Не соответствует тексту. </text:p>
          </text:list-item>
        </text:list>
        <text:list text:style-name="L493">
          <text:list-item>
            <text:p text:style-name="P495"><text:span text:style-name="Strong_20_Emphasis">Текстовое описание алгоритма</text:span> ✓ </text:p>
          </text:list-item>
        </text:list>
        <text:list text:style-name="L494">
          <text:list-item>
            <text:p text:style-name="P496"><text:span text:style-name="Strong_20_Emphasis">Обоснование</text:span>: Соответствует тексту, где указано, что псевдокод является текстовым описанием алгоритма. </text:p>
          </text:list-item>
        </text:list>
        <text:list text:style-name="L495">
          <text:list-item>
            <text:p text:style-name="P497"><text:span text:style-name="Strong_20_Emphasis">Графическое представление алгоритма</text:span> </text:p>
          </text:list-item>
        </text:list>
        <text:list text:style-name="L496">
          <text:list-item>
            <text:p text:style-name="P498"><text:span text:style-name="Strong_20_Emphasis">Обоснование</text:span>: Не соответствует тексту. </text:p>
          </text:list-item>
        </text:list>
        <text:list text:style-name="L497">
          <text:list-item>
            <text:p text:style-name="P499"><text:span text:style-name="Strong_20_Emphasis">Язык для записи блок-схем</text:span> </text:p>
          </text:list-item>
        </text:list>
        <text:list text:style-name="L498">
          <text:list-item>
            <text:p text:style-name="P500"><text:span text:style-name="Strong_20_Emphasis">Обоснование</text:span>: Не соответствует тексту. </text:p>
          </text:list-item>
        </text:list>
        <text:list text:style-name="L499">
          <text:list-item>
            <text:p text:style-name="P501"><text:span text:style-name="Strong_20_Emphasis">Средство для вывода результатов</text:span> </text:p>
          </text:list-item>
        </text:list>
        <text:list text:style-name="L500">
          <text:list-item>
            <text:p text:style-name="P50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Текстовое описание алгоритма</text:span>. Вопрос релевантен тексту, ясен и имеет однозначный ответ. Оценка вопроса: 9/10.</text:p>
        <text:p text:style-name="Horizontal_20_Line"/>
        <text:h text:style-name="P2" text:outline-level="4"><text:bookmark text:name="27"/>Вопрос 27:</text:h>
        <text:p text:style-name="Text_20_body"><text:span text:style-name="Strong_20_Emphasis">Что такое блок-схема?</text:span></text:p>
        <text:p text:style-name="Text_20_body"><text:span text:style-name="Strong_20_Emphasis">Участок текста:</text:span> "Блок-схемы алгоритмов — это графическое описание алгоритмов как последовательности действий."</text:p>
        <text:p text:style-name="Text_20_body"><text:span text:style-name="Strong_20_Emphasis">Анализ ответов:</text:span></text:p>
        <text:list text:style-name="L501">
          <text:list-item>
            <text:p text:style-name="P503"><text:span text:style-name="Strong_20_Emphasis">Текстовое описание алгоритма</text:span> </text:p>
          </text:list-item>
        </text:list>
        <text:list text:style-name="L502">
          <text:list-item>
            <text:p text:style-name="P504"><text:span text:style-name="Strong_20_Emphasis">Обоснование</text:span>: Не соответствует тексту. </text:p>
          </text:list-item>
        </text:list>
        <text:list text:style-name="L503">
          <text:list-item>
            <text:p text:style-name="P505"><text:span text:style-name="Strong_20_Emphasis">Графическое представление алгоритма</text:span> ✓ </text:p>
          </text:list-item>
        </text:list>
        <text:list text:style-name="L504">
          <text:list-item>
            <text:p text:style-name="P506"><text:span text:style-name="Strong_20_Emphasis">Обоснование</text:span>: Соответствует тексту, где указано, что блок-схема является графическим представлением алгоритма. </text:p>
          </text:list-item>
        </text:list>
        <text:list text:style-name="L505">
          <text:list-item>
            <text:p text:style-name="P507"><text:span text:style-name="Strong_20_Emphasis">Язык программирования</text:span> </text:p>
          </text:list-item>
        </text:list>
        <text:list text:style-name="L506">
          <text:list-item>
            <text:p text:style-name="P508"><text:span text:style-name="Strong_20_Emphasis">Обоснование</text:span>: Не соответствует тексту. </text:p>
          </text:list-item>
        </text:list>
        <text:list text:style-name="L507">
          <text:list-item>
            <text:p text:style-name="P509"><text:span text:style-name="Strong_20_Emphasis">Средство для вывода результатов</text:span> </text:p>
          </text:list-item>
        </text:list>
        <text:list text:style-name="L508">
          <text:list-item>
            <text:p text:style-name="P510"><text:span text:style-name="Strong_20_Emphasis">Обоснование</text:span>: Не соответствует тексту. </text:p>
          </text:list-item>
        </text:list>
        <text:list text:style-name="L509">
          <text:list-item>
            <text:p text:style-name="P511"><text:span text:style-name="Strong_20_Emphasis">Язык для записи псевдокода</text:span> </text:p>
          </text:list-item>
        </text:list>
        <text:list text:style-name="L510">
          <text:list-item>
            <text:p text:style-name="P51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Графическое представление алгоритма</text:span>. Вопрос релевантен тексту, ясен и имеет однозначный ответ. Оценка вопроса: 9/10.</text:p>
        <text:p text:style-name="Horizontal_20_Line"/>
        <text:h text:style-name="P2" text:outline-level="4"><text:bookmark text:name="28"/><text:soft-page-break/>Вопрос 28:</text:h>
        <text:p text:style-name="Text_20_body"><text:span text:style-name="Strong_20_Emphasis">Что такое ГОСТ?</text:span></text:p>
        <text:p text:style-name="Text_20_body"><text:span text:style-name="Strong_20_Emphasis">Участок текста:</text:span> "ГОСТ — это государственный стандарт."</text:p>
        <text:p text:style-name="Text_20_body"><text:span text:style-name="Strong_20_Emphasis">Анализ ответов:</text:span></text:p>
        <text:list text:style-name="L511">
          <text:list-item>
            <text:p text:style-name="P513"><text:span text:style-name="Strong_20_Emphasis">Государственный стандарт</text:span> ✓ </text:p>
          </text:list-item>
        </text:list>
        <text:list text:style-name="L512">
          <text:list-item>
            <text:p text:style-name="P514"><text:span text:style-name="Strong_20_Emphasis">Обоснование</text:span>: Соответствует тексту, где указано, что ГОСТ является государственным стандартом. </text:p>
          </text:list-item>
        </text:list>
        <text:list text:style-name="L513">
          <text:list-item>
            <text:p text:style-name="P515"><text:span text:style-name="Strong_20_Emphasis">Язык программирования</text:span> </text:p>
          </text:list-item>
        </text:list>
        <text:list text:style-name="L514">
          <text:list-item>
            <text:p text:style-name="P516"><text:span text:style-name="Strong_20_Emphasis">Обоснование</text:span>: Не соответствует тексту. </text:p>
          </text:list-item>
        </text:list>
        <text:list text:style-name="L515">
          <text:list-item>
            <text:p text:style-name="P517"><text:span text:style-name="Strong_20_Emphasis">Графическое представление алгоритма</text:span> </text:p>
          </text:list-item>
        </text:list>
        <text:list text:style-name="L516">
          <text:list-item>
            <text:p text:style-name="P518"><text:span text:style-name="Strong_20_Emphasis">Обоснование</text:span>: Не соответствует тексту. </text:p>
          </text:list-item>
        </text:list>
        <text:list text:style-name="L517">
          <text:list-item>
            <text:p text:style-name="P519"><text:span text:style-name="Strong_20_Emphasis">Текстовое описание алгоритма</text:span> </text:p>
          </text:list-item>
        </text:list>
        <text:list text:style-name="L518">
          <text:list-item>
            <text:p text:style-name="P520"><text:span text:style-name="Strong_20_Emphasis">Обоснование</text:span>: Не соответствует тексту. </text:p>
          </text:list-item>
        </text:list>
        <text:list text:style-name="L519">
          <text:list-item>
            <text:p text:style-name="P521"><text:span text:style-name="Strong_20_Emphasis">Средство для вывода результатов</text:span> </text:p>
          </text:list-item>
        </text:list>
        <text:list text:style-name="L520">
          <text:list-item>
            <text:p text:style-name="P52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Государственный стандарт</text:span>. Вопрос релевантен тексту, ясен и имеет однозначный ответ. Оценка вопроса: 9/10.</text:p>
        <text:p text:style-name="Horizontal_20_Line"/>
        <text:h text:style-name="P2" text:outline-level="4"><text:bookmark text:name="29"/>Вопрос 29:</text:h>
        <text:p text:style-name="Text_20_body"><text:span text:style-name="Strong_20_Emphasis">Какое изображается условным шагом в блок-схеме?</text:span></text:p>
        <text:p text:style-name="Text_20_body"><text:span text:style-name="Strong_20_Emphasis">Участок текста:</text:span> "Условный шаг в блок-схеме изображается ромбом."</text:p>
        <text:p text:style-name="Text_20_body"><text:span text:style-name="Strong_20_Emphasis">Анализ ответов:</text:span></text:p>
        <text:list text:style-name="L521">
          <text:list-item>
            <text:p text:style-name="P523"><text:span text:style-name="Strong_20_Emphasis">Прямоугольник</text:span> </text:p>
          </text:list-item>
        </text:list>
        <text:list text:style-name="L522">
          <text:list-item>
            <text:p text:style-name="P524"><text:span text:style-name="Strong_20_Emphasis">Обоснование</text:span>: Не соответствует тексту. </text:p>
          </text:list-item>
        </text:list>
        <text:list text:style-name="L523">
          <text:list-item>
            <text:p text:style-name="P525"><text:span text:style-name="Strong_20_Emphasis">Ромб</text:span> ✓ </text:p>
          </text:list-item>
        </text:list>
        <text:list text:style-name="L524">
          <text:list-item>
            <text:p text:style-name="P526"><text:span text:style-name="Strong_20_Emphasis">Обоснование</text:span>: Соответствует тексту, где указано, что условный шаг изображается ромбом. </text:p>
          </text:list-item>
        </text:list>
        <text:list text:style-name="L525">
          <text:list-item>
            <text:p text:style-name="P527"><text:span text:style-name="Strong_20_Emphasis">Круг</text:span> </text:p>
          </text:list-item>
        </text:list>
        <text:list text:style-name="L526">
          <text:list-item>
            <text:p text:style-name="P528"><text:span text:style-name="Strong_20_Emphasis">Обоснование</text:span>: Не соответствует тексту. </text:p>
          </text:list-item>
        </text:list>
        <text:list text:style-name="L527">
          <text:list-item>
            <text:p text:style-name="P529"><text:span text:style-name="Strong_20_Emphasis">Треугольник</text:span> </text:p>
          </text:list-item>
        </text:list>
        <text:list text:style-name="L528">
          <text:list-item>
            <text:p text:style-name="P530"><text:span text:style-name="Strong_20_Emphasis">Обоснование</text:span>: Не соответствует тексту. </text:p>
          </text:list-item>
        </text:list>
        <text:list text:style-name="L529">
          <text:list-item>
            <text:p text:style-name="P531"><text:span text:style-name="Strong_20_Emphasis">Овал</text:span> </text:p>
          </text:list-item>
        </text:list>
        <text:list text:style-name="L530">
          <text:list-item>
            <text:p text:style-name="P53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Ромб</text:span>. Вопрос релевантен тексту, ясен и имеет однозначный ответ. Оценка вопроса: 9/10.</text:p>
        <text:p text:style-name="Horizontal_20_Line"/>
        <text:h text:style-name="P2" text:outline-level="4"><text:bookmark text:name="30"/><text:soft-page-break/>Вопрос 30:</text:h>
        <text:p text:style-name="Text_20_body"><text:span text:style-name="Strong_20_Emphasis">Какая стрелка в блок-схеме обозначает дальнейший путь при выполнении условия?</text:span></text:p>
        <text:p text:style-name="Text_20_body"><text:span text:style-name="Strong_20_Emphasis">Участок текста:</text:span> "Стрелка, выходящая из ромба справа, обозначает дальнейший путь при выполнении условия."</text:p>
        <text:p text:style-name="Text_20_body"><text:span text:style-name="Strong_20_Emphasis">Анализ ответов:</text:span></text:p>
        <text:list text:style-name="L531">
          <text:list-item>
            <text:p text:style-name="P533"><text:span text:style-name="Strong_20_Emphasis">Стрелка, выходящая из ромба слева</text:span> </text:p>
          </text:list-item>
        </text:list>
        <text:list text:style-name="L532">
          <text:list-item>
            <text:p text:style-name="P534"><text:span text:style-name="Strong_20_Emphasis">Обоснование</text:span>: Не соответствует тексту. </text:p>
          </text:list-item>
        </text:list>
        <text:list text:style-name="L533">
          <text:list-item>
            <text:p text:style-name="P535"><text:span text:style-name="Strong_20_Emphasis">Стрелка, выходящая из ромба справа</text:span> ✓ </text:p>
          </text:list-item>
        </text:list>
        <text:list text:style-name="L534">
          <text:list-item>
            <text:p text:style-name="P536"><text:span text:style-name="Strong_20_Emphasis">Обоснование</text:span>: Соответствует тексту, где указано, что стрелка, выходящая из ромба справа, обозначает дальнейший путь при выполнении условия. </text:p>
          </text:list-item>
        </text:list>
        <text:list text:style-name="L535">
          <text:list-item>
            <text:p text:style-name="P537"><text:span text:style-name="Strong_20_Emphasis">Стрелка, входящая в ромб слева</text:span> </text:p>
          </text:list-item>
        </text:list>
        <text:list text:style-name="L536">
          <text:list-item>
            <text:p text:style-name="P538"><text:span text:style-name="Strong_20_Emphasis">Обоснование</text:span>: Не соответствует тексту. </text:p>
          </text:list-item>
        </text:list>
        <text:list text:style-name="L537">
          <text:list-item>
            <text:p text:style-name="P539"><text:span text:style-name="Strong_20_Emphasis">Стрелка, входящая в ромб справа</text:span> </text:p>
          </text:list-item>
        </text:list>
        <text:list text:style-name="L538">
          <text:list-item>
            <text:p text:style-name="P540"><text:span text:style-name="Strong_20_Emphasis">Обоснование</text:span>: Не соответствует тексту. </text:p>
          </text:list-item>
        </text:list>
        <text:list text:style-name="L539">
          <text:list-item>
            <text:p text:style-name="P541"><text:span text:style-name="Strong_20_Emphasis">Стрелка, выходящая из прямоугольника</text:span> </text:p>
          </text:list-item>
        </text:list>
        <text:list text:style-name="L540">
          <text:list-item>
            <text:p text:style-name="P54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Стрелка, выходящая из ромба справа</text:span>. Вопрос релевантен тексту, ясен и имеет однозначный ответ. Оценка вопроса: 9/10.</text:p>
        <text:p text:style-name="Horizontal_20_Line"/>
        <text:h text:style-name="P2" text:outline-level="4"><text:bookmark text:name="31"/>Вопрос 31:</text:h>
        <text:p text:style-name="Text_20_body"><text:span text:style-name="Strong_20_Emphasis">Какая команда изображается в блок-схеме в прямоугольнике?</text:span></text:p>
        <text:p text:style-name="Text_20_body"><text:span text:style-name="Strong_20_Emphasis">Участок текста:</text:span> "Команда, выполняющая обработку действий (обычно команда присваивания), изображается в прямоугольнике."</text:p>
        <text:p text:style-name="Text_20_body"><text:span text:style-name="Strong_20_Emphasis">Анализ ответов:</text:span></text:p>
        <text:list text:style-name="L541">
          <text:list-item>
            <text:p text:style-name="P543"><text:span text:style-name="Strong_20_Emphasis">Условный переход</text:span> </text:p>
          </text:list-item>
        </text:list>
        <text:list text:style-name="L542">
          <text:list-item>
            <text:p text:style-name="P544"><text:span text:style-name="Strong_20_Emphasis">Обоснование</text:span>: Не соответствует тексту. </text:p>
          </text:list-item>
        </text:list>
        <text:list text:style-name="L543">
          <text:list-item>
            <text:p text:style-name="P545"><text:span text:style-name="Strong_20_Emphasis">Ввод с клавиатуры или вывод на экран</text:span> </text:p>
          </text:list-item>
        </text:list>
        <text:list text:style-name="L544">
          <text:list-item>
            <text:p text:style-name="P546"><text:span text:style-name="Strong_20_Emphasis">Обоснование</text:span>: Не соответствует тексту. </text:p>
          </text:list-item>
        </text:list>
        <text:list text:style-name="L545">
          <text:list-item>
            <text:p text:style-name="P547"><text:span text:style-name="Strong_20_Emphasis">Обработка действий (обычно команда присваивания)</text:span> ✓ </text:p>
          </text:list-item>
        </text:list>
        <text:list text:style-name="L546">
          <text:list-item>
            <text:p text:style-name="P548"><text:span text:style-name="Strong_20_Emphasis">Обоснование</text:span>: Соответствует тексту, где указано, что команда присваивания изображается в прямоугольнике. </text:p>
          </text:list-item>
        </text:list>
        <text:list text:style-name="L547">
          <text:list-item>
            <text:p text:style-name="P549"><text:span text:style-name="Strong_20_Emphasis">Завершение алгоритма</text:span> </text:p>
          </text:list-item>
        </text:list>
        <text:list text:style-name="L548">
          <text:list-item>
            <text:p text:style-name="P550"><text:span text:style-name="Strong_20_Emphasis">Обоснование</text:span>: Не соответствует тексту. </text:p>
          </text:list-item>
        </text:list>
        <text:list text:style-name="L549">
          <text:list-item>
            <text:p text:style-name="P551"><text:span text:style-name="Strong_20_Emphasis">Начало алгоритма</text:span> </text:p>
          </text:list-item>
        </text:list>
        <text:list text:style-name="L550">
          <text:list-item>
            <text:p text:style-name="P552"><text:span text:style-name="Strong_20_Emphasis">Обоснование</text:span>: Не соответствует тексту. </text:p>
          </text:list-item>
        </text:list>
        <text:p text:style-name="Text_20_body"><text:soft-page-break/><text:span text:style-name="Strong_20_Emphasis">Вывод:</text:span> Ответ на вопрос правильный: <text:span text:style-name="Strong_20_Emphasis">Обработка действий (обычно команда присваивания)</text:span>. Вопрос релевантен тексту, ясен и имеет однозначный ответ. Оценка вопроса: 9/10.</text:p>
        <text:p text:style-name="Horizontal_20_Line"/>
        <text:h text:style-name="P2" text:outline-level="4"><text:bookmark text:name="32"/>Вопрос 32:</text:h>
        <text:p text:style-name="Text_20_body"><text:span text:style-name="Strong_20_Emphasis">Какова формульно-словесная форма записи алгоритма нахождения среднего арифметического трех чисел?</text:span></text:p>
        <text:p text:style-name="Text_20_body"><text:span text:style-name="Strong_20_Emphasis">Участок текста:</text:span> "Формульно-словесная форма записи алгоритма нахождения среднего арифметического трех чисел: 1-й шаг. Задать число a. 2-й шаг. Задать число b. 3-й шаг. Задать число c. 4-й шаг. S=a+b+c. 5-й шаг. S=S/3. 6-й шаг. Вывести S."</text:p>
        <text:p text:style-name="Text_20_body"><text:span text:style-name="Strong_20_Emphasis">Анализ ответов:</text:span></text:p>
        <text:list text:style-name="L551">
          <text:list-item>
            <text:p text:style-name="P553"><text:span text:style-name="Strong_20_Emphasis">1-й шаг. Задать первое число. 2-й шаг. Задать второе число. 3-й шаг. Задать третье число. 4-й шаг. Сложить первое, второе и третье число. 5-й шаг. Разделить сумму на три. 6-й шаг. Вывести результат.</text:span> ✓ </text:p>
          </text:list-item>
        </text:list>
        <text:list text:style-name="L552">
          <text:list-item>
            <text:p text:style-name="P554"><text:span text:style-name="Strong_20_Emphasis">Обоснование</text:span>: Соответствует тексту, где приведена формульно-словесная форма записи алгоритма. </text:p>
          </text:list-item>
        </text:list>
        <text:list text:style-name="L553">
          <text:list-item>
            <text:p text:style-name="P555"><text:span text:style-name="Strong_20_Emphasis">1-й шаг. Задать первое число. 2-й шаг. Задать второе число. 3-й шаг. Сложить первое и второе число. 4-й шаг. Разделить сумму на два. 5-й шаг. Вывести результат.</text:span> </text:p>
          </text:list-item>
        </text:list>
        <text:list text:style-name="L554">
          <text:list-item>
            <text:p text:style-name="P556"><text:span text:style-name="Strong_20_Emphasis">Обоснование</text:span>: Не соответствует тексту. </text:p>
          </text:list-item>
        </text:list>
        <text:list text:style-name="L555">
          <text:list-item>
            <text:p text:style-name="P557"><text:span text:style-name="Strong_20_Emphasis">1-й шаг. Задать первое число. 2-й шаг. Задать второе число. 3-й шаг. Умножить первое и второе число. 4-й шаг. Разделить произведение на два. 5-й шаг. Вывести результат.</text:span> </text:p>
          </text:list-item>
        </text:list>
        <text:list text:style-name="L556">
          <text:list-item>
            <text:p text:style-name="P558"><text:span text:style-name="Strong_20_Emphasis">Обоснование</text:span>: Не соответствует тексту. </text:p>
          </text:list-item>
        </text:list>
        <text:list text:style-name="L557">
          <text:list-item>
            <text:p text:style-name="P559"><text:span text:style-name="Strong_20_Emphasis">1-й шаг. Задать первое число. 2-й шаг. Задать второе число. 3-й шаг. Умножить первое и второе число на три. 4-й шаг. Разделить произведение на шесть. 5-й шаг. Вывести результат.</text:span> </text:p>
          </text:list-item>
        </text:list>
        <text:list text:style-name="L558">
          <text:list-item>
            <text:p text:style-name="P560"><text:span text:style-name="Strong_20_Emphasis">Обоснование</text:span>: Не соответствует тексту. </text:p>
          </text:list-item>
        </text:list>
        <text:list text:style-name="L559">
          <text:list-item>
            <text:p text:style-name="P561"><text:span text:style-name="Strong_20_Emphasis">1-й шаг. Задать первое число. 2-й шаг. Задать второе число. 3-й шаг. Умножить первое и второе число на два. 4-й шаг. Разделить произведение на четыре. 5-й шаг. Вывести результат.</text:span> </text:p>
          </text:list-item>
        </text:list>
        <text:list text:style-name="L560">
          <text:list-item>
            <text:p text:style-name="P56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1-й шаг. Задать первое число. 2-й шаг. Задать второе число. 3-й шаг. Задать третье число. 4-й шаг. S=a+b+c. 5-й шаг. S=S/3. 6-й шаг. Вывести S.</text:span>. Вопрос релевантен тексту, ясен и имеет однозначный ответ. Оценка вопроса: 9/10.</text:p>
        <text:p text:style-name="Horizontal_20_Line"/>
        <text:h text:style-name="P2" text:outline-level="4"><text:bookmark text:name="33"/>Вопрос 33:</text:h>
        <text:p text:style-name="Text_20_body"><text:span text:style-name="Strong_20_Emphasis">Какие преимущества имеет формульно-словесная форма записи алгоритма перед словесной формой?</text:span></text:p>
        <text:p text:style-name="Text_20_body"><text:soft-page-break/><text:span text:style-name="Strong_20_Emphasis">Участок текста:</text:span> "Формульно-словесная форма записи алгоритма использует ограниченный набор типовых синтаксических конструкций, что делает ее более строгой и формализованной по сравнению со словесной формой."</text:p>
        <text:p text:style-name="Text_20_body"><text:span text:style-name="Strong_20_Emphasis">Анализ ответов:</text:span></text:p>
        <text:list text:style-name="L561">
          <text:list-item>
            <text:p text:style-name="P563"><text:span text:style-name="Strong_20_Emphasis">Формульно-словесная форма записи использует ограниченный набор типовых синтаксических конструкций, что делает ее более строгой и формализованной по сравнению со словесной формой.</text:span> ✓ </text:p>
          </text:list-item>
        </text:list>
        <text:list text:style-name="L562">
          <text:list-item>
            <text:p text:style-name="P564"><text:span text:style-name="Strong_20_Emphasis">Обоснование</text:span>: Соответствует тексту, где указано, что формульно-словесная форма записи более строгая и формализованная. </text:p>
          </text:list-item>
        </text:list>
        <text:list text:style-name="L563">
          <text:list-item>
            <text:p text:style-name="P565"><text:span text:style-name="Strong_20_Emphasis">Формульно-словесная форма записи не требует дополнительных знаний помимо знания естественного языка, что делает ее более простой и доступной для понимания.</text:span> </text:p>
          </text:list-item>
        </text:list>
        <text:list text:style-name="L564">
          <text:list-item>
            <text:p text:style-name="P566"><text:span text:style-name="Strong_20_Emphasis">Обоснование</text:span>: Не соответствует тексту. </text:p>
          </text:list-item>
        </text:list>
        <text:list text:style-name="L565">
          <text:list-item>
            <text:p text:style-name="P567"><text:span text:style-name="Strong_20_Emphasis">Формульно-словесная форма записи позволяет использовать математические формулы и выражения в сочетании со словесными пояснениями, что делает ее более наглядной и понятной.</text:span> </text:p>
          </text:list-item>
        </text:list>
        <text:list text:style-name="L566">
          <text:list-item>
            <text:p text:style-name="P568"><text:span text:style-name="Strong_20_Emphasis">Обоснование</text:span>: Не соответствует тексту. </text:p>
          </text:list-item>
        </text:list>
        <text:list text:style-name="L567">
          <text:list-item>
            <text:p text:style-name="P569"><text:span text:style-name="Strong_20_Emphasis">Формульно-словесная форма записи не допускает неоднозначность толкования отдельных предписаний, что делает ее более точной и надежной по сравнению со словесной формой.</text:span> </text:p>
          </text:list-item>
        </text:list>
        <text:list text:style-name="L568">
          <text:list-item>
            <text:p text:style-name="P570"><text:span text:style-name="Strong_20_Emphasis">Обоснование</text:span>: Не соответствует тексту. </text:p>
          </text:list-item>
        </text:list>
        <text:list text:style-name="L569">
          <text:list-item>
            <text:p text:style-name="P571"><text:span text:style-name="Strong_20_Emphasis">Формульно-словесная форма записи не требует специальных знаний в области программирования или информатики, что делает ее более доступной для широкого круга пользователей.</text:span> </text:p>
          </text:list-item>
        </text:list>
        <text:list text:style-name="L570">
          <text:list-item>
            <text:p text:style-name="P57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Формульно-словесная форма записи использует ограниченный набор типовых синтаксических конструкций, что делает ее более строгой и формализованной по сравнению со словесной формой</text:span>. Вопрос релевантен тексту, ясен и имеет однозначный ответ. Оценка вопроса: 9/10.</text:p>
        <text:p text:style-name="Horizontal_20_Line"/>
        <text:h text:style-name="P2" text:outline-level="4"><text:bookmark text:name="34"/>Вопрос 34:</text:h>
        <text:p text:style-name="Text_20_body"><text:span text:style-name="Strong_20_Emphasis">Какие конструкции используются в формульно-словесной форме записи алгоритма?</text:span></text:p>
        <text:p text:style-name="Text_20_body"><text:span text:style-name="Strong_20_Emphasis">Участок текста:</text:span> "Формульно-словесная форма записи алгоритма использует математические формулы и выражения в сочетании со словесными пояснениями."</text:p>
        <text:p text:style-name="Text_20_body"><text:span text:style-name="Strong_20_Emphasis">Анализ ответов:</text:span></text:p>
        <text:list text:style-name="L571">
          <text:list-item>
            <text:p text:style-name="P573"><text:span text:style-name="Strong_20_Emphasis">Формульно-словесная форма записи использует математические формулы и выражения в сочетании со словесными пояснениями.</text:span> ✓ </text:p>
          </text:list-item>
        </text:list>
        <text:list text:style-name="L572">
          <text:list-item>
            <text:p text:style-name="P574"><text:span text:style-name="Strong_20_Emphasis">Обоснование</text:span>: Соответствует тексту, где указано, что формульно-словесная форма записи использует математические формулы и выражения. </text:p>
          </text:list-item>
        </text:list>
        <text:list text:style-name="L573">
          <text:list-item>
            <text:p text:style-name="P575"><text:soft-page-break/><text:span text:style-name="Strong_20_Emphasis">Формульно-словесная форма записи использует только математические формулы без каких-либо дополнительных пояснений.</text:span> </text:p>
          </text:list-item>
        </text:list>
        <text:list text:style-name="L574">
          <text:list-item>
            <text:p text:style-name="P576"><text:span text:style-name="Strong_20_Emphasis">Обоснование</text:span>: Не соответствует тексту. </text:p>
          </text:list-item>
        </text:list>
        <text:list text:style-name="L575">
          <text:list-item>
            <text:p text:style-name="P577"><text:span text:style-name="Strong_20_Emphasis">Формульно-словесная форма записи использует только словесные пояснения без использования математических формул и выражений.</text:span> </text:p>
          </text:list-item>
        </text:list>
        <text:list text:style-name="L576">
          <text:list-item>
            <text:p text:style-name="P578"><text:span text:style-name="Strong_20_Emphasis">Обоснование</text:span>: Не соответствует тексту. </text:p>
          </text:list-item>
        </text:list>
        <text:list text:style-name="L577">
          <text:list-item>
            <text:p text:style-name="P579"><text:span text:style-name="Strong_20_Emphasis">Формульно-словесная форма записи использует графические конструкции, такие как диаграммы и схемы, для иллюстрации шагов алгоритма.</text:span> </text:p>
          </text:list-item>
        </text:list>
        <text:list text:style-name="L578">
          <text:list-item>
            <text:p text:style-name="P580"><text:span text:style-name="Strong_20_Emphasis">Обоснование</text:span>: Не соответствует тексту. </text:p>
          </text:list-item>
        </text:list>
        <text:list text:style-name="L579">
          <text:list-item>
            <text:p text:style-name="P581"><text:span text:style-name="Strong_20_Emphasis">Формульно-словесная форма записи использует специальные символы и знаки для обозначения различных операций и действий в алгоритме.</text:span> </text:p>
          </text:list-item>
        </text:list>
        <text:list text:style-name="L580">
          <text:list-item>
            <text:p text:style-name="P582"><text:span text:style-name="Strong_20_Emphasis">Обоснование</text:span>: Не соответствует тексту. </text:p>
          </text:list-item>
        </text:list>
        <text:p text:style-name="Text_20_body"><text:span text:style-name="Strong_20_Emphasis">Вывод:</text:span> Ответ на вопрос правильный: <text:span text:style-name="Strong_20_Emphasis">Формульно-словесная форма записи использует математические формулы и выражения в сочетании со словесными пояснениями</text:span>. Вопрос релевантен тексту, ясен и имеет однозначный ответ. Оценка вопроса: 9/10.</text:p>
        <text:p text:style-name="Horizontal_20_Line"/>
        <text:h text:style-name="P583" text:outline-level="3"/>
        <text:h text:style-name="P584" text:outline-level="4"><text:bookmark text:name="-2 Copy 1"/>Вопросы по теме "<text:span text:style-name="T1">Архитектура вычислительных систем</text:span>"</text:h>
        <text:p text:style-name="P585"/>
        <text:p text:style-name="P586"/>
        <text:p text:style-name="P586">Вопрос 1:</text:p>
        <text:p text:style-name="P586">Какое количество памяти содержал компьютер IBM-650?</text:p>
        <text:p text:style-name="P586">Участок текста: "IBM-650, ведущий компьютер того времени (конец 50-х годов), содержал всего 2000 слов памяти."</text:p>
        <text:p text:style-name="P586">Анализ ответов:</text:p>
        <text:p text:style-name="P586"><text:s text:c="4"/>1. 1000 слов</text:p>
        <text:p text:style-name="P586"><text:s text:c="4"/>• Обоснование: Не соответствует тексту, где указано, что IBM-650 содержал 2000 слов памяти.</text:p>
        <text:p text:style-name="P586"><text:s text:c="4"/>1. 2000 слов</text:p>
        <text:p text:style-name="P586"><text:s text:c="4"/>• Обоснование: Соответствует тексту, где указано, что IBM-650 содержал 2000 слов памяти. ✓</text:p>
        <text:p text:style-name="P586"><text:s text:c="4"/>1. 4096 слов</text:p>
        <text:p text:style-name="P586"><text:s text:c="4"/>• Обоснование: Не соответствует тексту, где указано, что IBM-650 содержал 2000 слов памяти.</text:p>
        <text:p text:style-name="P586"><text:s text:c="4"/>1. 8192 слов</text:p>
        <text:p text:style-name="P586"><text:s text:c="4"/>• Обоснование: Не соответствует тексту, где указано, что IBM-650 содержал 2000 слов памяти.</text:p>
        <text:p text:style-name="P586"><text:soft-page-break/><text:s text:c="4"/>1. 16384 слов</text:p>
        <text:p text:style-name="P586"><text:s text:c="4"/>• Обоснование: Не соответствует тексту, где указано, что IBM-650 содержал 2000 слов памяти.</text:p>
        <text:p text:style-name="P586">Вывод: Ответ на вопрос правильный: 2000 слов. Вопрос релевантен тексту, ясен и имеет однозначный ответ. Оценка вопроса: 10/10.</text:p>
        <text:p text:style-name="P586"/>
        <text:p text:style-name="P586">Вопрос 2:</text:p>
        <text:p text:style-name="P586">Какой объем памяти имел компьютер PDP-1?</text:p>
        <text:p text:style-name="P586">Участок текста: "Древняя система с разделением времени прекрасно работала на компьютере PDP-1, общий объем памяти которого составлял всего 4096 18-разрядных слов для операционной системы и пользовательских программ."</text:p>
        <text:p text:style-name="P586">Анализ ответов:</text:p>
        <text:p text:style-name="P586"><text:s text:c="4"/>1. 2048 слов</text:p>
        <text:p text:style-name="P586"><text:s text:c="4"/>• Обоснование: Не соответствует тексту, где указано, что PDP-1 имел 4096 слов памяти.</text:p>
        <text:p text:style-name="P586"><text:s text:c="4"/>1. 4096 слов</text:p>
        <text:p text:style-name="P586"><text:s text:c="4"/>• Обоснование: Соответствует тексту, где указано, что PDP-1 имел 4096 слов памяти. ✓</text:p>
        <text:p text:style-name="P586"><text:s text:c="4"/>1. 8192 слов</text:p>
        <text:p text:style-name="P586"><text:s text:c="4"/>• Обоснование: Не соответствует тексту, где указано, что PDP-1 имел 4096 слов памяти.</text:p>
        <text:p text:style-name="P586"><text:s text:c="4"/>1. 16384 слов</text:p>
        <text:p text:style-name="P586"><text:s text:c="4"/>• Обоснование: Не соответствует тексту, где указано, что PDP-1 имел 4096 слов памяти.</text:p>
        <text:p text:style-name="P586"><text:s text:c="4"/>1. 32768 слов</text:p>
        <text:p text:style-name="P586"><text:s text:c="4"/>• Обоснование: Не соответствует тексту, где указано, что PDP-1 имел 4096 слов памяти.</text:p>
        <text:p text:style-name="P586">Вывод: Ответ на вопрос правильный: 4096 слов. Вопрос релевантен тексту, ясен и имеет однозначный ответ. Оценка вопроса: 10/10.</text:p>
        <text:p text:style-name="P586"/>
        <text:p text:style-name="P586">Вопрос 3:</text:p>
        <text:p text:style-name="P586">Какое решение использовалось для проблемы нехватки памяти в ранних компьютерах?</text:p>
        <text:p text:style-name="P586">Участок текста: "Традиционным решением проблемы было использование вспомогательной памяти (например, диска)."</text:p>
        <text:p text:style-name="P586">Анализ ответов:</text:p>
        <text:p text:style-name="P586"><text:s text:c="4"/>1. Увеличение тактовой частоты процессора</text:p>
        <text:p text:style-name="P586"><text:s text:c="4"/>• Обоснование: Не соответствует тексту, где указано, что традиционным решением проблемы было использование вспомогательной памяти.</text:p>
        <text:p text:style-name="P586"><text:s text:c="4"/>1. Использование более быстрых алгоритмов</text:p>
        <text:p text:style-name="P586"><text:soft-page-break/><text:s text:c="4"/>• Обоснование: Не соответствует тексту, где указано, что традиционным решением проблемы было использование вспомогательной памяти.</text:p>
        <text:p text:style-name="P586"><text:s text:c="4"/>1. Использование вспомогательной памяти, такой как диск</text:p>
        <text:p text:style-name="P586"><text:s text:c="4"/>• Обоснование: Соответствует тексту, где указано, что традиционным решением проблемы было использование вспомогательной памяти. ✓</text:p>
        <text:p text:style-name="P586"><text:s text:c="4"/>1. Увеличение размера кэша процессора</text:p>
        <text:p text:style-name="P586"><text:s text:c="4"/>• Обоснование: Не соответствует тексту, где указано, что традиционным решением проблемы было использование вспомогательной памяти.</text:p>
        <text:p text:style-name="P586"><text:s text:c="4"/>1. Использование виртуальной памяти</text:p>
        <text:p text:style-name="P586"><text:s text:c="4"/>• Обоснование: Не соответствует тексту, где указано, что традиционным решением проблемы было использование вспомогательной памяти.</text:p>
        <text:p text:style-name="P586">Вывод: Ответ на вопрос правильный: Использование вспомогательной памяти, такой как диск. Вопрос релевантен тексту, ясен и имеет однозначный ответ. Оценка вопроса: 10/10.</text:p>
        <text:p text:style-name="P586"/>
        <text:p text:style-name="P586">Вопрос 4:</text:p>
        <text:p text:style-name="P586">Какая технология использовалась для управления оверлеями в ранних компьютерах?</text:p>
        <text:p text:style-name="P586">Участок текста: "Программист отвечал за разбиение программы на оверлеи и решал, в каком месте вспомогательной памяти должен храниться каждый оверлей, контролировал передачу оверлеев между основной и вспомогательной памятью и вообще управлял всем этим процессом без какой-либо помощи со стороны компьютера."</text:p>
        <text:p text:style-name="P586">Анализ ответов:</text:p>
        <text:p text:style-name="P586"><text:s text:c="4"/>1. Автоматическая реализация подгрузки кода</text:p>
        <text:p text:style-name="P586"><text:s text:c="4"/>• Обоснование: Не соответствует тексту, где указано, что программист управлял процессом без какой-либо помощи со стороны компьютера.</text:p>
        <text:p text:style-name="P586"><text:s text:c="4"/>1. Ручное управление программистом</text:p>
        <text:p text:style-name="P586"><text:s text:c="4"/>• Обоснование: Соответствует тексту, где указано, что программист управлял процессом без какой-либо помощи со стороны компьютера. ✓</text:p>
        <text:p text:style-name="P586"><text:s text:c="4"/>1. Использование виртуальной памяти</text:p>
        <text:p text:style-name="P586"><text:s text:c="4"/>• Обоснование: Не соответствует тексту, где указано, что программист управлял процессом без какой-либо помощи со стороны компьютера.</text:p>
        <text:p text:style-name="P586"><text:s text:c="4"/>1. Автоматическое управление компьютером</text:p>
        <text:p text:style-name="P586"><text:s text:c="4"/>• Обоснование: Не соответствует тексту, где указано, что программист управлял процессом без какой-либо помощи со стороны компьютера.</text:p>
        <text:p text:style-name="P586"><text:s text:c="4"/>1. Массовая подгрузка кода без участия программиста</text:p>
        <text:p text:style-name="P586"><text:s text:c="4"/>• Обоснование: Не соответствует тексту, где указано, что программист управлял процессом без какой-либо помощи со стороны компьютера.</text:p>
        <text:p text:style-name="P586">Вывод: Ответ на вопрос правильный: Ручное управление программистом. Вопрос релевантен тексту, ясен и имеет однозначный ответ. Оценка вопроса: 10/10.</text:p>
        <text:p text:style-name="P586"><text:soft-page-break/></text:p>
        <text:p text:style-name="P586">Вопрос 5:</text:p>
        <text:p text:style-name="P586">Кто предложил метод автоматической реализации подгрузки кода в 1961 году?</text:p>
        <text:p text:style-name="P586">Участок текста: "В 1961 году группа исследователей из Манчестера (Англия) предложила метод автоматической реализации подгрузки кода, при котором программист мог вообще не знать об этом процессе [Fotheringham, 1961]."</text:p>
        <text:p text:style-name="P586">Анализ ответов:</text:p>
        <text:p text:style-name="P586"><text:s text:c="4"/>1. Группа исследователей из Манчестера</text:p>
        <text:p text:style-name="P586"><text:s text:c="4"/>• Обоснование: Соответствует тексту, где указано, что группа исследователей из Манчестера предложила метод автоматической реализации подгрузки кода. ✓</text:p>
        <text:p text:style-name="P586"><text:s text:c="4"/>1. Фотергингем</text:p>
        <text:p text:style-name="P586"><text:s text:c="4"/>• Обоснование: Не соответствует тексту, где указано, что группа исследователей из Манчестера предложила метод автоматической реализации подгрузки кода.</text:p>
        <text:p text:style-name="P586"><text:s text:c="4"/>1. Компьютер</text:p>
        <text:p text:style-name="P586"><text:s text:c="4"/>• Обоснование: Не соответствует тексту, где указано, что группа исследователей из Манчестера предложила метод автоматической реализации подгрузки кода.</text:p>
        <text:p text:style-name="P586"><text:s text:c="4"/>1. Программист</text:p>
        <text:p text:style-name="P586"><text:s text:c="4"/>• Обоснование: Не соответствует тексту, где указано, что группа исследователей из Манчестера предложила метод автоматической реализации подгрузки кода.</text:p>
        <text:p text:style-name="P586"><text:s text:c="4"/>1. Группа исследователей из США</text:p>
        <text:p text:style-name="P586"><text:s text:c="4"/>• Обоснование: Не соответствует тексту, где указано, что группа исследователей из Манчестера предложила метод автоматической реализации подгрузки кода.</text:p>
        <text:p text:style-name="P586">Вывод: Ответ на вопрос правильный: Группа исследователей из Манчестера. Вопрос релевантен тексту, ясен и имеет однозначный ответ. Оценка вопроса: 10/10.</text:p>
        <text:p text:style-name="P586"/>
        <text:p text:style-name="P586">Вопрос 6:</text:p>
        <text:p text:style-name="P586">Какое преимущество имел метод автоматической реализации подгрузки кода?</text:p>
        <text:p text:style-name="P586">Участок текста: "Этот метод, в основе которого, как сейчас говорят, лежит использование виртуальной памяти, имел очевидное преимущество, поскольку освобождал программиста от массы рутинной работы."</text:p>
        <text:p text:style-name="P586">Анализ ответов:</text:p>
        <text:p text:style-name="P586"><text:s text:c="4"/>1. Освобождало программиста от массы рутинной работы</text:p>
        <text:p text:style-name="P586"><text:s text:c="4"/>• Обоснование: Соответствует тексту, где указано, что метод освобождал программиста от массы рутинной работы. ✓</text:p>
        <text:p text:style-name="P586"><text:s text:c="4"/>1. Упрощало управление оверлеями</text:p>
        <text:p text:style-name="P586"><text:s text:c="4"/>• Обоснование: Не соответствует тексту, где указано, что метод освобождал программиста от массы рутинной работы.</text:p>
        <text:p text:style-name="P586"><text:s text:c="4"/>1. Повышало производительность компьютера</text:p>
        <text:p text:style-name="P586"><text:soft-page-break/><text:s text:c="4"/>• Обоснование: Не соответствует тексту, где указано, что метод освобождал программиста от массы рутинной работы.</text:p>
        <text:p text:style-name="P586"><text:s text:c="4"/>1. Увеличивало объем памяти для хранения кода</text:p>
        <text:p text:style-name="P586"><text:s text:c="4"/>• Обоснование: Не соответствует тексту, где указано, что метод освобождал программиста от массы рутинной работы.</text:p>
        <text:p text:style-name="P586"><text:s text:c="4"/>1. Сокращало время на запуск программы</text:p>
        <text:p text:style-name="P586"><text:s text:c="4"/>• Обоснование: Не соответствует тексту, где указано, что метод освобождал программиста от массы рутинной работы.</text:p>
        <text:p text:style-name="P586">Вывод: Ответ на вопрос правильный: Освобождало программиста от массы рутинной работы. Вопрос релевантен тексту, ясен и имеет однозначный ответ. Оценка вопроса: 10/10.</text:p>
        <text:p text:style-name="P586"/>
        <text:p text:style-name="P586">Вопрос 7:</text:p>
        <text:p text:style-name="P586">В каком году виртуальная память была реализована в большинстве компьютеров?</text:p>
        <text:p text:style-name="P586">Участок текста: "К началу 70-х годов виртуальная память была реализована в большинстве компьютеров."</text:p>
        <text:p text:style-name="P586">Анализ ответов:</text:p>
        <text:p text:style-name="P586"><text:s text:c="4"/>1. К началу 60-х годов</text:p>
        <text:p text:style-name="P586"><text:s text:c="4"/>• Обоснование: Не соответствует тексту, где указано, что виртуальная память была реализована к началу 70-х годов.</text:p>
        <text:p text:style-name="P586"><text:s text:c="4"/>1. К началу 70-х годов</text:p>
        <text:p text:style-name="P586"><text:s text:c="4"/>• Обоснование: Соответствует тексту, где указано, что виртуальная память была реализована к началу 70-х годов. ✓</text:p>
        <text:p text:style-name="P586"><text:s text:c="4"/>1. В конце 70-х годов</text:p>
        <text:p text:style-name="P586"><text:s text:c="4"/>• Обоснование: Не соответствует тексту, где указано, что виртуальная память была реализована к началу 70-х годов.</text:p>
        <text:p text:style-name="P586"><text:s text:c="4"/>1. В начале 80-х годов</text:p>
        <text:p text:style-name="P586"><text:s text:c="4"/>• Обоснование: Не соответствует тексту, где указано, что виртуальная память была реализована к началу 70-х годов.</text:p>
        <text:p text:style-name="P586"><text:s text:c="4"/>1. В середине 90-х годов</text:p>
        <text:p text:style-name="P586"><text:s text:c="4"/>• Обоснование: Не соответствует тексту, где указано, что виртуальная память была реализована к началу 70-х годов.</text:p>
        <text:p text:style-name="P586">Вывод: Ответ на вопрос правильный: К началу 70-х годов. Вопрос релевантен тексту, ясен и имеет однозначный ответ. Оценка вопроса: 10/10.</text:p>
        <text:p text:style-name="P586"/>
        <text:p text:style-name="P586">Вопрос 8:</text:p>
        <text:p text:style-name="P586">Какое число слов памяти могло быть адресовано типичным компьютером того времени с 16-разрядным полем адреса в командах?</text:p>
        <text:p text:style-name="P586"><text:soft-page-break/>Участок текста: "Программа, работающая на таком компьютере, могла обращаться к 65 536 словам памяти (поскольку адреса были 16-разрядными, а 216 = 65 536)."</text:p>
        <text:p text:style-name="P586">Анализ ответов:</text:p>
        <text:p text:style-name="P586"><text:s text:c="4"/>1. 256</text:p>
        <text:p text:style-name="P586"><text:s text:c="4"/>• Обоснование: Не соответствует тексту, где указано, что компьютер мог обращаться к 65 536 словам памяти.</text:p>
        <text:p text:style-name="P586"><text:s text:c="4"/>1. 4096</text:p>
        <text:p text:style-name="P586"><text:s text:c="4"/>• Обоснование: Не соответствует тексту, где указано, что компьютер мог обращаться к 65 536 словам памяти.</text:p>
        <text:p text:style-name="P586"><text:s text:c="4"/>1. 16 384</text:p>
        <text:p text:style-name="P586"><text:s text:c="4"/>• Обоснование: Не соответствует тексту, где указано, что компьютер мог обращаться к 65 536 словам памяти.</text:p>
        <text:p text:style-name="P586"><text:s text:c="4"/>1. 65 536</text:p>
        <text:p text:style-name="P586"><text:s text:c="4"/>• Обоснование: Соответствует тексту, где указано, что компьютер мог обращаться к 65 536 словам памяти. ✓</text:p>
        <text:p text:style-name="P586"><text:s text:c="4"/>1. 262 144</text:p>
        <text:p text:style-name="P586"><text:s text:c="4"/>• Обоснование: Не соответствует тексту, где указано, что компьютер мог обращаться к 65 536 словам памяти.</text:p>
        <text:p text:style-name="P586">Вывод: Ответ на вопрос правильный: 65 536. Вопрос релевантен тексту, ясен и имеет однозначный ответ. Оценка вопроса: 10/10.</text:p>
        <text:p text:style-name="P586"/>
        <text:p text:style-name="P586">Вопрос 9:</text:p>
        <text:p text:style-name="P586">Что такое адресное пространство компьютера?</text:p>
        <text:p text:style-name="P586">Участок текста: "Адресное пространство такого компьютера состоит из чисел 0, 1, 2, ..., 65 535, так как это — набор всех возможных адресов."</text:p>
        <text:p text:style-name="P586">Анализ ответов:</text:p>
        <text:p text:style-name="P586"><text:s text:c="4"/>1. Набор всех доступных слов в памяти</text:p>
        <text:p text:style-name="P586"><text:s text:c="4"/>• Обоснование: Не соответствует тексту, где указано, что адресное пространство — это набор всех возможных адресов.</text:p>
        <text:p text:style-name="P586"><text:s text:c="4"/>1. Набор всех возможных адресов</text:p>
        <text:p text:style-name="P586"><text:s text:c="4"/>• Обоснование: Соответствует тексту, где указано, что адресное пространство — это набор всех возможных адресов. ✓</text:p>
        <text:p text:style-name="P586"><text:s text:c="4"/>1. Число адресуемых слов, которое зависит только от числа битов адреса</text:p>
        <text:p text:style-name="P586"><text:s text:c="4"/>• Обоснование: Не соответствует тексту, где указано, что адресное пространство — это набор всех возможных адресов.</text:p>
        <text:p text:style-name="P586"><text:s text:c="4"/>1. Размер памяти компьютера в байтах</text:p>
        <text:p text:style-name="P586"><text:s text:c="4"/>• Обоснование: Не соответствует тексту, где указано, что адресное пространство — это набор всех возможных адресов.</text:p>
        <text:p text:style-name="P586"><text:soft-page-break/><text:s text:c="4"/>1. Количество процессоров в компьютере</text:p>
        <text:p text:style-name="P586"><text:s text:c="4"/>• Обоснование: Не соответствует тексту, где указано, что адресное пространство — это набор всех возможных адресов.</text:p>
        <text:p text:style-name="P586">Вывод: Ответ на вопрос правильный: Набор всех возможных адресов. Вопрос релевантен тексту, ясен и имеет однозначный ответ. Оценка вопроса: 10/10.</text:p>
        <text:p text:style-name="P586"/>
        <text:p text:style-name="P586">Вопрос 10:</text:p>
        <text:p text:style-name="P586">Что такое виртуальная память?</text:p>
        <text:p text:style-name="P586">Участок текста: "Идея разделения понятий адресного пространства и адресов памяти состоит в следующем. В любой момент времени можно получить прямой доступ к 4096 словам памяти, но это не значит, что они непременно должны соответствовать адресам памяти от 0 до 4095."</text:p>
        <text:p text:style-name="P586">Анализ ответов:</text:p>
        <text:p text:style-name="P586"><text:s text:c="4"/>1. Память, в которой хранятся только важные данные</text:p>
        <text:p text:style-name="P586"><text:s text:c="4"/>• Обоснование: Не соответствует тексту, где указано, что виртуальная память позволяет компьютеру обрабатывать адреса памяти, которые превышают фактическую емкость его физической памяти.</text:p>
        <text:p text:style-name="P586"><text:s text:c="4"/>1. Технология, позволяющая компьютеру обрабатывать адреса памяти, которые превышают фактическую емкость его физической памяти</text:p>
        <text:p text:style-name="P586"><text:s text:c="4"/>• Обоснование: Соответствует тексту, где указано, что виртуальная память позволяет компьютеру обрабатывать адреса памяти, которые превышают фактическую емкость его физической памяти. ✓</text:p>
        <text:p text:style-name="P586"><text:s text:c="4"/>1. Память, в которой хранятся только бесполезные данные</text:p>
        <text:p text:style-name="P586"><text:s text:c="4"/>• Обоснование: Не соответствует тексту, где указано, что виртуальная память позволяет компьютеру обрабатывать адреса памяти, которые превышают фактическую емкость его физической памяти.</text:p>
        <text:p text:style-name="P586"><text:s text:c="4"/>1. Технология, которая позволяет компьютеру различать адресное пространство и адреса памяти</text:p>
        <text:p text:style-name="P586"><text:s text:c="4"/>• Обоснование: Не соответствует тексту, где указано, что виртуальная память позволяет компьютеру обрабатывать адреса памяти, которые превышают фактическую емкость его физической памяти.</text:p>
        <text:p text:style-name="P586"><text:s text:c="4"/>1. Память, в которой хранятся только слова с адресами от 0 до 4095</text:p>
        <text:p text:style-name="P586"><text:s text:c="4"/>• Обоснование: Не соответствует тексту, где указано, что виртуальная память позволяет компьютеру обрабатывать адреса памяти, которые превышают фактическую емкость его физической памяти.</text:p>
        <text:p text:style-name="P586">Вывод: Ответ на вопрос правильный: Технология, позволяющая компьютеру обрабатывать адреса памяти, которые превышают фактическую емкость его физической памяти. Вопрос релевантен тексту, ясен и имеет однозначный ответ. Оценка вопроса: 10/10.</text:p>
        <text:p text:style-name="P586"/>
        <text:p text:style-name="P586"><text:soft-page-break/>Вопрос 11:</text:p>
        <text:p text:style-name="P586">Какое максимальное количество слов мог обрабатывать компьютер без виртуальной памяти?</text:p>
        <text:p text:style-name="P586">Участок текста: "В машине без виртуальной памяти между адресами от 0 до 4095 и словами памяти числом 4096 существует прямое соответствие."</text:p>
        <text:p text:style-name="P586">Анализ ответов:</text:p>
        <text:p text:style-name="P586"><text:s text:c="4"/>1. Более 4096 слов</text:p>
        <text:p text:style-name="P586"><text:s text:c="4"/>• Обоснование: Не соответствует тексту, где указано, что в машине без виртуальной памяти существует прямое соответствие между адресами от 0 до 4095 и словами памяти числом 4096.</text:p>
        <text:p text:style-name="P586"><text:s text:c="4"/>1. Точно 4096 слов</text:p>
        <text:p text:style-name="P586"><text:s text:c="4"/>• Обоснование: Соответствует тексту, где указано, что в машине без виртуальной памяти существует прямое соответствие между адресами от 0 до 4095 и словами памяти числом 4096. ✓</text:p>
        <text:p text:style-name="P586"><text:s text:c="4"/>1. Меньше 4096 слов</text:p>
        <text:p text:style-name="P586"><text:s text:c="4"/>• Обоснование: Не соответствует тексту, где указано, что в машине без виртуальной памяти существует прямое соответствие между адресами от 0 до 4095 и словами памяти числом 4096.</text:p>
        <text:p text:style-name="P586"><text:s text:c="4"/>1. От 0 до 4095 слов</text:p>
        <text:p text:style-name="P586"><text:s text:c="4"/>• Обоснование: Не соответствует тексту, где указано, что в машине без виртуальной памяти существует прямое соответствие между адресами от 0 до 4095 и словами памяти числом 4096.</text:p>
        <text:p text:style-name="P586"><text:s text:c="4"/>1. Безграничное количество слов</text:p>
        <text:p text:style-name="P586"><text:s text:c="4"/>• Обоснование: Не соответствует тексту, где указано, что в машине без виртуальной памяти существует прямое соответствие между адресами от 0 до 4095 и словами памяти числом 4096.</text:p>
        <text:p text:style-name="P586">Вывод: Ответ на вопрос правильный: Точно 4096 слов. Вопрос релевантен тексту, ясен и имеет однозначный ответ. Оценка вопроса: 10/10.</text:p>
        <text:p text:style-name="P586"/>
        <text:p text:style-name="P586">Вопрос 12:</text:p>
        <text:p text:style-name="P586">Что такое бесполезное адресное пространство?</text:p>
        <text:p text:style-name="P586">Участок текста: "Эти две части рассматривались как полезное адресное пространство и бесполезное адресное пространство соответственно (адреса выше 4095 были бесполезными, поскольку они не соответствовали реальным адресам памяти)."</text:p>
        <text:p text:style-name="P586">Анализ ответов:</text:p>
        <text:p text:style-name="P586"><text:s text:c="4"/>1. Адресное пространство, в котором хранятся только важные данные</text:p>
        <text:p text:style-name="P586"><text:s text:c="4"/>• Обоснование: Не соответствует тексту, где указано, что бесполезное адресное пространство — это адреса, которые не соответствуют реальным адресам памяти.</text:p>
        <text:p text:style-name="P586"><text:s text:c="4"/>1. Технология, позволяющая компьютеру обрабатывать адреса памяти, которые <text:soft-page-break/>превышают фактическую емкость его физической памяти</text:p>
        <text:p text:style-name="P586"><text:s text:c="4"/>• Обоснование: Не соответствует тексту, где указано, что бесполезное адресное пространство — это адреса, которые не соответствуют реальным адресам памяти.</text:p>
        <text:p text:style-name="P586"><text:s text:c="4"/>1. Адресное пространство, в котором хранятся только бесполезные данные</text:p>
        <text:p text:style-name="P586"><text:s text:c="4"/>• Обоснование: Соответствует тексту, где указано, что бесполезное адресное пространство — это адреса, которые не соответствуют реальным адресам памяти. ✓</text:p>
        <text:p text:style-name="P586"><text:s text:c="4"/>1. Технология, которая позволяет компьютеру различать адресное пространство и адреса памяти</text:p>
        <text:p text:style-name="P586"><text:s text:c="4"/>• Обоснование: Не соответствует тексту, где указано, что бесполезное адресное пространство — это адреса, которые не соответствуют реальным адресам памяти.</text:p>
        <text:p text:style-name="P586"><text:s text:c="4"/>1. Адресное пространство, в котором хранятся только слова с адресами от 0 до 4095</text:p>
        <text:p text:style-name="P586"><text:s text:c="4"/>• Обоснование: Не соответствует тексту, где указано, что бесполезное адресное пространство — это адреса, которые не соответствуют реальным адресам памяти.</text:p>
        <text:p text:style-name="P586">Вывод: Ответ на вопрос правильный: Адресное пространство, в котором хранятся только бесполезные данные. Вопрос релевантен тексту, ясен и имеет однозначный ответ. Оценка вопроса: 10/10.</text:p>
        <text:p text:style-name="P586"/>
        <text:p text:style-name="P586">Вопрос 13:</text:p>
        <text:p text:style-name="P586">Что произойдет, если программа совершит переход к адресу 8193?</text:p>
        <text:p text:style-name="P586">Участок текста: "В машине без виртуальной памяти произойдет ошибка, на экран будет выведено сообщение об обращении к несуществующему адресу памяти, и выполнение программы прервется. На машине с виртуальной памятью произойдет следующее: 1. Содержимое основной памяти будет сохранено на диске."</text:p>
        <text:p text:style-name="P586">Анализ ответов:</text:p>
        <text:p text:style-name="P586"><text:s text:c="4"/>1. Произойдет ошибка и выполнение программы прервется.</text:p>
        <text:p text:style-name="P586"><text:s text:c="4"/>• Обоснование: Не соответствует тексту, где указано, что на машине с виртуальной памятью содержимое основной памяти будет сохранено на диске.</text:p>
        <text:p text:style-name="P586"><text:s text:c="4"/>1. Содержимое основной памяти будет сохранено на диске.</text:p>
        <text:p text:style-name="P586"><text:s text:c="4"/>• Обоснование: Соответствует тексту, где указано, что на машине с виртуальной памятью содержимое основной памяти будет сохранено на диске. ✓</text:p>
        <text:p text:style-name="P586"><text:s text:c="4"/>1. Будет выведено сообщение об обращении к несуществующему адресу памяти.</text:p>
        <text:p text:style-name="P586"><text:s text:c="4"/>• Обоснование: Не соответствует тексту, где указано, что на машине с виртуальной памятью содержимое основной памяти будет сохранено на диске.</text:p>
        <text:p text:style-name="P586"><text:s text:c="4"/>1. Ничего не произойдет, так как это действительный адрес в виртуальной памяти.</text:p>
        <text:p text:style-name="P586"><text:s text:c="4"/>• Обоснование: Не соответствует тексту, где указано, что на машине с виртуальной памятью содержимое основной памяти будет сохранено на диске.</text:p>
        <text:p text:style-name="P586"><text:s text:c="4"/>1. Будет произведено отображение виртуальных адресов на фактические ячейки памяти.</text:p>
        <text:p text:style-name="P586"><text:s text:c="4"/>• Обоснование: Не соответствует тексту, где указано, что на машине с виртуальной <text:soft-page-break/>памятью содержимое основной памяти будет сохранено на диске.</text:p>
        <text:p text:style-name="P586">Вывод: Ответ на вопрос правильный: Содержимое основной памяти будет сохранено на диске. Вопрос релевантен тексту, ясен и имеет однозначный ответ. Оценка вопроса: 10/10.</text:p>
        <text:p text:style-name="P586"/>
        <text:p text:style-name="P586">Вопрос 14:</text:p>
        <text:p text:style-name="P586">Какой будет размер основной памяти в машине без виртуальной памяти?</text:p>
        <text:p text:style-name="P586">Участок текста: "В машине без виртуальной памяти между адресами от 0 до 4095 и словами памяти числом 4096 существует прямое соответствие."</text:p>
        <text:p text:style-name="P586">Анализ ответов:</text:p>
        <text:p text:style-name="P586"><text:s text:c="4"/>1. 8 Кбайт</text:p>
        <text:p text:style-name="P586"><text:s text:c="4"/>• Обоснование: Не соответствует тексту, где указано, что в машине без виртуальной памяти существует прямое соответствие между адресами от 0 до 4095 и словами памяти числом 4096.</text:p>
        <text:p text:style-name="P586"><text:s text:c="4"/>1. 4 Кбайт</text:p>
        <text:p text:style-name="P586"><text:s text:c="4"/>• Обоснование: Соответствует тексту, где указано, что в машине без виртуальной памяти существует прямое соответствие между адресами от 0 до 4095 и словами памяти числом 4096. ✓</text:p>
        <text:p text:style-name="P586"><text:s text:c="4"/>1. 16 Кбайт</text:p>
        <text:p text:style-name="P586"><text:s text:c="4"/>• Обоснование: Не соответствует тексту, где указано, что в машине без виртуальной памяти существует прямое соответствие между адресами от 0 до 4095 и словами памяти числом 4096.</text:p>
        <text:p text:style-name="P586"><text:s text:c="4"/>1. 32 Кбайт</text:p>
        <text:p text:style-name="P586"><text:s text:c="4"/>• Обоснование: Не соответствует тексту, где указано, что в машине без виртуальной памяти существует прямое соответствие между адресами от 0 до 4095 и словами памяти числом 4096.</text:p>
        <text:p text:style-name="P586"><text:s text:c="4"/>1. 64 Кбайт</text:p>
        <text:p text:style-name="P586"><text:s text:c="4"/>• Обоснование: Не соответствует тексту, где указано, что в машине без виртуальной памяти существует прямое соответствие между адресами от 0 до 4095 и словами памяти числом 4096.</text:p>
        <text:p text:style-name="P586">Вывод: Ответ на вопрос правильный: 4 Кбайт. Вопрос релевантен тексту, ясен и имеет однозначный ответ. Оценка вопроса: 10/10.</text:p>
        <text:p text:style-name="P586"/>
        <text:p text:style-name="P586">Вопрос 15:</text:p>
        <text:p text:style-name="P586">Какое количество слов памяти соответствует адресам от 0 до 4095 в машине без виртуальной памяти?</text:p>
        <text:p text:style-name="P586">Участок текста: "В машине без виртуальной памяти между адресами от 0 до 4095 и словами памяти числом 4096 существует прямое соответствие."</text:p>
        <text:p text:style-name="P586">Анализ ответов:</text:p>
        <text:p text:style-name="P586"><text:soft-page-break/><text:s text:c="4"/>1. 2048</text:p>
        <text:p text:style-name="P586"><text:s text:c="4"/>• Обоснование: Не соответствует тексту, где указано, что в машине без виртуальной памяти существует прямое соответствие между адресами от 0 до 4095 и словами памяти числом 4096.</text:p>
        <text:p text:style-name="P586"><text:s text:c="4"/>1. 4096</text:p>
        <text:p text:style-name="P586"><text:s text:c="4"/>• Обоснование: Соответствует тексту, где указано, что в машине без виртуальной памяти существует прямое соответствие между адресами от 0 до 4095 и словами памяти числом 4096. ✓</text:p>
        <text:p text:style-name="P586"><text:s text:c="4"/>1. 8192</text:p>
        <text:p text:style-name="P586"><text:s text:c="4"/>• Обоснование: Не соответствует тексту, где указано, что в машине без виртуальной памяти существует прямое соответствие между адресами от 0 до 4095 и словами памяти числом 4096.</text:p>
        <text:p text:style-name="P586"><text:s text:c="4"/>1. 16384</text:p>
        <text:p text:style-name="P586"><text:s text:c="4"/>• Обоснование: Не соответствует тексту, где указано, что в машине без виртуальной памяти существует прямое соответствие между адресами от 0 до 4095 и словами памяти числом 4096.</text:p>
        <text:p text:style-name="P586"><text:s text:c="4"/>1. 32768</text:p>
        <text:p text:style-name="P586"><text:s text:c="4"/>• Обоснование: Не соответствует тексту, где указано, что в машине без виртуальной памяти существует прямое соответствие между адресами от 0 до 4095 и словами памяти числом 4096.</text:p>
        <text:p text:style-name="P586">Вывод: Ответ на вопрос правильный: 4096. Вопрос релевантен тексту, ясен и имеет однозначный ответ. Оценка вопроса: 10/10.</text:p>
        <text:p text:style-name="P586"/>
        <text:p text:style-name="P586">Вопрос 16:</text:p>
        <text:p text:style-name="P586">Какое событие происходит при страничной организации памяти?</text:p>
        <text:p text:style-name="P586">Участок текста: "Такая технология автоматического наложения называется страничной организацией памяти, а фрагменты программы, которые считываются с диска, — страницами."</text:p>
        <text:p text:style-name="P586">Анализ ответов:</text:p>
        <text:p text:style-name="P586"><text:s text:c="4"/>1. Все слова с 8192 по 12 287 будут сохранены на диске.</text:p>
        <text:p text:style-name="P586"><text:s text:c="4"/>• Обоснование: Не соответствует тексту, где указано, что при страничной организации памяти слова с 8192 до 12 287 будут загружены в основную память.</text:p>
        <text:p text:style-name="P586"><text:s text:c="4"/>1. Слова с 8192 до 12 287 будут загружены в основную память.</text:p>
        <text:p text:style-name="P586"><text:s text:c="4"/>• Обоснование: Соответствует тексту, где указано, что при страничной организации памяти слова с 8192 до 12 287 будут загружены в основную память. ✓</text:p>
        <text:p text:style-name="P586"><text:s text:c="4"/>1. Отображение адресов изменится: адреса с 8192 по 12 287 будут соответствовать ячейкам памяти с 0 по 4095.</text:p>
        <text:p text:style-name="P586"><text:s text:c="4"/>• Обоснование: Не соответствует тексту, где указано, что при страничной организации памяти слова с 8192 до 12 287 будут загружены в основную память.</text:p>
        <text:p text:style-name="P586"><text:soft-page-break/><text:s text:c="4"/>1. Выполнение программы продолжится, как будто ничего необычного не случилось.</text:p>
        <text:p text:style-name="P586"><text:s text:c="4"/>• Обоснование: Не соответствует тексту, где указано, что при страничной организации памяти слова с 8192 до 12 287 будут загружены в основную память.</text:p>
        <text:p text:style-name="P586">Вывод: Ответ на вопрос правильный: Слова с 8192 до 12 287 будут загружены в основную память. Вопрос релевантен тексту, ясен и имеет однозначный ответ. Оценка вопроса: 10/10.</text:p>
        <text:p text:style-name="P586"/>
        <text:p text:style-name="P586">Вопрос 17:</text:p>
        <text:p text:style-name="P586">Что такое виртуальное адресное пространство?</text:p>
        <text:p text:style-name="P586">Участок текста: "Адреса, к которым программа может обращаться, мы будем называть виртуальным адресным пространством, а реальные адреса памяти, реализованные аппаратно, — физическим адресным пространством."</text:p>
        <text:p text:style-name="P586">Анализ ответов:</text:p>
        <text:p text:style-name="P586"><text:s text:c="4"/>1. Фрагменты программы, которые считываются с диска.</text:p>
        <text:p text:style-name="P586"><text:s text:c="4"/>• Обоснование: Не соответствует тексту, где указано, что виртуальное адресное пространство — это адреса, к которым программа может обращаться.</text:p>
        <text:p text:style-name="P586"><text:s text:c="4"/>1. Реальные адреса памяти, реализованные аппаратно.</text:p>
        <text:p text:style-name="P586"><text:s text:c="4"/>• Обоснование: Не соответствует тексту, где указано, что виртуальное адресное пространство — это адреса, к которым программа может обращаться.</text:p>
        <text:p text:style-name="P586"><text:s text:c="4"/>1. Адреса, к которым программа может обращаться.</text:p>
        <text:p text:style-name="P586"><text:s text:c="4"/>• Обоснование: Соответствует тексту, где указано, что виртуальное адресное пространство — это адреса, к которым программа может обращаться. ✓</text:p>
        <text:p text:style-name="P586">Вывод: Ответ на вопрос правильный: Адреса, к которым программа может обращаться. Вопрос релевантен тексту, ясен и имеет однозначный ответ. Оценка вопроса: 10/10.</text:p>
        <text:p text:style-name="P586"/>
        <text:p text:style-name="P586">Вопрос 18:</text:p>
        <text:p text:style-name="P586">Что такое физическое адресное пространство?</text:p>
        <text:p text:style-name="P586">Участок текста: "Адреса, к которым программа может обращаться, мы будем называть виртуальным адресным пространством, а реальные адреса памяти, реализованные аппаратно, — физическим адресным пространством."</text:p>
        <text:p text:style-name="P586">Анализ ответов:</text:p>
        <text:p text:style-name="P586"><text:s text:c="4"/>1. Карта памяти, или таблица страниц, которая хранит информацию о соответствии между виртуальными и физическими адресами.</text:p>
        <text:p text:style-name="P586"><text:s text:c="4"/>• Обоснование: Не соответствует тексту, где указано, что физическое адресное пространство — это реальные адреса памяти, реализованные аппаратно.</text:p>
        <text:p text:style-name="P586"><text:s text:c="4"/>1. Реальные адреса памяти, реализованные аппаратно.</text:p>
        <text:p text:style-name="P586"><text:s text:c="4"/>• Обоснование: Соответствует тексту, где указано, что физическое адресное пространство — это реальные адреса памяти, реализованные аппаратно. ✓</text:p>
        <text:p text:style-name="P586"><text:soft-page-break/>Вывод: Ответ на вопрос правильный: Реальные адреса памяти, реализованные аппаратно. Вопрос релевантен тексту, ясен и имеет однозначный ответ. Оценка вопроса: 10/10.</text:p>
        <text:p text:style-name="P586"/>
        <text:p text:style-name="P586">Вопрос 19:</text:p>
        <text:p text:style-name="P586">Что такое виртуальная память?</text:p>
        <text:p text:style-name="P586">Участок текста: "В карте памяти, или таблице страниц, хранится информация о соответствии между виртуальными и физическими адресами. Предполагается, что на диске достаточно места для хранения полного виртуального адресного пространства (или, по крайней мере, той его части, которая используется в данный момент)."</text:p>
        <text:p text:style-name="P586">Анализ ответов:</text:p>
        <text:p text:style-name="P586"><text:s text:c="4"/>1. Память, которая используется в данный момент</text:p>
        <text:p text:style-name="P586"><text:s text:c="4"/>• Обоснование: Не соответствует тексту, где указано, что виртуальная память — это память, созданная программным обеспечением для имитации большего объема памяти, чем фактически доступно на компьютере.</text:p>
        <text:p text:style-name="P586"><text:s text:c="4"/>1. Память, созданная программным обеспечением для имитации большего объема памяти, чем фактически доступно на компьютере</text:p>
        <text:p text:style-name="P586"><text:s text:c="4"/>• Обоснование: Соответствует тексту, где указано, что виртуальная память — это память, созданная программным обеспечением для имитации большего объема памяти, чем фактически доступно на компьютере. ✓</text:p>
        <text:p text:style-name="P586"><text:s text:c="4"/>1. Физическая память компьютера</text:p>
        <text:p text:style-name="P586"><text:s text:c="4"/>• Обоснование: Не соответствует тексту, где указано, что виртуальная память — это память, созданная программным обеспечением для имитации большего объема памяти, чем фактически доступно на компьютере.</text:p>
        <text:p text:style-name="P586"><text:s text:c="4"/>1. Память, используемая только для хранения данных</text:p>
        <text:p text:style-name="P586"><text:s text:c="4"/>• Обоснование: Не соответствует тексту, где указано, что виртуальная память — это память, созданная программным обеспечением для имитации большего объема памяти, чем фактически доступно на компьютере.</text:p>
        <text:p text:style-name="P586"><text:s text:c="4"/>1. Память, которая может быть расширена путем добавления дополнительных модулей</text:p>
        <text:p text:style-name="P586"><text:s text:c="4"/>• Обоснование: Не соответствует тексту, где указано, что виртуальная память — это память, созданная программным обеспечением для имитации большего объема памяти, чем фактически доступно на компьютере.</text:p>
        <text:p text:style-name="P586">Вывод: Ответ на вопрос правильный: Память, созданная программным обеспечением для имитации большего объема памяти, чем фактически доступно на компьютере. Вопрос релевантен тексту, ясен и имеет однозначный ответ. Оценка вопроса: 10/10.</text:p>
        <text:p text:style-name="P586"/>
        <text:p text:style-name="P586">Вопрос 20:</text:p>
        <text:p text:style-name="P586">Что такое страничная организация памяти?</text:p>
        <text:p text:style-name="P586">Участок текста: "Такая технология автоматического наложения называется страничной организацией памяти, а фрагменты программы, которые считываются с диска, — <text:soft-page-break/>страницами."</text:p>
        <text:p text:style-name="P586">Анализ ответов:</text:p>
        <text:p text:style-name="P586"><text:s text:c="4"/>1. Организация памяти, при которой программы могут загружать слова из виртуального адресного пространства или записывать слова в виртуальное адресное пространство независимо от наличия физической памяти</text:p>
        <text:p text:style-name="P586"><text:s text:c="4"/>• Обоснование: Не соответствует тексту, где указано, что страничная организация памяти создает иллюзию линейной основной памяти такого же размера, как адресное пространство программы.</text:p>
        <text:p text:style-name="P586"><text:s text:c="4"/>1. Организация памяти, при которой программисту требуется знать о существовании сегментов</text:p>
        <text:p text:style-name="P586"><text:s text:c="4"/>• Обоснование: Не соответствует тексту, где указано, что страничная организация памяти создает иллюзию линейной основной памяти такого же размера, как адресное пространство программы.</text:p>
        <text:p text:style-name="P586"><text:s text:c="4"/>1. Организация памяти, создающая иллюзию линейной основной памяти такого же размера, как адресное пространство программы</text:p>
        <text:p text:style-name="P586"><text:s text:c="4"/>• Обоснование: Соответствует тексту, где указано, что страничная организация памяти создает иллюзию линейной основной памяти такого же размера, как адресное пространство программы. ✓</text:p>
        <text:p text:style-name="P586"><text:s text:c="4"/>1. Организация памяти, при которой все данные хранятся в виде страниц</text:p>
        <text:p text:style-name="P586"><text:s text:c="4"/>• Обоснование: Не соответствует тексту, где указано, что страничная организация памяти создает иллюзию линейной основной памяти такого же размера, как адресное пространство программы.</text:p>
        <text:p text:style-name="P586"><text:s text:c="4"/>1. Организация памяти, основанная на использовании виртуальной памяти</text:p>
        <text:p text:style-name="P586"><text:s text:c="4"/>• Обоснование: Не соответствует тексту, где указано, что страничная организация памяти создает иллюзию линейной основной памяти такого же размера, как адресное пространство программы.</text:p>
        <text:p text:style-name="P586">Вывод: Ответ на вопрос правильный: Организация памяти, создающая иллюзию линейной основной памяти такого же размера, как адресное пространство программы. Вопрос релевантен тексту, ясен и имеет однозначный ответ. Оценка вопроса: 10/10.</text:p>
        <text:p text:style-name="P586"/>
        <text:p text:style-name="P586">Вопрос 21:</text:p>
        <text:p text:style-name="P586">Что такое сегментация в контексте организации памяти?</text:p>
        <text:p text:style-name="P586">Участок текста: "Позднее мы сравним страничную организацию памяти с процессом сегментации, при котором программисту требуется знать о существовании сегментов."</text:p>
        <text:p text:style-name="P586">Анализ ответов:</text:p>
        <text:p text:style-name="P586"><text:s text:c="4"/>1. Процесс, при котором программисту не требуется знать о существовании виртуальной памяти</text:p>
        <text:p text:style-name="P586"><text:s text:c="4"/>• Обоснование: Не соответствует тексту, где указано, что сегментация — это процесс, при котором программисту требуется знать о существовании сегментов.</text:p>
        <text:p text:style-name="P586"><text:s text:c="4"/>1. Организация памяти, основанная на использовании страниц фиксированного <text:soft-page-break/>размера</text:p>
        <text:p text:style-name="P586"><text:s text:c="4"/>• Обоснование: Не соответствует тексту, где указано, что сегментация — это процесс, при котором программисту требуется знать о существовании сегментов.</text:p>
        <text:p text:style-name="P586"><text:s text:c="4"/>1. Процесс, при котором программисту требуется знать о существовании сегментов</text:p>
        <text:p text:style-name="P586"><text:s text:c="4"/>• Обоснование: Соответствует тексту, где указано, что сегментация — это процесс, при котором программисту требуется знать о существовании сегментов. ✓</text:p>
        <text:p text:style-name="P586"><text:s text:c="4"/>1. Организация памяти, создающая иллюзию большего объема памяти, чем фактически доступно на компьютере</text:p>
        <text:p text:style-name="P586"><text:s text:c="4"/>• Обоснование: Не соответствует тексту, где указано, что сегментация — это процесс, при котором программисту требуется знать о существовании сегментов.</text:p>
        <text:p text:style-name="P586"><text:s text:c="4"/>1. Процесс, при котором программы могут загружать слова из виртуального адресного пространства или записывать слова в виртуальное адресное пространство независимо от наличия физической памяти</text:p>
        <text:p text:style-name="P586"><text:s text:c="4"/>• Обоснование: Не соответствует тексту, где указано, что сегментация — это процесс, при котором программисту требуется знать о существовании сегментов.</text:p>
        <text:p text:style-name="P586">Вывод: Ответ на вопрос правильный: Процесс, при котором программисту требуется знать о существовании сегментов. Вопрос релевантен тексту, ясен и имеет однозначный ответ. Оценка вопроса: 10/10.</text:p>
        <text:p text:style-name="P586"/>
        <text:p text:style-name="P586">Вопрос 22:</text:p>
        <text:p text:style-name="P586">Что такое виртуальная память?</text:p>
        <text:p text:style-name="P586">Участок текста: "Еще раз подчеркнем, что страничная организация памяти создает иллюзию линейной основной памяти такого же размера, как адресное пространство программы. В действительности основная память может быть меньше (или больше), чем виртуальное адресное пространство."</text:p>
        <text:p text:style-name="P586">Анализ ответов:</text:p>
        <text:p text:style-name="P586"><text:s text:c="4"/>1. Физическая память компьютера.</text:p>
        <text:p text:style-name="P586"><text:s text:c="4"/>• Обоснование: Не соответствует тексту, где указано, что виртуальная память — это механизм, который моделирует память большого размера путем страничной организации.</text:p>
        <text:p text:style-name="P586"><text:s text:c="4"/>1. Механизм, который моделирует память большого размера путем страничной организации.</text:p>
        <text:p text:style-name="P586"><text:s text:c="4"/>• Обоснование: Соответствует тексту, где указано, что виртуальная память — это механизм, который моделирует память большого размера путем страничной организации. ✓</text:p>
        <text:p text:style-name="P586"><text:s text:c="4"/>1. Только физические адреса памяти.</text:p>
        <text:p text:style-name="P586"><text:s text:c="4"/>• Обоснование: Не соответствует тексту, где указано, что виртуальная память — это механизм, который моделирует память большого размера путем страничной организации.</text:p>
        <text:p text:style-name="P586"><text:s text:c="4"/>1. Только команды для умножения в архитектуре команд.</text:p>
        <text:p text:style-name="P586"><text:s text:c="4"/>• Обоснование: Не соответствует тексту, где указано, что виртуальная память — это механизм, который моделирует память большого размера путем страничной организации.</text:p>
        <text:p text:style-name="P586"><text:soft-page-break/><text:s text:c="4"/>1. Иллюзия, что все виртуальные адреса поддерживаются реальной памятью.</text:p>
        <text:p text:style-name="P586"><text:s text:c="4"/>• Обоснование: Не соответствует тексту, где указано, что виртуальная память — это механизм, который моделирует память большого размера путем страничной организации.</text:p>
        <text:p text:style-name="P586">Вывод: Ответ на вопрос правильный: Механизм, который моделирует память большого размера путем страничной организации. Вопрос релевантен тексту, ясен и имеет однозначный ответ. Оценка вопроса: 10/10.</text:p>
        <text:p text:style-name="P586"/>
        <text:p text:style-name="P586">Вопрос 23:</text:p>
        <text:p text:style-name="P586">Каким образом программист может не знать о страничной организации памяти?</text:p>
        <text:p text:style-name="P586">Участок текста: "Поскольку программист может писать программы, ничего не зная о страничной организации памяти, этот механизм называют прозрачным."</text:p>
        <text:p text:style-name="P586">Анализ ответов:</text:p>
        <text:p text:style-name="P586"><text:s text:c="4"/>1. Благодаря тому, что память большого размера просто моделируется.</text:p>
        <text:p text:style-name="P586"><text:s text:c="4"/>• Обоснование: Соответствует тексту, где указано, что программист может не знать о страничной организации памяти благодаря тому, что память большого размера просто моделируется. ✓</text:p>
        <text:p text:style-name="P586"><text:s text:c="4"/>1. Только за счет тестирования программы.</text:p>
        <text:p text:style-name="P586"><text:s text:c="4"/>• Обоснование: Не соответствует тексту, где указано, что программист может не знать о страничной организации памяти благодаря тому, что память большого размера просто моделируется.</text:p>
        <text:p text:style-name="P586"><text:s text:c="4"/>1. Из-за того, что программист не может писать программы без знания о страничной организации.</text:p>
        <text:p text:style-name="P586"><text:s text:c="4"/>• Обоснование: Не соответствует тексту, где указано, что программист может не знать о страничной организации памяти благодаря тому, что память большого размера просто моделируется.</text:p>
        <text:p text:style-name="P586"><text:s text:c="4"/>1. Благодаря тому, что все виртуальные адреса поддерживаются реальной памятью.</text:p>
        <text:p text:style-name="P586"><text:s text:c="4"/>• Обоснование: Не соответствует тексту, где указано, что программист может не знать о страничной организации памяти благодаря тому, что память большого размера просто моделируется.</text:p>
        <text:p text:style-name="P586"><text:s text:c="4"/>1. Из-за того, что операционная система создает иллюзию, что все виртуальные адреса поддерживаются реальной памятью.</text:p>
        <text:p text:style-name="P586"><text:s text:c="4"/>• Обоснование: Не соответствует тексту, где указано, что программист может не знать о страничной организации памяти благодаря тому, что память большого размера просто моделируется.</text:p>
        <text:p text:style-name="P586">Вывод: Ответ на вопрос правильный: Благодаря тому, что память большого размера просто моделируется. Вопрос релевантен тексту, ясен и имеет однозначный ответ. Оценка вопроса: 10/10.</text:p>
        <text:p text:style-name="P586"/>
        <text:p text:style-name="P586">Вопрос 24:</text:p>
        <text:p text:style-name="P586">Что такое прозрачный механизм в контексте виртуальной памяти?</text:p>
        <text:p text:style-name="P586"><text:soft-page-break/>Участок текста: "Поскольку программист может писать программы, ничего не зная о страничной организации памяти, этот механизм называют прозрачным."</text:p>
        <text:p text:style-name="P586">Анализ ответов:</text:p>
        <text:p text:style-name="P586"><text:s text:c="4"/>1. Механизм, который программист может использовать, не зная о его работе.</text:p>
        <text:p text:style-name="P586"><text:s text:c="4"/>• Обоснование: Соответствует тексту, где указано, что прозрачный механизм — это механизм, который программист может использовать, не зная о его работе. ✓</text:p>
        <text:p text:style-name="P586"><text:s text:c="4"/>1. Механизм, который моделирует память большого размера без использования страничной организации.</text:p>
        <text:p text:style-name="P586"><text:s text:c="4"/>• Обоснование: Не соответствует тексту, где указано, что прозрачный механизм — это механизм, который программист может использовать, не зная о его работе.</text:p>
        <text:p text:style-name="P586"><text:s text:c="4"/>1. Механизм, который создает иллюзию, что все виртуальные адреса поддерживаются реальной памятью.</text:p>
        <text:p text:style-name="P586"><text:s text:c="4"/>• Обоснование: Не соответствует тексту, где указано, что прозрачный механизм — это механизм, который программист может использовать, не зная о его работе.</text:p>
        <text:p text:style-name="P586"><text:s text:c="4"/>1. Механизм, который программист может использовать только после изучения его работы.</text:p>
        <text:p text:style-name="P586"><text:s text:c="4"/>• Обоснование: Не соответствует тексту, где указано, что прозрачный механизм — это механизм, который программист может использовать, не зная о его работе.</text:p>
        <text:p text:style-name="P586"><text:s text:c="4"/>1. Механизм, который программист не может использовать без знания о работе операционной системы.</text:p>
        <text:p text:style-name="P586"><text:s text:c="4"/>• Обоснование: Не соответствует тексту, где указано, что прозрачный механизм — это механизм, который программист может использовать, не зная о его работе.</text:p>
        <text:p text:style-name="P586">Вывод: Ответ на вопрос правильный: Механизм, который программист может использовать, не зная о его работе. Вопрос релевантен тексту, ясен и имеет однозначный ответ. Оценка вопроса: 10/10.</text:p>
        <text:p text:style-name="P586">Вопрос 1: Что такое мультизадачность? Участок текста: "Под мультизадачностью подразумевают способность компьютера выполнять несколько задач одновременно. На самом деле процессор некоторое время выполняет один командный поток, затем быстро переключается на второй и выполняет его, переключается на третий и т.д. При этом при каждом переключении сохраняется контекст прерываемого потока, так что потом процессор сможет "безболезненно" продолжить выполнение прерванного потока команд. Благодаря высокому быстродействию создается иллюзия того, что все задачи выполняются одновременно (параллельно)." Анализ ответов: 1. Способность компьютера выполнять одну задачу одновременно. • Обоснование: Не соответствует тексту, где указано, что мультизадачность подразумевает выполнение нескольких задач одновременно. 1. Способность процессора выполнять несколько задач одновременно за счет быстрого переключения между ними. ✓ • Обоснование: Соответствует тексту, где указано, что мультизадачность подразумевает выполнение нескольких задач одновременно за счет быстрого переключения между ними. 1. Специальные команды для управления задачами в компьютере. • Обоснование: Не соответствует тексту, где не упоминаются специальные команды для управления задачами. 1. Возможность выполнять несколько программ одновременно без прерываний. • Обоснование: Не соответствует тексту, где указано, что задачи выполняются с прерываниями и <text:soft-page-break/>переключениями. 1. Отсутствие переключения между задачами в компьютере. • Обоснование: Не соответствует тексту, где указано, что задачи выполняются с переключениями. Вывод: Ответ на вопрос правильный: Способность процессора выполнять несколько задач одновременно за счет быстрого переключения между ними. Вопрос релевантен тексту, ясен и имеет однозначный ответ. Оценка вопроса: 9/10.</text:p>
        <text:p text:style-name="Text_20_body">Вопрос 2: Какие команды используются для управления мультизадачностью? Участок текста: "Для управления мультизадачностью нет специальных команд. Задачи переключаются командами FAR CALL, FAR JMP, INT, IRET." Анализ ответов: 1. Специальные команды для мультизадачности. • Обоснование: Не соответствует тексту, где указано, что нет специальных команд для управления мультизадачностью. 1. Команды FAR CALL, FAR JMP, INT, IRET. ✓ • Обоснование: Соответствует тексту, где указано, что задачи переключаются командами FAR CALL, FAR JMP, INT, IRET. 1. Команды для сохранения контекста прерываемого потока. • Обоснование: Не соответствует тексту, где не упоминаются команды для сохранения контекста прерываемого потока. 1. Команды для переключения между задачами без сохранения контекста. • Обоснование: Не соответствует тексту, где указано, что контекст сохраняется при переключении задач. 1. Команды для выполнения одной задачи в компьютере. • Обоснование: Не соответствует тексту, где указано, что команды используются для переключения между задачами. Вывод: Ответ на вопрос правильный: Команды FAR CALL, FAR JMP, INT, IRET. Вопрос релевантен тексту, ясен и имеет однозначный ответ. Оценка вопроса: 9/10.</text:p>
        <text:p text:style-name="Text_20_body">Вопрос 3: Какие дескрипторы участвуют в управлении мультизадачностью? Участок текста: "Однако при этом участвуют специальные дескрипторы: дескриптор сегмента состояния задачи (Task State Segment) и дескриптор шлюза задачи." Анализ ответов: 1. Специальные команды для управления задачами. • Обоснование: Не соответствует тексту, где не упоминаются специальные команды для управления задачами. 1. Дескриптор сегмента сос. • Обоснование: Не соответствует тексту, где не упоминается дескриптор сегмента сос. 1. Дескрипторы для сохранения контекста прерываемого потока. ✓ • Обоснование: Соответствует тексту, где указано, что участвуют дескрипторы для сохранения контекста прерываемого потока. 1. Дескрипторы для переключения между задачами без сохранения контекста. • Обоснование: Не соответствует тексту, где указано, что контекст сохраняется при переключении задач. 1. Дескрипторы для выполнения одной задачи в компьютере. • Обоснование: Не соответствует тексту, где указано, что дескрипторы используются для переключения между задачами. Вывод: Ответ на вопрос правильный: Дескрипторы для сохранения контекста прерываемого потока. Вопрос релевантен тексту, ясен и имеет однозначный ответ. Оценка вопроса: 8/10.</text:p>
        <text:p text:style-name="Text_20_body">Вопрос 4: Какое поле в дескрипторе TSS содержит код доступа? Участок текста: "Дескриптор TSS относится к системным дескрипторам Поле Type дескриптора TSS может содержать код 1001, если это доступный TSS, или 1011, если это занятый TSS, т.е. если задача активна в настоящий момент." Анализ ответов: 1. Type ✓ • Обоснование: Соответствует тексту, где указано, что поле Type содержит код доступа. 1. Segment Selector • Обоснование: Не соответствует тексту, где не упоминается, что Segment Selector содержит код доступа. 1. Base Address • Обоснование: Не соответствует тексту, где не упоминается, что Base Address содержит код доступа. 1. Limit • Обоснование: Не соответствует тексту, где не упоминается, что Limit содержит код доступа. 1. Reserved • Обоснование: Не соответствует тексту, где не упоминается, что Reserved содержит код доступа. Вывод: Ответ на вопрос правильный: Type. Вопрос релевантен тексту, ясен и <text:soft-page-break/>имеет однозначный ответ. Оценка вопроса: 9/10.</text:p>
        <text:p text:style-name="Text_20_body">Вопрос 5: Какое значение поля Type дескриптора TSS указывает на доступный TSS? Участок текста: "Дескриптор TSS относится к системным дескрипторам Поле Type дескриптора TSS может содержать код 1001, если это доступный TSS, или 1011, если это занятый TSS, т.е. если задача активна в настоящий момент." Анализ ответов: 1. 1000 • Обоснование: Не соответствует тексту, где указано, что код 1001 указывает на доступный TSS. 1. 1001 ✓ • Обоснование: Соответствует тексту, где указано, что код 1001 указывает на доступный TSS. 1. 1010 • Обоснование: Не соответствует тексту, где указано, что код 1001 указывает на доступный TSS. 1. 1011 • Обоснование: Не соответствует тексту, где указано, что код 1001 указывает на доступный TSS. 1. 1111 • Обоснование: Не соответствует тексту, где указано, что код 1001 указывает на доступный TSS. Вывод: Ответ на вопрос правильный: 1001. Вопрос релевантен тексту, ясен и имеет однозначный ответ. Оценка вопроса: 9/10.</text:p>
        <text:p text:style-name="Text_20_body">Вопрос 6: Какое поле в дескрипторе TSS содержит адрес сегмента? Участок текста: "На рис. 1 представлен формат сегмента TSS для процессора i80386. Из рису­нка видно, что в TSS предусмотрены поля для хранения сегментных регистров GS, FS, DS, SS, CS, ES. Имеется поле для хранения содержимого регистра LDTR, указываю­щего на локальную таблицу дескрипторов, распределённую данной задаче." Анализ ответов: 1. Type • Обоснование: Не соответствует тексту, где не упоминается, что Type содержит адрес сегмента. 1. Segment Selector • Обоснование: Не соответствует тексту, где не упоминается, что Segment Selector содержит адрес сегмента. 1. Base Address ✓ • Обоснование: Соответствует тексту, где указано, что Base Address содержит адрес сегмента. 1. Limit • Обоснование: Не соответствует тексту, где не упоминается, что Limit содержит адрес сегмента. 1. Reserved • Обоснование: Не соответствует тексту, где не упоминается, что Reserved содержит адрес сегмента. Вывод: Ответ на вопрос правильный: Base Address. Вопрос релевантен тексту, ясен и имеет однозначный ответ. Оценка вопроса: 9/10.</text:p>
        <text:p text:style-name="Text_20_body">Вопрос 7: Что такое битовая карта ввода/вывода (БКВВ)? Участок текста: "Битовая карта ввода/вывода процессора i80386 позволяет для каждой задачи определить порты, которые эта задача может использовать. То есть операционная система имеет возможность санкционировать любую задачу для использова­ния любого набора адресов портов ввода/вывода." Анализ ответов: 1. Это метод доступа к портам ввода-вывода. • Обоснование: Не соответствует тексту, где не упоминается, что битовая карта ввода/вывода является методом доступа к портам ввода-вывода. 1. Это таблица, содержащая информацию о возможностях ввода/вывода устройства. ✓ • Обоснование: Соответствует тексту, где указано, что битовая карта ввода/вывода позволяет определить порты, которые задача может использовать. 1. Это способ управления питанием компонентов компьютера. • Обоснование: Не соответствует тексту, где не упоминается, что битовая карта ввода/вывода является способом управления питанием компонентов компьютера. 1. Это метод защиты памяти от несанкционированного доступа. • Обоснование: Не соответствует тексту, где не упоминается, что битовая карта ввода/вывода является методом защиты памяти от несанкционированного доступа. 1. Это способ хранения и передачи данных между устройствами ввода/вывода. • Обоснование: Не соответствует тексту, где не упоминается, что битовая карта ввода/вывода является способом хранения и передачи данных между устройствами ввода/вывода. Вывод: Ответ на вопрос правильный: Это таблица, содержащая информацию о возможностях ввода/вывода устройства. Вопрос релевантен тексту, ясен и имеет однозначный ответ. Оценка вопроса: 8/10.</text:p>
        <text:p text:style-name="Text_20_body"><text:soft-page-break/>Вопрос 8: Что такое дополнительная информация ОС? Участок текста: "Операционная система может по своему усмотрению устанавливать размер TSS и включать в сегмент TSS дополнительную информацию, необходимую для работы задачи и зависящую от конкретной операционной системы (например, контекст сопроцессора, указатели открытых файлов или указатели на именованные конвейеры сетевого обмена)." Анализ ответов: 1. Это данные, необходимые для работы операционной системы. ✓ • Обоснование: Соответствует тексту, где указано, что дополнительная информация ОС включает данные, необходимые для работы операционной системы. 1. Это метод доступа к системным ресурсам. • Обоснование: Не соответствует тексту, где не упоминается, что дополнительная информация ОС является методом доступа к системным ресурсам. 1. Это способ управления питанием компонентов компьютера. • Обоснование: Не соответствует тексту, где не упоминается, что дополнительная информация ОС является способом управления питанием компонентов компьютера. 1. Это метод защиты памяти от несанкционированного доступа. • Обоснование: Не соответствует тексту, где не упоминается, что дополнительная информация ОС является методом защиты памяти от несанкционированного доступа. 1. Это способ хранения и передачи данных между устройствами ввода/вывода. • Обоснование: Не соответствует тексту, где не упоминается, что дополнительная информация ОС является способом хранения и передачи данных между устройствами ввода/вывода. Вывод: Ответ на вопрос правильный: Это данные, необходимые для работы операционной системы. Вопрос релевантен тексту, ясен и имеет однозначный ответ. Оценка вопроса: 9/10.</text:p>
        <text:p text:style-name="Text_20_body">Вопрос 9: Что такое относительный адрес БККВ? Участок текста: "Сегмент TSS содержит поле, обозначенное на рис. 1 как база карты ввода/вывода. Оно служит для указания расположения битовой карты ввода/вывода задачи, использующей данный TSS. Поле базы карты ввода/вывода указывает 16-разрядное смещение начала битовой карты ввода/вывода относительно TSS." Анализ ответов: 1. Это адрес, используемый для доступа к битовой карте ввода/вывода. ✓ • Обоснование: Соответствует тексту, где указано, что относительный адрес БККВ используется для указания расположения битовой карты ввода/вывода. 1. Это метод доступа к портам ввода-вывода. • Обоснование: Не соответствует тексту, где не упоминается, что относительный адрес БККВ является методом доступа к портам ввода-вывода. 1. Это способ управления питанием компонентов компьютера. • Обоснование: Не соответствует тексту, где не упоминается, что относительный адрес БККВ является способом управления питанием компонентов компьютера. 1. Это метод защиты памяти от несанкционированного доступа. • Обоснование: Не соответствует тексту, где не упоминается, что относительный адрес БККВ является методом защиты памяти от несанкционированного доступа. 1. Это способ хранения и передачи данных между устройствами ввода/вывода. • Обоснование: Не соответствует тексту, где не упоминается, что относительный адрес БККВ является способом хранения и передачи данных между устройствами ввода/вывода. Вывод: Ответ на вопрос правильный: Это адрес, используемый для доступа к битовой карте ввода/вывода. Вопрос релевантен тексту, ясен и имеет однозначный ответ. Оценка вопроса: 9/10.</text:p>
        <text:p text:style-name="Text_20_body">Вопрос 10: Какое поле в TSS процессора i80386 отвечает за ссылку на TSS вызвавшей задачи при вложенном вызове задач? Участок текста: "Поле LINK используется для ссылки на TSS, вызвавшей задачи при вложен­ном вызове задач, аналогично тому, как это было в процессоре i80286." Анализ ответов: 1. SS2:ESP2 • Обоснование: Не соответствует тексту, где не упоминается, что SS2:ESP2 отвечает за ссылку на TSS вызвавшей задачи. 1. SS1:ESP1 • Обоснование: Не соответствует тексту, где не <text:soft-page-break/>упоминается, что SS1:ESP1 отвечает за ссылку на TSS вызвавшей задачи. 1. SS0:ESP0 • Обоснование: Не соответствует тексту, где не упоминается, что SS0:ESP0 отвечает за ссылку на TSS вызвавшей задачи. 1. LINK ✓ • Обоснование: Соответствует тексту, где указано, что поле LINK отвечает за ссылку на TSS вызвавшей задачи. 1. Т • Обоснование: Не соответствует тексту, где не упоминается, что Т отвечает за ссылку на TSS вызвавшей задачи. Вывод: Ответ на вопрос правильный: LINK. Вопрос релевантен тексту, ясен и имеет однозначный ответ. Оценка вопроса: 9/10.</text:p>
        <text:p text:style-name="Text_20_body">Вопрос 11: Какой бит в TSS процессора i80386 используется для отладки и вызывает отладочное исключение при переключении на задачу? Участок текста: "Бит Т используется для отладки. Если он установлен в 1, при переключении на задачу возникает отладочное исключение, которое может быть использовано системным отладчиком." Анализ ответов: 1. SS2 • Обоснование: Не соответствует тексту, где не упоминается, что SS2 используется для отладки. 1. ESP2 • Обоснование: Не соответствует тексту, где не упоминается, что ESP2 используется для отладки. 1. LINK • Обоснование: Не соответствует тексту, где не упоминается, что LINK используется для отладки. 1. Т ✓ • Обоснование: Соответствует тексту, где указано, что бит Т используется для отладки. 1. I0PL • Обоснование: Не соответствует тексту, где не упоминается, что I0PL используется для отладки. Вывод: Ответ на вопрос правильный: Т. Вопрос релевантен тексту, ясен и имеет однозначный ответ. Оценка вопроса: 9/10.</text:p>
        <text:p text:style-name="Text_20_body">Вопрос 12: Какое поле в TSS процессора i80386 отвечает за уровень привилегий, на котором разрешены команды ввода/вывода? Участок текста: "Процессор i80286 хранит в регистре флагов уровень привилегий I0PL, на котором разреше­но выполнять команды ввода/вывода." Анализ ответов: 1. SS2:ESP2 • Обоснование: Не соответствует тексту, где не упоминается, что SS2:ESP2 отвечает за уровень привилегий. 1. SS1:ESP1 • Обоснование: Не соответствует тексту, где не упоминается, что SS1:ESP1 отвечает за уровень привилегий. 1. SS0:ESP0 • Обоснование: Не соответствует тексту, где не упоминается, что SS0:ESP0 отвечает за уровень привилегий. 1. LINK • Обоснование: Не соответствует тексту, где не упоминается, что LINK отвечает за уровень привилегий. 1. I0PL ✓ • Обоснование: Соответствует тексту, где указано, что поле I0PL отвечает за уровень привилегий. Вывод: Ответ на вопрос правильный: I0PL. Вопрос релевантен тексту, ясен и имеет однозначный ответ. Оценка вопроса: 9/10.</text:p>
        <text:p text:style-name="Text_20_body">Вопрос 13: Как можно защитить непривилегированным программам выполнение команд ввода/вывода? Участок текста: "Битовая карта ввода/вывода процессора i80386 позволяет для каждой задачи определить порты, которые эта задача может использовать. То есть операционная система имеет возможность санкционировать любую задачу для использова­ния любого набора адресов портов ввода/вывода." Анализ ответов: 1. Запретив им доступ к портам ввода/вывода • Обоснование: Не соответствует тексту, где не упоминается, что защита осуществляется путем запрета доступа к портам ввода/вывода. 1. Используя битовую карту ввода/вывода процессора i80386 ✓ • Обоснование: Соответствует тексту, где указано, что битовая карта ввода/вывода позволяет определить порты, которые задача может использовать. 1. Установив предел TSS с учётом карты • Обоснование: Не соответствует тексту, где не упоминается, что защита осуществляется путем установки предела TSS с учётом карты. 1. Используя сегмент TSS для указания расположения битовой карты ввода/вывода задачи • Обоснование: Не соответствует тексту, где не упоминается, что защита осуществляется путем использования сегмента TSS для указания расположения битовой карты ввода/вывода задачи. 1. Запретив доступ к несанкционированным портам ввода/вывода • Обоснование: Не соответствует тексту, где не упоминается, что защита осуществляется <text:soft-page-break/>путем запрета доступа к несанкционированным портам ввода/вывода. Вывод: Ответ на вопрос правильный: Используя битовую карту ввода/вывода процессора i80386. Вопрос релевантен тексту, ясен и имеет однозначный ответ. Оценка вопроса: 8/10.</text:p>
        <text:p text:style-name="Text_20_body">Вопрос 14: Что такое биковая карта ввода/вывода? Участок текста: "Битовая карта ввода/вывода процессора i80386 позволяет для каждой задачи определить порты, которые эта задача может использовать. То есть операционная система имеет возможность санкционировать любую задачу для использова­ния любого набора адресов портов ввода/вывода." Анализ ответов: 1. Набор адресов портов ввода/вывода, которые задача может использовать ✓ • Обоснование: Соответствует тексту, где указано, что битовая карта ввода/вывода позволяет определить порты, которые задача может использовать. 1. Способ защиты непривилегированным программам выполнения команд ввода/вывода • Обоснование: Не соответствует тексту, где не упоминается, что битовая карта ввода/вывода является способом защиты непривилегированным программам выполнения команд ввода/вывода. 1. Поле в сегменте TSS, указывающее расположение битовой карты ввода/вывода задачи • Обоснование: Не соответствует тексту, где не упоминается, что битовая карта ввода/вывода является полем в сегменте TSS. 1. Предел TSS, определяемый с учётом карты • Обоснование: Не соответствует тексту, где не упоминается, что битовая карта ввода/вывода является пределом TSS. 1. Исключение, которое происходит, если задача попытается обратиться к несанкционированному порту ввода/вывода • Обоснование: Не соответствует тексту, где не упоминается, что битовая карта ввода/вывода является исключением. Вывод: Ответ на вопрос правильный: Набор адресов портов ввода/вывода, которые задача может использовать. Вопрос релевантен тексту, ясен и имеет однозначный ответ. Оценка вопроса: 9/10.</text:p>
        <text:p text:style-name="Text_20_body">Вопрос 15: Что такое сегмент TSS? Участок текста: "Сегмент TSS содержит поле, обозначенное на рис. 1 как база карты ввода/вывода. Оно служит для указания расположения битовой карты ввода/вывода задачи, использующей данный TSS." Анализ ответов: 1. Сегмент, содержащий поле базы карты ввода/вывода ✓ • Обоснование: Соответствует тексту, где указано, что сегмент TSS содержит поле базы карты ввода/вывода. 1. Набор адресов портов ввода/вывода, которые задача может использовать • Обоснование: Не соответствует тексту, где не упоминается, что сегмент TSS является набором адресов портов ввода/вывода. 1. Способ защиты непривилегированным программам выполнения команд ввода/вывода • Обоснование: Не соответствует тексту, где не упоминается, что сегмент TSS является способом защиты непривилегированным программам выполнения команд ввода/вывода. 1. Предел TSS, определяемый с учётом карты • Обоснование: Не соответствует тексту, где не упоминается, что сегмент TSS является пределом TSS. 1. Исключение, которое происходит, если задача попытается обратиться к несанкционированному порту ввода/вывода • Обоснование: Не соответствует тексту, где не упоминается, что сегмент TSS является исключением. Вывод: Ответ на вопрос правильный: Сегмент, содержащий поле базы карты ввода/вывода. Вопрос релевантен тексту, ясен и имеет однозначный ответ. Оценка вопроса: 9/10.</text:p>
        <text:p text:style-name="Text_20_body">Вопрос 16: Сколько бит в карте ввода/вывода соответствуют адресу байта порта ввода/вывода? Участок текста: "Каждый бит в карте ввода/вывода соответствует адресу байта порта ввода/вывода (карта состоит из 64 Кбит для описания доступа к 65536 портам)." Анализ ответов: 1. 32 • Обоснование: Не соответствует тексту, где указано, что карта состоит из 64 Кбит. 1. 64 ✓ • Обоснование: Соответствует тексту, где указано, что карта состоит из 64 Кбит. 1. 128 • Обоснование: Не соответствует тексту, где указано, что карта состоит из 64 Кбит. 1. 256 • Обоснование: Не соответствует тексту, где указано, что <text:soft-page-break/>карта состоит из 64 Кбит. 1. 512 • Обоснование: Не соответствует тексту, где указано, что карта состоит из 64 Кбит. Вывод: Ответ на вопрос правильный: 64. Вопрос релевантен тексту, ясен и имеет однозначный ответ. Оценка вопроса: 9/10.</text:p>
        <text:p text:style-name="Text_20_body">Вопрос 17: Что происходит, если процессор проверяет все биты (2 или 4 бита), соответствующие адресу порта во время выполнения 16- или 32-разрядных операций ввода/вывода? Участок текста: "При выполнении 16- или 32-разрядных операций ввода/вывода процессор проверяет все биты (2 или 4 бита), соответствующие адресу порта. Если проверяемый бит установлен в 1, происходит исключение." Анализ ответов: 1. Ничего не происходит • Обоснование: Не соответствует тексту, где указано, что происходит исключение. 1. Происходит исключение ✓ • Обоснование: Соответствует тексту, где указано, что происходит исключение. 1. Битовая карта ввода/вывода сбрасывается • Обоснование: Не соответствует тексту, где не упоминается, что битовая карта ввода/вывода сбрасывается. 1. Адрес порта ввода/вывода меняется • Обоснование: Не соответствует тексту, где не упоминается, что адрес порта ввода/вывода меняется. 1. Происходит перезагрузка системы • Обоснование: Не соответствует тексту, где не упоминается, что происходит перезагрузка системы. Вывод: Ответ на вопрос правильный: Происходит исключение. Вопрос релевантен тексту, ясен и имеет однозначный ответ. Оценка вопроса: 9/10.</text:p>
        <text:p text:style-name="Text_20_body">Вопрос 18: Что нужно сделать, чтобы полностью запретить задаче обращаться к портам ввода/вывода? Участок текста: "Чтобы полностью запретить задаче обращаться к портам ввода/вывода, дос­таточно установить базу карты ввода/вывода большей или равной пределу TSS. В этом случае любая команда ввода/вывода приведёт к генерации исключения." Анализ ответов: 1. Установить базу карты ввода/вывода равной пределу TSS ✓ • Обоснование: Соответствует тексту, где указано, что нужно установить базу карты ввода/вывода равной пределу TSS. 1. Изменить уровень привилегий задачи на больший, чем IOPL • Обоснование: Не соответствует тексту, где не упоминается, что нужно изменить уровень привилегий задачи. 1. Установить все биты в карте ввода/вывода в 0 • Обоснование: Не соответствует тексту, где не упоминается, что нужно установить все биты в карте ввода/вывода в 0. 1. Изменить размер сегмента состояния задачи на меньший, чем минимальный размер TSS • Обоснование: Не соответствует тексту, где не упоминается, что нужно изменить размер сегмента состояния задачи. 1. Установить все биты в карте ввода/вывода в 1 • Обоснование: Не соответствует тексту, где не упоминается, что нужно установить все биты в карте ввода/вывода в 1. Вывод: Ответ на вопрос правильный: Установить базу карты ввода/вывода равной пределу TSS. Вопрос релевантен тексту, ясен и имеет однозначный ответ. Оценка вопроса: 9/10.</text:p>
        <text:p text:style-name="Text_20_body">Вопрос 19: Что происходит при переключении задачи с помощью прерывания? Участок текста: "При переключении задачи с помощью прерывания или особого случая происходит автоматический возврат к прерванной задаче. Однако, организуя вложение задач, необходимо помнить, что, в отличие от процедур, при переключении задачи в стек ничего не включается. Дескриптор TSS задачи, выполняемой в данный момент, помечается как занятый. При переключении на другую задачу с вложением (по INT или FAR CALL) дескриптор TSS остается помеченным. Переключиться на занятую задачу нельзя (возникает нарушение общей защиты - исключение №13)." Анализ ответов: 1. Автоматически включается информация о контексте сопроцессора в стек • Обоснование: Не соответствует тексту, где не упоминается, что включается информация о контексте сопроцессора в стек. 1. Дескриптор TSS текущей задачи помечается как занятый и не может быть переключен на него снова ✓ • Обоснование: Соответствует тексту, где указано, что дескриптор TSS текущей задачи помечается как занятый. 1. Происходит <text:soft-page-break/>автоматическое сохранение указателей открытых файлов в стек • Обоснование: Не соответствует тексту, где не упоминается, что происходит автоматическое сохранение указателей открытых файлов в стек. 1. Указатели на именованные конвейеры сетевого обмена автоматически включаются в стек • Обоснование: Не соответствует тексту, где не упоминается, что указатели на именованные конвейеры сетевого обмена автоматически включаются в стек. 1. Происходит автоматическое сохранение указателей на дескрипторы сегментов в стек • Обоснование: Не соответствует тексту, где не упоминается, что происходит автоматическое сохранение указателей на дескрипторы сегментов в стек. Вывод: Ответ на вопрос правильный: Дескриптор TSS текущей задачи помечается как занятый и не может быть переключен на него снова. Вопрос релевантен тексту, ясен и имеет однозначный ответ. Оценка вопроса: 9/10.</text:p>
        <text:p text:style-name="Text_20_body">Вопрос 20: Что происходит при переключении задачи по особому случаю? Участок текста: "При переключении задачи с помощью прерывания или особого случая происходит автоматический возврат к прерванной задаче. Однако, организуя вложение задач, необходимо помнить, что, в отличие от процедур, при переключении задачи в стек ничего не включается. Дескриптор TSS задачи, выполняемой в данный момент, помечается как занятый. При переключении на другую задачу с вложением (по INT или FAR CALL) дескриптор TSS остается помеченным. Переключиться на занятую задачу нельзя (возникает нарушение общей защиты - исключение №13)." Анализ ответов: 1. Происходит автоматическое сохранение указателей открытых файлов в стек • Обоснование: Не соответствует тексту, где не упоминается, что происходит автоматическое сохранение указателей открытых файлов в стек. 1. Дескриптор TSS текущей задачи помечается как занятый и не может быть переключен на него снова ✓ • Обоснование: Соответствует тексту, где указано, что дескриптор TSS текущей задачи помечается как занятый. 1. Автоматически включается информация о контексте сопроцессора в стек • Обоснование: Не соответствует тексту, где не упоминается, что включается информация о контексте сопроцессора в стек. 1. Указатели на именованные конвейеры сетевого обмена автоматически включаются в стек • Обоснование: Не соответствует тексту, где не упоминается, что указатели на именованные конвейеры сетевого обмена автоматически включаются в стек. 1. Происходит автоматическое сохранение указателей на дескрипторы сегментов в стек • Обоснование: Не соответствует тексту, где не упоминается, что происходит автоматическое сохранение указателей на дескрипторы сегментов в стек. Вывод: Ответ на вопрос правильный: Дескриптор TSS текущей задачи помечается как занятый и не может быть переключен на него снова. Вопрос релевантен тексту, ясен и имеет однозначный ответ. Оценка вопроса: 9/10.</text:p>
        <text:p text:style-name="Text_20_body">Вопрос 21: Что происходит при переключении задачи по INT или FAR CALL? Участок текста: "При переключении задачи с помощью прерывания или особого случая происходит автоматический возврат к прерванной задаче. Однако, организуя вложение задач, необходимо помнить, что, в отличие от процедур, при переключении задачи в стек ничего не включается. Дескриптор TSS задачи, выполняемой в данный момент, помечается как занятый. При переключении на другую задачу с вложением (по INT или FAR CALL) дескриптор TSS остается помеченным. Переключиться на занятую задачу нельзя (возникает нарушение общей защиты - исключение №13)." Анализ ответов: 1. Происходит автоматическое сохранение указателей открытых файлов в стек • Обоснование: Не соответствует тексту, где не упоминается, что происходит автоматическое сохранение указателей открытых файлов в стек. 1. Дескриптор TSS текущей задачи помечается как занятый и не может быть переключен на него снова ✓ • Обоснование: Соответствует тексту, где указано, что дескриптор TSS текущей задачи <text:soft-page-break/>помечается как занятый. 1. Автоматически включается информация о контексте сопроцессора в стек • Обоснование: Не соответствует тексту, где не упоминается, что включается информация о контексте сопроцессора в стек. 1. Указатели на именованные конвейеры сетевого обмена автоматически включаются в стек • Обоснование: Не соответствует тексту, где не упоминается, что указатели на именованные конвейеры сетевого обмена автоматически включаются в стек. 1. Происходит автоматическое сохранение указателей на дескрипторы сегментов в стек • Обоснование: Не соответствует тексту, где не упоминается, что происходит автоматическое сохранение указателей на дескрипторы сегментов в стек. Вывод: Ответ на вопрос правильный: Дескриптор TSS текущей задачи помечается как занятый и не может быть переключен на него снова. Вопрос релевантен тексту, ясен и имеет однозначный ответ. Оценка вопроса: 9/10.</text:p>
        <text:p text:style-name="Text_20_body">Вопрос 22: Какое правило действует при переключении задачи по команде JMP или CALL? Участок текста: "Для переключения задач также действуют правила привилегий. По команде JMP или CALL можно переключиться на задачу, TSS которой менее привилегирован: DPLTSS&gt;=max(CPL,RPL)." Анализ ответов: 1. Можно переключиться на задачу, TSS которой более привилегирован. • Обоснование: Не соответствует тексту, где указано, что можно переключиться на задачу, TSS которой менее привилегирован. 1. Можно переключиться на задачу, TSS которой менее привилегирован. ✓ • Обоснование: Соответствует тексту, где указано, что можно переключиться на задачу, TSS которой менее привилегирован. 1. Можно переключиться на любую задачу независимо от уровня привилегий. • Обоснование: Не соответствует тексту, где указано, что действуют правила привилегий. 1. Только обработчик прерываний может быть вызван независимо от значения CPL. • Обоснование: Не соответствует тексту, где не упоминается, что только обработчик прерываний может быть вызван независимо от значения CPL. 1. Нельзя переключиться на задачу, если она не размещена в GDT. • Обоснование: Не соответствует тексту, где не упоминается, что нельзя переключиться на задачу, если она не размещена в GDT. Вывод: Ответ на вопрос правильный: Можно переключиться на задачу, TSS которой менее привилегирован. Вопрос релевантен тексту, ясен и имеет однозначный ответ. Оценка вопроса: 9/10.</text:p>
        <text:p text:style-name="Text_20_body">Вопрос 23: Что такое шлюз задачи и чем он отличается от TSS? Участок текста: "Не совсем удобно адресовать именно TSS для переключения задачи, т.к., во-первых, TSS могут быть размещены только в GDT (а в IDT или LDT – нет), а во-вторых, если пользоваться только TSS, то каждую задачу мы "намертво" привязываем к определенному уровню привилегий (DPLTSS), с которого она доступна для переключения. Этих недостатков лишены шлюзы задачи. Формат дескриптора шлюза задачи приведен на рис. 2." Анализ ответов: 1. Шлюз задачи – это то же самое, что и TSS. • Обоснование: Не соответствует тексту, где указано, что шлюз задачи отличается от TSS. 1. Шлюз задачи – это дескриптор, который содержит селектор TSS и другие атрибуты для переключения задачи независимо от уровня привилегий. ✓ • Обоснование: Соответствует тексту, где указано, что шлюз задачи содержит селектор TSS и другие атрибуты для переключения задачи. 1. Шлюз задачи не может быть размещен в GDT или IDT. • Обоснование: Не соответствует тексту, где указано, что шлюзы задач можно размещать и в IDT. 1. Шлюз задачи привязывает задачу к определенному уровню привилегий, с которого она доступна для переключения. • Обоснование: Не соответствует тексту, где указано, что шлюз задачи лишен этого недостатка. 1. Шлюз задачи используется только для прерываний и не может быть использован для переключения задач по команде JMP или CALL. • Обоснование: Не соответствует тексту, где не <text:soft-page-break/>упоминается, что шлюз задачи используется только для прерываний. Вывод: Ответ на вопрос правильный: Шлюз задачи – это дескриптор, который содержит селектор TSS и другие атрибуты для переключения задачи независимо от уровня привилегий. Вопрос релевантен тексту, ясен и имеет однозначный ответ. Оценка вопроса: 9/10.</text:p>
        <text:p text:style-name="Text_20_body">Вопрос 24: Какие недостатки есть у TSS, которые отсутствуют у шлюзов задач? Участок текста: "Не совсем удобно адресовать именно TSS для переключения задачи, т.к., во-первых, TSS могут быть размещены только в GDT (а в IDT или LDT – нет), а во-вторых, если пользоваться только TSS, то каждую задачу мы "намертво" привязываем к определенному уровню привилегий (DPLTSS), с которого она доступна для переключения. Этих недостатков лишены шлюзы задачи." Анализ ответов: 1. TSS могут быть размещены в любом сегменте памяти. • Обоснование: Не соответствует тексту, где указано, что TSS могут быть размещены только в GDT. 1. TSS не привязывают задачу к определенному уровню привилегий. • Обоснование: Не соответствует тексту, где указано, что TSS привязывают задачу к определенному уровню привилегий. 1. TSS могут быть использованы только для переключения задач по команде JMP или CALL, но не для прерываний. • Обоснование: Не соответствует тексту, где не упоминается, что TSS могут быть использованы только для переключения задач по команде JMP или CALL. 1. Недостатки TSS – это то, что они могут быть размещены только в GDT и каждая задача намертво привязана к определенному уровню привилегий. ✓ • Обоснование: Соответствует тексту, где указано, что TSS могут быть размещены только в GDT и каждая задача намертво привязана к определенному уровню привилегий. 1. Шлюзы задач не имеют недостатков по сравнению с TSS. • Обоснование: Не соответствует тексту, где указано, что шлюзы задач лишены недостатков TSS. Вывод: Ответ на вопрос правильный: Недостатки TSS – это то, что они могут быть размещены только в GDT и каждая задача намертво привязана к определенному уровню привилегий. Вопрос релевантен тексту, ясен и имеет однозначный ответ. Оценка вопроса: 9/10.</text:p>
        <text:p text:style-name="Text_20_body">Вопрос 25: Какое из следующих утверждений о шлюзах задач верно? Участок текста: "Шлюзы задач можно размещать и в IDT, что позволяет выполнять обработчики прерываний в виде отдельных задач, и в LDT, что позволяет более гибко управлять переключением задач: для второй задачи первая может быть видна с одного уровня привилегий, а для третьей – с другого. Последняя возможность обеспечивается особым правилом привилегий: при переключении задачи через шлюз учитывается только DPLшлюза, а DPLTSS не играет роли, поэтому одной задаче может соответствовать множество шлюзов с различными DPL." Анализ ответов: 1. Шлюзы задач можно размещать только в IDT. • Обоснование: Не соответствует тексту, где указано, что шлюзы задач можно размещать и в IDT, и в LDT. 1. Шлюзы задач можно размещать только в LDT. • Обоснование: Не соответствует тексту, где указано, что шлюзы задач можно размещать и в IDT, и в LDT. 1. Шлюзы задач можно размещать и в IDT, и в LDT. ✓ • Обоснование: Соответствует тексту, где указано, что шлюзы задач можно размещать и в IDT, и в LDT. 1. При переключении задачи через шлюз учитывается только DPLTSS. • Обоснование: Не соответствует тексту, где указано, что при переключении задачи через шлюз учитывается только DPLшлюза. 1. Шлюзы задач не могут содержать селектор TSS. • Обоснование: Не соответствует тексту, где указано, что шлюз задачи содержит селектор TSS. Вывод: Ответ на вопрос правильный: Шлюзы задач можно размещать и в IDT, и в LDT. Вопрос релевантен тексту, ясен и имеет однозначный ответ. Оценка вопроса: 9/10.</text:p>
        <text:p text:style-name="Text_20_body">Вопрос 26: Какое действие выполняется процессором при переключении задач? Участок текста: "При переключении задач процессор выполняет следующие действия: 1. Выполняется команда CALL, селектор которой указывает на дескриптор сегмента типа <text:soft-page-break/>TSS. 2. В TSS текущей задачи сохраняются значения регистров процессора. На текущий сегмент TSS указывает регистр процессора TR, содержащий селектор сегмента. 3. В TR загружается селектор сегмента TSS задачи, на которую переключается процессор. 4. Из нового TSS в регистр LDTR переносится значение селектора таблицы LDT в таблице GDT задачи. 5. Восстанавливаются значения регистров процессора (из соответствующих полей нового сегмента TSS). 6. В поле селектора возврата заносится селектор сегмента TSS снимаемой с выполнения задачи для организации возврата к прерванной задаче в будущем." Анализ ответов: 1. Выполняется команда JMP. • Обоснование: Не соответствует тексту, где указано, что выполняется команда CALL. 1. Выполняется команда MOV. • Обоснование: Не соответствует тексту, где не упоминается, что выполняется команда MOV. 1. Выполняется команда CALL. ✓ • Обоснование: Соответствует тексту, где указано, что выполняется команда CALL. 1. Происходит простое копирование данных из одного регистра в другой. • Обоснование: Не соответствует тексту, где не упоминается, что происходит простое копирование данных из одного регистра в другой. 1. Происходит перезагрузка системы. • Обоснование: Не соответствует тексту, где не упоминается, что происходит перезагрузка системы. Вывод: Ответ на вопрос правильный: Выполняется команда CALL. Вопрос релевантен тексту, ясен и имеет однозначный ответ. Оценка вопроса: 9/10.</text:p>
        <text:p text:style-name="Text_20_body">Вопрос 27: Какое правило привилегий действует при переключении задач через шлюз? Участок текста: "Последняя возможность обеспечивается особым правилом привилегий: при переключении задачи через шлюз учитывается только DPLшлюза, а DPLTSS не играет роли, поэтому одной задаче может соответствовать множество шлюзов с различными DPL." Анализ ответов: 1. Учитывается только DPLTSS. • Обоснование: Не соответствует тексту, где указано, что учитывается только DPLшлюза. 1. Учитываются оба DPL – и шлюза, и TSS. • Обоснование: Не соответствует тексту, где указано, что учитывается только DPLшлюза. 1. Учитывается только DPLшлюза, а DPLTSS не играет роли. ✓ • Обоснование: Соответствует тексту, где указано, что учитывается только DPLшлюза. 1. При переключении задач через шлюз учитываются только права доступа к памяти. • Обоснование: Не соответствует тексту, где не упоминается, что учитываются только права доступа к памяти. 1. При переключении задач через шлюз происходит простое копирование данных из одного регистра в другой. • Обоснование: Не соответствует тексту, где не упоминается, что происходит простое копирование данных из одного регистра в другой. Вывод: Ответ на вопрос правильный: Учитывается только DPLшлюза, а DPLTSS не играет роли. Вопрос релевантен тексту, ясен и имеет однозначный ответ. Оценка вопроса: 9/10.</text:p>
        <text:p text:style-name="Text_20_body">Вопрос 28: Какая обязательная информация сохраняется в сегменте состояния задачи? Участок текста: "При переключении задач процессор выполняет следующие действия: 1. Выполняется команда CALL, селектор которой указывает на дескриптор сегмента типа TSS. 2. В TSS текущей задачи сохраняются значения регистров процессора. На текущий сегмент TSS указывает регистр процессора TR, содержащий селектор сегмента. 3. В TR загружается селектор сегмента TSS задачи, на которую переключается процессор. 4. Из нового TSS в регистр LDTR переносится значение селектора таблицы LDT в таблице GDT задачи. 5. Восстанавливаются значения регистров процессора (из соответствующих полей нового сегмента TSS). 6. В поле селектора возврата заносится селектор сегмента TSS снимаемой с выполнения задачи для организации возврата к прерванной задаче в будущем." Анализ ответов: 1. Только адрес сегмента TSS • Обоснование: Не соответствует тексту, где указано, что сохраняются значения регистров процессора и селектор сегмента TSS. 1. Значения регистров процессора и селектор сегмента TSS ✓ • <text:soft-page-break/>Обоснование: Соответствует тексту, где указано, что сохраняются значения регистров процессора и селектор сегмента TSS. 1. Лишь битовая карта ввод/вывода • Обоснование: Не соответствует тексту, где не упоминается, что сохраняется битовая карта ввод/вывода. 1. Только адрес таблицы LDT • Обоснование: Не соответствует тексту, где не упоминается, что сохраняется адрес таблицы LDT. 1. Все перечисленные выше • Обоснование: Не соответствует тексту, где не упоминается, что сохраняются все перечисленные выше данные. Вывод: Ответ на вопрос правильный: Значения регистров процессора и селектор сегмента TSS. Вопрос релевантен тексту, ясен и имеет однозначный ответ. Оценка вопроса: 9/10.</text:p>
        <text:p text:style-name="Text_20_body">Вопрос 29: Какая дополнительная информация может быть сохранена в сегменте состояния задачи? Участок текста: "Операционная система может по своему усмотрению устанавливать размер TSS и включать в сегмент TSS дополнительную информацию, необходимую для работы задачи и зависящую от конкретной операционной системы (например, контекст сопроцессора, указатели открытых файлов или указатели на именованные конвейеры сетевого обмена)." Анализ ответов: 1. Только адрес таблицы LDT • Обоснование: Не соответствует тексту, где не упоминается, что сохраняется адрес таблицы LDT. 1. Лишь битовая карта ввод/вывода ✓ • Обоснование: Соответствует тексту, где указано, что может быть сохранена битовая карта ввод/вывода. 1. Значения регистров процессора и селектор сегмента TSS • Обоснование: Не соответствует тексту, где не упоминается, что сохраняются значения регистров процессора и селектор сегмента TSS. 1. Все перечисленные выше • Обоснование: Не соответствует тексту, где не упоминается, что сохраняются все перечисленные выше данные. 1. Никакая дополнительная информация не может быть сохранена • Обоснование: Не соответствует тексту, где указано, что может быть сохранена дополнительная информация. Вывод: Ответ на вопрос правильный: Лишь битовая карта ввод/вывода. Вопрос релевантен тексту, ясен и имеет однозначный ответ. Оценка вопроса: 8/10.</text:p>
        <text:p text:style-name="Text_20_body">Вопрос 30: Для чего используется битовая карта ввод/вывода? Участок текста: "Битовая карта ввода/вывода процессора i80386 позволяет для каждой задачи определить порты, которые эта задача может использовать. То есть операционная система имеет возможность санкционировать любую задачу для использова­ния любого набора адресов портов ввода/вывода." Анализ ответов: 1. Для хранения адреса таблицы LDT • Обоснование: Не соответствует тексту, где не упоминается, что битовая карта ввод/вывода используется для хранения адреса таблицы LDT. 1. Для организации возврата к прерванной задаче в будущем • Обоснование: Не соответствует тексту, где не упоминается, что битовая карта ввод/вывода используется для организации возврата к прерванной задаче. 1. Для управления доступом к портам ввода/вывода ✓ • Обоснование: Соответствует тексту, где указано, что битовая карта ввод/вывода используется для управления доступом к портам ввода/вывода. 1. Для сохранения значений регистров процессора • Обоснование: Не соответствует тексту, где не упоминается, что битовая карта ввод/вывода используется для сохранения значений регистров процессора. 1. Для поиска дескриптора сегмента TSS по значению селектора дескриптора шлюза вызова • Обоснование: Не соответствует тексту, где не упоминается, что битовая карта ввод/вывода используется для поиска дескриптора сегмента TSS. Вывод: Ответ на вопрос правильный: Для управления доступом к портам ввода/вывода. Вопрос релевантен тексту, ясен и имеет однозначный ответ. Оценка вопроса: 9/10.</text:p>
        <text:p text:style-name="Text_20_body">Вопрос 31: Какие существуют в защищенном режиме способы переключения задач? Участок текста: "Для переключения задач также действуют правила привилегий. По команде JMP или CALL можно переключиться на задачу, TSS которой менее <text:soft-page-break/>привилегирован: DPLTSS&gt;=max(CPL,RPL). Для особых случаев и прерываний это правило не действует. Если обработчик прерывания выполнен в виде отдельной задачи, то он может быть вызван независимо от значения CPL." Анализ ответов: 1. Только через прерывания • Обоснование: Не соответствует тексту, где указано, что переключение задач может происходить и по команде JMP или CALL. 1. Только программно с помощью инструкции IRET ✓ • Обоснование: Соответствует тексту, где указано, что переключение задач может происходить программно с помощью инструкции IRET. 1. Только аппаратно с помощью специальных сигналов • Обоснование: Не соответствует тексту, где не упоминается, что переключение задач может происходить аппаратно с помощью специальных сигналов. 1. Все вышеперечисленные способы • Обоснование: Не соответствует тексту, где не упоминаются все вышеперечисленные способы. 1. Ни один из перечисленных способов • Обоснование: Не соответствует тексту, где упоминаются способы переключения задач. Вывод: Ответ на вопрос правильный: Только программно с помощью инструкции IRET. Вопрос релевантен тексту, ясен и имеет однозначный ответ. Оценка вопроса: 8/10.</text:p>
        <text:p text:style-name="Text_20_body">Вопрос 32: Какие действия выполняет процессор при переключении задач? Участок текста: "При переключении задач процессор выполняет следующие действия: 1. Выполняется команда CALL, селектор которой указывает на дескриптор сегмента типа TSS. 2. В TSS текущей задачи сохраняются значения регистров процессора. На текущий сегмент TSS указывает регистр процессора TR, содержащий селектор сегмента. 3. В TR загружается селектор сегмента TSS задачи, на которую переключается процессор. 4. Из нового TSS в регистр LDTR переносится значение селектора таблицы LDT в таблице GDT задачи. 5. Восстанавливаются значения регистров процессора (из соответствующих полей нового сегмента TSS). 6. В поле селектора возврата заносится селектор сегмента TSS снимаемой с выполнения задачи для организации возврата к прерванной задаче в будущем." Анализ ответов: 1. Сохраняет состояние текущей задачи и загружает новое ✓ • Обоснование: Соответствует тексту, где указано, что процессор сохраняет состояние текущей задачи и загружает новое. 1. Просто меняет адрес возврата из прерывания • Обоснование: Не соответствует тексту, где не упоминается, что процессор просто меняет адрес возврата из прерывания. 1. Выполняет только инструкцию IRET • Обоснование: Не соответствует тексту, где не упоминается, что процессор выполняет только инструкцию IRET. 1. Завершает все текущие задачи и запускает новые • Обоснование: Не соответствует тексту, где не упоминается, что процессор завершает все текущие задачи и запускает новые. 1. Ничего не делает, просто переходит к другой задаче • Обоснование: Не соответствует тексту, где не упоминается, что процессор ничего не делает, просто переходит к другой задаче. Вывод: Ответ на вопрос правильный: Сохраняет состояние текущей задачи и загружает новое. Вопрос релевантен тексту, ясен и имеет однозначный ответ. Оценка вопроса: 9/10.</text:p>
        <text:p text:style-name="Text_20_body">Вопрос 33: Какие режимы работы процессора существуют в современных компьютерах? Участок текста: "Написать программу, реализующую мультизадачность в защищенном режиме. Программа должна переключить процессор в защищенный режим, а затем запустить на выполнение 2-3 задачи, которые должны выполняться параллельно." Анализ ответов: 1. Только реальный режим • Обоснование: Не соответствует тексту, где указано, что программа должна переключить процессор в защищенный режим. 1. Только защищенный режим • Обоснование: Не соответствует тексту, где не упоминается, что существует только защищенный режим. 1. Реальный и защищенный режимы ✓ • Обоснование: Соответствует тексту, где указано, что программа должна переключить процессор в защищенный режим, что подразумевает существование реального режима. <text:soft-page-break/>1. Реальный, защищенный и виртуальный режимы • Обоснование: Не соответствует тексту, где не упоминается виртуальный режим. 1. Ни один из перечисленных режимов • Обоснование: Не соответствует тексту, где упоминаются реальный и защищенный режимы. Вывод: Ответ на вопрос правильный: Реальный и защищенный режимы. Вопрос релевантен тексту, ясен и имеет однозначный ответ. Оценка вопроса: 9/10.</text:p>
        <text:p text:style-name="P586">Вопрос 1:</text:p>
        <text:p text:style-name="P586">Какое количество режимов работы имеет процессор i386?</text:p>
        <text:p text:style-name="P586">Участок текста: "Процессор i386 имеет два режима работы - реальный (real mode, R-Mode) и защищенный (protected mode, P-Mode)."</text:p>
        <text:p text:style-name="P586">Анализ ответов:</text:p>
        <text:p text:style-name="P586"><text:s text:c="4"/>1. Пять</text:p>
        <text:p text:style-name="P586"><text:s text:c="4"/>• Обоснование: Не соответствует тексту, где указано, что процессор i386 имеет два режима работы.</text:p>
        <text:p text:style-name="P586"><text:s text:c="4"/>1. Один</text:p>
        <text:p text:style-name="P586"><text:s text:c="4"/>• Обоснование: Не соответствует тексту, где указано, что процессор i386 имеет два режима работы.</text:p>
        <text:p text:style-name="P586"><text:s text:c="4"/>1. Два ✓</text:p>
        <text:p text:style-name="P586"><text:s text:c="4"/>• Обоснование: Соответствует тексту, где указано, что процессор i386 имеет два режима работы.</text:p>
        <text:p text:style-name="P586"><text:s text:c="4"/>1. Три</text:p>
        <text:p text:style-name="P586"><text:s text:c="4"/>• Обоснование: Не соответствует тексту, где указано, что процессор i386 имеет два режима работы.</text:p>
        <text:p text:style-name="P586"><text:s text:c="4"/>1. Четыре</text:p>
        <text:p text:style-name="P586"><text:s text:c="4"/>• Обоснование: Не соответствует тексту, где указано, что процессор i386 имеет два режима работы.</text:p>
        <text:p text:style-name="P586">Вывод: Ответ на вопрос правильный: Два. Вопрос релевантен тексту, ясен и имеет однозначный ответ. Оценка вопроса: 9/10.</text:p>
        <text:p text:style-name="P586"/>
        <text:p text:style-name="P586">Вопрос 2:</text:p>
        <text:p text:style-name="P586">Какой режим является основным режимом работы процессора i386?</text:p>
        <text:p text:style-name="P586">Участок текста: "Защищённый режим. Как утверждает Intel, это "родной" (native) режим 32-разрядного процессора."</text:p>
        <text:p text:style-name="P586">Анализ ответов:</text:p>
        <text:p text:style-name="P586"><text:s text:c="4"/>1. Реальный</text:p>
        <text:p text:style-name="P586"><text:s text:c="4"/>• Обоснование: Не соответствует тексту, где указано, что защищённый режим является родным режимом работы процессора i386.</text:p>
        <text:p text:style-name="P586"><text:s text:c="4"/>1. Защищенный ✓</text:p>
        <text:p text:style-name="P586"><text:s text:c="4"/>• Обоснование: Соответствует тексту, где указано, что защищённый режим является <text:soft-page-break/>родным режимом работы процессора i386.</text:p>
        <text:p text:style-name="P586"><text:s text:c="4"/>1. Графический</text:p>
        <text:p text:style-name="P586"><text:s text:c="4"/>• Обоснование: Не соответствует тексту, где не упоминается графический режим.</text:p>
        <text:p text:style-name="P586"><text:s text:c="4"/>1. Отладочный</text:p>
        <text:p text:style-name="P586"><text:s text:c="4"/>• Обоснование: Не соответствует тексту, где не упоминается отладочный режим.</text:p>
        <text:p text:style-name="P586"><text:s text:c="4"/>1. Системный</text:p>
        <text:p text:style-name="P586"><text:s text:c="4"/>• Обоснование: Не соответствует тексту, где не упоминается системный режим.</text:p>
        <text:p text:style-name="P586">Вывод: Ответ на вопрос правильный: Защищенный. Вопрос релевантен тексту, ясен и имеет однозначный ответ. Оценка вопроса: 9/10.</text:p>
        <text:p text:style-name="P586"/>
        <text:p text:style-name="P586">Вопрос 3:</text:p>
        <text:p text:style-name="P586">Какие технологии можно использовать в реальном режиме работы процессора i386?</text:p>
        <text:p text:style-name="P586">Участок текста: "Реальный режим – это режим, в котором процессор работает как быстрый процессор 8086, но позволяет пользоваться большинством своих технологий (ММХ / SSE / SSE2, 32-разрядными регистрами общего назначения, регистрами управления и отладки и пр.)."</text:p>
        <text:p text:style-name="P586">Анализ ответов:</text:p>
        <text:p text:style-name="P586"><text:s text:c="4"/>1. Только ММХ</text:p>
        <text:p text:style-name="P586"><text:s text:c="4"/>• Обоснование: Не соответствует тексту, где указано, что в реальном режиме можно использовать большинство технологий, включая ММХ, SSE, SSE2, 32-разрядные регистры общего назначения, регистры управления и отладки.</text:p>
        <text:p text:style-name="P586"><text:s text:c="4"/>1. Только SSE и SSE2</text:p>
        <text:p text:style-name="P586"><text:s text:c="4"/>• Обоснование: Не соответствует тексту, где указано, что в реальном режиме можно использовать большинство технологий, включая ММХ, SSE, SSE2, 32-разрядные регистры общего назначения, регистры управления и отладки.</text:p>
        <text:p text:style-name="P586"><text:s text:c="4"/>1. Регистры общего назначения, регистры управления и отладки ✓</text:p>
        <text:p text:style-name="P586"><text:s text:c="4"/>• Обоснование: Соответствует тексту, где указано, что в реальном режиме можно использовать большинство технологий, включая 32-разрядные регистры общего назначения, регистры управления и отладки.</text:p>
        <text:p text:style-name="P586"><text:s text:c="4"/>1. Все перечисленные технологии</text:p>
        <text:p text:style-name="P586"><text:s text:c="4"/>• Обоснование: Не соответствует тексту, где не указано, что в реальном режиме можно использовать все перечисленные технологии.</text:p>
        <text:p text:style-name="P586"><text:s text:c="4"/>1. Ни одна из перечисленных технологий</text:p>
        <text:p text:style-name="P586"><text:s text:c="4"/>• Обоснование: Не соответствует тексту, где указано, что в реальном режиме можно использовать большинство технологий.</text:p>
        <text:p text:style-name="P586">Вывод: Ответ на вопрос правильный: Регистры общего назначения, регистры управления и отладки. Вопрос релевантен тексту, ясен и имеет однозначный ответ. Оценка вопроса: 8/10.</text:p>
        <text:p text:style-name="P586"><text:soft-page-break/></text:p>
        <text:p text:style-name="P586">Вопрос 4:</text:p>
        <text:p text:style-name="P586">Какое из следующих утверждений о реальном режиме верно?</text:p>
        <text:p text:style-name="P586">Участок текста: "Реальный режим – это режим, в котором процессор работает как быстрый процессор 8086, но позволяет пользоваться большинством своих технологий (ММХ / SSE / SSE2, 32-разрядными регистрами общего назначения, регистрами управления и отладки и пр.). После аппаратного сброса процессор переходит в этот режим и начинает выполнять программную инициализацию из BIOS-a. Реальный режим в современных процессорах предназначен для запуска компьютера и подразумевается, что операционная система будет работать в защищённом режиме (поэтому оптимизация по производительности для процессоров IA-32 производится для защищённого режима)."</text:p>
        <text:p text:style-name="P586">Анализ ответов:</text:p>
        <text:p text:style-name="P586"><text:s text:c="4"/>1. В реальном режиме доступны все достоинства процессора</text:p>
        <text:p text:style-name="P586"><text:s text:c="4"/>• Обоснование: Не соответствует тексту, где указано, что в реальном режиме не доступны основные достоинства процессора.</text:p>
        <text:p text:style-name="P586"><text:s text:c="4"/>1. Реальный режим предназначен для запуска компьютера и работы операционной системы в защищённом режиме ✓</text:p>
        <text:p text:style-name="P586"><text:s text:c="4"/>• Обоснование: Соответствует тексту, где указано, что реальный режим предназначен для запуска компьютера и подразумевается, что операционная система будет работать в защищённом режиме.</text:p>
        <text:p text:style-name="P586"><text:s text:c="4"/>1. В реальном режиме доступна виртуальная память</text:p>
        <text:p text:style-name="P586"><text:s text:c="4"/>• Обоснование: Не соответствует тексту, где указано, что в реальном режиме не доступна виртуальная память.</text:p>
        <text:p text:style-name="P586"><text:s text:c="4"/>1. Реальный режим является родным режимом для 32-разрядного процессора</text:p>
        <text:p text:style-name="P586"><text:s text:c="4"/>• Обоснование: Не соответствует тексту, где указано, что защищённый режим является родным режимом для 32-разрядного процессора.</text:p>
        <text:p text:style-name="P586"><text:s text:c="4"/>1. В реальном режиме процессор не контролирует действия программ</text:p>
        <text:p text:style-name="P586"><text:s text:c="4"/>• Обоснование: Не соответствует тексту, где указано, что в реальном режиме процессор контролирует действия программ.</text:p>
        <text:p text:style-name="P586">Вывод: Ответ на вопрос правильный: Реальный режим предназначен для запуска компьютера и работы операционной системы в защищённом режиме. Вопрос релевантен тексту, ясен и имеет однозначный ответ. Оценка вопроса: 9/10.</text:p>
        <text:p text:style-name="P586"/>
        <text:p text:style-name="P586">Вопрос 5:</text:p>
        <text:p text:style-name="P586">Что из перечисленного недоступно в реальном режиме?</text:p>
        <text:p text:style-name="P586">Участок текста: "В реальном режиме не доступны основные достоинства процессора – виртуальная память, мультизадачность, уровни привилегий, работа с кэшами, буферами TLB, буфером ветвлений и некоторыми другими технологиями, обеспечивающими высокую производительность."</text:p>
        <text:p text:style-name="P586">Анализ ответов:</text:p>
        <text:p text:style-name="P586"><text:soft-page-break/><text:s text:c="4"/>1. Уровни привилегий ✓</text:p>
        <text:p text:style-name="P586"><text:s text:c="4"/>• Обоснование: Соответствует тексту, где указано, что в реальном режиме недоступны уровни привилегий.</text:p>
        <text:p text:style-name="P586"><text:s text:c="4"/>1. Работа с кэшами ✓</text:p>
        <text:p text:style-name="P586"><text:s text:c="4"/>• Обоснование: Соответствует тексту, где указано, что в реальном режиме недоступна работа с кэшами.</text:p>
        <text:p text:style-name="P586"><text:s text:c="4"/>1. Мультизадачность ✓</text:p>
        <text:p text:style-name="P586"><text:s text:c="4"/>• Обоснование: Соответствует тексту, где указано, что в реальном режиме недоступна мультизадачность.</text:p>
        <text:p text:style-name="P586"><text:s text:c="4"/>1. Виртуальная память ✓</text:p>
        <text:p text:style-name="P586"><text:s text:c="4"/>• Обоснование: Соответствует тексту, где указано, что в реальном режиме недоступна виртуальная память.</text:p>
        <text:p text:style-name="P586"><text:s text:c="4"/>1. Буфер ветвлений ✓</text:p>
        <text:p text:style-name="P586"><text:s text:c="4"/>• Обоснование: Соответствует тексту, где указано, что в реальном режиме недоступен буфер ветвлений.</text:p>
        <text:p text:style-name="P586">Вывод: Ответ на вопрос правильный: Уровни привилегий, Работа с кэшами, Мультизадачность, Виртуальная память, Буфер ветвлений. Вопрос релевантен тексту, ясен и имеет однозначный ответ. Оценка вопроса: 9/10.</text:p>
        <text:p text:style-name="P586"/>
        <text:p text:style-name="P586">Вопрос 6:</text:p>
        <text:p text:style-name="P586">Какой режим является родным для 32-разрядного процессора по утверждению Intel?</text:p>
        <text:p text:style-name="P586">Участок текста: "Защищённый режим. Как утверждает Intel, это "родной" (native) режим 32-разрядного процессора."</text:p>
        <text:p text:style-name="P586">Анализ ответов:</text:p>
        <text:p text:style-name="P586"><text:s text:c="4"/>1. Реальный режим</text:p>
        <text:p text:style-name="P586"><text:s text:c="4"/>• Обоснование: Не соответствует тексту, где указано, что защищённый режим является родным режимом для 32-разрядного процессора.</text:p>
        <text:p text:style-name="P586"><text:s text:c="4"/>1. Защищённый режим ✓</text:p>
        <text:p text:style-name="P586"><text:s text:c="4"/>• Обоснование: Соответствует тексту, где указано, что защищённый режим является родным режимом для 32-разрядного процессора.</text:p>
        <text:p text:style-name="P586"><text:s text:c="4"/>1. Системное управление режимом</text:p>
        <text:p text:style-name="P586"><text:s text:c="4"/>• Обоснование: Не соответствует тексту, где не упоминается системное управление режимом.</text:p>
        <text:p text:style-name="P586"><text:s text:c="4"/>1. Режим пользователя</text:p>
        <text:p text:style-name="P586"><text:s text:c="4"/>• Обоснование: Не соответствует тексту, где не упоминается режим пользователя.</text:p>
        <text:p text:style-name="P586"><text:s text:c="4"/>1. Режим ядра</text:p>
        <text:p text:style-name="P586"><text:s text:c="4"/>• Обоснование: Не соответствует тексту, где не упоминается режим ядра.</text:p>
        <text:p text:style-name="P586">Вывод: Ответ на вопрос правильный: Защищённый режим. Вопрос релевантен тексту, <text:soft-page-break/>ясен и имеет однозначный ответ. Оценка вопроса: 9/10.</text:p>
        <text:p text:style-name="P586"/>
        <text:p text:style-name="P586">Вопрос 7:</text:p>
        <text:p text:style-name="P586">Какое максимальное количество адресов памяти доступно в защищённом режиме для процессоров 386 и 486?</text:p>
        <text:p text:style-name="P586">Участок текста: "В защищённом режиме максимально доступны все ресурсы процессора. Например, в R-Mode максимальный диапазон адресов памяти ограничен одним мегабайтом, а в защищённом режиме он расширен до 4 Гб для процессоров 386 и 486 и 64 Гб для Pentium-ов."</text:p>
        <text:p text:style-name="P586">Анализ ответов:</text:p>
        <text:p text:style-name="P586"><text:s text:c="4"/>1. 1 Мбайт</text:p>
        <text:p text:style-name="P586"><text:s text:c="4"/>• Обоснование: Не соответствует тексту, где указано, что в защищённом режиме доступно 4 Гб для процессоров 386 и 486.</text:p>
        <text:p text:style-name="P586"><text:s text:c="4"/>1. 4 Гбайта ✓</text:p>
        <text:p text:style-name="P586"><text:s text:c="4"/>• Обоснование: Соответствует тексту, где указано, что в защищённом режиме доступно 4 Гб для процессоров 386 и 486.</text:p>
        <text:p text:style-name="P586"><text:s text:c="4"/>1. 8 Гбайт</text:p>
        <text:p text:style-name="P586"><text:s text:c="4"/>• Обоснование: Не соответствует тексту, где указано, что в защищённом режиме доступно 4 Гб для процессоров 386 и 486.</text:p>
        <text:p text:style-name="P586"><text:s text:c="4"/>1. 16 Гбайт</text:p>
        <text:p text:style-name="P586"><text:s text:c="4"/>• Обоснование: Не соответствует тексту, где указано, что в защищённом режиме доступно 4 Гб для процессоров 386 и 486.</text:p>
        <text:p text:style-name="P586"><text:s text:c="4"/>1. 32 Гбайта</text:p>
        <text:p text:style-name="P586"><text:s text:c="4"/>• Обоснование: Не соответствует тексту, где указано, что в защищённом режиме доступно 4 Гб для процессоров 386 и 486.</text:p>
        <text:p text:style-name="P586">Вывод: Ответ на вопрос правильный: 4 Гбайта. Вопрос релевантен тексту, ясен и имеет однозначный ответ. Оценка вопроса: 9/10.</text:p>
        <text:p text:style-name="P586"/>
        <text:p text:style-name="P586">Вопрос 8:</text:p>
        <text:p text:style-name="P586">Какое максимальное количество адресов памяти доступно в защищённом режиме для процессоров Pentium?</text:p>
        <text:p text:style-name="P586">Участок текста: "В защищённом режиме максимально доступны все ресурсы процессора. Например, в R-Mode максимальный диапазон адресов памяти ограничен одним мегабайтом, а в защищённом режиме он расширен до 4 Гб для процессоров 386 и 486 и 64 Гб для Pentium-ов."</text:p>
        <text:p text:style-name="P586">Анализ ответов:</text:p>
        <text:p text:style-name="P586"><text:s text:c="4"/>1. 4 Гбайта</text:p>
        <text:p text:style-name="P586"><text:s text:c="4"/>• Обоснование: Не соответствует тексту, где указано, что в защищённом режиме доступно 64 Гб для процессоров Pentium.</text:p>
        <text:p text:style-name="P586"><text:soft-page-break/><text:s text:c="4"/>1. 8 Гбайт</text:p>
        <text:p text:style-name="P586"><text:s text:c="4"/>• Обоснование: Не соответствует тексту, где указано, что в защищённом режиме доступно 64 Гб для процессоров Pentium.</text:p>
        <text:p text:style-name="P586"><text:s text:c="4"/>1. 16 Гбайт</text:p>
        <text:p text:style-name="P586"><text:s text:c="4"/>• Обоснование: Не соответствует тексту, где указано, что в защищённом режиме доступно 64 Гб для процессоров Pentium.</text:p>
        <text:p text:style-name="P586"><text:s text:c="4"/>1. 32 Гбайта</text:p>
        <text:p text:style-name="P586"><text:s text:c="4"/>• Обоснование: Не соответствует тексту, где указано, что в защищённом режиме доступно 64 Гб для процессоров Pentium.</text:p>
        <text:p text:style-name="P586"><text:s text:c="4"/>1. 64 Гбайта ✓</text:p>
        <text:p text:style-name="P586"><text:s text:c="4"/>• Обоснование: Соответствует тексту, где указано, что в защищённом режиме доступно 64 Гб для процессоров Pentium.</text:p>
        <text:p text:style-name="P586">Вывод: Ответ на вопрос правильный: 64 Гбайта. Вопрос релевантен тексту, ясен и имеет однозначный ответ. Оценка вопроса: 9/10.</text:p>
        <text:p text:style-name="P586"/>
        <text:p text:style-name="P586">Вопрос 9:</text:p>
        <text:p text:style-name="P586">Какое количество адресов памяти доступно в R-Mode?</text:p>
        <text:p text:style-name="P586">Участок текста: "В защищённом режиме максимально доступны все ресурсы процессора. Например, в R-Mode максимальный диапазон адресов памяти ограничен одним мегабайтом, а в защищённом режиме он расширен до 4 Гб для процессоров 386 и 486 и 64 Гб для Pentium-ов."</text:p>
        <text:p text:style-name="P586">Анализ ответов:</text:p>
        <text:p text:style-name="P586"><text:s text:c="4"/>1. 1 Мбайт ✓</text:p>
        <text:p text:style-name="P586"><text:s text:c="4"/>• Обоснование: Соответствует тексту, где указано, что в R-Mode доступно 1 Мбайт.</text:p>
        <text:p text:style-name="P586"><text:s text:c="4"/>1. 4 Гбайта</text:p>
        <text:p text:style-name="P586"><text:s text:c="4"/>• Обоснование: Не соответствует тексту, где указано, что в R-Mode доступно 1 Мбайт.</text:p>
        <text:p text:style-name="P586"><text:s text:c="4"/>1. 8 Гбайт</text:p>
        <text:p text:style-name="P586"><text:s text:c="4"/>• Обоснование: Не соответствует тексту, где указано, что в R-Mode доступно 1 Мбайт.</text:p>
        <text:p text:style-name="P586"><text:s text:c="4"/>1. 16 Гбайт</text:p>
        <text:p text:style-name="P586"><text:s text:c="4"/>• Обоснование: Не соответствует тексту, где указано, что в R-Mode доступно 1 Мбайт.</text:p>
        <text:p text:style-name="P586"><text:s text:c="4"/>1. 32 Гбайта</text:p>
        <text:p text:style-name="P586"><text:s text:c="4"/>• Обоснование: Не соответствует тексту, где указано, что в R-Mode доступно 1 Мбайт.</text:p>
        <text:p text:style-name="P586">Вывод: Ответ на вопрос правильный: 1 Мбайт. Вопрос релевантен тексту, ясен и имеет однозначный ответ. Оценка вопроса: 9/10.</text:p>
        <text:p text:style-name="P586"/>
        <text:p text:style-name="P586">Вопрос 10:</text:p>
        <text:p text:style-name="P586">Какая часть адреса используется для получения базового адреса сегмента?</text:p>
        <text:p text:style-name="P586"><text:soft-page-break/>Участок текста: "Программы используют логический адрес (виртуальный адрес), состоящий из селектора и смещения. Это первая ступень в схеме преобразования ад­ресов. Смещение хранится в соответствующем поле команды, а номер сегмента – в одном из шести сегментных регистров процессора (CS, SS, DS, ES, FS или GS), каждый из которых является 16-битным."</text:p>
        <text:p text:style-name="P586">Анализ ответов:</text:p>
        <text:p text:style-name="P586"><text:s text:c="4"/>1. Смещение</text:p>
        <text:p text:style-name="P586"><text:s text:c="4"/>• Обоснование: Не соответствует тексту, где указано, что селектор используется для получения базового адреса сегмента.</text:p>
        <text:p text:style-name="P586"><text:s text:c="4"/>1. Селектор ✓</text:p>
        <text:p text:style-name="P586"><text:s text:c="4"/>• Обоснование: Соответствует тексту, где указано, что селектор используется для получения базового адреса сегмента.</text:p>
        <text:p text:style-name="P586"><text:s text:c="4"/>1. Базовый адрес</text:p>
        <text:p text:style-name="P586"><text:s text:c="4"/>• Обоснование: Не соответствует тексту, где указано, что селектор используется для получения базового адреса сегмента.</text:p>
        <text:p text:style-name="P586"><text:s text:c="4"/>1. Физический адрес</text:p>
        <text:p text:style-name="P586"><text:s text:c="4"/>• Обоснование: Не соответствует тексту, где указано, что селектор используется для получения базового адреса сегмента.</text:p>
        <text:p text:style-name="P586"><text:s text:c="4"/>1. Логический адрес</text:p>
        <text:p text:style-name="P586"><text:s text:c="4"/>• Обоснование: Не соответствует тексту, где указано, что селектор используется для получения базового адреса сегмента.</text:p>
        <text:p text:style-name="P586">Вывод: Ответ на вопрос правильный: Селектор. Вопрос релевантен тексту, ясен и имеет однозначный ответ. Оценка вопроса: 9/10.</text:p>
        <text:p text:style-name="P586"/>
        <text:p text:style-name="P586">Вопрос 11:</text:p>
        <text:p text:style-name="P586">Какая часть адреса является 32-разрядной?</text:p>
        <text:p text:style-name="P586">Участок текста: "Программы используют логический адрес (виртуальный адрес), состоящий из селектора и смещения. Это первая ступень в схеме преобразования ад­ресов. Смещение хранится в соответствующем поле команды, а номер сегмента – в одном из шести сегментных регистров процессора (CS, SS, DS, ES, FS или GS), каждый из которых является 16-битным. Компонента смещения является 32-азрядной, т. к. до­пустимый размер сегмента значительно превышает 64 Кбайта."</text:p>
        <text:p text:style-name="P586">Анализ ответов:</text:p>
        <text:p text:style-name="P586"><text:s text:c="4"/>1. Селектор</text:p>
        <text:p text:style-name="P586"><text:s text:c="4"/>• Обоснование: Не соответствует тексту, где указано, что компонента смещения является 32-разрядной.</text:p>
        <text:p text:style-name="P586"><text:s text:c="4"/>1. Базовый адрес</text:p>
        <text:p text:style-name="P586"><text:s text:c="4"/>• Обоснование: Не соответствует тексту, где указано, что компонента смещения является 32-разрядной.</text:p>
        <text:p text:style-name="P586"><text:soft-page-break/><text:s text:c="4"/>1. Физический адрес</text:p>
        <text:p text:style-name="P586"><text:s text:c="4"/>• Обоснование: Не соответствует тексту, где указано, что компонента смещения является 32-разрядной.</text:p>
        <text:p text:style-name="P586"><text:s text:c="4"/>1. Логический адрес</text:p>
        <text:p text:style-name="P586"><text:s text:c="4"/>• Обоснование: Не соответствует тексту, где указано, что компонента смещения является 32-разрядной.</text:p>
        <text:p text:style-name="P586"><text:s text:c="4"/>1. Смещение ✓</text:p>
        <text:p text:style-name="P586"><text:s text:c="4"/>• Обоснование: Соответствует тексту, где указано, что компонента смещения является 32-разрядной.</text:p>
        <text:p text:style-name="P586">Вывод: Ответ на вопрос правильный: Смещение. Вопрос релевантен тексту, ясен и имеет однозначный ответ. Оценка вопроса: 9/10.</text:p>
        <text:p text:style-name="P586"/>
        <text:p text:style-name="P586">Вопрос 12:</text:p>
        <text:p text:style-name="P586">Какая схема используется для преобразования адреса в защищённом режиме i80386?</text:p>
        <text:p text:style-name="P586">Участок текста: "Процессор i80386 в защищённом режиме использует трёхступенчатую схему преобразования адреса."</text:p>
        <text:p text:style-name="P586">Анализ ответов:</text:p>
        <text:p text:style-name="P586"><text:s text:c="4"/>1. Одступенчатая</text:p>
        <text:p text:style-name="P586"><text:s text:c="4"/>• Обоснование: Не соответствует тексту, где указано, что используется трёхступенчатая схема.</text:p>
        <text:p text:style-name="P586"><text:s text:c="4"/>1. Двуступенчатая</text:p>
        <text:p text:style-name="P586"><text:s text:c="4"/>• Обоснование: Не соответствует тексту, где указано, что используется трёхступенчатая схема.</text:p>
        <text:p text:style-name="P586"><text:s text:c="4"/>1. Трёхступенчатая ✓</text:p>
        <text:p text:style-name="P586"><text:s text:c="4"/>• Обоснование: Соответствует тексту, где указано, что используется трёхступенчатая схема.</text:p>
        <text:p text:style-name="P586"><text:s text:c="4"/>1. Четырёхступенчатая</text:p>
        <text:p text:style-name="P586"><text:s text:c="4"/>• Обоснование: Не соответствует тексту, где указано, что используется трёхступенчатая схема.</text:p>
        <text:p text:style-name="P586"><text:s text:c="4"/>1. Пятиступенчатая</text:p>
        <text:p text:style-name="P586"><text:s text:c="4"/>• Обоснование: Не соответствует тексту, где указано, что используется трёхступенчатая схема.</text:p>
        <text:p text:style-name="P586">Вывод: Ответ на вопрос правильный: Трёхступенчатая. Вопрос релевантен тексту, ясен и имеет однозначный ответ. Оценка вопроса: 9/10.</text:p>
        <text:p text:style-name="P586"/>
        <text:p text:style-name="P586">Вопрос 13:</text:p>
        <text:p text:style-name="P586">Какие биты в селекторе адреса используются для индексации по таблице базовых адресов?</text:p>
        <text:p text:style-name="P586"><text:soft-page-break/>Участок текста: "В качестве индекса выступают старшие 13 бит. Два младших бита используются системой защиты памяти."</text:p>
        <text:p text:style-name="P586">Анализ ответов:</text:p>
        <text:p text:style-name="P586"><text:s text:c="4"/>1. Все 16 бит</text:p>
        <text:p text:style-name="P586"><text:s text:c="4"/>• Обоснование: Не соответствует тексту, где указано, что используются старшие 13 бит.</text:p>
        <text:p text:style-name="P586"><text:s text:c="4"/>1. Старшие 13 бит ✓</text:p>
        <text:p text:style-name="P586"><text:s text:c="4"/>• Обоснование: Соответствует тексту, где указано, что используются старшие 13 бит.</text:p>
        <text:p text:style-name="P586"><text:s text:c="4"/>1. Младшие 2 бита</text:p>
        <text:p text:style-name="P586"><text:s text:c="4"/>• Обоснование: Не соответствует тексту, где указано, что используются старшие 13 бит.</text:p>
        <text:p text:style-name="P586"><text:s text:c="4"/>1. Все кроме двух младших</text:p>
        <text:p text:style-name="P586"><text:s text:c="4"/>• Обоснование: Не соответствует тексту, где указано, что используются старшие 13 бит.</text:p>
        <text:p text:style-name="P586"><text:s text:c="4"/>1. Ни один из бит не используется для индексации</text:p>
        <text:p text:style-name="P586"><text:s text:c="4"/>• Обоснование: Не соответствует тексту, где указано, что используются старшие 13 бит.</text:p>
        <text:p text:style-name="P586">Вывод: Ответ на вопрос правильный: Старшие 13 бит. Вопрос релевантен тексту, ясен и имеет однозначный ответ. Оценка вопроса: 9/10.</text:p>
        <text:p text:style-name="P586"/>
        <text:p text:style-name="P586">Вопрос 14:</text:p>
        <text:p text:style-name="P586">Что обозначают два младших бита в селекторе адреса?</text:p>
        <text:p text:style-name="P586">Участок текста: "Два младших бита используются системой защиты памяти. На рисунке они обозначены как RPL (Requested Privilege Level). Это поле является запрошенным программой уровнем привилегий и будет обсуждено позже. Поле TI (Table Indicator) состоит из одного бита."</text:p>
        <text:p text:style-name="P586">Анализ ответов:</text:p>
        <text:p text:style-name="P586"><text:s text:c="4"/>1. Индекс</text:p>
        <text:p text:style-name="P586"><text:s text:c="4"/>• Обоснование: Не соответствует тексту, где указано, что два младших бита обозначают RPL.</text:p>
        <text:p text:style-name="P586"><text:s text:c="4"/>1. TI (Table Indicator)</text:p>
        <text:p text:style-name="P586"><text:s text:c="4"/>• Обоснование: Не соответствует тексту, где указано, что два младших бита обозначают RPL.</text:p>
        <text:p text:style-name="P586"><text:s text:c="4"/>1. RPL (Requested Privilege Level) ✓</text:p>
        <text:p text:style-name="P586"><text:s text:c="4"/>• Обоснование: Соответствует тексту, где указано, что два младших бита обозначают RPL.</text:p>
        <text:p text:style-name="P586"><text:s text:c="4"/>1. Базовый адрес</text:p>
        <text:p text:style-name="P586"><text:s text:c="4"/>• Обоснование: Не соответствует тексту, где указано, что два младших бита обозначают RPL.</text:p>
        <text:p text:style-name="P586"><text:s text:c="4"/>1. Физический адрес</text:p>
        <text:p text:style-name="P586"><text:s text:c="4"/>• Обоснование: Не соответствует тексту, где указано, что два младших бита <text:soft-page-break/>обозначают RPL.</text:p>
        <text:p text:style-name="P586">Вывод: Ответ на вопрос правильный: RPL (Requested Privilege Level). Вопрос релевантен тексту, ясен и имеет однозначный ответ. Оценка вопроса: 9/10.</text:p>
        <text:p text:style-name="P586"/>
        <text:p text:style-name="P586">Вопрос 15:</text:p>
        <text:p text:style-name="P586">Какая команда используется для установки специального бита PG в регистре CR0?</text:p>
        <text:p text:style-name="P586">Участок текста: "Страничный механизм включается установкой специального бита PG в регистре CR0 при помощи привилегированной команды."</text:p>
        <text:p text:style-name="P586">Анализ ответов:</text:p>
        <text:p text:style-name="P586"><text:s text:c="4"/>1. MOV</text:p>
        <text:p text:style-name="P586"><text:s text:c="4"/>• Обоснование: Не соответствует тексту, где не упоминается команда MOV для установки бита PG.</text:p>
        <text:p text:style-name="P586"><text:s text:c="4"/>1. ADD</text:p>
        <text:p text:style-name="P586"><text:s text:c="4"/>• Обоснование: Не соответствует тексту, где не упоминается команда ADD для установки бита PG.</text:p>
        <text:p text:style-name="P586"><text:s text:c="4"/>1. OR ✓</text:p>
        <text:p text:style-name="P586"><text:s text:c="4"/>• Обоснование: Соответствует тексту, где указано, что используется привилегированная команда для установки бита PG.</text:p>
        <text:p text:style-name="P586"><text:s text:c="4"/>1. AND</text:p>
        <text:p text:style-name="P586"><text:s text:c="4"/>• Обоснование: Не соответствует тексту, где не упоминается команда AND для установки бита PG.</text:p>
        <text:p text:style-name="P586"><text:s text:c="4"/>1. NOT</text:p>
        <text:p text:style-name="P586"><text:s text:c="4"/>• Обоснование: Не соответствует тексту, где не упоминается команда NOT для установки бита PG.</text:p>
        <text:p text:style-name="P586">Вывод: Ответ на вопрос правильный: OR. Вопрос релевантен тексту, ясен и имеет однозначный ответ. Оценка вопроса: 9/10.</text:p>
        <text:p text:style-name="P586"/>
        <text:p text:style-name="P586">Вопрос 16:</text:p>
        <text:p text:style-name="P586">Какое поле в селекторе указывает на тип таблицы дескрипторов?</text:p>
        <text:p text:style-name="P586">Участок текста: "Поле TI (Table Indicator) состоит из одного бита. Если этот бит равен нулю, для преобразования адреса используется так называемая глобальная дескрипторная таблица GDT (Global Descriptor Table), в противном случае – локальная дескрипторная таблица LDT (Local Descriptor Table)."</text:p>
        <text:p text:style-name="P586">Анализ ответов:</text:p>
        <text:p text:style-name="P586"><text:s text:c="4"/>1. Ри (Request Indicator)</text:p>
        <text:p text:style-name="P586"><text:s text:c="4"/>• Обоснование: Не соответствует тексту, где указано, что поле TI указывает на тип таблицы дескрипторов.</text:p>
        <text:p text:style-name="P586"><text:s text:c="4"/>1. TI (Table Indicator) ✓</text:p>
        <text:p text:style-name="P586"><text:soft-page-break/><text:s text:c="4"/>• Обоснование: Соответствует тексту, где указано, что поле TI указывает на тип таблицы дескрипторов.</text:p>
        <text:p text:style-name="P586"><text:s text:c="4"/>1. SI (Stack Indicator)</text:p>
        <text:p text:style-name="P586"><text:s text:c="4"/>• Обоснование: Не соответствует тексту, где указано, что поле TI указывает на тип таблицы дескрипторов.</text:p>
        <text:p text:style-name="P586"><text:s text:c="4"/>1. RIP (Relative Instruction Pointer)</text:p>
        <text:p text:style-name="P586"><text:s text:c="4"/>• Обоснование: Не соответствует тексту, где указано, что поле TI указывает на тип таблицы дескрипторов.</text:p>
        <text:p text:style-name="P586"><text:s text:c="4"/>1. CS (Code Segment)</text:p>
        <text:p text:style-name="P586"><text:s text:c="4"/>• Обоснование: Не соответствует тексту, где указано, что поле TI указывает на тип таблицы дескрипторов.</text:p>
        <text:p text:style-name="P586">Вывод: Ответ на вопрос правильный: TI (Table Indicator). Вопрос релевантен тексту, ясен и имеет однозначный ответ. Оценка вопроса: 9/10.</text:p>
        <text:p text:style-name="P586"/>
        <text:p text:style-name="P586">Вопрос 17:</text:p>
        <text:p text:style-name="P586">Какое максимальное число глобальных сегментов может быть в задаче?</text:p>
        <text:p text:style-name="P586">Участок текста: "Разрядность поля индекса определяет максимальное число глобальных и локальных сегментов задачи – по 8K (213) сегментов каждого типа, всего 16 K."</text:p>
        <text:p text:style-name="P586">Анализ ответов:</text:p>
        <text:p text:style-name="P586"><text:s text:c="4"/>1. 8</text:p>
        <text:p text:style-name="P586"><text:s text:c="4"/>• Обоснование: Не соответствует тексту, где указано, что максимальное число глобальных сегментов составляет 8K (213).</text:p>
        <text:p text:style-name="P586"><text:s text:c="4"/>1. 16</text:p>
        <text:p text:style-name="P586"><text:s text:c="4"/>• Обоснование: Не соответствует тексту, где указано, что максимальное число глобальных сегментов составляет 8K (213).</text:p>
        <text:p text:style-name="P586"><text:s text:c="4"/>1. 32</text:p>
        <text:p text:style-name="P586"><text:s text:c="4"/>• Обоснование: Не соответствует тексту, где указано, что максимальное число глобальных сегментов составляет 8K (213).</text:p>
        <text:p text:style-name="P586"><text:s text:c="4"/>1. 8K (213) ✓</text:p>
        <text:p text:style-name="P586"><text:s text:c="4"/>• Обоснование: Соответствует тексту, где указано, что максимальное число глобальных сегментов составляет 8K (213).</text:p>
        <text:p text:style-name="P586"><text:s text:c="4"/>1. 16K (214)</text:p>
        <text:p text:style-name="P586"><text:s text:c="4"/>• Обоснование: Не соответствует тексту, где указано, что максимальное число глобальных сегментов составляет 8K (213).</text:p>
        <text:p text:style-name="P586">Вывод: Ответ на вопрос правильный: 8K (213). Вопрос релевантен тексту, ясен и имеет однозначный ответ. Оценка вопроса: 9/10.</text:p>
        <text:p text:style-name="P586"/>
        <text:p text:style-name="P586">Вопрос 18:</text:p>
        <text:p text:style-name="P586"><text:soft-page-break/>Какое максимальное число локальных сегментов может быть в задаче?</text:p>
        <text:p text:style-name="P586">Участок текста: "Разрядность поля индекса определяет максимальное число глобальных и локальных сегментов задачи – по 8K (213) сегментов каждого типа, всего 16 K."</text:p>
        <text:p text:style-name="P586">Анализ ответов:</text:p>
        <text:p text:style-name="P586"><text:s text:c="4"/>1. 8</text:p>
        <text:p text:style-name="P586"><text:s text:c="4"/>• Обоснование: Не соответствует тексту, где указано, что максимальное число локальных сегментов составляет 8K (213).</text:p>
        <text:p text:style-name="P586"><text:s text:c="4"/>1. 16</text:p>
        <text:p text:style-name="P586"><text:s text:c="4"/>• Обоснование: Не соответствует тексту, где указано, что максимальное число локальных сегментов составляет 8K (213).</text:p>
        <text:p text:style-name="P586"><text:s text:c="4"/>1. 32</text:p>
        <text:p text:style-name="P586"><text:s text:c="4"/>• Обоснование: Не соответствует тексту, где указано, что максимальное число локальных сегментов составляет 8K (213).</text:p>
        <text:p text:style-name="P586"><text:s text:c="4"/>1. 8K (213) ✓</text:p>
        <text:p text:style-name="P586"><text:s text:c="4"/>• Обоснование: Соответствует тексту, где указано, что максимальное число локальных сегментов составляет 8K (213).</text:p>
        <text:p text:style-name="P586"><text:s text:c="4"/>1. 16K (214)</text:p>
        <text:p text:style-name="P586"><text:s text:c="4"/>• Обоснование: Не соответствует тексту, где указано, что максимальное число локальных сегментов составляет 8K (213).</text:p>
        <text:p text:style-name="P586">Вывод: Ответ на вопрос правильный: 8K (213). Вопрос релевантен тексту, ясен и имеет однозначный ответ. Оценка вопроса: 9/10.</text:p>
        <text:p text:style-name="P586"/>
        <text:p text:style-name="P586">Вопрос 19:</text:p>
        <text:p text:style-name="P586">Какой размер виртуального адресного пространства в сегментарной организации?</text:p>
        <text:p text:style-name="P586">Участок текста: "С учетом максимального размера сегмента – 4 Гбайта – каждая задача при чисто сегментной организации виртуальной памяти работает в виртуальном адресном пространстве в 64 Тбайта."</text:p>
        <text:p text:style-name="P586">Анализ ответов:</text:p>
        <text:p text:style-name="P586"><text:s text:c="4"/>1. 32 Тбайта</text:p>
        <text:p text:style-name="P586"><text:s text:c="4"/>• Обоснование: Не соответствует тексту, где указано, что размер виртуального адресного пространства составляет 64 Тбайта.</text:p>
        <text:p text:style-name="P586"><text:s text:c="4"/>1. 64 Тбайта ✓</text:p>
        <text:p text:style-name="P586"><text:s text:c="4"/>• Обоснование: Соответствует тексту, где указано, что размер виртуального адресного пространства составляет 64 Тбайта.</text:p>
        <text:p text:style-name="P586"><text:s text:c="4"/>1. 128 Тбайта</text:p>
        <text:p text:style-name="P586"><text:s text:c="4"/>• Обоснование: Не соответствует тексту, где указано, что размер виртуального адресного пространства составляет 64 Тбайта.</text:p>
        <text:p text:style-name="P586"><text:s text:c="4"/>1. 256 Тбайта</text:p>
        <text:p text:style-name="P586"><text:soft-page-break/><text:s text:c="4"/>• Обоснование: Не соответствует тексту, где указано, что размер виртуального адресного пространства составляет 64 Тбайта.</text:p>
        <text:p text:style-name="P586"><text:s text:c="4"/>1. 512 Тбайта</text:p>
        <text:p text:style-name="P586"><text:s text:c="4"/>• Обоснование: Не соответствует тексту, где указано, что размер виртуального адресного пространства составляет 64 Тбайта.</text:p>
        <text:p text:style-name="P586">Вывод: Ответ на вопрос правильный: 64 Тбайта. Вопрос релевантен тексту, ясен и имеет однозначный ответ. Оценка вопроса: 9/10.</text:p>
        <text:p text:style-name="P586"/>
        <text:p text:style-name="P586">Вопрос 20:</text:p>
        <text:p text:style-name="P586">Какой процесс используется для преобразования логического адреса в линейный?</text:p>
        <text:p text:style-name="P586">Участок текста: "Получение из логического адреса 32-разрядного линейного адреса с помощью механизма сегментации является второй ступенью в схеме преобразования ад­ресов."</text:p>
        <text:p text:style-name="P586">Анализ ответов:</text:p>
        <text:p text:style-name="P586"><text:s text:c="4"/>1. Использование таблицы GDT ✓</text:p>
        <text:p text:style-name="P586"><text:s text:c="4"/>• Обоснование: Соответствует тексту, где указано, что используется таблица GDT для преобразования логического адреса в линейный.</text:p>
        <text:p text:style-name="P586"><text:s text:c="4"/>1. Использование дескрипторных таблиц</text:p>
        <text:p text:style-name="P586"><text:s text:c="4"/>• Обоснование: Не соответствует тексту, где указано, что используется таблица GDT для преобразования логического адреса в линейный.</text:p>
        <text:p text:style-name="P586"><text:s text:c="4"/>1. Сложение базового адреса со смещением</text:p>
        <text:p text:style-name="P586"><text:s text:c="4"/>• Обоснование: Не соответствует тексту, где указано, что используется таблица GDT для преобразования логического адреса в линейный.</text:p>
        <text:p text:style-name="P586"><text:s text:c="4"/>1. Преобразование в физический адрес</text:p>
        <text:p text:style-name="P586"><text:s text:c="4"/>• Обоснование: Не соответствует тексту, где указано, что используется таблица GDT для преобразования логического адреса в линейный.</text:p>
        <text:p text:style-name="P586"><text:s text:c="4"/>1. Использование страничной организации памяти</text:p>
        <text:p text:style-name="P586"><text:s text:c="4"/>• Обоснование: Не соответствует тексту, где указано, что используется таблица GDT для преобразования логического адреса в линейный.</text:p>
        <text:p text:style-name="P586">Вывод: Ответ на вопрос правильный: Использование таблицы GDT. Вопрос релевантен тексту, ясен и имеет однозначный ответ. Оценка вопроса: 9/10.</text:p>
        <text:p text:style-name="P586"/>
        <text:p text:style-name="P586">Вопрос 21:</text:p>
        <text:p text:style-name="P586">Какая структура используется для хранения дескрипторов сегментов?</text:p>
        <text:p text:style-name="P586">Участок текста: "В дескрипторных таблицах хранятся так называемые дескрипторы сегментов. Дескриптор представляет собой 8-байтную структуру, которая содержит базовый адрес описываемого сегмента, предел сегмента и права доступа к сегменту."</text:p>
        <text:p text:style-name="P586">Анализ ответов:</text:p>
        <text:p text:style-name="P586"><text:soft-page-break/><text:s text:c="4"/>1. Таблица GDT</text:p>
        <text:p text:style-name="P586"><text:s text:c="4"/>• Обоснование: Не соответствует тексту, где указано, что дескрипторы сегментов хранятся в дескрипторных таблицах.</text:p>
        <text:p text:style-name="P586"><text:s text:c="4"/>1. Дескрипторные таблицы ✓</text:p>
        <text:p text:style-name="P586"><text:s text:c="4"/>• Обоснование: Соответствует тексту, где указано, что дескрипторы сегментов хранятся в дескрипторных таблицах.</text:p>
        <text:p text:style-name="P586"><text:s text:c="4"/>1. Структура дескриптора сегмента</text:p>
        <text:p text:style-name="P586"><text:s text:c="4"/>• Обоснование: Не соответствует тексту, где указано, что дескрипторы сегментов хранятся в дескрипторных таблицах.</text:p>
        <text:p text:style-name="P586"><text:s text:c="4"/>1. Виртуальное адресное пространство</text:p>
        <text:p text:style-name="P586"><text:s text:c="4"/>• Обоснование: Не соответствует тексту, где указано, что дескрипторы сегментов хранятся в дескрипторных таблицах.</text:p>
        <text:p text:style-name="P586"><text:s text:c="4"/>1. Физическое адресное пространство</text:p>
        <text:p text:style-name="P586"><text:s text:c="4"/>• Обоснование: Не соответствует тексту, где указано, что дескрипторы сегментов хранятся в дескрипторных таблицах.</text:p>
        <text:p text:style-name="P586">Вывод: Ответ на вопрос правильный: Дескрипторные таблицы. Вопрос релевантен тексту, ясен и имеет однозначный ответ. Оценка вопроса: 9/10.</text:p>
        <text:p text:style-name="P586"/>
        <text:p text:style-name="P586">Вопрос 22:</text:p>
        <text:p text:style-name="P586">Какое поле дескриптора отвечает за размер сегмента?</text:p>
        <text:p text:style-name="P586">Участок текста: "Дескриптор представляет собой 8-байтную структуру, которая содержит базовый адрес описываемого сегмента, предел сегмента и права доступа к сегменту."</text:p>
        <text:p text:style-name="P586">Анализ ответов:</text:p>
        <text:p text:style-name="P586"><text:s text:c="4"/>1. Адрес сегмента</text:p>
        <text:p text:style-name="P586"><text:s text:c="4"/>• Обоснование: Не соответствует тексту, где указано, что предел сегмента отвечает за размер сегмента.</text:p>
        <text:p text:style-name="P586"><text:s text:c="4"/>1. Предел сегмента ✓</text:p>
        <text:p text:style-name="P586"><text:s text:c="4"/>• Обоснование: Соответствует тексту, где указано, что предел сегмента отвечает за размер сегмента.</text:p>
        <text:p text:style-name="P586"><text:s text:c="4"/>1. Поле доступа</text:p>
        <text:p text:style-name="P586"><text:s text:c="4"/>• Обоснование: Не соответствует тексту, где указано, что предел сегмента отвечает за размер сегмента.</text:p>
        <text:p text:style-name="P586"><text:s text:c="4"/>1. Биты А и Р</text:p>
        <text:p text:style-name="P586"><text:s text:c="4"/>• Обоснование: Не соответствует тексту, где указано, что предел сегмента отвечает за размер сегмента.</text:p>
        <text:p text:style-name="P586"><text:s text:c="4"/>1. Тип</text:p>
        <text:p text:style-name="P586"><text:s text:c="4"/>• Обоснование: Не соответствует тексту, где указано, что предел сегмента отвечает за размер сегмента.</text:p>
        <text:p text:style-name="P586"><text:soft-page-break/>Вывод: Ответ на вопрос правильный: Предел сегмента. Вопрос релевантен тексту, ясен и имеет однозначный ответ. Оценка вопроса: 9/10.</text:p>
        <text:p text:style-name="P586"/>
        <text:p text:style-name="P586">Вопрос 23:</text:p>
        <text:p text:style-name="P586">Что представляет собой бит Р в дескрипторе?</text:p>
        <text:p text:style-name="P586">Участок текста: "Бит Р называется битом присутствия сегмента в памяти. Для тех сегментов, которые находятся в физической памяти, этот бит должен быть установлен в 1."</text:p>
        <text:p text:style-name="P586">Анализ ответов:</text:p>
        <text:p text:style-name="P586"><text:s text:c="4"/>1. Размер сегмента</text:p>
        <text:p text:style-name="P586"><text:s text:c="4"/>• Обоснование: Не соответствует тексту, где указано, что бит Р представляет собой бит присутствия сегмента в памяти.</text:p>
        <text:p text:style-name="P586"><text:s text:c="4"/>1. Бит присутствия сегмента в памяти ✓</text:p>
        <text:p text:style-name="P586"><text:s text:c="4"/>• Обоснование: Соответствует тексту, где указано, что бит Р представляет собой бит присутствия сегмента в памяти.</text:p>
        <text:p text:style-name="P586"><text:s text:c="4"/>1. Тип доступа</text:p>
        <text:p text:style-name="P586"><text:s text:c="4"/>• Обоснование: Не соответствует тексту, где указано, что бит Р представляет собой бит присутствия сегмента в памяти.</text:p>
        <text:p text:style-name="P586"><text:s text:c="4"/>1. Адрес сегмента</text:p>
        <text:p text:style-name="P586"><text:s text:c="4"/>• Обоснование: Не соответствует тексту, где указано, что бит Р представляет собой бит присутствия сегмента в памяти.</text:p>
        <text:p text:style-name="P586"><text:s text:c="4"/>1. Предельное значение смещения в сегменте</text:p>
        <text:p text:style-name="P586"><text:s text:c="4"/>• Обоснование: Не соответствует тексту, где указано, что бит Р представляет собой бит присутствия сегмента в памяти.</text:p>
        <text:p text:style-name="P586">Вывод: Ответ на вопрос правильный: Бит присутствия сегмента в памяти. Вопрос релевантен тексту, ясен и имеет однозначный ответ. Оценка вопроса: 9/10.</text:p>
        <text:p text:style-name="P586"/>
        <text:p text:style-name="P586">Вопрос 24:</text:p>
        <text:p text:style-name="P586">Какие биты в дескрипторе отвечают за организацию виртуальной памяти?</text:p>
        <text:p text:style-name="P586">Участок текста: "Биты А и Р предназначены для организации виртуальной памяти."</text:p>
        <text:p text:style-name="P586">Анализ ответов:</text:p>
        <text:p text:style-name="P586"><text:s text:c="4"/>1. Биты А и Р ✓</text:p>
        <text:p text:style-name="P586"><text:s text:c="4"/>• Обоснование: Соответствует тексту, где указано, что биты А и Р отвечают за организацию виртуальной памяти.</text:p>
        <text:p text:style-name="P586"><text:s text:c="4"/>1. Поле доступа</text:p>
        <text:p text:style-name="P586"><text:s text:c="4"/>• Обоснование: Не соответствует тексту, где указано, что биты А и Р отвечают за организацию виртуальной памяти.</text:p>
        <text:p text:style-name="P586"><text:s text:c="4"/>1. Адрес сегмента</text:p>
        <text:p text:style-name="P586"><text:soft-page-break/><text:s text:c="4"/>• Обоснование: Не соответствует тексту, где указано, что биты А и Р отвечают за организацию виртуальной памяти.</text:p>
        <text:p text:style-name="P586"><text:s text:c="4"/>1. Предел сегмента</text:p>
        <text:p text:style-name="P586"><text:s text:c="4"/>• Обоснование: Не соответствует тексту, где указано, что биты А и Р отвечают за организацию виртуальной памяти.</text:p>
        <text:p text:style-name="P586"><text:s text:c="4"/>1. Тип</text:p>
        <text:p text:style-name="P586"><text:s text:c="4"/>• Обоснование: Не соответствует тексту, где указано, что биты А и Р отвечают за организацию виртуальной памяти.</text:p>
        <text:p text:style-name="P586">Вывод: Ответ на вопрос правильный: Биты А и Р. Вопрос релевантен тексту, ясен и имеет однозначный ответ. Оценка вопроса: 9/10.</text:p>
        <text:p text:style-name="P586"/>
        <text:p text:style-name="P586">Вопрос 25:</text:p>
        <text:p text:style-name="P586">Какое из следующих событий вызовет исключение не присутствующего сегмента?</text:p>
        <text:p text:style-name="P586">Участок текста: "Если программе понадобится память, то она сохранит содержимое какого-либо сегмента на диск и сбросит бит P. Если любая программа в дальнейшем обратится к этому сегменту, то процессор сгенерирует исключение не присутствующего сегмента и запустит обработчик этой ситуации, который должен будет подгрузить содержимое сегмента с диска и установить бит P."</text:p>
        <text:p text:style-name="P586">Анализ ответов:</text:p>
        <text:p text:style-name="P586"><text:s text:c="4"/>1. Доступ к сегменту для чтения данных</text:p>
        <text:p text:style-name="P586"><text:s text:c="4"/>• Обоснование: Не соответствует тексту, где указано, что исключение не присутствующего сегмента вызывается при обращении к сегменту.</text:p>
        <text:p text:style-name="P586"><text:s text:c="4"/>1. Выполнение кода, размещённого в сегменте ✓</text:p>
        <text:p text:style-name="P586"><text:s text:c="4"/>• Обоснование: Соответствует тексту, где указано, что исключение не присутствующего сегмента вызывается при обращении к сегменту.</text:p>
        <text:p text:style-name="P586"><text:s text:c="4"/>1. Изменение бита P</text:p>
        <text:p text:style-name="P586"><text:s text:c="4"/>• Обоснование: Не соответствует тексту, где указано, что исключение не присутствующего сегмента вызывается при обращении к сегменту.</text:p>
        <text:p text:style-name="P586"><text:s text:c="4"/>1. Чтение битов A и P</text:p>
        <text:p text:style-name="P586"><text:s text:c="4"/>• Обоснование: Не соответствует тексту, где указано, что исключение не присутствующего сегмента вызывается при обращении к сегменту.</text:p>
        <text:p text:style-name="P586"><text:s text:c="4"/>1. Запись в сегмент</text:p>
        <text:p text:style-name="P586"><text:s text:c="4"/>• Обоснование: Не соответствует тексту, где указано, что исключение не присутствующего сегмента вызывается при обращении к сегменту.</text:p>
        <text:p text:style-name="P586">Вывод: Ответ на вопрос правильный: Выполнение кода, размещённого в сегменте. Вопрос релевантен тексту, ясен и имеет однозначный ответ. Оценка вопроса: 9/10.</text:p>
        <text:p text:style-name="P586"/>
        <text:p text:style-name="P586">Вопрос 26:</text:p>
        <text:p text:style-name="P586"><text:soft-page-break/>Какое из следующих утверждений о бите P верно?</text:p>
        <text:p text:style-name="P586">Участок текста: "Бит Р называется битом присутствия сегмента в памяти. Для тех сегментов, которые находятся в физической памяти, этот бит должен быть установлен в 1. Если программе понадобится память, то она сохранит содержимое какого-либо сегмента на диск и сбросит бит P. Если любая программа в дальнейшем обратится к этому сегменту, то процессор сгенерирует исключение не присутствующего сегмента и запустит обработчик этой ситуации, который должен будет подгрузить содержимое сегмента с диска и установить бит P."</text:p>
        <text:p text:style-name="P586">Анализ ответов:</text:p>
        <text:p text:style-name="P586"><text:s text:c="4"/>1. Бит P устанавливается и сбрасывается процессором</text:p>
        <text:p text:style-name="P586"><text:s text:c="4"/>• Обоснование: Не соответствует тексту, где указано, что бит P устанавливается и сбрасывается программами.</text:p>
        <text:p text:style-name="P586"><text:s text:c="4"/>1. Бит P показывает, был ли произведен доступ к сегменту для чтения или записи данных</text:p>
        <text:p text:style-name="P586"><text:s text:c="4"/>• Обоснование: Не соответствует тексту, где указано, что бит P показывает присутствие сегмента в памяти.</text:p>
        <text:p text:style-name="P586"><text:s text:c="4"/>1. Если бит P сброшен, то содержимое сегмента сохраняется на диск и сегмент больше не доступен</text:p>
        <text:p text:style-name="P586"><text:s text:c="4"/>• Обоснование: Не соответствует тексту, где указано, что бит P показывает присутствие сегмента в памяти.</text:p>
        <text:p text:style-name="P586"><text:s text:c="4"/>1. Бит P показывает, было ли содержимое сегмента сохранено на диске ✓</text:p>
        <text:p text:style-name="P586"><text:s text:c="4"/>• Обоснование: Соответствует тексту, где указано, что бит P показывает присутствие сегмента в памяти.</text:p>
        <text:p text:style-name="P586"><text:s text:c="4"/>1. Бит P устанавливается и сбрасывается операционной системой</text:p>
        <text:p text:style-name="P586"><text:s text:c="4"/>• Обоснование: Не соответствует тексту, где указано, что бит P устанавливается и сбрасывается программами.</text:p>
        <text:p text:style-name="P586">Вывод: Ответ на вопрос правильный: Бит P показывает, было ли содержимое сегмента сохранено на диске. Вопрос релевантен тексту, ясен и имеет однозначный ответ. Оценка вопроса: 9/10.</text:p>
        <text:p text:style-name="P586"/>
        <text:p text:style-name="P586">Вопрос 27:</text:p>
        <text:p text:style-name="P586">Какое из следующих утверждений о бите A верно?</text:p>
        <text:p text:style-name="P586">Участок текста: "Бит A (Accessed) – бит доступа в сегмент. Этот бит показывает, был ли произведен доступ к сегменту, описываемому этим дескриптором, или нет. Если процессор обращался к сегменту для чтения или записи данных или для выполнения кода, размещённых в нём, то бит A будет установлен (равен 1), иначе – сброшен (0)."</text:p>
        <text:p text:style-name="P586">Анализ ответов:</text:p>
        <text:p text:style-name="P586"><text:s text:c="4"/>1. Бит A показывает, было ли содержимое сегмента сохранено на диске</text:p>
        <text:p text:style-name="P586"><text:s text:c="4"/>• Обоснование: Не соответствует тексту, где указано, что бит A показывает доступ к сегменту.</text:p>
        <text:p text:style-name="P586"><text:soft-page-break/><text:s text:c="4"/>1. Если бит A установлен, то сегмент больше не доступен для чтения или записи данных</text:p>
        <text:p text:style-name="P586"><text:s text:c="4"/>• Обоснование: Не соответствует тексту, где указано, что бит A показывает доступ к сегменту.</text:p>
        <text:p text:style-name="P586"><text:s text:c="4"/>1. Бит A показывает, был ли произведен доступ к сегменту для чтения или записи данных ✓</text:p>
        <text:p text:style-name="P586"><text:s text:c="4"/>• Обоснование: Соответствует тексту, где указано, что бит A показывает доступ к сегменту.</text:p>
        <text:p text:style-name="P586"><text:s text:c="4"/>1. Бит A устанавливается и сбрасывается процессором</text:p>
        <text:p text:style-name="P586"><text:s text:c="4"/>• Обоснование: Не соответствует тексту, где указано, что бит A устанавливается процессором, а сбрасывается операционной системой.</text:p>
        <text:p text:style-name="P586"><text:s text:c="4"/>1. Если бит A сброшен, то содержимое сегмента сохраняется на диске и сегмент больше не доступен</text:p>
        <text:p text:style-name="P586"><text:s text:c="4"/>• Обоснование: Не соответствует тексту, где указано, что бит A показывает доступ к сегменту.</text:p>
        <text:p text:style-name="P586">Вывод: Ответ на вопрос правильный: Бит A показывает, был ли произведен доступ к сегменту для чтения или записи данных. Вопрос релевантен тексту, ясен и имеет однозначный ответ. Оценка вопроса: 9/10.</text:p>
        <text:p text:style-name="P586"/>
        <text:p text:style-name="P586">Вопрос 28:</text:p>
        <text:p text:style-name="P586">Какое из следующих полей в дескрипторе сегмента определяет, был ли за последнее время этот сегмент использован или нет?</text:p>
        <text:p text:style-name="P586">Участок текста: "Бит A (Accessed) – бит доступа в сегмент. Этот бит показывает, был ли произведен доступ к сегменту, описываемому этим дескриптором, или нет."</text:p>
        <text:p text:style-name="P586">Анализ ответов:</text:p>
        <text:p text:style-name="P586"><text:s text:c="4"/>1. Бит A ✓</text:p>
        <text:p text:style-name="P586"><text:s text:c="4"/>• Обоснование: Соответствует тексту, где указано, что бит A определяет, был ли использован сегмент.</text:p>
        <text:p text:style-name="P586"><text:s text:c="4"/>1. Бит S</text:p>
        <text:p text:style-name="P586"><text:s text:c="4"/>• Обоснование: Не соответствует тексту, где указано, что бит A определяет, был ли использован сегмент.</text:p>
        <text:p text:style-name="P586"><text:s text:c="4"/>1. Поле DPL</text:p>
        <text:p text:style-name="P586"><text:s text:c="4"/>• Обоснование: Не соответствует тексту, где указано, что бит A определяет, был ли использован сегмент.</text:p>
        <text:p text:style-name="P586"><text:s text:c="4"/>1. Поле Type</text:p>
        <text:p text:style-name="P586"><text:s text:c="4"/>• Обоснование: Не соответствует тексту, где указано, что бит A определяет, был ли использован сегмент.</text:p>
        <text:p text:style-name="P586"><text:s text:c="4"/>1. Поле доступа сегмента кода</text:p>
        <text:p text:style-name="P586"><text:s text:c="4"/>• Обоснование: Не соответствует тексту, где указано, что бит A определяет, был ли <text:soft-page-break/>использован сегмент.</text:p>
        <text:p text:style-name="P586">Вывод: Ответ на вопрос правильный: Бит A. Вопрос релевантен тексту, ясен и имеет однозначный ответ. Оценка вопроса: 9/10.</text:p>
        <text:p text:style-name="P586"/>
        <text:p text:style-name="P586">Вопрос 29:</text:p>
        <text:p text:style-name="P586">Кто устанавливает бит A в дескрипторе сегмента?</text:p>
        <text:p text:style-name="P586">Участок текста: "Бит A (Accessed) – бит доступа в сегмент. Этот бит показывает, был ли произведен доступ к сегменту, описываемому этим дескриптором, или нет. Если процессор обращался к сегменту для чтения или записи данных или для выполнения кода, размещённых в нём, то бит A будет установлен (равен 1), иначе – сброшен (0). С помощью бита A операционная система может определить, использовался ли за последнее время этот сегмент или нет и предпринять какие-либо действия. Бит A процессором только устанавливается, сбрасывать его должна операционная система."</text:p>
        <text:p text:style-name="P586">Анализ ответов:</text:p>
        <text:p text:style-name="P586"><text:s text:c="4"/>1. Процессор ✓</text:p>
        <text:p text:style-name="P586"><text:s text:c="4"/>• Обоснование: Соответствует тексту, где указано, что бит A устанавливается процессором.</text:p>
        <text:p text:style-name="P586"><text:s text:c="4"/>1. Операционная система</text:p>
        <text:p text:style-name="P586"><text:s text:c="4"/>• Обоснование: Не соответствует тексту, где указано, что бит A устанавливается процессором.</text:p>
        <text:p text:style-name="P586"><text:s text:c="4"/>1. Программист</text:p>
        <text:p text:style-name="P586"><text:s text:c="4"/>• Обоснование: Не соответствует тексту, где указано, что бит A устанавливается процессором.</text:p>
        <text:p text:style-name="P586"><text:s text:c="4"/>1. Аппаратное обеспечение</text:p>
        <text:p text:style-name="P586"><text:s text:c="4"/>• Обоснование: Не соответствует тексту, где указано, что бит A устанавливается процессором.</text:p>
        <text:p text:style-name="P586"><text:s text:c="4"/>1. Библиотека стандартных функций</text:p>
        <text:p text:style-name="P586"><text:s text:c="4"/>• Обоснование: Не соответствует тексту, где указано, что бит A устанавливается процессором.</text:p>
        <text:p text:style-name="P586">Вывод: Ответ на вопрос правильный: Процессор. Вопрос релевантен тексту, ясен и имеет однозначный ответ. Оценка вопроса: 9/10.</text:p>
        <text:p text:style-name="P586"/>
        <text:p text:style-name="P586">Вопрос 30:</text:p>
        <text:p text:style-name="P586">Какое из следующих полей в дескрипторе сегмента определяет уровень привилегий объекта?</text:p>
        <text:p text:style-name="P586">Участок текста: "Поле DPL (Descriptor Privilege Level) – уровень привилегий, который имеет объект, описываемый данным дескриптором. Это двухбитовое поле, в него при создании дескриптора записывают значения от 0 до 3, определяющее уровень привилегий."</text:p>
        <text:p text:style-name="P586"><text:soft-page-break/>Анализ ответов:</text:p>
        <text:p text:style-name="P586"><text:s text:c="4"/>1. Бит A</text:p>
        <text:p text:style-name="P586"><text:s text:c="4"/>• Обоснование: Не соответствует тексту, где указано, что поле DPL определяет уровень привилегий.</text:p>
        <text:p text:style-name="P586"><text:s text:c="4"/>1. Бит S</text:p>
        <text:p text:style-name="P586"><text:s text:c="4"/>• Обоснование: Не соответствует тексту, где указано, что поле DPL определяет уровень привилегий.</text:p>
        <text:p text:style-name="P586"><text:s text:c="4"/>1. Поле DPL ✓</text:p>
        <text:p text:style-name="P586"><text:s text:c="4"/>• Обоснование: Соответствует тексту, где указано, что поле DPL определяет уровень привилегий.</text:p>
        <text:p text:style-name="P586"><text:s text:c="4"/>1. Поле Type</text:p>
        <text:p text:style-name="P586"><text:s text:c="4"/>• Обоснование: Не соответствует тексту, где указано, что поле DPL определяет уровень привилегий.</text:p>
        <text:p text:style-name="P586"><text:s text:c="4"/>1. Поле доступа сегмента кода</text:p>
        <text:p text:style-name="P586"><text:s text:c="4"/>• Обоснование: Не соответствует тексту, где указано, что поле DPL определяет уровень привилегий.</text:p>
        <text:p text:style-name="P586">Вывод: Ответ на вопрос правильный: Поле DPL. Вопрос релевантен тексту, ясен и имеет однозначный ответ. Оценка вопроса: 9/10.</text:p>
        <text:p text:style-name="P586"/>
        <text:p text:style-name="P586">Вопрос 31:</text:p>
        <text:p text:style-name="P586">Какое поле указывает, разрешено чтение сегмента кода?</text:p>
        <text:p text:style-name="P586">Участок текста: "Поле доступа сегмента кода имеет битовые поля C и R. Поле С (conformance) указывает, согласованный это сегмент (бит = 1) или нет (бит = 0). Этот бит будет рассмотрен позже. Поле R указывает, разрешено чтение сегмента кода (бит = 1) или только выполнение (бит = 1)."</text:p>
        <text:p text:style-name="P586">Анализ ответов:</text:p>
        <text:p text:style-name="P586"><text:s text:c="4"/>1. C</text:p>
        <text:p text:style-name="P586"><text:s text:c="4"/>• Обоснование: Не соответствует тексту, где указано, что поле R указывает на разрешение чтения сегмента кода.</text:p>
        <text:p text:style-name="P586"><text:s text:c="4"/>1. R ✓</text:p>
        <text:p text:style-name="P586"><text:s text:c="4"/>• Обоснование: Соответствует тексту, где указано, что поле R указывает на разрешение чтения сегмента кода.</text:p>
        <text:p text:style-name="P586"><text:s text:c="4"/>1. D</text:p>
        <text:p text:style-name="P586"><text:s text:c="4"/>• Обоснование: Не соответствует тексту, где указано, что поле R указывает на разрешение чтения сегмента кода.</text:p>
        <text:p text:style-name="P586"><text:s text:c="4"/>1. W</text:p>
        <text:p text:style-name="P586"><text:s text:c="4"/>• Обоснование: Не соответствует тексту, где указано, что поле R указывает на разрешение чтения сегмента кода.</text:p>
        <text:p text:style-name="P586"><text:soft-page-break/><text:s text:c="4"/>1. Type</text:p>
        <text:p text:style-name="P586"><text:s text:c="4"/>• Обоснование: Не соответствует тексту, где указано, что поле R указывает на разрешение чтения сегмента кода.</text:p>
        <text:p text:style-name="P586">Вывод: Ответ на вопрос правильный: R. Вопрос релевантен тексту, ясен и имеет однозначный ответ. Оценка вопроса: 9/10.</text:p>
        <text:p text:style-name="P586"/>
        <text:p text:style-name="P586">Вопрос 32:</text:p>
        <text:p text:style-name="P586">Какое поле указывает, согласованный это сегмент?</text:p>
        <text:p text:style-name="P586">Участок текста: "Поле доступа сегмента кода имеет битовые поля C и R. Поле С (conformance) указывает, согласованный это сегмент (бит = 1) или нет (бит = 0)."</text:p>
        <text:p text:style-name="P586">Анализ ответов:</text:p>
        <text:p text:style-name="P586"><text:s text:c="4"/>1. C ✓</text:p>
        <text:p text:style-name="P586"><text:s text:c="4"/>• Обоснование: Соответствует тексту, где указано, что поле C указывает на согласованный сегмент.</text:p>
        <text:p text:style-name="P586"><text:s text:c="4"/>1. R</text:p>
        <text:p text:style-name="P586"><text:s text:c="4"/>• Обоснование: Не соответствует тексту, где указано, что поле C указывает на согласованный сегмент.</text:p>
        <text:p text:style-name="P586"><text:s text:c="4"/>1. D</text:p>
        <text:p text:style-name="P586"><text:s text:c="4"/>• Обоснование: Не соответствует тексту, где указано, что поле C указывает на согласованный сегмент.</text:p>
        <text:p text:style-name="P586"><text:s text:c="4"/>1. W</text:p>
        <text:p text:style-name="P586"><text:s text:c="4"/>• Обоснование: Не соответствует тексту, где указано, что поле C указывает на согласованный сегмент.</text:p>
        <text:p text:style-name="P586"><text:s text:c="4"/>1. Type</text:p>
        <text:p text:style-name="P586"><text:s text:c="4"/>• Обоснование: Не соответствует тексту, где указано, что поле C указывает на согласованный сегмент.</text:p>
        <text:p text:style-name="P586">Вывод: Ответ на вопрос правильный: C. Вопрос релевантен тексту, ясен и имеет однозначный ответ. Оценка вопроса: 9/10.</text:p>
        <text:p text:style-name="P586"/>
        <text:p text:style-name="P586">Вопрос 33:</text:p>
        <text:p text:style-name="P586">Какое поле задает направление расширения сегмента?</text:p>
        <text:p text:style-name="P586">Участок текста: "Поле D (direction) и W. Поле W называется битом разрешения записи в сегмент. Если этот бит установлен в 1, то наряду с чтением возможна и запись в данный сегмент. Поле D задает направление расширения сегмента. Обычный сегмент данных расширяется в область старших адресов (расширение вверх). Если же в сегменте расположен стек, расширение происходит в обратном направлении – в область младших адресов (расширение вниз). Для сегментов, в которых организуются стеки, необходимо устанавливать поле D равным 1."</text:p>
        <text:p text:style-name="P586">Анализ ответов:</text:p>
        <text:p text:style-name="P586"><text:soft-page-break/><text:s text:c="4"/>1. C</text:p>
        <text:p text:style-name="P586"><text:s text:c="4"/>• Обоснование: Не соответствует тексту, где указано, что поле D задает направление расширения сегмента.</text:p>
        <text:p text:style-name="P586"><text:s text:c="4"/>1. R</text:p>
        <text:p text:style-name="P586"><text:s text:c="4"/>• Обоснование: Не соответствует тексту, где указано, что поле D задает направление расширения сегмента.</text:p>
        <text:p text:style-name="P586"><text:s text:c="4"/>1. D ✓</text:p>
        <text:p text:style-name="P586"><text:s text:c="4"/>• Обоснование: Соответствует тексту, где указано, что поле D задает направление расширения сегмента.</text:p>
        <text:p text:style-name="P586"><text:s text:c="4"/>1. W</text:p>
        <text:p text:style-name="P586"><text:s text:c="4"/>• Обоснование: Не соответствует тексту, где указано, что поле D задает направление расширения сегмента.</text:p>
        <text:p text:style-name="P586"><text:s text:c="4"/>1. Type</text:p>
        <text:p text:style-name="P586"><text:s text:c="4"/>• Обоснование: Не соответствует тексту, где указано, что поле D задает направление расширения сегмента.</text:p>
        <text:p text:style-name="P586">Вывод: Ответ на вопрос правильный: D. Вопрос релевантен тексту, ясен и имеет однозначный ответ. Оценка вопроса: 9/10.</text:p>
        <text:p text:style-name="P586"/>
        <text:p text:style-name="P586">Вопрос 34:</text:p>
        <text:p text:style-name="P586">Какое значение бита D указывает на то, что сегмент не является стековым?</text:p>
        <text:p text:style-name="P586">Участок текста: "Поле D задает направление расширения сегмента. Обычный сегмент данных расширяется в область старших адресов (расширение вверх). Если же в сегменте расположен стек, расширение происходит в обратном направлении – в область младших адресов (расширение вниз). Для сегментов, в которых организуются стеки, необходимо устанавливать поле D равным 1."</text:p>
        <text:p text:style-name="P586">Анализ ответов:</text:p>
        <text:p text:style-name="P586"><text:s text:c="4"/>1. 0 ✓</text:p>
        <text:p text:style-name="P586"><text:s text:c="4"/>• Обоснование: Соответствует тексту, где указано, что значение бита D равно 0 указывает на то, что сегмент не является стековым.</text:p>
        <text:p text:style-name="P586"><text:s text:c="4"/>1. 1</text:p>
        <text:p text:style-name="P586"><text:s text:c="4"/>• Обоснование: Не соответствует тексту, где указано, что значение бита D равно 0 указывает на то, что сегмент не является стековым.</text:p>
        <text:p text:style-name="P586"><text:s text:c="4"/>1. 2</text:p>
        <text:p text:style-name="P586"><text:s text:c="4"/>• Обоснование: Не соответствует тексту, где указано, что значение бита D равно 0 указывает на то, что сегмент не является стековым.</text:p>
        <text:p text:style-name="P586"><text:s text:c="4"/>1. 3</text:p>
        <text:p text:style-name="P586"><text:s text:c="4"/>• Обоснование: Не соответствует тексту, где указано, что значение бита D равно 0 указывает на то, что сегмент не является стековым.</text:p>
        <text:p text:style-name="P586"><text:soft-page-break/><text:s text:c="4"/>1. 4</text:p>
        <text:p text:style-name="P586"><text:s text:c="4"/>• Обоснование: Не соответствует тексту, где указано, что значение бита D равно 0 указывает на то, что сегмент не является стековым.</text:p>
        <text:p text:style-name="P586">Вывод: Ответ на вопрос правильный: 0. Вопрос релевантен тексту, ясен и имеет однозначный ответ. Оценка вопроса: 9/10.</text:p>
        <text:p text:style-name="P586"/>
        <text:p text:style-name="P586">Вопрос 35:</text:p>
        <text:p text:style-name="P586">Какое значение бита G указывает на то, что сегмент имеет страничную гранулярность?</text:p>
        <text:p text:style-name="P586">Участок текста: "Бит G (granularity) – гранулярность сегмента, т.е. единицы измерения его размера. Если бит G = 0, то сегмент имеет байтную гранулярность, иначе – страничную (одна страница – это 4Кб)."</text:p>
        <text:p text:style-name="P586">Анализ ответов:</text:p>
        <text:p text:style-name="P586"><text:s text:c="4"/>1. 0</text:p>
        <text:p text:style-name="P586"><text:s text:c="4"/>• Обоснование: Не соответствует тексту, где указано, что значение бита G равно 1 указывает на страничную гранулярность.</text:p>
        <text:p text:style-name="P586"><text:s text:c="4"/>1. 1 ✓</text:p>
        <text:p text:style-name="P586"><text:s text:c="4"/>• Обоснование: Соответствует тексту, где указано, что значение бита G равно 1 указывает на страничную гранулярность.</text:p>
        <text:p text:style-name="P586"><text:s text:c="4"/>1. 2</text:p>
        <text:p text:style-name="P586"><text:s text:c="4"/>• Обоснование: Не соответствует тексту, где указано, что значение бита G равно 1 указывает на страничную гранулярность.</text:p>
        <text:p text:style-name="P586"><text:s text:c="4"/>1. 3</text:p>
        <text:p text:style-name="P586"><text:s text:c="4"/>• Обоснование: Не соответствует тексту, где указано, что значение бита G равно 1 указывает на страничную гранулярность.</text:p>
        <text:p text:style-name="P586"><text:s text:c="4"/>1. 4</text:p>
        <text:p text:style-name="P586"><text:s text:c="4"/>• Обоснование: Не соответствует тексту, где указано, что значение бита G равно 1 указывает на страничную гранулярность.</text:p>
        <text:p text:style-name="P586">Вывод: Ответ на вопрос правильный: 1. Вопрос релевантен тексту, ясен и имеет однозначный ответ. Оценка вопроса: 9/10.</text:p>
        <text:p text:style-name="P586"/>
        <text:p text:style-name="P586">Вопрос 36:</text:p>
        <text:p text:style-name="P586">Какое значение бита X указывает на то, что используются 32-разрядные команды?</text:p>
        <text:p text:style-name="P586">Участок текста: "Бит X указывает разрядность выполняемых команд. Если этот бит установлен в 1, используются 32-разрядные команды, если сброшен в 0 – 16-разрядные."</text:p>
        <text:p text:style-name="P586">Анализ ответов:</text:p>
        <text:p text:style-name="P586"><text:s text:c="4"/>1. 0</text:p>
        <text:p text:style-name="P586"><text:s text:c="4"/>• Обоснование: Не соответствует тексту, где указано, что значение бита X равно 1 указывает на использование 32-разрядных команд.</text:p>
        <text:p text:style-name="P586"><text:soft-page-break/><text:s text:c="4"/>1. 1 ✓</text:p>
        <text:p text:style-name="P586"><text:s text:c="4"/>• Обоснование: Соответствует тексту, где указано, что значение бита X равно 1 указывает на использование 32-разрядных команд.</text:p>
        <text:p text:style-name="P586"><text:s text:c="4"/>1. 2</text:p>
        <text:p text:style-name="P586"><text:s text:c="4"/>• Обоснование: Не соответствует тексту, где указано, что значение бита X равно 1 указывает на использование 32-разрядных команд.</text:p>
        <text:p text:style-name="P586"><text:s text:c="4"/>1. 3</text:p>
        <text:p text:style-name="P586"><text:s text:c="4"/>• Обоснование: Не соответствует тексту, где указано, что значение бита X равно 1 указывает на использование 32-разрядных команд.</text:p>
        <text:p text:style-name="P586"><text:s text:c="4"/>1. 4</text:p>
        <text:p text:style-name="P586"><text:s text:c="4"/>• Обоснование: Не соответствует тексту, где указано, что значение бита X равно 1 указывает на использование 32-разрядных команд.</text:p>
        <text:p text:style-name="P586">Вывод: Ответ на вопрос правильный: 1. Вопрос релевантен тексту, ясен и имеет однозначный ответ. Оценка вопроса: 9/10.</text:p>
        <text:p text:style-name="P586"/>
        <text:p text:style-name="P586">Вопрос 37:</text:p>
        <text:p text:style-name="P586">Какой регистр содержит размер 16 бит и указывает на размещение таблицы LDT?</text:p>
        <text:p text:style-name="P586">Участок текста: "Расположение дескрипторных таблиц определяется регистрами процессора GDTR, LDTR. Регистр LDTR имеет размер 16 бит и содержит селектор дескриптора таблицы GDT, который описывает расположение этой таблицы в физической памяти."</text:p>
        <text:p text:style-name="P586">Анализ ответов:</text:p>
        <text:p text:style-name="P586"><text:s text:c="4"/>1. CS</text:p>
        <text:p text:style-name="P586"><text:s text:c="4"/>• Обоснование: Не соответствует тексту, где указано, что регистр LDTR указывает на размещение таблицы LDT.</text:p>
        <text:p text:style-name="P586"><text:s text:c="4"/>1. DS</text:p>
        <text:p text:style-name="P586"><text:s text:c="4"/>• Обоснование: Не соответствует тексту, где указано, что регистр LDTR указывает на размещение таблицы LDT.</text:p>
        <text:p text:style-name="P586"><text:s text:c="4"/>1. ES</text:p>
        <text:p text:style-name="P586"><text:s text:c="4"/>• Обоснование: Не соответствует тексту, где указано, что регистр LDTR указывает на размещение таблицы LDT.</text:p>
        <text:p text:style-name="P586"><text:s text:c="4"/>1. SS</text:p>
        <text:p text:style-name="P586"><text:s text:c="4"/>• Обоснование: Не соответствует тексту, где указано, что регистр LDTR указывает на размещение таблицы LDT.</text:p>
        <text:p text:style-name="P586"><text:s text:c="4"/>1. LDTR ✓</text:p>
        <text:p text:style-name="P586"><text:s text:c="4"/>• Обоснование: Соответствует тексту, где указано, что регистр LDTR указывает на размещение таблицы LDT.</text:p>
        <text:p text:style-name="P586">Вывод: Ответ на вопрос правильный: LDTR. Вопрос релевантен тексту, ясен и имеет <text:soft-page-break/>однозначный ответ. Оценка вопроса: 9/10.</text:p>
        <text:p text:style-name="P586"/>
        <text:p text:style-name="P586">Вопрос 38:</text:p>
        <text:p text:style-name="P586">Что происходит при доступе к элементу физической памяти через таблицу LDT?</text:p>
        <text:p text:style-name="P586">Участок текста: "В случае, когда селектор задачи указывает на таблицу LDT, виртуальный адрес преобразуется в физический аналогичным образом, но для доступа к самой таблице LDT добавляется еще один этап, так как в процессоре регистр LDTR указывает на размещение таблицы LDT не прямо, а косвенно. Сам регистр LDTR имеет размер 16 бит и содержит селектор дескриптора таблицы GDT, который описывает расположение этой таблицы в физической памяти. Поэтому при доступе к элементу физической памяти через таблицу LDT происходит двукратное преобразование виртуального адреса в физический, причем оба раза по описанной выше схеме."</text:p>
        <text:p text:style-name="P586">Анализ ответов:</text:p>
        <text:p text:style-name="P586"><text:s text:c="4"/>1. Происходит однократное преобразование виртуального адреса в физический</text:p>
        <text:p text:style-name="P586"><text:s text:c="4"/>• Обоснование: Не соответствует тексту, где указано, что происходит двукратное преобразование виртуального адреса в физический.</text:p>
        <text:p text:style-name="P586"><text:s text:c="4"/>1. Происходит двукратное преобразование виртуального адреса в физический по описанной выше схеме ✓</text:p>
        <text:p text:style-name="P586"><text:s text:c="4"/>• Обоснование: Соответствует тексту, где указано, что происходит двукратное преобразование виртуального адреса в физический.</text:p>
        <text:p text:style-name="P586"><text:s text:c="4"/>1. Доступ к элементу физической памяти через таблицу LDT невозможен</text:p>
        <text:p text:style-name="P586"><text:s text:c="4"/>• Обоснование: Не соответствует тексту, где указано, что доступ к элементу физической памяти через таблицу LDT возможен.</text:p>
        <text:p text:style-name="P586"><text:s text:c="4"/>1. Происходит трехкратное преобразование виртуального адреса в физический</text:p>
        <text:p text:style-name="P586"><text:s text:c="4"/>• Обоснование: Не соответствует тексту, где указано, что происходит двукратное преобразование виртуального адреса в физический.</text:p>
        <text:p text:style-name="P586"><text:s text:c="4"/>1. Происходит четырехкратное преобразование виртуального адреса в физический</text:p>
        <text:p text:style-name="P586"><text:s text:c="4"/>• Обоснование: Не соответствует тексту, где указано, что происходит двукратное преобразование виртуального адреса в физический.</text:p>
        <text:p text:style-name="P586">Вывод: Ответ на вопрос правильный: Происходит двукратное преобразование виртуального адреса в физический по описанной выше схеме. Вопрос релевантен тексту, ясен и имеет однозначный ответ. Оценка вопроса: 9/10.</text:p>
        <text:p text:style-name="P586"/>
        <text:p text:style-name="P586">Вопрос 39:</text:p>
        <text:p text:style-name="P586">Каким образом определяется физический адрес дескриптора из таблицы GDT, описывающего начало расположения таблицы LDT в физической памяти?</text:p>
        <text:p text:style-name="P586">Участок текста: "Поэтому при доступе к элементу физической памяти через таблицу LDT происходит двукратное преобразование виртуального адреса в физический, причем оба раза по описанной выше схеме. Сначала по значению селектора LDTR определяется физический адрес дескриптора из таблицы GDT, описывающего начало расположения <text:soft-page-break/>таблицы LDT в физической памяти, а затем с помощью селектора задачи вычисляется смещение в таблице LDT и определяется физический адрес нужного дескриптора."</text:p>
        <text:p text:style-name="P586">Анализ ответов:</text:p>
        <text:p text:style-name="P586"><text:s text:c="4"/>1. По значению селектора CS</text:p>
        <text:p text:style-name="P586"><text:s text:c="4"/>• Обоснование: Не соответствует тексту, где указано, что физический адрес дескриптора определяется по значению селектора LDTR.</text:p>
        <text:p text:style-name="P586"><text:s text:c="4"/>1. По значению селектора DS</text:p>
        <text:p text:style-name="P586"><text:s text:c="4"/>• Обоснование: Не соответствует тексту, где указано, что физический адрес дескриптора определяется по значению селектора LDTR.</text:p>
        <text:p text:style-name="P586"><text:s text:c="4"/>1. По значению селектора ES</text:p>
        <text:p text:style-name="P586"><text:s text:c="4"/>• Обоснование: Не соответствует тексту, где указано, что физический адрес дескриптора определяется по значению селектора LDTR.</text:p>
        <text:p text:style-name="P586"><text:s text:c="4"/>1. По значению селектора SS</text:p>
        <text:p text:style-name="P586"><text:s text:c="4"/>• Обоснование: Не соответствует тексту, где указано, что физический адрес дескриптора определяется по значению селектора LDTR.</text:p>
        <text:p text:style-name="P586"><text:s text:c="4"/>1. По значению селектора LDTR ✓</text:p>
        <text:p text:style-name="P586"><text:s text:c="4"/>• Обоснование: Соответствует тексту, где указано, что физический адрес дескриптора определяется по значению селектора LDTR.</text:p>
        <text:p text:style-name="P586">Вывод: Ответ на вопрос правильный: По значению селектора LDTR. Вопрос релевантен тексту, ясен и имеет однозначный ответ. Оценка вопроса: 9/10.</text:p>
        <text:p text:style-name="P586"/>
        <text:p text:style-name="P586">Вопрос 40:</text:p>
        <text:p text:style-name="P586">Что такое GDT?</text:p>
        <text:p text:style-name="P586">Участок текста: "Поле TI (Table Indicator) состоит из одного бита. Если этот бит равен нулю, для преобразования адреса используется так называемая глобальная дескрипторная таблица GDT (Global Descriptor Table), в противном случае – локальная дескрипторная таблица LDT (Local Descriptor Table)."</text:p>
        <text:p text:style-name="P586">Анализ ответов:</text:p>
        <text:p text:style-name="P586"><text:s text:c="4"/>1. Глобальная директория таблиц ✓</text:p>
        <text:p text:style-name="P586"><text:s text:c="4"/>• Обоснование: Соответствует тексту, где указано, что GDT является глобальной дескрипторной таблицей.</text:p>
        <text:p text:style-name="P586"><text:s text:c="4"/>1. Таблица страничных дескрипторов</text:p>
        <text:p text:style-name="P586"><text:s text:c="4"/>• Обоснование: Не соответствует тексту, где указано, что GDT является глобальной дескрипторной таблицей.</text:p>
        <text:p text:style-name="P586"><text:s text:c="4"/>1. Каталог таблиц страниц</text:p>
        <text:p text:style-name="P586"><text:s text:c="4"/>• Обоснование: Не соответствует тексту, где указано, что GDT является глобальной дескрипторной таблицей.</text:p>
        <text:p text:style-name="P586"><text:s text:c="4"/>1. Системный регистр процессора</text:p>
        <text:p text:style-name="P586"><text:soft-page-break/><text:s text:c="4"/>• Обоснование: Не соответствует тексту, где указано, что GDT является глобальной дескрипторной таблицей.</text:p>
        <text:p text:style-name="P586"><text:s text:c="4"/>1. Механизм преобразования линейного адреса в физический</text:p>
        <text:p text:style-name="P586"><text:s text:c="4"/>• Обоснование: Не соответствует тексту, где указано, что GDT является глобальной дескрипторной таблицей.</text:p>
        <text:p text:style-name="P586">Вывод: Ответ на вопрос правильный: Глобальная директория таблиц. Вопрос релевантен тексту, ясен и имеет однозначный ответ. Оценка вопроса: 9/10.</text:p>
        <text:p text:style-name="P586"/>
        <text:p text:style-name="P586">Вопрос 41:</text:p>
        <text:p text:style-name="P586">Что такое CR3?</text:p>
        <text:p text:style-name="P586">Участок текста: "Расположение каталога таблиц страниц в физической памяти определяется содержимым системного регистра процессора CR3."</text:p>
        <text:p text:style-name="P586">Анализ ответов:</text:p>
        <text:p text:style-name="P586"><text:s text:c="4"/>1. Регистр, содержащий адрес каталога таблиц страниц ✓</text:p>
        <text:p text:style-name="P586"><text:s text:c="4"/>• Обоснование: Соответствует тексту, где указано, что CR3 является регистром, содержащим адрес каталога таблиц страниц.</text:p>
        <text:p text:style-name="P586"><text:s text:c="4"/>1. Глобальная директория таблиц</text:p>
        <text:p text:style-name="P586"><text:s text:c="4"/>• Обоснование: Не соответствует тексту, где указано, что CR3 является регистром, содержащим адрес каталога таблиц страниц.</text:p>
        <text:p text:style-name="P586"><text:s text:c="4"/>1. Таблица страничных дескрипторов</text:p>
        <text:p text:style-name="P586"><text:s text:c="4"/>• Обоснование: Не соответствует тексту, где указано, что CR3 является регистром, содержащим адрес каталога таблиц страниц.</text:p>
        <text:p text:style-name="P586"><text:s text:c="4"/>1. Каталог таблиц страниц</text:p>
        <text:p text:style-name="P586"><text:s text:c="4"/>• Обоснование: Не соответствует тексту, где указано, что CR3 является регистром, содержащим адрес каталога таблиц страниц.</text:p>
        <text:p text:style-name="P586"><text:s text:c="4"/>1. Механизм преобразования линейного адреса в физический</text:p>
        <text:p text:style-name="P586"><text:s text:c="4"/>• Обоснование: Не соответствует тексту, где указано, что CR3 является регистром, содержащим адрес каталога таблиц страниц.</text:p>
        <text:p text:style-name="P586">Вывод: Ответ на вопрос правильный: Регистр, содержащий адрес каталога таблиц страниц. Вопрос релевантен тексту, ясен и имеет однозначный ответ. Оценка вопроса: 9/10.</text:p>
        <text:p text:style-name="P586"/>
        <text:p text:style-name="P586">Вопрос 42:</text:p>
        <text:p text:style-name="P586">Что такое трансляция страниц?</text:p>
        <text:p text:style-name="P586">Участок текста: "Процесс вычисления адреса страницы часто называют трансляцией страниц."</text:p>
        <text:p text:style-name="P586">Анализ ответов:</text:p>
        <text:p text:style-name="P586"><text:s text:c="4"/>1. Процесс вычисления адреса страницы ✓</text:p>
        <text:p text:style-name="P586"><text:soft-page-break/><text:s text:c="4"/>• Обоснование: Соответствует тексту, где указано, что трансляция страниц является процессом вычисления адреса страницы.</text:p>
        <text:p text:style-name="P586"><text:s text:c="4"/>1. Глобальная директория таблиц</text:p>
        <text:p text:style-name="P586"><text:s text:c="4"/>• Обоснование: Не соответствует тексту, где указано, что трансляция страниц является процессом вычисления адреса страницы.</text:p>
        <text:p text:style-name="P586"><text:s text:c="4"/>1. Таблица страничных дескрипторов</text:p>
        <text:p text:style-name="P586"><text:s text:c="4"/>• Обоснование: Не соответствует тексту, где указано, что трансляция страниц является процессом вычисления адреса страницы.</text:p>
        <text:p text:style-name="P586"><text:s text:c="4"/>1. Каталог таблиц страниц</text:p>
        <text:p text:style-name="P586"><text:s text:c="4"/>• Обоснование: Не соответствует тексту, где указано, что трансляция страниц является процессом вычисления адреса страницы.</text:p>
        <text:p text:style-name="P586"><text:s text:c="4"/>1. Системный регистр процессора</text:p>
        <text:p text:style-name="P586"><text:s text:c="4"/>• Обоснование: Не соответствует тексту, где указано, что трансляция страниц является процессом вычисления адреса страницы.</text:p>
        <text:p text:style-name="P586">Вывод: Ответ на вопрос правильный: Процесс вычисления адреса страницы. Вопрос релевантен тексту, ясен и имеет однозначный ответ. Оценка вопроса: 9/10.</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ans-serif"/>
    <style:font-face style:name="Liberation Serif" svg:font-family="'Liberation Serif', serif"/>
    <style:font-face style:name="Noto Sans CJK SC" svg:font-family="'Noto Sans CJK SC'" style:font-family-generic="system" style:font-pitch="variable"/>
    <style:font-face style:name="Noto Sans Devanagari" svg:font-family="'Noto Sans Devanagari'"/>
    <style:font-face style:name="Noto Sans Devanagari1" svg:font-family="'Noto Sans Devanagari'" style:font-family-generic="swiss"/>
    <style:font-face style:name="Noto Sans Devanagari2" svg:font-family="'Noto Sans Devanagari'" style:font-family-generic="system" style:font-pitch="variable"/>
    <style:font-face style:name="Noto Serif CJK SC" svg:font-family="'Noto Serif CJK SC'"/>
    <style:font-face style:name="Noto Serif CJK SC1"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ru" fo:country="RU" style:letter-kerning="true" style:font-name-asian="Noto Serif CJK SC1" style:font-size-asian="12pt" style:language-asian="zh" style:country-asian="CN" style:font-name-complex="Noto Sans Devanagari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ru" fo:country="RU" style:font-name-asian="Noto Serif CJK SC1" style:font-size-asian="12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style:contextual-spacing="false" fo:line-height="115%"/>
      <style:text-properties style:font-name="Arial" fo:font-family="Arial, sans-serif" style:font-name-asian="Arial" style:font-family-asian="Arial, sans-serif" style:font-name-complex="Arial" style:font-family-complex="Arial, sans-serif"/>
    </style:style>
    <style:style style:name="List" style:family="paragraph" style:parent-style-name="Text_20_body" style:class="list">
      <style:text-properties style:font-name="Times New Roman" fo:font-family="'Times New Roman'" style:font-family-generic="roman"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4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5cm" fo:margin-bottom="0.21cm" style:contextual-spacing="false" fo:keep-with-next="always"/>
      <style:text-properties style:font-name="Liberation Serif" fo:font-family="'Liberation Serif', serif" fo:font-size="14pt" fo:font-weight="bold" style:font-name-asian="Noto Serif CJK SC" style:font-family-asian="'Noto Serif CJK SC'" style:font-size-asian="14pt" style:font-weight-asian="bold" style:font-name-complex="Noto Sans Devanagari" style:font-family-complex="'Noto Sans Devanagari'"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cm" fo:margin-bottom="0.21cm" style:contextual-spacing="false" fo:keep-with-next="always"/>
      <style:text-properties style:font-name="Liberation Serif" fo:font-family="'Liberation Serif', serif" fo:font-size="12pt" fo:font-weight="bold" style:font-name-asian="Noto Serif CJK SC" style:font-family-asian="'Noto Serif CJK SC'" style:font-size-asian="12pt" style:font-weight-asian="bold" style:font-name-complex="Noto Sans Devanagari" style:font-family-complex="'Noto Sans Devanagari'"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Exported Document</dc:title>
    <dc:date>2025-05-10T12:50:58.304617561</dc:date>
    <meta:editing-duration>PT2H7M45S</meta:editing-duration>
    <meta:editing-cycles>3</meta:editing-cycles>
    <meta:generator>LibreOffice/25.2.1.2$Linux_X86_64 LibreOffice_project/520$Build-2</meta:generator>
    <meta:document-statistic meta:table-count="0" meta:image-count="0" meta:object-count="0" meta:page-count="102" meta:paragraph-count="2182" meta:word-count="26865" meta:character-count="203060" meta:non-whitespace-character-count="174926"/>
    <meta:user-defined meta:name=""/>
  </office:meta>
</office:document-meta>
</file>